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944cm"/>
    </style:style>
    <style:style style:name="co2" style:family="table-column">
      <style:table-column-properties fo:break-before="auto" style:column-width="9.313cm"/>
    </style:style>
    <style:style style:name="co3" style:family="table-column">
      <style:table-column-properties fo:break-before="auto" style:column-width="0.392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2.182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2.321cm"/>
    </style:style>
    <style:style style:name="co9" style:family="table-column">
      <style:table-column-properties fo:break-before="auto" style:column-width="2.154cm"/>
    </style:style>
    <style:style style:name="co10" style:family="table-column">
      <style:table-column-properties fo:break-before="auto" style:column-width="1.774cm"/>
    </style:style>
    <style:style style:name="co11" style:family="table-column">
      <style:table-column-properties fo:break-before="auto" style:column-width="1.79cm"/>
    </style:style>
    <style:style style:name="co12" style:family="table-column">
      <style:table-column-properties fo:break-before="auto" style:column-width="3.104cm"/>
    </style:style>
    <style:style style:name="co13" style:family="table-column">
      <style:table-column-properties fo:break-before="auto" style:column-width="6.853cm"/>
    </style:style>
    <style:style style:name="co14" style:family="table-column">
      <style:table-column-properties fo:break-before="auto" style:column-width="3.02cm"/>
    </style:style>
    <style:style style:name="co15" style:family="table-column">
      <style:table-column-properties fo:break-before="auto" style:column-width="1.873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Vier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</style:style>
    <style:style style:name="ce1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11" style:family="table-cell" style:parent-style-name="Normal_5f_Sheet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>
        <style:hyperlink xlink:href="#Vierde gedeelte.A1488" xlink:type="simple"/>
      </style:table-cell-properties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>
        <style:hyperlink xlink:href="#Vierde gedeelte.A1488" xlink:type="simple"/>
      </style:table-cell-properties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Normal_5f_Sheet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6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7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8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3" style:family="table-cell" style:parent-style-name="Default">
      <style:table-cell-properties style:diagonal-bl-tr="none" style:diagonal-tl-br="none" fo:border="none" fo:padding="0.071cm" style:rotation-align="none"/>
    </style:style>
    <style:style style:name="ce34" style:family="table-cell" style:parent-style-name="Default" style:data-style-name="N3">
      <style:table-cell-properties style:diagonal-bl-tr="none" style:diagonal-tl-br="none" fo:border="none" fo:padding="0.071cm" style:rotation-align="none"/>
    </style:style>
    <style:style style:name="ce35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6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</style:style>
    <style:style style:name="ce37" style:family="table-cell" style:parent-style-name="Normal_5f_Sheet1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40" style:family="table-cell" style:parent-style-name="Normal_5f_Sheet1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44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45" style:family="table-cell" style:parent-style-name="Default" style:data-style-name="N3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4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47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4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6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4" style:family="table-cell" style:parent-style-name="Default" style:data-style-name="N1">
      <style:table-cell-properties fo:padding="0.071cm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ff" style:font-name="Arial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country="GB" style:country-asian="CN" style:country-complex="IN" style:font-name-asian="Droid Sans Fallback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Vierde gedeel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4" table:default-cell-style-name="ce2"/>
        <table:table-column table:style-name="co8" table:default-cell-style-name="ce2"/>
        <table:table-column table:style-name="co9" table:default-cell-style-name="ce2"/>
        <table:table-column table:style-name="co6" table:default-cell-style-name="ce2"/>
        <table:table-column table:style-name="co10" table:default-cell-style-name="Default"/>
        <table:table-column table:style-name="co11" table:number-columns-repeated="6" table:default-cell-style-name="ce53"/>
        <table:table-column table:style-name="co10" table:number-columns-repeated="1004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7.195cm" svg:height="2.646cm" svg:x="4.362cm" svg:y="0.052cm" draw:caption-point-x="-0.428cm" draw:caption-point-y="-0.042cm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PROVINCIE GELDERLAND. VIERDE GEDEELTE. <text:s/>INDEELING DER BEVOLKING NAAR DE BEROEPEN.</text:p>
          </table:table-cell>
          <table:table-cell table:style-name="ce10" table:number-columns-repeated="2"/>
          <table:table-cell table:style-name="ce21"/>
          <table:table-cell table:style-name="ce10"/>
          <table:table-cell table:style-name="ce36" table:number-columns-repeated="6"/>
          <table:table-cell table:style-name="ce37" table:number-columns-repeated="2"/>
          <table:table-cell table:style-name="ce40"/>
          <table:table-cell table:style-name="ce48" table:number-columns-repeated="6"/>
          <table:table-cell table:number-columns-repeated="1004"/>
        </table:table-row>
        <table:table-row table:style-name="ro1">
          <table:table-cell/>
          <table:table-cell table:style-name="ce11"/>
          <table:table-cell table:style-name="ce18" table:number-columns-repeated="12"/>
          <table:table-cell table:style-name="ce49" table:number-columns-repeated="6"/>
          <table:table-cell table:number-columns-repeated="1004"/>
        </table:table-row>
        <table:table-row table:style-name="ro2">
          <table:table-cell table:style-name="ce3" office:value-type="string" calcext:value-type="string" table:number-columns-spanned="1" table:number-rows-spanned="4">
            <text:p>DE STEDEN <text:s text:c="6"/></text:p>
          </table:table-cell>
          <table:table-cell table:style-name="ce12" office:value-type="string" calcext:value-type="string" table:number-columns-spanned="1" table:number-rows-spanned="4">
            <text:p><text:span text:style-name="T2"><text:a xlink:href="#Vierde gedeelte.A1488" xlink:type="simple"> Beroepen of middelen van bestaan  </text:a></text:span></text:p>
          </table:table-cell>
          <table:table-cell table:style-name="ce19"/>
          <table:table-cell table:style-name="ce22" office:value-type="string" calcext:value-type="string" table:number-columns-spanned="2" table:number-rows-spanned="1">
            <text:p>Beneden de 10 jare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Van 10 en 11 jare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Van 12 tot en met 15 jaren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Van 16 jaren en daarboven</text:p>
          </table:table-cell>
          <table:covered-table-cell table:style-name="ce29"/>
          <table:table-cell table:style-name="ce38" office:value-type="string" calcext:value-type="string" table:number-columns-spanned="3" table:number-rows-spanned="3">
            <text:p>TOTAAL</text:p>
          </table:table-cell>
          <table:covered-table-cell table:style-name="ce29"/>
          <table:covered-table-cell table:style-name="ce38"/>
          <table:table-cell table:style-name="ce50" office:value-type="string" calcext:value-type="string" table:number-columns-spanned="1" table:number-rows-spanned="4">
            <text:p>Telling</text:p>
          </table:table-cell>
          <table:table-cell table:style-name="ce54" office:value-type="string" calcext:value-type="string" table:number-columns-spanned="1" table:number-rows-spanned="4">
            <text:p>Tabel</text:p>
          </table:table-cell>
          <table:table-cell table:style-name="ce54" office:value-type="string" calcext:value-type="string" table:number-columns-spanned="1" table:number-rows-spanned="4">
            <text:p>Pagina links</text:p>
          </table:table-cell>
          <table:table-cell table:style-name="ce54" office:value-type="string" calcext:value-type="string" table:number-columns-spanned="1" table:number-rows-spanned="4">
            <text:p>Pagina rechts</text:p>
          </table:table-cell>
          <table:table-cell table:style-name="ce54" office:value-type="string" calcext:value-type="string" table:number-columns-spanned="1" table:number-rows-spanned="4">
            <text:p>Provincie</text:p>
          </table:table-cell>
          <table:table-cell table:style-name="ce57" office:value-type="string" calcext:value-type="string" table:number-columns-spanned="1" table:number-rows-spanned="4">
            <text:p>Image nr</text:p>
          </table:table-cell>
          <table:table-cell table:number-columns-repeated="1004"/>
        </table:table-row>
        <table:table-row table:style-name="ro3">
          <table:covered-table-cell table:style-name="ce4"/>
          <table:covered-table-cell table:style-name="ce13"/>
          <table:table-cell table:style-name="ce20"/>
          <table:table-cell table:style-name="ce23" office:value-type="string" calcext:value-type="string" table:number-columns-spanned="2" table:number-rows-spanned="2">
            <text:p>Geboren in 1849 tot en met 1840</text:p>
          </table:table-cell>
          <table:covered-table-cell table:style-name="ce30"/>
          <table:table-cell table:style-name="ce30" office:value-type="string" calcext:value-type="string" table:number-columns-spanned="2" table:number-rows-spanned="2">
            <text:p>Geboren in 1839 en 1838</text:p>
          </table:table-cell>
          <table:covered-table-cell table:style-name="ce30"/>
          <table:table-cell table:style-name="ce30" office:value-type="string" calcext:value-type="string" table:number-columns-spanned="2" table:number-rows-spanned="2">
            <text:p>Geboren in 1837 tot en met 1834</text:p>
          </table:table-cell>
          <table:covered-table-cell table:style-name="ce30"/>
          <table:table-cell table:style-name="ce30" office:value-type="string" calcext:value-type="string" table:number-columns-spanned="2" table:number-rows-spanned="2">
            <text:p>Geboren in 1833 en vroegere jaren.</text:p>
          </table:table-cell>
          <table:covered-table-cell table:number-columns-repeated="3" table:style-name="ce30"/>
          <table:covered-table-cell table:style-name="ce41"/>
          <table:covered-table-cell table:style-name="ce51"/>
          <table:covered-table-cell table:number-columns-repeated="4" table:style-name="ce55"/>
          <table:covered-table-cell table:style-name="ce58"/>
          <table:table-cell table:number-columns-repeated="1004"/>
        </table:table-row>
        <table:table-row table:style-name="ro3">
          <table:covered-table-cell table:style-name="ce4"/>
          <table:covered-table-cell table:style-name="ce13"/>
          <table:table-cell table:style-name="ce20"/>
          <table:covered-table-cell table:style-name="ce23"/>
          <table:covered-table-cell table:number-columns-repeated="9" table:style-name="ce30"/>
          <table:covered-table-cell table:style-name="ce41"/>
          <table:covered-table-cell table:style-name="ce51"/>
          <table:covered-table-cell table:number-columns-repeated="4" table:style-name="ce55"/>
          <table:covered-table-cell table:style-name="ce58"/>
          <table:table-cell table:number-columns-repeated="1004"/>
        </table:table-row>
        <table:table-row table:style-name="ro3">
          <table:covered-table-cell table:style-name="ce5"/>
          <table:covered-table-cell table:style-name="ce14"/>
          <table:table-cell table:style-name="ce20"/>
          <table:table-cell table:style-name="ce24" office:value-type="string" calcext:value-type="string">
            <text:p>Mannelijk.</text:p>
          </table:table-cell>
          <table:table-cell table:style-name="ce31" office:value-type="string" calcext:value-type="string">
            <text:p>Vrouwelijk.</text:p>
          </table:table-cell>
          <table:table-cell table:style-name="ce31" office:value-type="string" calcext:value-type="string">
            <text:p>Mannelijk.</text:p>
          </table:table-cell>
          <table:table-cell table:style-name="ce31" office:value-type="string" calcext:value-type="string">
            <text:p>Vrouwelijk.</text:p>
          </table:table-cell>
          <table:table-cell table:style-name="ce31" office:value-type="string" calcext:value-type="string">
            <text:p>Mannelijk.</text:p>
          </table:table-cell>
          <table:table-cell table:style-name="ce31" office:value-type="string" calcext:value-type="string">
            <text:p>Vrouwelijk.</text:p>
          </table:table-cell>
          <table:table-cell table:style-name="ce31" office:value-type="string" calcext:value-type="string">
            <text:p>Mannelijk.</text:p>
          </table:table-cell>
          <table:table-cell table:style-name="ce31" office:value-type="string" calcext:value-type="string">
            <text:p>Vrouwelijk.</text:p>
          </table:table-cell>
          <table:table-cell table:style-name="ce31" office:value-type="string" calcext:value-type="string">
            <text:p>Mannelijk.</text:p>
          </table:table-cell>
          <table:table-cell table:style-name="ce31" office:value-type="string" calcext:value-type="string">
            <text:p>Vrouwelijk.</text:p>
          </table:table-cell>
          <table:table-cell table:style-name="ce42" office:value-type="string" calcext:value-type="string">
            <text:p>Totaal.</text:p>
          </table:table-cell>
          <table:covered-table-cell table:style-name="ce52"/>
          <table:covered-table-cell table:number-columns-repeated="4" table:style-name="ce56"/>
          <table:covered-table-cell table:style-name="ce59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4">
          <table:table-cell table:style-name="ce6" office:value-type="string" calcext:value-type="string">
            <text:p>DE STAD ARNHEM.</text:p>
          </table:table-cell>
          <table:table-cell table:style-name="ce15" office:value-type="string" calcext:value-type="string">
            <text:p>Aannemers</text:p>
          </table:table-cell>
          <table:table-cell/>
          <table:table-cell table:style-name="ce25"/>
          <table:table-cell table:style-name="ce32" table:number-columns-repeated="5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43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Aardappelenmeelfabrijkant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Aardewerk- en porceleinfabrijkant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Aardewerk- en porceleinkooplieden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Advoka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9" calcext:value-type="float">
            <text:p>19</text:p>
          </table:table-cell>
          <table:table-cell table:style-name="ce33"/>
          <table:table-cell table:style-name="ce33" office:value-type="float" office:value="19" calcext:value-type="float">
            <text:p>19</text:p>
          </table:table-cell>
          <table:table-cell table:style-name="ce33"/>
          <table:table-cell table:style-name="ce44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Afbraakverkoop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Aluinfabrijkant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Ambtenaren Staats-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62" calcext:value-type="float">
            <text:p>62</text:p>
          </table:table-cell>
          <table:table-cell table:style-name="ce33"/>
          <table:table-cell table:style-name="ce33" office:value-type="float" office:value="62" calcext:value-type="float">
            <text:p>62</text:p>
          </table:table-cell>
          <table:table-cell table:style-name="ce33"/>
          <table:table-cell table:style-name="ce44" office:value-type="float" office:value="62" calcext:value-type="float">
            <text:p>6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Ambtenaren Provinciale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Ambtenaren Gemeente-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26" calcext:value-type="float">
            <text:p>2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Ambtenaren Niet genoemde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Apothekers, drogis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0" calcext:value-type="float">
            <text:p>30</text:p>
          </table:table-cell>
          <table:table-cell table:style-name="ce33"/>
          <table:table-cell table:style-name="ce33" office:value-type="float" office:value="30" calcext:value-type="float">
            <text:p>30</text:p>
          </table:table-cell>
          <table:table-cell table:style-name="ce33"/>
          <table:table-cell table:style-name="ce44" office:value-type="float" office:value="30" calcext:value-type="float">
            <text:p>3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Arbeiders, daglooners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30" calcext:value-type="float">
            <text:p>630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4" calcext:value-type="float">
            <text:p>644</text:p>
          </table:table-cell>
          <table:table-cell table:style-name="ce33" office:value-type="float" office:value="133" calcext:value-type="float">
            <text:p>133</text:p>
          </table:table-cell>
          <table:table-cell table:style-name="ce44" office:value-type="float" office:value="777" calcext:value-type="float">
            <text:p>77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Asch-, bagger-, vuilnislied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Azijnstokers, kunstazijn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aardscheerders, kappers, paruikenmakers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7" calcext:value-type="float">
            <text:p>27</text:p>
          </table:table-cell>
          <table:table-cell table:style-name="ce33"/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30" calcext:value-type="float">
            <text:p>3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adstoofhou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ankiers, effektenhandelaars, geldwisselaars, kassi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ed- en matrassenmakers en verhuurders, behangers, stoffeer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1" calcext:value-type="float">
            <text:p>41</text:p>
          </table:table-cell>
          <table:table-cell table:style-name="ce33"/>
          <table:table-cell table:style-name="ce33" office:value-type="float" office:value="41" calcext:value-type="float">
            <text:p>41</text:p>
          </table:table-cell>
          <table:table-cell table:style-name="ce33"/>
          <table:table-cell table:style-name="ce44" office:value-type="float" office:value="41" calcext:value-type="float">
            <text:p>4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eeldhouwers, lofwerksnij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eleenbankhouders, inbrengers enz.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esteders</text:p>
          </table:table-cell>
          <table:table-cell/>
          <table:table-cell table:style-name="ce26"/>
          <table:table-cell table:style-name="ce33" table:number-columns-repeated="6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estellers, expediteurs, factoors, voetbod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2" calcext:value-type="float">
            <text:p>22</text:p>
          </table:table-cell>
          <table:table-cell table:style-name="ce33"/>
          <table:table-cell table:style-name="ce33" office:value-type="float" office:value="22" calcext:value-type="float">
            <text:p>22</text:p>
          </table:table-cell>
          <table:table-cell table:style-name="ce33"/>
          <table:table-cell table:style-name="ce44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ezembinders, rietboeren, rijswer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ierbrouwers, bierste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illard-, kaatsballen-ma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lee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6" calcext:value-type="float">
            <text:p>6</text:p>
          </table:table-cell>
          <table:table-cell table:style-name="ce44" office:value-type="float" office:value="28" calcext:value-type="float">
            <text:p>2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lik- en pleetwerkers, lampenma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loemisten, boomkweekers, tuiniers, warmoezeniers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10" calcext:value-type="float">
            <text:p>10</text:p>
          </table:table-cell>
          <table:table-cell table:style-name="ce44" office:value-type="float" office:value="106" calcext:value-type="float">
            <text:p>10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oekbinders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23" calcext:value-type="float">
            <text:p>23</text:p>
          </table:table-cell>
          <table:table-cell table:style-name="ce33"/>
          <table:table-cell table:style-name="ce33" office:value-type="float" office:value="33" calcext:value-type="float">
            <text:p>33</text:p>
          </table:table-cell>
          <table:table-cell table:style-name="ce33"/>
          <table:table-cell table:style-name="ce44" office:value-type="float" office:value="33" calcext:value-type="float">
            <text:p>3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oek- en dagbladdrukkers en verkoopers mees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2" calcext:value-type="float">
            <text:p>22</text:p>
          </table:table-cell>
          <table:table-cell table:style-name="ce33"/>
          <table:table-cell table:style-name="ce33" office:value-type="float" office:value="22" calcext:value-type="float">
            <text:p>22</text:p>
          </table:table-cell>
          <table:table-cell table:style-name="ce33"/>
          <table:table-cell table:style-name="ce44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oek- en dagbladdrukkers en verkoopers knechts, letterzett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32" calcext:value-type="float">
            <text:p>32</text:p>
          </table:table-cell>
          <table:table-cell table:style-name="ce33"/>
          <table:table-cell table:style-name="ce33" office:value-type="float" office:value="42" calcext:value-type="float">
            <text:p>42</text:p>
          </table:table-cell>
          <table:table-cell table:style-name="ce33"/>
          <table:table-cell table:style-name="ce44" office:value-type="float" office:value="42" calcext:value-type="float">
            <text:p>4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ontwer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ordpapier (werkers in) doozen-, kaarten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orduurwerkers, kantwerkers</text:p>
          </table:table-cell>
          <table:table-cell/>
          <table:table-cell table:style-name="ce26"/>
          <table:table-cell table:style-name="ce33" table:number-columns-repeated="6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orstel-, kaarden-, kammen-, rijven-, zeeften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ouwmees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4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randers en stokers van stroop, likeuren, sterke drank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reuk- en draagbanden-, keurslijvenmakers</text:p>
          </table:table-cell>
          <table:table-cell/>
          <table:table-cell table:style-name="ce26"/>
          <table:table-cell table:style-name="ce33" table:number-columns-repeated="6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rillenslijpers en verkoop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rood-, kleingoed-, koek- en banketbakkers en slijters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6" calcext:value-type="float">
            <text:p>6</text:p>
          </table:table-cell>
          <table:table-cell table:style-name="ce44" office:value-type="float" office:value="142" calcext:value-type="float">
            <text:p>14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ijenteelt (personen behoorende tot de)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Chicoreifabrijkant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Chocoladefabrijkant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Dagbladschrijvers, letterkundig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Debiteurs en gedelegeerden in de loterij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Dekkers (lei-, pannen-, riet-)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44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Deurwaar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4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Dienstboden, bakers, huisbewaarders, minnen, oppassers, portiers</text:p>
          </table:table-cell>
          <table:table-cell/>
          <table:table-cell table:style-name="ce26"/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06" calcext:value-type="float">
            <text:p>206</text:p>
          </table:table-cell>
          <table:table-cell table:style-name="ce34" office:value-type="float" office:value="1248" calcext:value-type="float">
            <text:p>1,248</text:p>
          </table:table-cell>
          <table:table-cell table:style-name="ce33" office:value-type="float" office:value="211" calcext:value-type="float">
            <text:p>211</text:p>
          </table:table-cell>
          <table:table-cell table:style-name="ce34" office:value-type="float" office:value="1274" calcext:value-type="float">
            <text:p>1,274</text:p>
          </table:table-cell>
          <table:table-cell table:style-name="ce45" office:value-type="float" office:value="1485" calcext:value-type="float">
            <text:p>1,48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Doodgravers, bedienaars van begrafenissen, verhuurders van rouwkleeder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Fabrijkanten van verschillenden aard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9" calcext:value-type="float">
            <text:p>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Fineerzag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aarkeukenhouders</text:p>
          </table:table-cell>
          <table:table-cell/>
          <table:table-cell table:style-name="ce26"/>
          <table:table-cell table:style-name="ce33" table:number-columns-repeated="5"/>
          <table:table-cell table:number-columns-repeated="4" table:style-name="ce33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alanteriewarenhandelaa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aren- en bandwinkeli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azfabrijkan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eneesheeren, heelmeesters, officieren van gezondheid, oog- en tandmeesters, vroedmeesters, vroedvrouwen enz.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1" calcext:value-type="float">
            <text:p>11</text:p>
          </table:table-cell>
          <table:table-cell table:style-name="ce44" office:value-type="float" office:value="29" calcext:value-type="float">
            <text:p>2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epensioneerden (burgerlijke en militaire)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120" calcext:value-type="float">
            <text:p>12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eschutgieters, geweermak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4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ezantschappen en consulaten (personen behoorende tot de)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lasblaz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odsdienstleeraren en aan de dienst verbonden personen. Protestanten, predikan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4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odsdienstleeraren en aan de dienst verbonden personen. Protestanten, dienstdoende person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odsdienstleeraren en aan de dienst verbonden personen. Roomsch-Catholijken, pastoors, kapellaan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odsdienstleeraren en aan de dienst verbonden personen. Roomsch-Catholijken, dienstdoende person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odsdienstleeraren en aan de dienst verbonden personen. Roomsch-Catholijken, kloosterlingen, geestelijke zusters</text:p>
          </table:table-cell>
          <table:table-cell/>
          <table:table-cell table:style-name="ce26"/>
          <table:table-cell table:style-name="ce33" table:number-columns-repeated="6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odsdienstleeraren en aan de dienst verbonden personen. Israeliten, rabbijn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odsdienstleeraren en aan de dienst verbonden personen. Israeliten, dienstdoende person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ouddraadtrekkers, passementwerkers, galonwerk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4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raanhandelaars, gistverkoo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raveurs op hout, metaal en steen, stempelsnij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riendbaz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roenten-, fruitverkoo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1" calcext:value-type="float">
            <text:p>11</text:p>
          </table:table-cell>
          <table:table-cell table:style-name="ce44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rondeigenar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4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rossiers, slij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8" calcext:value-type="float">
            <text:p>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Grutters, kruideni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Haarwer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Handelsleerling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4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Handelsreizig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Handschoenen- en dassenma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Haven- en bakenmees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Heemraden en verdere ambtenaren van de waterschapp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Heetmaaij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Hennep- en vlasbereiders en teel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Herbergiers, kasteleins, koffijhuishou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3" calcext:value-type="float">
            <text:p>13</text:p>
          </table:table-cell>
          <table:table-cell table:style-name="ce44" office:value-type="float" office:value="48" calcext:value-type="float">
            <text:p>4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Herders en veehoe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Hoeden-, petten- en stroohoeden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Hoogleeraren en leeraren aan hooge scholen, athenaca, seminarien, clinische scholen en akademi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Houthak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Houtzaagmolenaars, houtzagers, houtkoo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Huisleerlingen</text:p>
          </table:table-cell>
          <table:table-cell/>
          <table:table-cell table:style-name="ce26" office:value-type="float" office:value="24" calcext:value-type="float">
            <text:p>2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7" calcext:value-type="float">
            <text:p>37</text:p>
          </table:table-cell>
          <table:table-cell table:style-name="ce44" office:value-type="float" office:value="70" calcext:value-type="float">
            <text:p>7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Ingenieurs en verdere ambtenaren van den waterstaat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4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Inleggers van levensbehoeft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Jag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Jagt (personen behoorende tot de)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Juweliers, goud- en zilversmed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44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aarders, wolkamm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aarsenmakers (smeer- en was-)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abinet- en schrijnwerkers, kunstdraaij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33" office:value-type="float" office:value="82" calcext:value-type="float">
            <text:p>82</text:p>
          </table:table-cell>
          <table:table-cell table:style-name="ce33"/>
          <table:table-cell table:style-name="ce33" office:value-type="float" office:value="94" calcext:value-type="float">
            <text:p>94</text:p>
          </table:table-cell>
          <table:table-cell table:style-name="ce33"/>
          <table:table-cell table:style-name="ce44" office:value-type="float" office:value="94" calcext:value-type="float">
            <text:p>9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adetten van de landmagt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adetten van de zeemagt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alkbranders, cement- en trasma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antoor- en winkelbedienden, pakhuisknecht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27" calcext:value-type="float">
            <text:p>27</text:p>
          </table:table-cell>
          <table:table-cell table:style-name="ce44" office:value-type="float" office:value="126" calcext:value-type="float">
            <text:p>12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leedermakers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20" calcext:value-type="float">
            <text:p>20</text:p>
          </table:table-cell>
          <table:table-cell table:style-name="ce33"/>
          <table:table-cell table:style-name="ce33" office:value-type="float" office:value="205" calcext:value-type="float">
            <text:p>205</text:p>
          </table:table-cell>
          <table:table-cell table:style-name="ce33"/>
          <table:table-cell table:style-name="ce33" office:value-type="float" office:value="226" calcext:value-type="float">
            <text:p>226</text:p>
          </table:table-cell>
          <table:table-cell table:style-name="ce33"/>
          <table:table-cell table:style-name="ce44" office:value-type="float" office:value="226" calcext:value-type="float">
            <text:p>22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leederen- en gemaaktgoedverkoop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leinhandelaars, winkeli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67" calcext:value-type="float">
            <text:p>67</text:p>
          </table:table-cell>
          <table:table-cell table:style-name="ce44" office:value-type="float" office:value="173" calcext:value-type="float">
            <text:p>17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lerken en schrijvers bij notarissen, ontvangers, prokureurs, deurwaarders enz.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7" calcext:value-type="float">
            <text:p>37</text:p>
          </table:table-cell>
          <table:table-cell table:style-name="ce33"/>
          <table:table-cell table:style-name="ce33" office:value-type="float" office:value="37" calcext:value-type="float">
            <text:p>37</text:p>
          </table:table-cell>
          <table:table-cell table:style-name="ce33"/>
          <table:table-cell table:style-name="ce44" office:value-type="float" office:value="37" calcext:value-type="float">
            <text:p>3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lompen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4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noopenma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olenbrand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oninklijk Huis (personen, verbonden aan het)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ooplieden van verschillenden aard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31" calcext:value-type="float">
            <text:p>31</text:p>
          </table:table-cell>
          <table:table-cell table:style-name="ce44" office:value-type="float" office:value="169" calcext:value-type="float">
            <text:p>16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oornmolenaa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oornverschiet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oper- en blikslagers, draadvlechters, ketellapp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34" calcext:value-type="float">
            <text:p>3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oper-, klok- en geelgie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ostschoolhouders en onderwijz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ostschoolleerlingen</text:p>
          </table:table-cell>
          <table:table-cell/>
          <table:table-cell table:style-name="ce26"/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8" calcext:value-type="float">
            <text:p>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5" calcext:value-type="float">
            <text:p>15</text:p>
          </table:table-cell>
          <table:table-cell table:style-name="ce44" office:value-type="float" office:value="25" calcext:value-type="float">
            <text:p>2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raankinder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ramers</text:p>
          </table:table-cell>
          <table:table-cell/>
          <table:table-cell table:style-name="ce26"/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7" calcext:value-type="float">
            <text:p>17</text:p>
          </table:table-cell>
          <table:table-cell table:style-name="ce44" office:value-type="float" office:value="37" calcext:value-type="float">
            <text:p>3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ramm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rib- en dijkwerkers, heilbaz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roeghouders, tappers enz.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6" calcext:value-type="float">
            <text:p>6</text:p>
          </table:table-cell>
          <table:table-cell table:style-name="ce44" office:value-type="float" office:value="54" calcext:value-type="float">
            <text:p>5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ruidfabrijkanten en vuurwerkma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ruijers, sjouwers, schoenpoets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4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rijgslieden van en boven den rang van 2den luitenant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8" calcext:value-type="float">
            <text:p>38</text:p>
          </table:table-cell>
          <table:table-cell table:style-name="ce33"/>
          <table:table-cell table:style-name="ce33" office:value-type="float" office:value="38" calcext:value-type="float">
            <text:p>38</text:p>
          </table:table-cell>
          <table:table-cell table:style-name="ce33"/>
          <table:table-cell table:style-name="ce44" office:value-type="float" office:value="38" calcext:value-type="float">
            <text:p>3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rijgslieden beneden den rang van 2den luitenant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33" office:value-type="float" office:value="447" calcext:value-type="float">
            <text:p>447</text:p>
          </table:table-cell>
          <table:table-cell table:style-name="ce33"/>
          <table:table-cell table:style-name="ce33" office:value-type="float" office:value="461" calcext:value-type="float">
            <text:p>461</text:p>
          </table:table-cell>
          <table:table-cell table:style-name="ce33"/>
          <table:table-cell table:style-name="ce44" office:value-type="float" office:value="461" calcext:value-type="float">
            <text:p>46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uipers, hoepelmak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4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unstenaars, goochelaars enz.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unstkoopers, muzijk- en teekenhandelar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unstlak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unstoefenaren muzijkanten, muzijkmeesters, organis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unstoefenaren schild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unstoefenaren teekenaars, teekenmeesters, daguerreotypeurs, decorateu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unstoefenaren tooneelspelers, dansmeesters, zang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unstwer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Kurkensnijd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Landbouwers</text:p>
          </table:table-cell>
          <table:table-cell/>
          <table:table-cell table:style-name="ce26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39" calcext:value-type="float">
            <text:p>39</text:p>
          </table:table-cell>
          <table:table-cell table:style-name="ce44" office:value-type="float" office:value="259" calcext:value-type="float">
            <text:p>25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Landhuishoudkundige scholen onderwijz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Landhuishoudkundige leerling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Landmeters en teekenaars bij het kadaster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Lantaarnopste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Latijnsche scholen onderwijz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Latijnsche scholen leerlingen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Leerbereiders en looij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4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Lettergiet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Liefdadige gestichten hoofd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4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Liefdadige gestichten dienstdoend personeel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Linieerd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Loodgieters en pompen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4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Loodswezen en strandvonderij (personen behoorende tot)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Loodwitma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Lijmzied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Magazijn- en pakhuismeest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Makelaars en kargadoo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Mandenmak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4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Manufakturen/* fabrijkan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Manufakturen/* kooplied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Manufakturen/* werklied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Mariniers en zeelieden van en boven den rang van 2den luitenant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4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Mariniers en zeelieden beneden den rang van 2den luitenant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Matten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Meekrapbereiders en fabrijkant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Meesters (keur-, markt-, waag-), afslag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Melk-, boter-, kaasverkoo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7" calcext:value-type="float">
            <text:p>7</text:p>
          </table:table-cell>
          <table:table-cell table:style-name="ce44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Messenmakers en slij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Meters (kolen-, koorn-, hooi-, hout-, scheeps- enz.), wijnste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Metselaa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50" calcext:value-type="float">
            <text:p>150</text:p>
          </table:table-cell>
          <table:table-cell table:style-name="ce33"/>
          <table:table-cell table:style-name="ce33" office:value-type="float" office:value="151" calcext:value-type="float">
            <text:p>151</text:p>
          </table:table-cell>
          <table:table-cell table:style-name="ce33"/>
          <table:table-cell table:style-name="ce44" office:value-type="float" office:value="151" calcext:value-type="float">
            <text:p>15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Modemaaksters</text:p>
          </table:table-cell>
          <table:table-cell/>
          <table:table-cell table:style-name="ce26"/>
          <table:table-cell table:style-name="ce33" table:number-columns-repeated="6"/>
          <table:table-cell table:style-name="ce33" office:value-type="float" office:value="18" calcext:value-type="float">
            <text:p>18</text:p>
          </table:table-cell>
          <table:table-cell table:style-name="ce33"/>
          <table:table-cell table:style-name="ce33" office:value-type="float" office:value="18" calcext:value-type="float">
            <text:p>18</text:p>
          </table:table-cell>
          <table:table-cell table:style-name="ce44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Molen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Moutmolenaa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Muzijkinstrument-, orgel-, forte pianomakers, stemmers en verkoop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Mijnwer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Naaisters, breisters, mangelhoudsters, plooisters, strijkers, waschvrouwen, werksters, nettenbreijers</text:p>
          </table:table-cell>
          <table:table-cell/>
          <table:table-cell table:style-name="ce26"/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1" calcext:value-type="float">
            <text:p>21</text:p>
          </table:table-cell>
          <table:table-cell table:style-name="ce33"/>
          <table:table-cell table:style-name="ce33" office:value-type="float" office:value="462" calcext:value-type="float">
            <text:p>462</text:p>
          </table:table-cell>
          <table:table-cell table:style-name="ce33"/>
          <table:table-cell table:style-name="ce33" office:value-type="float" office:value="484" calcext:value-type="float">
            <text:p>484</text:p>
          </table:table-cell>
          <table:table-cell table:style-name="ce44" office:value-type="float" office:value="484" calcext:value-type="float">
            <text:p>48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Nachtwer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Notariss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Notarissen (kandidaat)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Olieslagers en molenaa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Omroepers, aanplak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Ondernemers en direkteurs van naamlooze en verdere handel-maatschappij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Ondernemers en direkteurs van verzekering- en brandwaarborgmaatschappijen/?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Ondernemers en direkteurs van publieke wagens en verdere middelen van vervoer te water en te lande, postmees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Ondernemers en direkteurs van openbare werk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Onderwijzers, onderwijzeressen, ondermeesters, kweekelingen, gouverneurs, gouvernanten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7" calcext:value-type="float">
            <text:p>27</text:p>
          </table:table-cell>
          <table:table-cell table:style-name="ce44" office:value-type="float" office:value="60" calcext:value-type="float">
            <text:p>6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Opzigters, conducteurs enz.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3" calcext:value-type="float">
            <text:p>23</text:p>
          </table:table-cell>
          <table:table-cell table:style-name="ce33"/>
          <table:table-cell table:style-name="ce33" office:value-type="float" office:value="23" calcext:value-type="float">
            <text:p>23</text:p>
          </table:table-cell>
          <table:table-cell table:style-name="ce33"/>
          <table:table-cell table:style-name="ce44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Orgeldraaijers, straatmuzijkanten</text:p>
          </table:table-cell>
          <table:table-cell/>
          <table:table-cell table:style-name="ce26"/>
          <table:table-cell table:style-name="ce33" table:number-columns-repeated="6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Oudijzer-, oude kleederen-, beenenverkoop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Paarden- en veehouders en verkoopers, koemel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Paarden- en beestensnijd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Pannen-, potten-, pijpen-, steen- en tegelbak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Papier- en gekleurd papierfabrijkant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Papier- en gekleurd papierhandelaa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Papier- en gekleurd papierwerklied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Parapluie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Pennenbereid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Pikeu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Pik- en teersto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Plaat- en steendrukkers, plaatsnij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Pleistergieters, boetseerd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Politie (dir, commiss, agenten van) marech, veld- en boschw, nacht- en torenw, geregtsdienaars, cipiers en bew van gevangenissen, scherpregters, enz.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9" calcext:value-type="float">
            <text:p>29</text:p>
          </table:table-cell>
          <table:table-cell table:style-name="ce33"/>
          <table:table-cell table:style-name="ce33" office:value-type="float" office:value="29" calcext:value-type="float">
            <text:p>29</text:p>
          </table:table-cell>
          <table:table-cell table:style-name="ce33"/>
          <table:table-cell table:style-name="ce44" office:value-type="float" office:value="29" calcext:value-type="float">
            <text:p>2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Prokureu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Publieke vrouwen, publiekhuishou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1" calcext:value-type="float">
            <text:p>11</text:p>
          </table:table-cell>
          <table:table-cell table:style-name="ce4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Pijpen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Ree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Regterlijke magt (ambtenaren der)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7" calcext:value-type="float">
            <text:p>27</text:p>
          </table:table-cell>
          <table:table-cell table:style-name="ce33"/>
          <table:table-cell table:style-name="ce33" office:value-type="float" office:value="27" calcext:value-type="float">
            <text:p>27</text:p>
          </table:table-cell>
          <table:table-cell table:style-name="ce33"/>
          <table:table-cell table:style-name="ce44" office:value-type="float" office:value="27" calcext:value-type="float">
            <text:p>2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Renteniers, partikulier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56" calcext:value-type="float">
            <text:p>56</text:p>
          </table:table-cell>
          <table:table-cell table:style-name="ce44" office:value-type="float" office:value="94" calcext:value-type="float">
            <text:p>9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Rentmees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Rijtuig-, wagen-, koffer-, zadelmakers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70" calcext:value-type="float">
            <text:p>7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Rijtuigschil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chaarslij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chat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cheep-, blok-, mast- en zeilmakers, rafactiemeesters, scheepsloopers, takelaa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4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cheepswa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cheikundige voorwerpen en verfwaren (fabrijkanten en werklieden in)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chelpvisschers, schulp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chermmeest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childers (huis-), glazenmakers</text:p>
          </table:table-cell>
          <table:table-cell/>
          <table:table-cell table:style-name="ce26"/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129" calcext:value-type="float">
            <text:p>129</text:p>
          </table:table-cell>
          <table:table-cell table:style-name="ce33"/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38" calcext:value-type="float">
            <text:p>13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3" table:number-columns-repeated="5"/>
          <table:table-cell table:style-name="ce33" office:value-type="float" office:value="39" calcext:value-type="float">
            <text:p>39</text:p>
          </table:table-cell>
          <table:table-cell table:style-name="ce33"/>
          <table:table-cell table:style-name="ce33" office:value-type="float" office:value="40" calcext:value-type="float">
            <text:p>40</text:p>
          </table:table-cell>
          <table:table-cell table:style-name="ce33"/>
          <table:table-cell table:style-name="ce44" office:value-type="float" office:value="40" calcext:value-type="float">
            <text:p>4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choenmakers en lappers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8" calcext:value-type="float">
            <text:p>28</text:p>
          </table:table-cell>
          <table:table-cell table:style-name="ce33"/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262" calcext:value-type="float">
            <text:p>26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choolleerlingen</text:p>
          </table:table-cell>
          <table:table-cell/>
          <table:table-cell table:style-name="ce26" office:value-type="float" office:value="363" calcext:value-type="float">
            <text:p>363</text:p>
          </table:table-cell>
          <table:table-cell table:style-name="ce33" office:value-type="float" office:value="293" calcext:value-type="float">
            <text:p>293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790" calcext:value-type="float">
            <text:p>790</text:p>
          </table:table-cell>
          <table:table-cell table:style-name="ce33" office:value-type="float" office:value="630" calcext:value-type="float">
            <text:p>630</text:p>
          </table:table-cell>
          <table:table-cell table:style-name="ce45" office:value-type="float" office:value="1420" calcext:value-type="float">
            <text:p>1,42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choorsteenveg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lijpers (diamant-, glas-, marmer-, metaal- enz.)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meden grof-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meden hoef-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meden kagchel- en andere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133" calcext:value-type="float">
            <text:p>13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olliciteu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peldenfabrijkanten en werklied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piegelmakers en verkoo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pinners, spoelders, wev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7" calcext:value-type="float">
            <text:p>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0" calcext:value-type="float">
            <text:p>20</text:p>
          </table:table-cell>
          <table:table-cell table:style-name="ce44" office:value-type="float" office:value="27" calcext:value-type="float">
            <text:p>2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poorweg- en stoombootbeamb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32" calcext:value-type="float">
            <text:p>3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pijkerma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talhouders, rijtuigverhuur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teenhouw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31" calcext:value-type="float">
            <text:p>3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teenkolen-, hout- en turfverkoopers</text:p>
          </table:table-cell>
          <table:table-cell/>
          <table:table-cell table:style-name="ce26"/>
          <table:table-cell table:style-name="ce33" table:number-columns-repeated="5"/>
          <table:table-cell table:number-columns-repeated="4" table:style-name="ce33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telzie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toelen-bekleeders, draaijers, mat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4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toffenverwers, glanz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traat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tudenten aan hooge scholen, athenaea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4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tudenten aan academien, clinische schol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4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tudenten aan seminari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tukadoors, wit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5" calcext:value-type="float">
            <text:p>35</text:p>
          </table:table-cell>
          <table:table-cell table:style-name="ce33"/>
          <table:table-cell table:style-name="ce33" office:value-type="float" office:value="35" calcext:value-type="float">
            <text:p>35</text:p>
          </table:table-cell>
          <table:table-cell table:style-name="ce33"/>
          <table:table-cell table:style-name="ce44" office:value-type="float" office:value="35" calcext:value-type="float">
            <text:p>3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tijfselfabrijkan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uiker- en pastijbak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Suikerraffinadeu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Taalmeesters, translateu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Tabak- en sigarenfabrijkanten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33" office:value-type="float" office:value="20" calcext:value-type="float">
            <text:p>20</text:p>
          </table:table-cell>
          <table:table-cell table:style-name="ce33"/>
          <table:table-cell table:style-name="ce44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Tabak- en sigarenkerv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4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Tabak- en sigarenplant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Tabak- en sigarenverkoo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Tapijtfabrijkant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Timmerlieden, kistenmakers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33" office:value-type="float" office:value="251" calcext:value-type="float">
            <text:p>251</text:p>
          </table:table-cell>
          <table:table-cell table:style-name="ce33"/>
          <table:table-cell table:style-name="ce33" office:value-type="float" office:value="263" calcext:value-type="float">
            <text:p>263</text:p>
          </table:table-cell>
          <table:table-cell table:style-name="ce33"/>
          <table:table-cell table:style-name="ce44" office:value-type="float" office:value="263" calcext:value-type="float">
            <text:p>26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Tinnegiet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Tol- en pontgaarders, brug- en sluiswach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4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Touwslagers, baanwerk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4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Traansto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Turf-, koorn- en kolendrag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Uitdragers, uitventers, leur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Uurwerkmak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0" calcext:value-type="float">
            <text:p>20</text:p>
          </table:table-cell>
          <table:table-cell table:style-name="ce33"/>
          <table:table-cell table:style-name="ce33" office:value-type="float" office:value="22" calcext:value-type="float">
            <text:p>22</text:p>
          </table:table-cell>
          <table:table-cell table:style-name="ce33"/>
          <table:table-cell table:style-name="ce44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Veearts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Veenlieden, turfboer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Vendumees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Vergulders, lijsten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Vill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Vischdroogers en roo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Vischverkoo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Vissch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Vleeschhouwers, spekslagers, poeli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70" calcext:value-type="float">
            <text:p>7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Voddenrap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Voerlieden, koetsiers, loopers, postknechten en sloop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04" calcext:value-type="float">
            <text:p>104</text:p>
          </table:table-cell>
          <table:table-cell table:style-name="ce33"/>
          <table:table-cell table:style-name="ce33" office:value-type="float" office:value="105" calcext:value-type="float">
            <text:p>105</text:p>
          </table:table-cell>
          <table:table-cell table:style-name="ce33"/>
          <table:table-cell table:style-name="ce44" office:value-type="float" office:value="105" calcext:value-type="float">
            <text:p>10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Vogelverkoopers, kooiboer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Wafel- en poffertjesbak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Watermolenaa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Wek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Werktuigkundigen en makers, balans- en brandspuitmak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33" office:value-type="float" office:value="16" calcext:value-type="float">
            <text:p>16</text:p>
          </table:table-cell>
          <table:table-cell table:style-name="ce33"/>
          <table:table-cell table:style-name="ce44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Wijnhandelaa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IJkmees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IJzer- en koperdraaij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IJzergiet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Zaadverkoop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Zaakwaarnemers, commissionnai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Zakkenmakers en verhuurd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Zandverkoop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Zeepzie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Zeevaartscholen onderwijz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Zeevaartscholen leerling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Ziekenoppass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Zoutzie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Zwaardveg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Zwavelstokkenmakers en verkoop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Zijdeteelt (personen behoorende tot de)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Verschillende beroepen</text:p>
          </table:table-cell>
          <table:table-cell/>
          <table:table-cell table:style-name="ce26"/>
          <table:table-cell table:style-name="ce33" table:number-columns-repeated="6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Zonder beroep</text:p>
          </table:table-cell>
          <table:table-cell/>
          <table:table-cell table:style-name="ce27" office:value-type="float" office:value="1612" calcext:value-type="float">
            <text:p>1,612</text:p>
          </table:table-cell>
          <table:table-cell table:style-name="ce34" office:value-type="float" office:value="1748" calcext:value-type="float">
            <text:p>1,748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444" calcext:value-type="float">
            <text:p>444</text:p>
          </table:table-cell>
          <table:table-cell table:style-name="ce33" office:value-type="float" office:value="719" calcext:value-type="float">
            <text:p>719</text:p>
          </table:table-cell>
          <table:table-cell table:style-name="ce34" office:value-type="float" office:value="4620" calcext:value-type="float">
            <text:p>4,620</text:p>
          </table:table-cell>
          <table:table-cell table:style-name="ce34" office:value-type="float" office:value="2919" calcext:value-type="float">
            <text:p>2,919</text:p>
          </table:table-cell>
          <table:table-cell table:style-name="ce34" office:value-type="float" office:value="7029" calcext:value-type="float">
            <text:p>7,029</text:p>
          </table:table-cell>
          <table:table-cell table:style-name="ce45" office:value-type="float" office:value="9948" calcext:value-type="float">
            <text:p>9,94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Beroep onbekend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ARNHEM.</text:p>
          </table:table-cell>
          <table:table-cell table:style-name="ce16" office:value-type="string" calcext:value-type="string">
            <text:p>TOTAAL</text:p>
          </table:table-cell>
          <table:table-cell/>
          <table:table-cell table:style-name="ce27" office:value-type="float" office:value="2007" calcext:value-type="float">
            <text:p>2,007</text:p>
          </table:table-cell>
          <table:table-cell table:style-name="ce34" office:value-type="float" office:value="2068" calcext:value-type="float">
            <text:p>2,068</text:p>
          </table:table-cell>
          <table:table-cell table:style-name="ce33" office:value-type="float" office:value="391" calcext:value-type="float">
            <text:p>391</text:p>
          </table:table-cell>
          <table:table-cell table:style-name="ce33" office:value-type="float" office:value="384" calcext:value-type="float">
            <text:p>384</text:p>
          </table:table-cell>
          <table:table-cell table:style-name="ce33" office:value-type="float" office:value="827" calcext:value-type="float">
            <text:p>827</text:p>
          </table:table-cell>
          <table:table-cell table:style-name="ce33" office:value-type="float" office:value="658" calcext:value-type="float">
            <text:p>658</text:p>
          </table:table-cell>
          <table:table-cell table:style-name="ce34" office:value-type="float" office:value="5814" calcext:value-type="float">
            <text:p>5,814</text:p>
          </table:table-cell>
          <table:table-cell table:style-name="ce34" office:value-type="float" office:value="6962" calcext:value-type="float">
            <text:p>6,962</text:p>
          </table:table-cell>
          <table:table-cell table:style-name="ce34" office:value-type="float" office:value="9039" calcext:value-type="float">
            <text:p>9,039</text:p>
          </table:table-cell>
          <table:table-cell table:style-name="ce34" office:value-type="float" office:value="10072" calcext:value-type="float">
            <text:p>10,072</text:p>
          </table:table-cell>
          <table:table-cell table:style-name="ce45" office:value-type="float" office:value="19111" calcext:value-type="float">
            <text:p>19,1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Aannem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Aardappelenmeelfabrijkant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Aardewerk- en porcelein- fabrijkan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Aardewerk- en porcelein- kooplied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Advoka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4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Afbraakverkoop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Aluinfabrijkant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Ambtenaren Staats-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56" calcext:value-type="float">
            <text:p>56</text:p>
          </table:table-cell>
          <table:table-cell table:style-name="ce33"/>
          <table:table-cell table:style-name="ce33" office:value-type="float" office:value="56" calcext:value-type="float">
            <text:p>56</text:p>
          </table:table-cell>
          <table:table-cell table:style-name="ce33"/>
          <table:table-cell table:style-name="ce44" office:value-type="float" office:value="56" calcext:value-type="float">
            <text:p>5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Ambtenaren Provinciale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Ambtenaren Gemeente-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0" calcext:value-type="float">
            <text:p>30</text:p>
          </table:table-cell>
          <table:table-cell table:style-name="ce33"/>
          <table:table-cell table:style-name="ce33" office:value-type="float" office:value="30" calcext:value-type="float">
            <text:p>30</text:p>
          </table:table-cell>
          <table:table-cell table:style-name="ce33"/>
          <table:table-cell table:style-name="ce44" office:value-type="float" office:value="30" calcext:value-type="float">
            <text:p>3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Ambtenaren Niet genoemde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Apothekers, drogisten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33" calcext:value-type="float">
            <text:p>33</text:p>
          </table:table-cell>
          <table:table-cell table:style-name="ce33"/>
          <table:table-cell table:style-name="ce33" office:value-type="float" office:value="34" calcext:value-type="float">
            <text:p>34</text:p>
          </table:table-cell>
          <table:table-cell table:style-name="ce33"/>
          <table:table-cell table:style-name="ce44" office:value-type="float" office:value="34" calcext:value-type="float">
            <text:p>3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Arbeiders, daglooners</text:p>
          </table:table-cell>
          <table:table-cell/>
          <table:table-cell table:style-name="ce26"/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16" calcext:value-type="float">
            <text:p>816</text:p>
          </table:table-cell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853" calcext:value-type="float">
            <text:p>853</text:p>
          </table:table-cell>
          <table:table-cell table:style-name="ce33" office:value-type="float" office:value="308" calcext:value-type="float">
            <text:p>308</text:p>
          </table:table-cell>
          <table:table-cell table:style-name="ce45" office:value-type="float" office:value="1161" calcext:value-type="float">
            <text:p>1,16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Asch-, bagger-, vuilnislied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Azijnstokers, kunstazijnma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aardscheerders, kappers, paruikenmak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30" calcext:value-type="float">
            <text:p>30</text:p>
          </table:table-cell>
          <table:table-cell table:style-name="ce33"/>
          <table:table-cell table:style-name="ce33" office:value-type="float" office:value="31" calcext:value-type="float">
            <text:p>31</text:p>
          </table:table-cell>
          <table:table-cell table:style-name="ce33"/>
          <table:table-cell table:style-name="ce44" office:value-type="float" office:value="31" calcext:value-type="float">
            <text:p>3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adstoofhoud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ankiers, effektenhandelaars, geldwisselaars, kassi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ed- en matrassenmakers en verhuurders, behangers, stoffeerd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5" calcext:value-type="float">
            <text:p>5</text:p>
          </table:table-cell>
          <table:table-cell table:style-name="ce44" office:value-type="float" office:value="36" calcext:value-type="float">
            <text:p>3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eeldhouwers, lofwerksnij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eleenbankhouders, inbrengers enz.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ested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estellers, expediteurs, factoors, voetbod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ezembinders, rietboeren, rijswer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ierbrouwers, bierste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4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illard-, kaatsballen-ma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lee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4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lik- en pleetwerkers, lampenma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loemisten, boomkweekers, tuiniers, warmoezeni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28" calcext:value-type="float">
            <text:p>2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oekbinders</text:p>
          </table:table-cell>
          <table:table-cell/>
          <table:table-cell table:style-name="ce26"/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33" office:value-type="float" office:value="17" calcext:value-type="float">
            <text:p>17</text:p>
          </table:table-cell>
          <table:table-cell table:style-name="ce33"/>
          <table:table-cell table:style-name="ce33" office:value-type="float" office:value="27" calcext:value-type="float">
            <text:p>27</text:p>
          </table:table-cell>
          <table:table-cell table:style-name="ce33"/>
          <table:table-cell table:style-name="ce44" office:value-type="float" office:value="27" calcext:value-type="float">
            <text:p>2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oek- en dagbladdrukkers en verkoopers mees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1" calcext:value-type="float">
            <text:p>21</text:p>
          </table:table-cell>
          <table:table-cell table:style-name="ce33"/>
          <table:table-cell table:style-name="ce33" office:value-type="float" office:value="21" calcext:value-type="float">
            <text:p>21</text:p>
          </table:table-cell>
          <table:table-cell table:style-name="ce33"/>
          <table:table-cell table:style-name="ce44" office:value-type="float" office:value="21" calcext:value-type="float">
            <text:p>2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oek- en dagbladdrukkers en verkoopers knechts, letterzett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22" calcext:value-type="float">
            <text:p>22</text:p>
          </table:table-cell>
          <table:table-cell table:style-name="ce33"/>
          <table:table-cell table:style-name="ce33" office:value-type="float" office:value="26" calcext:value-type="float">
            <text:p>26</text:p>
          </table:table-cell>
          <table:table-cell table:style-name="ce33"/>
          <table:table-cell table:style-name="ce44" office:value-type="float" office:value="26" calcext:value-type="float">
            <text:p>2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ontwer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ordpapier (werkers in) doozen-, kaartemak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43" calcext:value-type="float">
            <text:p>43</text:p>
          </table:table-cell>
          <table:table-cell table:style-name="ce33"/>
          <table:table-cell table:style-name="ce33" office:value-type="float" office:value="52" calcext:value-type="float">
            <text:p>52</text:p>
          </table:table-cell>
          <table:table-cell table:style-name="ce33"/>
          <table:table-cell table:style-name="ce44" office:value-type="float" office:value="52" calcext:value-type="float">
            <text:p>5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orduurwerkers, kantwer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orstel-, kaarden-, kammen-, rijven-, zeeftenmakers</text:p>
          </table:table-cell>
          <table:table-cell/>
          <table:table-cell table:style-name="ce26"/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33" office:value-type="float" office:value="43" calcext:value-type="float">
            <text:p>43</text:p>
          </table:table-cell>
          <table:table-cell table:style-name="ce33"/>
          <table:table-cell table:style-name="ce33" office:value-type="float" office:value="56" calcext:value-type="float">
            <text:p>56</text:p>
          </table:table-cell>
          <table:table-cell table:style-name="ce33"/>
          <table:table-cell table:style-name="ce44" office:value-type="float" office:value="56" calcext:value-type="float">
            <text:p>5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ouwmees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randers en stokers van stroop, likeuren, sterke drank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reuk- en draagbanden-, keurslijven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rillenslijpers en verkoo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rood-, kleingoed-, koek- en banketbakkers en slijt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123" calcext:value-type="float">
            <text:p>1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ijenteelt (personen behoorende tot de)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Chicoreifabrijkant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Chocoladefabrijkan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Dagbladschrijvers, letterkundig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Debiteurs en gedelegeerden in de loterij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Dekkers (lei-, pannen-, riet-)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42" calcext:value-type="float">
            <text:p>42</text:p>
          </table:table-cell>
          <table:table-cell table:style-name="ce33"/>
          <table:table-cell table:style-name="ce33" office:value-type="float" office:value="43" calcext:value-type="float">
            <text:p>43</text:p>
          </table:table-cell>
          <table:table-cell table:style-name="ce33"/>
          <table:table-cell table:style-name="ce44" office:value-type="float" office:value="43" calcext:value-type="float">
            <text:p>4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Deurwaar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Dienstboden, bakers, huisbewaarders, minnen, oppassers, portiers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34" calcext:value-type="float">
            <text:p>234</text:p>
          </table:table-cell>
          <table:table-cell table:style-name="ce34" office:value-type="float" office:value="1088" calcext:value-type="float">
            <text:p>1,088</text:p>
          </table:table-cell>
          <table:table-cell table:style-name="ce33" office:value-type="float" office:value="244" calcext:value-type="float">
            <text:p>244</text:p>
          </table:table-cell>
          <table:table-cell table:style-name="ce34" office:value-type="float" office:value="1135" calcext:value-type="float">
            <text:p>1,135</text:p>
          </table:table-cell>
          <table:table-cell table:style-name="ce45" office:value-type="float" office:value="1379" calcext:value-type="float">
            <text:p>1,37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Doodgravers, bedienaars van begrafenissen, verhuurders van rouwkleeder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Fabrijkanten van verschillenden aard</text:p>
          </table:table-cell>
          <table:table-cell/>
          <table:table-cell table:style-name="ce26"/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2" calcext:value-type="float">
            <text:p>12</text:p>
          </table:table-cell>
          <table:table-cell table:style-name="ce44" office:value-type="float" office:value="45" calcext:value-type="float">
            <text:p>4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Fineerzag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aarkeukenhouders</text:p>
          </table:table-cell>
          <table:table-cell/>
          <table:table-cell table:style-name="ce26"/>
          <table:table-cell table:style-name="ce33" table:number-columns-repeated="5"/>
          <table:table-cell table:number-columns-repeated="4" table:style-name="ce33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alanteriewarenhandelaa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aren- en bandwinkeli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azfabrijkant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eneesheeren, heelmeesters, officieren van gezondheid, oog- en tandmeesters, vroedmeesters, vroedvrouwen enz.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7" calcext:value-type="float">
            <text:p>7</text:p>
          </table:table-cell>
          <table:table-cell table:style-name="ce44" office:value-type="float" office:value="34" calcext:value-type="float">
            <text:p>3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epensioneerden (burgerlijke en militaire)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34" calcext:value-type="float">
            <text:p>34</text:p>
          </table:table-cell>
          <table:table-cell table:style-name="ce44" office:value-type="float" office:value="208" calcext:value-type="float">
            <text:p>20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eschutgieters, geweer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ezantschappen en consulaten (personen behoorende tot de)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lasblaz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odsdienstleeraren en aan de dienst verbonden personen. Protestanten, predikan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4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odsdienstleeraren en aan de dienst verbonden personen. Protestanten, dienstdoende person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odsdienstleeraren en aan de dienst verbonden personen. Roomsch-Catholijken, pastoors, kapellaan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0" calcext:value-type="float">
            <text:p>20</text:p>
          </table:table-cell>
          <table:table-cell table:style-name="ce33"/>
          <table:table-cell table:style-name="ce33" office:value-type="float" office:value="20" calcext:value-type="float">
            <text:p>20</text:p>
          </table:table-cell>
          <table:table-cell table:style-name="ce33"/>
          <table:table-cell table:style-name="ce44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odsdienstleeraren en aan de dienst verbonden personen. Roomsch-Catholijken, dienstdoende person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odsdienstleeraren en aan de dienst verbonden personen. Roomsch-Catholijken, kloosterlingen, geestelijke zusters</text:p>
          </table:table-cell>
          <table:table-cell/>
          <table:table-cell table:style-name="ce26"/>
          <table:table-cell table:style-name="ce33" table:number-columns-repeated="6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4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odsdienstleeraren en aan de dienst verbonden personen. Israeliten, rabbijn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odsdienstleeraren en aan de dienst verbonden personen. Israeliten, dienstdoende person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ouddraadtrekkers, passementwerkers, galonwerk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4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raanhandelaars, gistverkoop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raveurs op hout, metaal en steen, stempelsnijd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riendbaz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roenten-, fruitverkoopers</text:p>
          </table:table-cell>
          <table:table-cell/>
          <table:table-cell table:style-name="ce26"/>
          <table:table-cell table:style-name="ce33" table:number-columns-repeated="6"/>
          <table:table-cell table:style-name="ce33" office:value-type="float" office:value="59" calcext:value-type="float">
            <text:p>59</text:p>
          </table:table-cell>
          <table:table-cell table:style-name="ce33"/>
          <table:table-cell table:style-name="ce33" office:value-type="float" office:value="59" calcext:value-type="float">
            <text:p>59</text:p>
          </table:table-cell>
          <table:table-cell table:style-name="ce44" office:value-type="float" office:value="59" calcext:value-type="float">
            <text:p>5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rondeigenar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rossiers, slij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Grutters, kruideni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8" calcext:value-type="float">
            <text:p>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Haarwer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Handelsleerling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Handelsreizig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Handschoenen- en dassenma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Haven- en bakenmees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Heemraden en verdere ambtenaren van de waterschapp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Heetmaaij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Hennep- en vlasbereiders en teel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Herbergiers, kasteleins, koffijhuishou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5" calcext:value-type="float">
            <text:p>5</text:p>
          </table:table-cell>
          <table:table-cell table:style-name="ce44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Herders en veehoed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Hoeden-, petten- en stroohoeden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4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Hoogleeraren en leeraren aan hooge scholen, athenaea, seminarien, clinische scholen en akademi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Houthak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Houtzaagmolenaars, houtzagers, houtkoo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7" calcext:value-type="float">
            <text:p>17</text:p>
          </table:table-cell>
          <table:table-cell table:style-name="ce33"/>
          <table:table-cell table:style-name="ce33" office:value-type="float" office:value="17" calcext:value-type="float">
            <text:p>17</text:p>
          </table:table-cell>
          <table:table-cell table:style-name="ce33"/>
          <table:table-cell table:style-name="ce44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Huisleerlingen</text:p>
          </table:table-cell>
          <table:table-cell/>
          <table:table-cell table:style-name="ce26" office:value-type="float" office:value="21" calcext:value-type="float">
            <text:p>2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89" calcext:value-type="float">
            <text:p>89</text:p>
          </table:table-cell>
          <table:table-cell table:style-name="ce44" office:value-type="float" office:value="135" calcext:value-type="float">
            <text:p>13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Ingenieurs en verdere ambtenaren van den waterstaat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Inleggers van levensbehoeft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Jag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Jagt (personen behoorende tot de)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Juweliers, goud- en zilversmeden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aarders, wolkamm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aarsenmakers, (smeer- en was-)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abinet- en schrijnwerkers, kunstdraaijers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6" calcext:value-type="float">
            <text:p>16</text:p>
          </table:table-cell>
          <table:table-cell table:style-name="ce33"/>
          <table:table-cell table:style-name="ce33" office:value-type="float" office:value="95" calcext:value-type="float">
            <text:p>95</text:p>
          </table:table-cell>
          <table:table-cell table:style-name="ce33"/>
          <table:table-cell table:style-name="ce33" office:value-type="float" office:value="112" calcext:value-type="float">
            <text:p>112</text:p>
          </table:table-cell>
          <table:table-cell table:style-name="ce33"/>
          <table:table-cell table:style-name="ce44" office:value-type="float" office:value="112" calcext:value-type="float">
            <text:p>1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adetten van de landmagt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adetten van de zeemagt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alkbrander, cement- en trasma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antoor- en winkelbedienden, pakhuisknecht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94" calcext:value-type="float">
            <text:p>9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leedermakers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1" calcext:value-type="float">
            <text:p>21</text:p>
          </table:table-cell>
          <table:table-cell table:style-name="ce33"/>
          <table:table-cell table:style-name="ce33" office:value-type="float" office:value="217" calcext:value-type="float">
            <text:p>217</text:p>
          </table:table-cell>
          <table:table-cell table:style-name="ce33"/>
          <table:table-cell table:style-name="ce33" office:value-type="float" office:value="239" calcext:value-type="float">
            <text:p>239</text:p>
          </table:table-cell>
          <table:table-cell table:style-name="ce33"/>
          <table:table-cell table:style-name="ce44" office:value-type="float" office:value="239" calcext:value-type="float">
            <text:p>23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leederen- en gemaaktgoedverkoop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leinhandelaars, winkeli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00" calcext:value-type="float">
            <text:p>100</text:p>
          </table:table-cell>
          <table:table-cell table:style-name="ce44" office:value-type="float" office:value="225" calcext:value-type="float">
            <text:p>22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lerken en schrijvers bij notarissen, ontvangers, prokureurs, deurwaarders enz.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4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lompen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4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noopenma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olenbrand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oninklijk Huis (personen, verbonden aan het)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ooplieden van verschillenden aard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1" calcext:value-type="float">
            <text:p>11</text:p>
          </table:table-cell>
          <table:table-cell table:style-name="ce44" office:value-type="float" office:value="101" calcext:value-type="float">
            <text:p>10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oornmolenaa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3" calcext:value-type="float">
            <text:p>23</text:p>
          </table:table-cell>
          <table:table-cell table:style-name="ce33"/>
          <table:table-cell table:style-name="ce33" office:value-type="float" office:value="24" calcext:value-type="float">
            <text:p>24</text:p>
          </table:table-cell>
          <table:table-cell table:style-name="ce33"/>
          <table:table-cell table:style-name="ce44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oornverschiet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oper- en blikslagers, draadvlechters, ketellapp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39" calcext:value-type="float">
            <text:p>3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oper-, klok- en geelgie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ostschool- houders en onderwijz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ostschool- leerlingen</text:p>
          </table:table-cell>
          <table:table-cell/>
          <table:table-cell table:style-name="ce26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6" calcext:value-type="float">
            <text:p>36</text:p>
          </table:table-cell>
          <table:table-cell table:style-name="ce44" office:value-type="float" office:value="69" calcext:value-type="float">
            <text:p>6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raankinder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ramers</text:p>
          </table:table-cell>
          <table:table-cell/>
          <table:table-cell table:style-name="ce26" office:value-type="float" office:value="4" calcext:value-type="float">
            <text:p>4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3" calcext:value-type="float">
            <text:p>23</text:p>
          </table:table-cell>
          <table:table-cell table:style-name="ce44" office:value-type="float" office:value="51" calcext:value-type="float">
            <text:p>5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ramm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rib- en dijkwerkers, heibaz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roeghouders, tappers enz.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35" calcext:value-type="float">
            <text:p>35</text:p>
          </table:table-cell>
          <table:table-cell table:style-name="ce44" office:value-type="float" office:value="100" calcext:value-type="float">
            <text:p>10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ruidfabrijkanten en vuurwerkma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ruijers, sjouwers, schoenpoetsers</text:p>
          </table:table-cell>
          <table:table-cell/>
          <table:table-cell table:style-name="ce26"/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53" calcext:value-type="float">
            <text:p>5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rijgslieden van en boven den rang van 2den luitenant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68" calcext:value-type="float">
            <text:p>68</text:p>
          </table:table-cell>
          <table:table-cell table:style-name="ce33"/>
          <table:table-cell table:style-name="ce33" office:value-type="float" office:value="68" calcext:value-type="float">
            <text:p>68</text:p>
          </table:table-cell>
          <table:table-cell table:style-name="ce33"/>
          <table:table-cell table:style-name="ce44" office:value-type="float" office:value="68" calcext:value-type="float">
            <text:p>6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rijgslieden beneden den rang van 2den luitenant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788" calcext:value-type="float">
            <text:p>788</text:p>
          </table:table-cell>
          <table:table-cell table:style-name="ce33"/>
          <table:table-cell table:style-name="ce33" office:value-type="float" office:value="795" calcext:value-type="float">
            <text:p>795</text:p>
          </table:table-cell>
          <table:table-cell table:style-name="ce33"/>
          <table:table-cell table:style-name="ce44" office:value-type="float" office:value="795" calcext:value-type="float">
            <text:p>79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uipers, hoepelmakers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2" calcext:value-type="float">
            <text:p>32</text:p>
          </table:table-cell>
          <table:table-cell table:style-name="ce33"/>
          <table:table-cell table:style-name="ce33" office:value-type="float" office:value="36" calcext:value-type="float">
            <text:p>36</text:p>
          </table:table-cell>
          <table:table-cell table:style-name="ce33"/>
          <table:table-cell table:style-name="ce44" office:value-type="float" office:value="36" calcext:value-type="float">
            <text:p>3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unstenaars, goochelaars enz.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unstkoopers, muzijk- en teekenhandelar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unstlak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unstoefenaren muzijkanten, muzijkmeesters, organis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2" calcext:value-type="float">
            <text:p>22</text:p>
          </table:table-cell>
          <table:table-cell table:style-name="ce33"/>
          <table:table-cell table:style-name="ce33" office:value-type="float" office:value="22" calcext:value-type="float">
            <text:p>22</text:p>
          </table:table-cell>
          <table:table-cell table:style-name="ce33"/>
          <table:table-cell table:style-name="ce44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unstoefenaren schil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4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unstoefenaren teekenaars, teekenmeesters, daguerreotypeurs, decorateu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unstoefenaren tooneelspelers, dansmeesters, zang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unstwer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Kurkensnijd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Landbouwers</text:p>
          </table:table-cell>
          <table:table-cell/>
          <table:table-cell table:style-name="ce26"/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378" calcext:value-type="float">
            <text:p>37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82" calcext:value-type="float">
            <text:p>382</text:p>
          </table:table-cell>
          <table:table-cell table:style-name="ce33" office:value-type="float" office:value="19" calcext:value-type="float">
            <text:p>19</text:p>
          </table:table-cell>
          <table:table-cell table:style-name="ce44" office:value-type="float" office:value="401" calcext:value-type="float">
            <text:p>40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Landhuishoudkundige scholen onderwijz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Landhuishoudkundige scholen leerling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Landmeters en teekenaars bij het kadaster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Lantaarnopste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Latijnsche scholen onderwijz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Latijnsche scholen leerlingen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Leerbereiders en looij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6" calcext:value-type="float">
            <text:p>36</text:p>
          </table:table-cell>
          <table:table-cell table:style-name="ce33"/>
          <table:table-cell table:style-name="ce33" office:value-type="float" office:value="36" calcext:value-type="float">
            <text:p>36</text:p>
          </table:table-cell>
          <table:table-cell table:style-name="ce33"/>
          <table:table-cell table:style-name="ce44" office:value-type="float" office:value="36" calcext:value-type="float">
            <text:p>3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Lettergiet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Liefdadige gestichten hoofd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Liefdadige gestichten dienstdoend personeel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4" calcext:value-type="float">
            <text:p>14</text:p>
          </table:table-cell>
          <table:table-cell table:style-name="ce44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Linieerd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Loodgieters en pompen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Loodswezen en strandvonderij (personen behoorende tot)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Loodwitma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Lijmzied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Magazijn- en pakhuismeest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Makelaars en kargadoo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Mandenmakers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Manufakturen/* fabrijkan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Manufakturen/* kooplied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Manufakturen/* werklied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Mariniers en zeelieden van en boven den rang van 2den luitenant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Mariniers en zeelieden beneden den rang van 2den luitenant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74" calcext:value-type="float">
            <text:p>74</text:p>
          </table:table-cell>
          <table:table-cell table:style-name="ce33"/>
          <table:table-cell table:style-name="ce33" office:value-type="float" office:value="74" calcext:value-type="float">
            <text:p>74</text:p>
          </table:table-cell>
          <table:table-cell table:style-name="ce33"/>
          <table:table-cell table:style-name="ce44" office:value-type="float" office:value="74" calcext:value-type="float">
            <text:p>7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Mattenmakers</text:p>
          </table:table-cell>
          <table:table-cell/>
          <table:table-cell table:style-name="ce26"/>
          <table:table-cell table:style-name="ce33" table:number-columns-repeated="6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Meekrapbereiders en fabrijkant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Meesters (keur-, markt-, waag-), afslag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4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Melk-, boter-, kaasverkoop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Messenmakers en slij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Meters (kolen-, koorn-, hooi-, hout-, scheeps- enz.), wijnste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4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Metselaa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09" calcext:value-type="float">
            <text:p>109</text:p>
          </table:table-cell>
          <table:table-cell table:style-name="ce33"/>
          <table:table-cell table:style-name="ce33" office:value-type="float" office:value="110" calcext:value-type="float">
            <text:p>110</text:p>
          </table:table-cell>
          <table:table-cell table:style-name="ce33"/>
          <table:table-cell table:style-name="ce44" office:value-type="float" office:value="110" calcext:value-type="float">
            <text:p>1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Modemaaksters</text:p>
          </table:table-cell>
          <table:table-cell/>
          <table:table-cell table:style-name="ce26"/>
          <table:table-cell table:style-name="ce33" table:number-columns-repeated="6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33" office:value-type="float" office:value="15" calcext:value-type="float">
            <text:p>15</text:p>
          </table:table-cell>
          <table:table-cell table:style-name="ce44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Molen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Moutmolenaa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Muzijkinstrument-, orgel-, forte pianomakers, stemmers en verkoo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Mijnwer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Naaisters, breisters, mangelhoudsters, plooisters, strijksters, waschvrouwen, werksters, nettenbreijers</text:p>
          </table:table-cell>
          <table:table-cell/>
          <table:table-cell table:style-name="ce26"/>
          <table:table-cell table:style-name="ce33" table:number-columns-repeated="4"/>
          <table:table-cell table:style-name="ce33" office:value-type="float" office:value="21" calcext:value-type="float">
            <text:p>21</text:p>
          </table:table-cell>
          <table:table-cell table:style-name="ce33"/>
          <table:table-cell table:style-name="ce33" office:value-type="float" office:value="533" calcext:value-type="float">
            <text:p>533</text:p>
          </table:table-cell>
          <table:table-cell table:style-name="ce33"/>
          <table:table-cell table:style-name="ce33" office:value-type="float" office:value="554" calcext:value-type="float">
            <text:p>554</text:p>
          </table:table-cell>
          <table:table-cell table:style-name="ce44" office:value-type="float" office:value="554" calcext:value-type="float">
            <text:p>55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Nachtwer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Notariss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Notarissen (kandidaat)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Olieslagers en molenaa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Omroepers, aanplak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Ondernemers en direkteurs van begrafenis- en ziekenfondsen/?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Ondernemers en direkteurs van naamlooze en verdere handel-maatschappij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Ondernemers en direkteurs van verzekering- en brandwaarborgmaatschappijen/?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Ondernemers en direkteurs van publieke wagens en verdere middelen van vervoer te water en te lande, postmees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Ondernemers en direkteurs van openbare werk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Onderwijzers, onderwijzeressen, ondermeesters, kweekelingen, gouverneurs, gouvernan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0" calcext:value-type="float">
            <text:p>20</text:p>
          </table:table-cell>
          <table:table-cell table:style-name="ce44" office:value-type="float" office:value="66" calcext:value-type="float">
            <text:p>6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Opzigters, conducteurs enz.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Orgeldraaijers, straatmuzijkan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Oudijzer-, oude kleederen-, beenenverkoop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Paarden- en veehouders en verkoopers, koemel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Paarden- en beestensnijd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Pannen-, potten-, pijpen-, steen- en tegelbak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Papier- en gekleurd papier- fabrijkant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Papier- en gekleurd papier- handelaa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Papier- en gekleurd papier- werklied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Parapluie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Pennenbereid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Pikeu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Pik- en teersto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Plaat- en steendrukkers, plaatsnij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Pleistergieters, boetseerd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Politie (dir, commiss, agenten van),marech, veld- en boschw, nacht- en torenw, geregtsdienaars, cipiers en bew van gevangenissen, scherpregters enz.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8" calcext:value-type="float">
            <text:p>18</text:p>
          </table:table-cell>
          <table:table-cell table:style-name="ce33"/>
          <table:table-cell table:style-name="ce33" office:value-type="float" office:value="18" calcext:value-type="float">
            <text:p>18</text:p>
          </table:table-cell>
          <table:table-cell table:style-name="ce33"/>
          <table:table-cell table:style-name="ce44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Prokureu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Publieke vrouwen, publiekhuishouders</text:p>
          </table:table-cell>
          <table:table-cell/>
          <table:table-cell table:style-name="ce26"/>
          <table:table-cell table:style-name="ce33" table:number-columns-repeated="6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Pijpenma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Reed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Regterlijke magt (ambtenaren der)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4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Renteniers, partikulier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83" calcext:value-type="float">
            <text:p>83</text:p>
          </table:table-cell>
          <table:table-cell table:style-name="ce44" office:value-type="float" office:value="123" calcext:value-type="float">
            <text:p>1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Rentmeest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Rijtuig-, wagen-, koffer-, zadelmak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50" calcext:value-type="float">
            <text:p>5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Rijtuigschild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chaarslij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chat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cheep-, blok-, mast- en zeilmakers, rafactiemeesters, scheepsloopers, takelaa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cheepswa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cheikundige voorwerpen en verfwaren (fabrijkanten en werklieden in)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chelpvisschers, schulp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chermmeest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childers (huis-), glazenmakers</text:p>
          </table:table-cell>
          <table:table-cell/>
          <table:table-cell table:style-name="ce26"/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130" calcext:value-type="float">
            <text:p>13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70" calcext:value-type="float">
            <text:p>70</text:p>
          </table:table-cell>
          <table:table-cell table:style-name="ce33"/>
          <table:table-cell table:style-name="ce33" office:value-type="float" office:value="71" calcext:value-type="float">
            <text:p>71</text:p>
          </table:table-cell>
          <table:table-cell table:style-name="ce33"/>
          <table:table-cell table:style-name="ce44" office:value-type="float" office:value="71" calcext:value-type="float">
            <text:p>7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choenmakers en lappers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27" calcext:value-type="float">
            <text:p>27</text:p>
          </table:table-cell>
          <table:table-cell table:style-name="ce33"/>
          <table:table-cell table:style-name="ce33" office:value-type="float" office:value="264" calcext:value-type="float">
            <text:p>26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297" calcext:value-type="float">
            <text:p>29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choolleerlingen</text:p>
          </table:table-cell>
          <table:table-cell/>
          <table:table-cell table:style-name="ce26" office:value-type="float" office:value="617" calcext:value-type="float">
            <text:p>617</text:p>
          </table:table-cell>
          <table:table-cell table:style-name="ce33" office:value-type="float" office:value="465" calcext:value-type="float">
            <text:p>46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8" calcext:value-type="float">
            <text:p>28</text:p>
          </table:table-cell>
          <table:table-cell table:style-name="ce34" office:value-type="float" office:value="1054" calcext:value-type="float">
            <text:p>1,054</text:p>
          </table:table-cell>
          <table:table-cell table:style-name="ce33" office:value-type="float" office:value="831" calcext:value-type="float">
            <text:p>831</text:p>
          </table:table-cell>
          <table:table-cell table:style-name="ce45" office:value-type="float" office:value="1885" calcext:value-type="float">
            <text:p>1,88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choorsteenveg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lijpers (diamant-, glas-, marmer-, metaal- enz.)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meden grof-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meden hoef-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1" calcext:value-type="float">
            <text:p>21</text:p>
          </table:table-cell>
          <table:table-cell table:style-name="ce33"/>
          <table:table-cell table:style-name="ce33" office:value-type="float" office:value="21" calcext:value-type="float">
            <text:p>21</text:p>
          </table:table-cell>
          <table:table-cell table:style-name="ce33"/>
          <table:table-cell table:style-name="ce44" office:value-type="float" office:value="21" calcext:value-type="float">
            <text:p>2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meden kagchel- en andere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11" calcext:value-type="float">
            <text:p>1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olliciteu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peldenfabrijkanten en werklied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piegelmakers en verkoop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pinners, spoelders, wevers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5" calcext:value-type="float">
            <text:p>5</text:p>
          </table:table-cell>
          <table:table-cell table:style-name="ce44" office:value-type="float" office:value="26" calcext:value-type="float">
            <text:p>2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poorweg- en stoombootbeamb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pijker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talhouders, rijtuigverhuur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4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teenhouw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4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teenkolen-, hout- en turfverkoopers</text:p>
          </table:table-cell>
          <table:table-cell/>
          <table:table-cell table:style-name="ce26"/>
          <table:table-cell table:style-name="ce33" table:number-columns-repeated="5"/>
          <table:table-cell table:number-columns-repeated="4" table:style-name="ce33" office:value-type="float" office:value="9" calcext:value-type="float">
            <text:p>9</text:p>
          </table:table-cell>
          <table:table-cell table:style-name="ce44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telzied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toelen-bekleeders, draaijers, mat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toffenverwers, glanz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19" calcext:value-type="float">
            <text:p>19</text:p>
          </table:table-cell>
          <table:table-cell table:style-name="ce33"/>
          <table:table-cell table:style-name="ce33" office:value-type="float" office:value="23" calcext:value-type="float">
            <text:p>23</text:p>
          </table:table-cell>
          <table:table-cell table:style-name="ce33"/>
          <table:table-cell table:style-name="ce44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traat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tudenten aan hooge scholen, athenaea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tudenten aan academien, clinische scholen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tudenten aan seminari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tukadoors, wit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4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tijfselfabrijkant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uiker- en pastijbak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Suikerraffinadeu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Taalmeesters, translateu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Tabak- en sigaren- fabrijkanten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62" calcext:value-type="float">
            <text:p>62</text:p>
          </table:table-cell>
          <table:table-cell table:style-name="ce33"/>
          <table:table-cell table:style-name="ce33" office:value-type="float" office:value="63" calcext:value-type="float">
            <text:p>63</text:p>
          </table:table-cell>
          <table:table-cell table:style-name="ce33"/>
          <table:table-cell table:style-name="ce44" office:value-type="float" office:value="63" calcext:value-type="float">
            <text:p>6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Tabak- en sigaren- kervers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30" calcext:value-type="float">
            <text:p>30</text:p>
          </table:table-cell>
          <table:table-cell table:style-name="ce33"/>
          <table:table-cell table:style-name="ce33" office:value-type="float" office:value="36" calcext:value-type="float">
            <text:p>36</text:p>
          </table:table-cell>
          <table:table-cell table:style-name="ce33"/>
          <table:table-cell table:style-name="ce33" office:value-type="float" office:value="68" calcext:value-type="float">
            <text:p>68</text:p>
          </table:table-cell>
          <table:table-cell table:style-name="ce33"/>
          <table:table-cell table:style-name="ce44" office:value-type="float" office:value="68" calcext:value-type="float">
            <text:p>6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Tabak- en sigaren- plant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Tabak- en sigaren- verkoo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Tapijtfabrijkan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Timmerlieden, kistenmak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33" office:value-type="float" office:value="157" calcext:value-type="float">
            <text:p>157</text:p>
          </table:table-cell>
          <table:table-cell table:style-name="ce33"/>
          <table:table-cell table:style-name="ce33" office:value-type="float" office:value="169" calcext:value-type="float">
            <text:p>169</text:p>
          </table:table-cell>
          <table:table-cell table:style-name="ce33"/>
          <table:table-cell table:style-name="ce44" office:value-type="float" office:value="169" calcext:value-type="float">
            <text:p>16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Tinnegiet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4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Tol- en pontgaarders, brug- en sluiswach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Touwslagers, baanwerk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4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Traansto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Turf-, koorn- en kolendrag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3" calcext:value-type="float">
            <text:p>23</text:p>
          </table:table-cell>
          <table:table-cell table:style-name="ce33"/>
          <table:table-cell table:style-name="ce33" office:value-type="float" office:value="23" calcext:value-type="float">
            <text:p>23</text:p>
          </table:table-cell>
          <table:table-cell table:style-name="ce33"/>
          <table:table-cell table:style-name="ce44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Uitdragers, uitventers, leur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2" calcext:value-type="float">
            <text:p>22</text:p>
          </table:table-cell>
          <table:table-cell table:style-name="ce44" office:value-type="float" office:value="57" calcext:value-type="float">
            <text:p>5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Uurwerkmak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44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Veearts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Veenlieden, turfboer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Vendumees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Vergulders, lijstenma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Vill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Vischdroogers en rookers</text:p>
          </table:table-cell>
          <table:table-cell/>
          <table:table-cell table:style-name="ce26"/>
          <table:table-cell table:style-name="ce33" table:number-columns-repeated="6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4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Vischverkoop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Vissch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Vleeschhouwers, spekslagers, poeli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65" calcext:value-type="float">
            <text:p>65</text:p>
          </table:table-cell>
          <table:table-cell table:style-name="ce33"/>
          <table:table-cell table:style-name="ce33" office:value-type="float" office:value="66" calcext:value-type="float">
            <text:p>66</text:p>
          </table:table-cell>
          <table:table-cell table:style-name="ce33"/>
          <table:table-cell table:style-name="ce44" office:value-type="float" office:value="66" calcext:value-type="float">
            <text:p>6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Voddenrap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Voerlieden, koetsiers, loopers, postknechten en slee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5" calcext:value-type="float">
            <text:p>45</text:p>
          </table:table-cell>
          <table:table-cell table:style-name="ce33"/>
          <table:table-cell table:style-name="ce33" office:value-type="float" office:value="45" calcext:value-type="float">
            <text:p>45</text:p>
          </table:table-cell>
          <table:table-cell table:style-name="ce33"/>
          <table:table-cell table:style-name="ce44" office:value-type="float" office:value="45" calcext:value-type="float">
            <text:p>4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Vogelverkoopers, kooiboer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Wafel- en poffertjesbak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Watermolenaa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Wek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Werktuigkundigen en makers, balans- en brandspuit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4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Wijnhandelaa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0" calcext:value-type="float">
            <text:p>20</text:p>
          </table:table-cell>
          <table:table-cell table:style-name="ce33"/>
          <table:table-cell table:style-name="ce33" office:value-type="float" office:value="20" calcext:value-type="float">
            <text:p>20</text:p>
          </table:table-cell>
          <table:table-cell table:style-name="ce33"/>
          <table:table-cell table:style-name="ce44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IJkmeest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IJzer-en koperdraaij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IJzergiet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Zaadverkoop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Zaakwaarnemers, commissionnai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44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Zakkenmakers en verhuurd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Zandverkoop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Zeepzie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Zeevaartscholen onderwijz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Zeevaartscholen leerling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Ziekenoppass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Zoutzie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Zwaardveg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Zwavelstokkenmakers en verkoop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Zijdeteelt (personen behoorende tot de)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Verschillende beroep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Zonder beroep</text:p>
          </table:table-cell>
          <table:table-cell/>
          <table:table-cell table:style-name="ce27" office:value-type="float" office:value="1524" calcext:value-type="float">
            <text:p>1,524</text:p>
          </table:table-cell>
          <table:table-cell table:style-name="ce34" office:value-type="float" office:value="1748" calcext:value-type="float">
            <text:p>1,748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544" calcext:value-type="float">
            <text:p>544</text:p>
          </table:table-cell>
          <table:table-cell table:style-name="ce33" office:value-type="float" office:value="771" calcext:value-type="float">
            <text:p>771</text:p>
          </table:table-cell>
          <table:table-cell table:style-name="ce34" office:value-type="float" office:value="5169" calcext:value-type="float">
            <text:p>5,169</text:p>
          </table:table-cell>
          <table:table-cell table:style-name="ce34" office:value-type="float" office:value="2751" calcext:value-type="float">
            <text:p>2,751</text:p>
          </table:table-cell>
          <table:table-cell table:style-name="ce34" office:value-type="float" office:value="7722" calcext:value-type="float">
            <text:p>7,722</text:p>
          </table:table-cell>
          <table:table-cell table:style-name="ce45" office:value-type="float" office:value="10473" calcext:value-type="float">
            <text:p>10,47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Beroep onbekend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AD NIJMEGEN.</text:p>
          </table:table-cell>
          <table:table-cell table:style-name="ce16" office:value-type="string" calcext:value-type="string">
            <text:p>TOTAAL</text:p>
          </table:table-cell>
          <table:table-cell/>
          <table:table-cell table:style-name="ce27" office:value-type="float" office:value="2168" calcext:value-type="float">
            <text:p>2,168</text:p>
          </table:table-cell>
          <table:table-cell table:style-name="ce34" office:value-type="float" office:value="2233" calcext:value-type="float">
            <text:p>2,233</text:p>
          </table:table-cell>
          <table:table-cell table:style-name="ce33" office:value-type="float" office:value="408" calcext:value-type="float">
            <text:p>408</text:p>
          </table:table-cell>
          <table:table-cell table:style-name="ce33" office:value-type="float" office:value="464" calcext:value-type="float">
            <text:p>464</text:p>
          </table:table-cell>
          <table:table-cell table:style-name="ce33" office:value-type="float" office:value="797" calcext:value-type="float">
            <text:p>797</text:p>
          </table:table-cell>
          <table:table-cell table:style-name="ce33" office:value-type="float" office:value="824" calcext:value-type="float">
            <text:p>824</text:p>
          </table:table-cell>
          <table:table-cell table:style-name="ce34" office:value-type="float" office:value="6614" calcext:value-type="float">
            <text:p>6,614</text:p>
          </table:table-cell>
          <table:table-cell table:style-name="ce34" office:value-type="float" office:value="7710" calcext:value-type="float">
            <text:p>7,710</text:p>
          </table:table-cell>
          <table:table-cell table:style-name="ce34" office:value-type="float" office:value="9987" calcext:value-type="float">
            <text:p>9,987</text:p>
          </table:table-cell>
          <table:table-cell table:style-name="ce34" office:value-type="float" office:value="11231" calcext:value-type="float">
            <text:p>11,231</text:p>
          </table:table-cell>
          <table:table-cell table:style-name="ce45" office:value-type="float" office:value="21218" calcext:value-type="float">
            <text:p>21,21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Aannem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4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Aardappelenmeelfabrijkant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Aardewerk- en porceleinfabrijkan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9" calcext:value-type="float">
            <text:p>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" calcext:value-type="float">
            <text:p>6</text:p>
          </table:table-cell>
          <table:table-cell table:style-name="ce44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Aardewerk- en porceleinkooplieden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Advoka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3" calcext:value-type="float">
            <text:p>43</text:p>
          </table:table-cell>
          <table:table-cell table:style-name="ce33"/>
          <table:table-cell table:style-name="ce33" office:value-type="float" office:value="43" calcext:value-type="float">
            <text:p>43</text:p>
          </table:table-cell>
          <table:table-cell table:style-name="ce33"/>
          <table:table-cell table:style-name="ce44" office:value-type="float" office:value="43" calcext:value-type="float">
            <text:p>4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Afbraakverkoop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Aluinfabrijkant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Ambtenaren Staats-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29" calcext:value-type="float">
            <text:p>229</text:p>
          </table:table-cell>
          <table:table-cell table:style-name="ce33"/>
          <table:table-cell table:style-name="ce33" office:value-type="float" office:value="229" calcext:value-type="float">
            <text:p>229</text:p>
          </table:table-cell>
          <table:table-cell table:style-name="ce33"/>
          <table:table-cell table:style-name="ce44" office:value-type="float" office:value="229" calcext:value-type="float">
            <text:p>22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Ambtenaren Provinciale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26" calcext:value-type="float">
            <text:p>2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Ambtenaren Gemeente-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34" calcext:value-type="float">
            <text:p>13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Ambtenaren Niet genoemde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Apothekers, drogisten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46" calcext:value-type="float">
            <text:p>14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Arbeiders, daglooners</text:p>
          </table:table-cell>
          <table:table-cell/>
          <table:table-cell table:style-name="ce26" office:value-type="float" office:value="8" calcext:value-type="float">
            <text:p>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29" calcext:value-type="float">
            <text:p>29</text:p>
          </table:table-cell>
          <table:table-cell table:style-name="ce34" office:value-type="float" office:value="4584" calcext:value-type="float">
            <text:p>4,584</text:p>
          </table:table-cell>
          <table:table-cell table:style-name="ce34" office:value-type="float" office:value="1213" calcext:value-type="float">
            <text:p>1,213</text:p>
          </table:table-cell>
          <table:table-cell table:style-name="ce34" office:value-type="float" office:value="4766" calcext:value-type="float">
            <text:p>4,766</text:p>
          </table:table-cell>
          <table:table-cell table:style-name="ce34" office:value-type="float" office:value="1251" calcext:value-type="float">
            <text:p>1,251</text:p>
          </table:table-cell>
          <table:table-cell table:style-name="ce45" office:value-type="float" office:value="6017" calcext:value-type="float">
            <text:p>6,0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Asch-, bagger-, vuilnislied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Azijnstokers, kunstazijn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aardscheerders, kappers, paruikenmakers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5" calcext:value-type="float">
            <text:p>5</text:p>
          </table:table-cell>
          <table:table-cell table:style-name="ce44" office:value-type="float" office:value="146" calcext:value-type="float">
            <text:p>14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adstoofhou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ankiers, effektenhandelaars, geldwisselaars, kassi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ed- en matrassenmakers en verhuurders, behangers, stoffeerd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5" calcext:value-type="float">
            <text:p>5</text:p>
          </table:table-cell>
          <table:table-cell table:style-name="ce44" office:value-type="float" office:value="119" calcext:value-type="float">
            <text:p>1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eeldhouwers, lofwerksnij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4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eleenbankhouders, inbrengers enz.</text:p>
          </table:table-cell>
          <table:table-cell/>
          <table:table-cell table:style-name="ce26"/>
          <table:table-cell table:style-name="ce33" table:number-columns-repeated="5"/>
          <table:table-cell table:number-columns-repeated="4" table:style-name="ce33" office:value-type="float" office:value="7" calcext:value-type="float">
            <text:p>7</text:p>
          </table:table-cell>
          <table:table-cell table:style-name="ce44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esteders</text:p>
          </table:table-cell>
          <table:table-cell/>
          <table:table-cell table:style-name="ce26"/>
          <table:table-cell table:style-name="ce33" table:number-columns-repeated="6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estellers, expediteurs, factoors, voetbod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66" calcext:value-type="float">
            <text:p>6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ezembinders, rietboeren, rijswerkers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43" calcext:value-type="float">
            <text:p>4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ierbrouwers, bierste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7" calcext:value-type="float">
            <text:p>27</text:p>
          </table:table-cell>
          <table:table-cell table:style-name="ce33"/>
          <table:table-cell table:style-name="ce33" office:value-type="float" office:value="27" calcext:value-type="float">
            <text:p>27</text:p>
          </table:table-cell>
          <table:table-cell table:style-name="ce33"/>
          <table:table-cell table:style-name="ce44" office:value-type="float" office:value="27" calcext:value-type="float">
            <text:p>2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illard-, kaatsballen-ma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lee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13" calcext:value-type="float">
            <text:p>13</text:p>
          </table:table-cell>
          <table:table-cell table:style-name="ce44" office:value-type="float" office:value="60" calcext:value-type="float">
            <text:p>6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lik- en pleetwerkers, lampenma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loemisten, boomkweekers, tuiniers, warmoezeniers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71" calcext:value-type="float">
            <text:p>271</text:p>
          </table:table-cell>
          <table:table-cell table:style-name="ce33" office:value-type="float" office:value="14" calcext:value-type="float">
            <text:p>14</text:p>
          </table:table-cell>
          <table:table-cell table:style-name="ce44" office:value-type="float" office:value="285" calcext:value-type="float">
            <text:p>28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oekbinders</text:p>
          </table:table-cell>
          <table:table-cell/>
          <table:table-cell table:style-name="ce26"/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18" calcext:value-type="float">
            <text:p>18</text:p>
          </table:table-cell>
          <table:table-cell table:style-name="ce33"/>
          <table:table-cell table:style-name="ce33" office:value-type="float" office:value="76" calcext:value-type="float">
            <text:p>76</text:p>
          </table:table-cell>
          <table:table-cell table:style-name="ce33"/>
          <table:table-cell table:style-name="ce33" office:value-type="float" office:value="98" calcext:value-type="float">
            <text:p>98</text:p>
          </table:table-cell>
          <table:table-cell table:style-name="ce33"/>
          <table:table-cell table:style-name="ce44" office:value-type="float" office:value="98" calcext:value-type="float">
            <text:p>9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oek- en dagbladdrukkers en verkoopers mees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00" calcext:value-type="float">
            <text:p>10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oek- en dagbladdrukkers en verkoopers knechts, letterzetters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0" calcext:value-type="float">
            <text:p>20</text:p>
          </table:table-cell>
          <table:table-cell table:style-name="ce33"/>
          <table:table-cell table:style-name="ce33" office:value-type="float" office:value="79" calcext:value-type="float">
            <text:p>79</text:p>
          </table:table-cell>
          <table:table-cell table:style-name="ce33"/>
          <table:table-cell table:style-name="ce33" office:value-type="float" office:value="100" calcext:value-type="float">
            <text:p>100</text:p>
          </table:table-cell>
          <table:table-cell table:style-name="ce33"/>
          <table:table-cell table:style-name="ce44" office:value-type="float" office:value="100" calcext:value-type="float">
            <text:p>10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ontwer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ordpapier (werkers in) doozen-, kaartenmak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45" calcext:value-type="float">
            <text:p>45</text:p>
          </table:table-cell>
          <table:table-cell table:style-name="ce33"/>
          <table:table-cell table:style-name="ce33" office:value-type="float" office:value="54" calcext:value-type="float">
            <text:p>54</text:p>
          </table:table-cell>
          <table:table-cell table:style-name="ce33"/>
          <table:table-cell table:style-name="ce44" office:value-type="float" office:value="54" calcext:value-type="float">
            <text:p>5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orduurwerkers, kantwerkers</text:p>
          </table:table-cell>
          <table:table-cell/>
          <table:table-cell table:style-name="ce26"/>
          <table:table-cell table:style-name="ce33" table:number-columns-repeated="4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4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orstel-, kaarden-, kammen-, rijven-, zeeftenmakers</text:p>
          </table:table-cell>
          <table:table-cell/>
          <table:table-cell table:style-name="ce26"/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33" office:value-type="float" office:value="87" calcext:value-type="float">
            <text:p>87</text:p>
          </table:table-cell>
          <table:table-cell table:style-name="ce33"/>
          <table:table-cell table:style-name="ce33" office:value-type="float" office:value="101" calcext:value-type="float">
            <text:p>101</text:p>
          </table:table-cell>
          <table:table-cell table:style-name="ce33"/>
          <table:table-cell table:style-name="ce44" office:value-type="float" office:value="101" calcext:value-type="float">
            <text:p>10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ouwmeest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9" calcext:value-type="float">
            <text:p>19</text:p>
          </table:table-cell>
          <table:table-cell table:style-name="ce33"/>
          <table:table-cell table:style-name="ce33" office:value-type="float" office:value="20" calcext:value-type="float">
            <text:p>20</text:p>
          </table:table-cell>
          <table:table-cell table:style-name="ce33"/>
          <table:table-cell table:style-name="ce44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randers en stokers van stroop, likeuren, sterke drank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4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reuk- en draagbanden-, keurslijven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rillenslijpers en verkoo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rood-, kleingoed-, koek- en banketbakkers en slijters</text:p>
          </table:table-cell>
          <table:table-cell/>
          <table:table-cell table:style-name="ce26"/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36" calcext:value-type="float">
            <text:p>36</text:p>
          </table:table-cell>
          <table:table-cell table:style-name="ce33"/>
          <table:table-cell table:style-name="ce33" office:value-type="float" office:value="672" calcext:value-type="float">
            <text:p>672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710" calcext:value-type="float">
            <text:p>710</text:p>
          </table:table-cell>
          <table:table-cell table:style-name="ce33" office:value-type="float" office:value="22" calcext:value-type="float">
            <text:p>22</text:p>
          </table:table-cell>
          <table:table-cell table:style-name="ce44" office:value-type="float" office:value="732" calcext:value-type="float">
            <text:p>73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ijenteelt (personen behoorende tot de)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Chicoreifabrijkan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Chocoladefabrijkan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Dagbladschrijvers, letterkundig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Debiteurs en gedelegeerden in de loterij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4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Dekkers (lei-, pannen-, riet-)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88" calcext:value-type="float">
            <text:p>88</text:p>
          </table:table-cell>
          <table:table-cell table:style-name="ce33"/>
          <table:table-cell table:style-name="ce33" office:value-type="float" office:value="89" calcext:value-type="float">
            <text:p>89</text:p>
          </table:table-cell>
          <table:table-cell table:style-name="ce33"/>
          <table:table-cell table:style-name="ce44" office:value-type="float" office:value="89" calcext:value-type="float">
            <text:p>8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Deurwaar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0" calcext:value-type="float">
            <text:p>40</text:p>
          </table:table-cell>
          <table:table-cell table:style-name="ce33"/>
          <table:table-cell table:style-name="ce33" office:value-type="float" office:value="40" calcext:value-type="float">
            <text:p>40</text:p>
          </table:table-cell>
          <table:table-cell table:style-name="ce33"/>
          <table:table-cell table:style-name="ce44" office:value-type="float" office:value="40" calcext:value-type="float">
            <text:p>4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Dienstboden, bakers, huisbewaarders, minnen, oppassers, portiers</text:p>
          </table:table-cell>
          <table:table-cell/>
          <table:table-cell table:style-name="ce26"/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719" calcext:value-type="float">
            <text:p>719</text:p>
          </table:table-cell>
          <table:table-cell table:style-name="ce34" office:value-type="float" office:value="4971" calcext:value-type="float">
            <text:p>4,971</text:p>
          </table:table-cell>
          <table:table-cell table:style-name="ce33" office:value-type="float" office:value="757" calcext:value-type="float">
            <text:p>757</text:p>
          </table:table-cell>
          <table:table-cell table:style-name="ce34" office:value-type="float" office:value="5185" calcext:value-type="float">
            <text:p>5,185</text:p>
          </table:table-cell>
          <table:table-cell table:style-name="ce45" office:value-type="float" office:value="5942" calcext:value-type="float">
            <text:p>5,94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Doodgravers, bedienaars van begrafenissen, verhuurders van rouwkleeder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29" calcext:value-type="float">
            <text:p>2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Fabrijkanten van verschillenden aard</text:p>
          </table:table-cell>
          <table:table-cell/>
          <table:table-cell table:style-name="ce26"/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31" calcext:value-type="float">
            <text:p>31</text:p>
          </table:table-cell>
          <table:table-cell table:style-name="ce44" office:value-type="float" office:value="107" calcext:value-type="float">
            <text:p>10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Fineerzag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aarkeukenhou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0" calcext:value-type="float">
            <text:p>10</text:p>
          </table:table-cell>
          <table:table-cell table:style-name="ce44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alanteriewarenhandelaa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aren- en bandwinkeli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azfabrijkan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eneesheeren, heelmeesters, officieren van gezondheid, oog- en tandmeesters, vroedmeesters, vroedvrouwen enz.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40" calcext:value-type="float">
            <text:p>40</text:p>
          </table:table-cell>
          <table:table-cell table:style-name="ce44" office:value-type="float" office:value="144" calcext:value-type="float">
            <text:p>14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epensioneerden (burgerlijke en militaire)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77" calcext:value-type="float">
            <text:p>77</text:p>
          </table:table-cell>
          <table:table-cell table:style-name="ce44" office:value-type="float" office:value="738" calcext:value-type="float">
            <text:p>73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eschutgieters, geweermak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4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ezantschappen en consulaten (personen behoorende tot de)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lasblaz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odsdienstleeraren en aan de dienst verbonden personen. Protestanten, predikan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59" calcext:value-type="float">
            <text:p>59</text:p>
          </table:table-cell>
          <table:table-cell table:style-name="ce33"/>
          <table:table-cell table:style-name="ce33" office:value-type="float" office:value="59" calcext:value-type="float">
            <text:p>59</text:p>
          </table:table-cell>
          <table:table-cell table:style-name="ce33"/>
          <table:table-cell table:style-name="ce44" office:value-type="float" office:value="59" calcext:value-type="float">
            <text:p>5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odsdienstleeraren en aan de dienst verbonden personen. Protestanten, dienstdoende person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4" calcext:value-type="float">
            <text:p>14</text:p>
          </table:table-cell>
          <table:table-cell table:style-name="ce44" office:value-type="float" office:value="40" calcext:value-type="float">
            <text:p>4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odsdienstleeraren en aan de dienst verbonden personen. Roomsch-Catholijken, pastoors, kapellaan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8" calcext:value-type="float">
            <text:p>48</text:p>
          </table:table-cell>
          <table:table-cell table:style-name="ce33"/>
          <table:table-cell table:style-name="ce33" office:value-type="float" office:value="48" calcext:value-type="float">
            <text:p>48</text:p>
          </table:table-cell>
          <table:table-cell table:style-name="ce33"/>
          <table:table-cell table:style-name="ce44" office:value-type="float" office:value="48" calcext:value-type="float">
            <text:p>4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odsdienstleeraren en aan de dienst verbonden personen. Roomsch-Catholijken, dienstdoende person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4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odsdienstleeraren en aan de dienst verbonden personen. Roomsch-Catholijken, kloosterlingen, geestelijke zusters</text:p>
          </table:table-cell>
          <table:table-cell/>
          <table:table-cell table:style-name="ce26"/>
          <table:table-cell table:style-name="ce33" table:number-columns-repeated="6"/>
          <table:table-cell table:style-name="ce33" office:value-type="float" office:value="16" calcext:value-type="float">
            <text:p>16</text:p>
          </table:table-cell>
          <table:table-cell table:style-name="ce33"/>
          <table:table-cell table:style-name="ce33" office:value-type="float" office:value="16" calcext:value-type="float">
            <text:p>16</text:p>
          </table:table-cell>
          <table:table-cell table:style-name="ce44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odsdienstleeraren en aan de dienst verbonden personen. Israeliten, rabbijn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odsdienstleeraren en aan de dienst verbonden personen. Israeliten, dienstdoende person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4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ouddraadtrekkers, passementwerkers, galonwerk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20" calcext:value-type="float">
            <text:p>20</text:p>
          </table:table-cell>
          <table:table-cell table:style-name="ce33"/>
          <table:table-cell table:style-name="ce33" office:value-type="float" office:value="23" calcext:value-type="float">
            <text:p>23</text:p>
          </table:table-cell>
          <table:table-cell table:style-name="ce33"/>
          <table:table-cell table:style-name="ce44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raanhandelaars, gistverkoo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4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raveurs op hout, metaal en steen, stempelsnij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riendbaz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roenten-, fruitverkoo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8" calcext:value-type="float">
            <text:p>8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82" calcext:value-type="float">
            <text:p>82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rondeigenar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7" calcext:value-type="float">
            <text:p>7</text:p>
          </table:table-cell>
          <table:table-cell table:style-name="ce44" office:value-type="float" office:value="39" calcext:value-type="float">
            <text:p>3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rossiers, slij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9" calcext:value-type="float">
            <text:p>9</text:p>
          </table:table-cell>
          <table:table-cell table:style-name="ce44" office:value-type="float" office:value="43" calcext:value-type="float">
            <text:p>4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Grutters, kruideni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13" calcext:value-type="float">
            <text:p>13</text:p>
          </table:table-cell>
          <table:table-cell table:style-name="ce44" office:value-type="float" office:value="132" calcext:value-type="float">
            <text:p>13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Haarwer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Handelsleerling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Handelsreizig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8" calcext:value-type="float">
            <text:p>18</text:p>
          </table:table-cell>
          <table:table-cell table:style-name="ce33"/>
          <table:table-cell table:style-name="ce33" office:value-type="float" office:value="18" calcext:value-type="float">
            <text:p>18</text:p>
          </table:table-cell>
          <table:table-cell table:style-name="ce33"/>
          <table:table-cell table:style-name="ce44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Handschoenen- en dassen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Haven- en bakenmees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4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Heemraden en verdere ambtenaren van de waterschapp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Heetmaaij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Hennep- en vlasbereiders en teel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Herbergiers, kasteleins, koffijhuishou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41" calcext:value-type="float">
            <text:p>41</text:p>
          </table:table-cell>
          <table:table-cell table:style-name="ce44" office:value-type="float" office:value="179" calcext:value-type="float">
            <text:p>17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Herders en veehoeders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50" calcext:value-type="float">
            <text:p>5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Hoeden-, petten- en stroohoedenmakers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6" calcext:value-type="float">
            <text:p>6</text:p>
          </table:table-cell>
          <table:table-cell table:style-name="ce44" office:value-type="float" office:value="74" calcext:value-type="float">
            <text:p>7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Hoogleeraren en leeraren aan hooge scholen, athenaea, seminarien, clinische scholen en akademi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44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Houthak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Houtzaagmolenaars, houtzagers, houtkoo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72" calcext:value-type="float">
            <text:p>7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Huisleerlingen</text:p>
          </table:table-cell>
          <table:table-cell/>
          <table:table-cell table:style-name="ce26" office:value-type="float" office:value="72" calcext:value-type="float">
            <text:p>72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23" calcext:value-type="float">
            <text:p>223</text:p>
          </table:table-cell>
          <table:table-cell table:style-name="ce44" office:value-type="float" office:value="428" calcext:value-type="float">
            <text:p>42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Ingenieurs en verdere ambtenaren van den waterstaat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2" calcext:value-type="float">
            <text:p>22</text:p>
          </table:table-cell>
          <table:table-cell table:style-name="ce33"/>
          <table:table-cell table:style-name="ce33" office:value-type="float" office:value="22" calcext:value-type="float">
            <text:p>22</text:p>
          </table:table-cell>
          <table:table-cell table:style-name="ce33"/>
          <table:table-cell table:style-name="ce44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Inleggers van levensbehoeft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Jag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Jagt (personen behoorende tot de)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Juweliers, goud- en zilversmeden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72" calcext:value-type="float">
            <text:p>7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aarders, wolkamm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25" calcext:value-type="float">
            <text:p>2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aarsenmakers (smeer- en was-)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8" calcext:value-type="float">
            <text:p>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abinet- en schrijnwerkers, kunstdraaijers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35" calcext:value-type="float">
            <text:p>35</text:p>
          </table:table-cell>
          <table:table-cell table:style-name="ce33"/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16" calcext:value-type="float">
            <text:p>316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317" calcext:value-type="float">
            <text:p>3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adetten van de landmagt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adetten van de zeemagt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alkbranders, cement- en trasma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antoor- en winkelbedienden, pakhuisknechts</text:p>
          </table:table-cell>
          <table:table-cell/>
          <table:table-cell table:style-name="ce26"/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44" calcext:value-type="float">
            <text:p>44</text:p>
          </table:table-cell>
          <table:table-cell table:style-name="ce44" office:value-type="float" office:value="372" calcext:value-type="float">
            <text:p>37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leedermakers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106" calcext:value-type="float">
            <text:p>106</text:p>
          </table:table-cell>
          <table:table-cell table:style-name="ce33"/>
          <table:table-cell table:style-name="ce33" office:value-type="float" office:value="998" calcext:value-type="float">
            <text:p>998</text:p>
          </table:table-cell>
          <table:table-cell table:style-name="ce33"/>
          <table:table-cell table:style-name="ce34" office:value-type="float" office:value="1109" calcext:value-type="float">
            <text:p>1,109</text:p>
          </table:table-cell>
          <table:table-cell table:style-name="ce33"/>
          <table:table-cell table:style-name="ce45" office:value-type="float" office:value="1109" calcext:value-type="float">
            <text:p>1,10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leederen- en gemaaktgoedverkoop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leinhandelaars, winkeli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568" calcext:value-type="float">
            <text:p>568</text:p>
          </table:table-cell>
          <table:table-cell table:style-name="ce33" office:value-type="float" office:value="369" calcext:value-type="float">
            <text:p>369</text:p>
          </table:table-cell>
          <table:table-cell table:style-name="ce33" office:value-type="float" office:value="569" calcext:value-type="float">
            <text:p>569</text:p>
          </table:table-cell>
          <table:table-cell table:style-name="ce33" office:value-type="float" office:value="369" calcext:value-type="float">
            <text:p>369</text:p>
          </table:table-cell>
          <table:table-cell table:style-name="ce44" office:value-type="float" office:value="938" calcext:value-type="float">
            <text:p>93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lerken en schrijvers bij notarissen, ontvangers, prokureurs, deurwaarders enz.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66" calcext:value-type="float">
            <text:p>66</text:p>
          </table:table-cell>
          <table:table-cell table:style-name="ce33"/>
          <table:table-cell table:style-name="ce33" office:value-type="float" office:value="66" calcext:value-type="float">
            <text:p>66</text:p>
          </table:table-cell>
          <table:table-cell table:style-name="ce33"/>
          <table:table-cell table:style-name="ce44" office:value-type="float" office:value="66" calcext:value-type="float">
            <text:p>6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lompenmak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152" calcext:value-type="float">
            <text:p>152</text:p>
          </table:table-cell>
          <table:table-cell table:style-name="ce33"/>
          <table:table-cell table:style-name="ce33" office:value-type="float" office:value="155" calcext:value-type="float">
            <text:p>155</text:p>
          </table:table-cell>
          <table:table-cell table:style-name="ce33"/>
          <table:table-cell table:style-name="ce44" office:value-type="float" office:value="155" calcext:value-type="float">
            <text:p>15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noopenmakers</text:p>
          </table:table-cell>
          <table:table-cell/>
          <table:table-cell table:style-name="ce26"/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olenbran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oninklijk Huis (personen, verbonden aan het)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ooplieden van verschillenden aard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45" calcext:value-type="float">
            <text:p>745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757" calcext:value-type="float">
            <text:p>757</text:p>
          </table:table-cell>
          <table:table-cell table:style-name="ce33" office:value-type="float" office:value="160" calcext:value-type="float">
            <text:p>160</text:p>
          </table:table-cell>
          <table:table-cell table:style-name="ce44" office:value-type="float" office:value="917" calcext:value-type="float">
            <text:p>9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oornmolenaa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121" calcext:value-type="float">
            <text:p>12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oornverschiet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oper- en blikslagers, draadvlechters, ketellappers</text:p>
          </table:table-cell>
          <table:table-cell/>
          <table:table-cell table:style-name="ce26"/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196" calcext:value-type="float">
            <text:p>19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oper-, klok- en geelgie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ostschoolhouders en onderwijz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8" calcext:value-type="float">
            <text:p>18</text:p>
          </table:table-cell>
          <table:table-cell table:style-name="ce44" office:value-type="float" office:value="42" calcext:value-type="float">
            <text:p>4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ostschoolleerlingen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97" calcext:value-type="float">
            <text:p>97</text:p>
          </table:table-cell>
          <table:table-cell table:style-name="ce44" office:value-type="float" office:value="231" calcext:value-type="float">
            <text:p>23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raankinder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ramers</text:p>
          </table:table-cell>
          <table:table-cell/>
          <table:table-cell table:style-name="ce26" office:value-type="float" office:value="4" calcext:value-type="float">
            <text:p>4</text:p>
          </table:table-cell>
          <table:table-cell table:style-name="ce33" table:number-columns-repeated="2"/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62" calcext:value-type="float">
            <text:p>62</text:p>
          </table:table-cell>
          <table:table-cell table:style-name="ce44" office:value-type="float" office:value="166" calcext:value-type="float">
            <text:p>16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ramm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rib- en dijkwerkers, heibaz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roeghouders, tappers enz.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65" calcext:value-type="float">
            <text:p>265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105" calcext:value-type="float">
            <text:p>105</text:p>
          </table:table-cell>
          <table:table-cell table:style-name="ce44" office:value-type="float" office:value="371" calcext:value-type="float">
            <text:p>37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ruidfabrijkanten en vuurwerkma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ruijers, sjouwers, schoenpoetsers</text:p>
          </table:table-cell>
          <table:table-cell/>
          <table:table-cell table:style-name="ce26"/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92" calcext:value-type="float">
            <text:p>9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rijgslieden van en boven den rang van 2den luitenant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47" calcext:value-type="float">
            <text:p>147</text:p>
          </table:table-cell>
          <table:table-cell table:style-name="ce33"/>
          <table:table-cell table:style-name="ce33" office:value-type="float" office:value="147" calcext:value-type="float">
            <text:p>147</text:p>
          </table:table-cell>
          <table:table-cell table:style-name="ce33"/>
          <table:table-cell table:style-name="ce44" office:value-type="float" office:value="147" calcext:value-type="float">
            <text:p>14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rijgslieden beneden den rang van 2den luitenant</text:p>
          </table:table-cell>
          <table:table-cell/>
          <table:table-cell table:style-name="ce26"/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29" calcext:value-type="float">
            <text:p>29</text:p>
          </table:table-cell>
          <table:table-cell table:style-name="ce33"/>
          <table:table-cell table:style-name="ce33" office:value-type="string" calcext:value-type="string">
            <text:p>1.58</text:p>
          </table:table-cell>
          <table:table-cell table:style-name="ce33"/>
          <table:table-cell table:style-name="ce34" office:value-type="float" office:value="1612" calcext:value-type="float">
            <text:p>1,612</text:p>
          </table:table-cell>
          <table:table-cell table:style-name="ce33"/>
          <table:table-cell table:style-name="ce45" office:value-type="float" office:value="1612" calcext:value-type="float">
            <text:p>1,6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uipers, hoepelmakers</text:p>
          </table:table-cell>
          <table:table-cell/>
          <table:table-cell table:style-name="ce26"/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33" office:value-type="float" office:value="142" calcext:value-type="float">
            <text:p>142</text:p>
          </table:table-cell>
          <table:table-cell table:style-name="ce33"/>
          <table:table-cell table:style-name="ce33" office:value-type="float" office:value="157" calcext:value-type="float">
            <text:p>157</text:p>
          </table:table-cell>
          <table:table-cell table:style-name="ce33"/>
          <table:table-cell table:style-name="ce44" office:value-type="float" office:value="157" calcext:value-type="float">
            <text:p>15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unstenaars, goochelaars enz.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unstkoopers, muzijk- en teekenhandelar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unstlak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unstoefenaren muzijkanten, muzijkmeesters, organisten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79" calcext:value-type="float">
            <text:p>7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unstoefenaren schild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49" calcext:value-type="float">
            <text:p>4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unstoefenaren teekenaars, teekenmeesters, daguerreotypeurs, decorateu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4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unstoefenaren tooneelspelers, dansmeesters, zang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unstwer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Kurkensnijd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4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Landbouwers</text:p>
          </table:table-cell>
          <table:table-cell/>
          <table:table-cell table:style-name="ce26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" calcext:value-type="float">
            <text:p>4</text:p>
          </table:table-cell>
          <table:table-cell table:style-name="ce34" office:value-type="float" office:value="2222" calcext:value-type="float">
            <text:p>2,222</text:p>
          </table:table-cell>
          <table:table-cell table:style-name="ce33" office:value-type="float" office:value="258" calcext:value-type="float">
            <text:p>258</text:p>
          </table:table-cell>
          <table:table-cell table:style-name="ce34" office:value-type="float" office:value="2283" calcext:value-type="float">
            <text:p>2,283</text:p>
          </table:table-cell>
          <table:table-cell table:style-name="ce33" office:value-type="float" office:value="268" calcext:value-type="float">
            <text:p>268</text:p>
          </table:table-cell>
          <table:table-cell table:style-name="ce45" office:value-type="float" office:value="2551" calcext:value-type="float">
            <text:p>2,55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Landhuishoudkundige scholen onderwijz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Landhuishoudkundige scholen leerling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Landmeters en teekenaars bij het kadaster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4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Lantaarnopste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44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Latijnsche scholen onderwijz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1" calcext:value-type="float">
            <text:p>21</text:p>
          </table:table-cell>
          <table:table-cell table:style-name="ce33"/>
          <table:table-cell table:style-name="ce33" office:value-type="float" office:value="21" calcext:value-type="float">
            <text:p>21</text:p>
          </table:table-cell>
          <table:table-cell table:style-name="ce33"/>
          <table:table-cell table:style-name="ce44" office:value-type="float" office:value="21" calcext:value-type="float">
            <text:p>2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Latijnsche scholen leerlingen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33" office:value-type="float" office:value="24" calcext:value-type="float">
            <text:p>24</text:p>
          </table:table-cell>
          <table:table-cell table:style-name="ce33"/>
          <table:table-cell table:style-name="ce44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Leerbereiders en looij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45" calcext:value-type="float">
            <text:p>145</text:p>
          </table:table-cell>
          <table:table-cell table:style-name="ce33"/>
          <table:table-cell table:style-name="ce33" office:value-type="float" office:value="145" calcext:value-type="float">
            <text:p>145</text:p>
          </table:table-cell>
          <table:table-cell table:style-name="ce33"/>
          <table:table-cell table:style-name="ce44" office:value-type="float" office:value="145" calcext:value-type="float">
            <text:p>14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Lettergiet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Liefdadige gestichten hoofd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9" calcext:value-type="float">
            <text:p>19</text:p>
          </table:table-cell>
          <table:table-cell table:style-name="ce44" office:value-type="float" office:value="39" calcext:value-type="float">
            <text:p>3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Liefdadige gestichten dienstdoend personeel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8" calcext:value-type="float">
            <text:p>28</text:p>
          </table:table-cell>
          <table:table-cell table:style-name="ce44" office:value-type="float" office:value="47" calcext:value-type="float">
            <text:p>4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Linieerd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Loodgieters en pompen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8" calcext:value-type="float">
            <text:p>38</text:p>
          </table:table-cell>
          <table:table-cell table:style-name="ce33"/>
          <table:table-cell table:style-name="ce33" office:value-type="float" office:value="38" calcext:value-type="float">
            <text:p>38</text:p>
          </table:table-cell>
          <table:table-cell table:style-name="ce33"/>
          <table:table-cell table:style-name="ce44" office:value-type="float" office:value="38" calcext:value-type="float">
            <text:p>3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Loodswezen en strandvonderij (personen behoorende tot)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Loodwitma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Lijmzied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Magazijn- en pakhuismeest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Makelaars en kargadoo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Mandenmakers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106" calcext:value-type="float">
            <text:p>10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Manufakturen /* fabrijkan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4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Manufakturen/* kooplied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Manufakturen /* werklied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4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Mariniers en zeelieden van en boven den rang van 2den luitenant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44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Mariniers en zeelieden beneden den rang van 2den luitenant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75" calcext:value-type="float">
            <text:p>75</text:p>
          </table:table-cell>
          <table:table-cell table:style-name="ce33"/>
          <table:table-cell table:style-name="ce33" office:value-type="float" office:value="75" calcext:value-type="float">
            <text:p>75</text:p>
          </table:table-cell>
          <table:table-cell table:style-name="ce33"/>
          <table:table-cell table:style-name="ce44" office:value-type="float" office:value="75" calcext:value-type="float">
            <text:p>7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Mattenmakers</text:p>
          </table:table-cell>
          <table:table-cell/>
          <table:table-cell table:style-name="ce26"/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 table:style-name="ce44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Meekrapbereiders en fabrijkant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Meesters (keur-, markt-, waag-), afslag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Melk-, boter-, kaasverkoo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8" calcext:value-type="float">
            <text:p>8</text:p>
          </table:table-cell>
          <table:table-cell table:style-name="ce44" office:value-type="float" office:value="26" calcext:value-type="float">
            <text:p>2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Messenmakers en slijp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4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Meters (kolen-, koorn-, hooi-, hout-, scheeps- enz.), wijnstek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33" office:value-type="float" office:value="16" calcext:value-type="float">
            <text:p>16</text:p>
          </table:table-cell>
          <table:table-cell table:style-name="ce33"/>
          <table:table-cell table:style-name="ce44" office:value-type="float" office:value="16" calcext:value-type="float">
            <text:p>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Metselaars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622" calcext:value-type="float">
            <text:p>62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28" calcext:value-type="float">
            <text:p>628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629" calcext:value-type="float">
            <text:p>62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Modemaaksters</text:p>
          </table:table-cell>
          <table:table-cell/>
          <table:table-cell table:style-name="ce26"/>
          <table:table-cell table:style-name="ce33" table:number-columns-repeated="6"/>
          <table:table-cell table:style-name="ce33" office:value-type="float" office:value="68" calcext:value-type="float">
            <text:p>68</text:p>
          </table:table-cell>
          <table:table-cell table:style-name="ce33"/>
          <table:table-cell table:style-name="ce33" office:value-type="float" office:value="68" calcext:value-type="float">
            <text:p>68</text:p>
          </table:table-cell>
          <table:table-cell table:style-name="ce44" office:value-type="float" office:value="68" calcext:value-type="float">
            <text:p>6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Molenmak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4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Moutmolenaa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Muzijkinstrument-, orgel-, forte pianomakers, stemmers en verkoop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4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Mijnwer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Naaisters, breisters, mangelhoudsters, plooisters, strijksters, waschvrouwen, werksters, nettenbreijers</text:p>
          </table:table-cell>
          <table:table-cell/>
          <table:table-cell table:style-name="ce26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3" calcext:value-type="float">
            <text:p>3</text:p>
          </table:table-cell>
          <table:table-cell table:style-name="ce34" office:value-type="float" office:value="2265" calcext:value-type="float">
            <text:p>2,265</text:p>
          </table:table-cell>
          <table:table-cell table:style-name="ce33" office:value-type="float" office:value="3" calcext:value-type="float">
            <text:p>3</text:p>
          </table:table-cell>
          <table:table-cell table:style-name="ce34" office:value-type="float" office:value="2371" calcext:value-type="float">
            <text:p>2,371</text:p>
          </table:table-cell>
          <table:table-cell table:style-name="ce45" office:value-type="float" office:value="2374" calcext:value-type="float">
            <text:p>2,37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Nachtwer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Notariss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0" calcext:value-type="float">
            <text:p>30</text:p>
          </table:table-cell>
          <table:table-cell table:style-name="ce33"/>
          <table:table-cell table:style-name="ce33" office:value-type="float" office:value="30" calcext:value-type="float">
            <text:p>30</text:p>
          </table:table-cell>
          <table:table-cell table:style-name="ce33"/>
          <table:table-cell table:style-name="ce44" office:value-type="float" office:value="30" calcext:value-type="float">
            <text:p>3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Notarissen (kandidaat)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44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Olieslagers en molenaa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34" calcext:value-type="float">
            <text:p>3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Omroepers, aanplak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4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Ondernemers en direkteurs van begrafenis- en ziekenfondsen/?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Ondernemers en direkteurs van naamlooze en verdere handel-maatschappij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Ondernemers en direkteurs van verzekering- en brandwaarborgmaatschappijen/?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Ondernemers en direkteurs van publieke wagens en verdere middelen van vervoer te water en te lande, postmees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4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Ondernemers en direkteurs van openbare werk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Onderwijzers, onderwijzeressen, ondermeesters, kweekelingen, gouverneurs, gouvernanten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187" calcext:value-type="float">
            <text:p>187</text:p>
          </table:table-cell>
          <table:table-cell table:style-name="ce33" office:value-type="float" office:value="98" calcext:value-type="float">
            <text:p>98</text:p>
          </table:table-cell>
          <table:table-cell table:style-name="ce44" office:value-type="float" office:value="285" calcext:value-type="float">
            <text:p>28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Opzigters, conducteurs enz.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7" calcext:value-type="float">
            <text:p>47</text:p>
          </table:table-cell>
          <table:table-cell table:style-name="ce33"/>
          <table:table-cell table:style-name="ce33" office:value-type="float" office:value="47" calcext:value-type="float">
            <text:p>47</text:p>
          </table:table-cell>
          <table:table-cell table:style-name="ce33"/>
          <table:table-cell table:style-name="ce44" office:value-type="float" office:value="47" calcext:value-type="float">
            <text:p>4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Orgeldraaijers, straatmuzijkanten</text:p>
          </table:table-cell>
          <table:table-cell/>
          <table:table-cell table:style-name="ce26"/>
          <table:table-cell table:style-name="ce33" table:number-columns-repeated="5"/>
          <table:table-cell table:number-columns-repeated="4" table:style-name="ce33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Oudijzer-, oude kleederen-, beenenverkoo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Paarden- en veehouders en verkoopers, koemel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7" calcext:value-type="float">
            <text:p>7</text:p>
          </table:table-cell>
          <table:table-cell table:style-name="ce44" office:value-type="float" office:value="48" calcext:value-type="float">
            <text:p>4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Paarden- en beestensnijd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Pannen-, potten-, pijpen-, steen- en tegelbakk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34" calcext:value-type="float">
            <text:p>13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Papier- en gekleurd papierfabrijkan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Papier- en gekleurd papierhandelaa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Papier- en gekleurd papierwerklieden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4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Parapluie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Pennenberei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Pikeu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Pik- en teersto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Plaat- en steendrukkers, plaatsnij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4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Pleistersgieters, boetseerd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30" calcext:value-type="float">
            <text:p>130</text:p>
          </table:table-cell>
          <table:table-cell table:style-name="ce33"/>
          <table:table-cell table:style-name="ce33" office:value-type="float" office:value="130" calcext:value-type="float">
            <text:p>130</text:p>
          </table:table-cell>
          <table:table-cell table:style-name="ce33"/>
          <table:table-cell table:style-name="ce44" office:value-type="float" office:value="130" calcext:value-type="float">
            <text:p>13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Prokureu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8" calcext:value-type="float">
            <text:p>18</text:p>
          </table:table-cell>
          <table:table-cell table:style-name="ce33"/>
          <table:table-cell table:style-name="ce33" office:value-type="float" office:value="18" calcext:value-type="float">
            <text:p>18</text:p>
          </table:table-cell>
          <table:table-cell table:style-name="ce33"/>
          <table:table-cell table:style-name="ce44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Publieke vrouwen, publiekhuishou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9" calcext:value-type="float">
            <text:p>19</text:p>
          </table:table-cell>
          <table:table-cell table:style-name="ce44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Pijpen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Ree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Regterlijke magt (ambtenaren der)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77" calcext:value-type="float">
            <text:p>77</text:p>
          </table:table-cell>
          <table:table-cell table:style-name="ce33"/>
          <table:table-cell table:style-name="ce33" office:value-type="float" office:value="77" calcext:value-type="float">
            <text:p>77</text:p>
          </table:table-cell>
          <table:table-cell table:style-name="ce33"/>
          <table:table-cell table:style-name="ce44" office:value-type="float" office:value="77" calcext:value-type="float">
            <text:p>7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Renteniers, partikulier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251" calcext:value-type="float">
            <text:p>251</text:p>
          </table:table-cell>
          <table:table-cell table:style-name="ce44" office:value-type="float" office:value="410" calcext:value-type="float">
            <text:p>4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Rentmees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4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Rijtuig-, wagen-, koffer-, zadelmakers</text:p>
          </table:table-cell>
          <table:table-cell/>
          <table:table-cell table:style-name="ce26"/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1" calcext:value-type="float">
            <text:p>21</text:p>
          </table:table-cell>
          <table:table-cell table:style-name="ce33"/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4" calcext:value-type="float">
            <text:p>4</text:p>
          </table:table-cell>
          <table:table-cell table:style-name="ce44" office:value-type="float" office:value="251" calcext:value-type="float">
            <text:p>25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Rijtuigschil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chaarslijp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4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chat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4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cheep-, blok-, mast- en zeilmakers, rafactiemeesters, scheepsloopers, takelaa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51" calcext:value-type="float">
            <text:p>51</text:p>
          </table:table-cell>
          <table:table-cell table:style-name="ce33"/>
          <table:table-cell table:style-name="ce33" office:value-type="float" office:value="52" calcext:value-type="float">
            <text:p>52</text:p>
          </table:table-cell>
          <table:table-cell table:style-name="ce33"/>
          <table:table-cell table:style-name="ce44" office:value-type="float" office:value="52" calcext:value-type="float">
            <text:p>5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cheepswa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cheikundige voorwerpen en verfwaren (fabrijkanten en werklieden in)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chelpvisschers, schulp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chermmeest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childers (huis-), glazenmakers</text:p>
          </table:table-cell>
          <table:table-cell/>
          <table:table-cell table:style-name="ce26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2" calcext:value-type="float">
            <text:p>32</text:p>
          </table:table-cell>
          <table:table-cell table:style-name="ce33"/>
          <table:table-cell table:style-name="ce33" office:value-type="float" office:value="501" calcext:value-type="float">
            <text:p>50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36" calcext:value-type="float">
            <text:p>536</text:p>
          </table:table-cell>
          <table:table-cell table:style-name="ce33" office:value-type="float" office:value="4" calcext:value-type="float">
            <text:p>4</text:p>
          </table:table-cell>
          <table:table-cell table:style-name="ce44" office:value-type="float" office:value="540" calcext:value-type="float">
            <text:p>54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33" office:value-type="float" office:value="486" calcext:value-type="float">
            <text:p>486</text:p>
          </table:table-cell>
          <table:table-cell table:style-name="ce33"/>
          <table:table-cell table:style-name="ce33" office:value-type="float" office:value="504" calcext:value-type="float">
            <text:p>504</text:p>
          </table:table-cell>
          <table:table-cell table:style-name="ce33"/>
          <table:table-cell table:style-name="ce44" office:value-type="float" office:value="504" calcext:value-type="float">
            <text:p>50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choenmakers en lappers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101" calcext:value-type="float">
            <text:p>101</text:p>
          </table:table-cell>
          <table:table-cell table:style-name="ce33"/>
          <table:table-cell table:style-name="ce34" office:value-type="float" office:value="1040" calcext:value-type="float">
            <text:p>1,040</text:p>
          </table:table-cell>
          <table:table-cell table:style-name="ce33" office:value-type="float" office:value="5" calcext:value-type="float">
            <text:p>5</text:p>
          </table:table-cell>
          <table:table-cell table:style-name="ce34" office:value-type="float" office:value="1153" calcext:value-type="float">
            <text:p>1,153</text:p>
          </table:table-cell>
          <table:table-cell table:style-name="ce33" office:value-type="float" office:value="5" calcext:value-type="float">
            <text:p>5</text:p>
          </table:table-cell>
          <table:table-cell table:style-name="ce45" office:value-type="float" office:value="1158" calcext:value-type="float">
            <text:p>1,15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choolleerlingen</text:p>
          </table:table-cell>
          <table:table-cell/>
          <table:table-cell table:style-name="ce27" office:value-type="float" office:value="2527" calcext:value-type="float">
            <text:p>2,527</text:p>
          </table:table-cell>
          <table:table-cell table:style-name="ce34" office:value-type="float" office:value="2130" calcext:value-type="float">
            <text:p>2,130</text:p>
          </table:table-cell>
          <table:table-cell table:style-name="ce33" office:value-type="float" office:value="990" calcext:value-type="float">
            <text:p>990</text:p>
          </table:table-cell>
          <table:table-cell table:style-name="ce33" office:value-type="float" office:value="894" calcext:value-type="float">
            <text:p>894</text:p>
          </table:table-cell>
          <table:table-cell table:style-name="ce34" office:value-type="float" office:value="1028" calcext:value-type="float">
            <text:p>1,028</text:p>
          </table:table-cell>
          <table:table-cell table:style-name="ce33" office:value-type="float" office:value="864" calcext:value-type="float">
            <text:p>864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42" calcext:value-type="float">
            <text:p>142</text:p>
          </table:table-cell>
          <table:table-cell table:style-name="ce34" office:value-type="float" office:value="4676" calcext:value-type="float">
            <text:p>4,676</text:p>
          </table:table-cell>
          <table:table-cell table:style-name="ce34" office:value-type="float" office:value="4030" calcext:value-type="float">
            <text:p>4,030</text:p>
          </table:table-cell>
          <table:table-cell table:style-name="ce45" office:value-type="float" office:value="8706" calcext:value-type="float">
            <text:p>8,70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choorsteenveg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8" calcext:value-type="float">
            <text:p>18</text:p>
          </table:table-cell>
          <table:table-cell table:style-name="ce33"/>
          <table:table-cell table:style-name="ce33" office:value-type="float" office:value="19" calcext:value-type="float">
            <text:p>19</text:p>
          </table:table-cell>
          <table:table-cell table:style-name="ce33"/>
          <table:table-cell table:style-name="ce44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lijpers (diamant-, glas-, marmer-, metaal- enz.)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meden grof-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33" office:value-type="float" office:value="201" calcext:value-type="float">
            <text:p>201</text:p>
          </table:table-cell>
          <table:table-cell table:style-name="ce33"/>
          <table:table-cell table:style-name="ce33" office:value-type="float" office:value="216" calcext:value-type="float">
            <text:p>216</text:p>
          </table:table-cell>
          <table:table-cell table:style-name="ce33"/>
          <table:table-cell table:style-name="ce44" office:value-type="float" office:value="216" calcext:value-type="float">
            <text:p>2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meden hoef-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41" calcext:value-type="float">
            <text:p>4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meden kagchel- en andere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33" calcext:value-type="float">
            <text:p>33</text:p>
          </table:table-cell>
          <table:table-cell table:style-name="ce33"/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6" calcext:value-type="float">
            <text:p>6</text:p>
          </table:table-cell>
          <table:table-cell table:style-name="ce44" office:value-type="float" office:value="321" calcext:value-type="float">
            <text:p>32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olliciteu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peldenfabrijkanten en werklied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piegelmakers en verkoo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pinners, spoelders, wevers</text:p>
          </table:table-cell>
          <table:table-cell/>
          <table:table-cell table:style-name="ce26"/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89" calcext:value-type="float">
            <text:p>289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317" calcext:value-type="float">
            <text:p>317</text:p>
          </table:table-cell>
          <table:table-cell table:style-name="ce33" office:value-type="float" office:value="130" calcext:value-type="float">
            <text:p>130</text:p>
          </table:table-cell>
          <table:table-cell table:style-name="ce44" office:value-type="float" office:value="447" calcext:value-type="float">
            <text:p>44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poorweg- en stoombootbeamb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39" calcext:value-type="float">
            <text:p>3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pijkermak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24" calcext:value-type="float">
            <text:p>24</text:p>
          </table:table-cell>
          <table:table-cell table:style-name="ce33"/>
          <table:table-cell table:style-name="ce33" office:value-type="float" office:value="27" calcext:value-type="float">
            <text:p>27</text:p>
          </table:table-cell>
          <table:table-cell table:style-name="ce33"/>
          <table:table-cell table:style-name="ce44" office:value-type="float" office:value="27" calcext:value-type="float">
            <text:p>2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talhouders, rijtuigverhuur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8" calcext:value-type="float">
            <text:p>8</text:p>
          </table:table-cell>
          <table:table-cell table:style-name="ce44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teenhouwers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56" calcext:value-type="float">
            <text:p>5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teenkolen-, hout- en turfverkoo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44" office:value-type="float" office:value="35" calcext:value-type="float">
            <text:p>3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telzie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toelen-bekleeders, draaijers, matt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9" calcext:value-type="float">
            <text:p>19</text:p>
          </table:table-cell>
          <table:table-cell table:style-name="ce44" office:value-type="float" office:value="248" calcext:value-type="float">
            <text:p>24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toffenverwers, glanz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" calcext:value-type="float">
            <text:p>4</text:p>
          </table:table-cell>
          <table:table-cell table:style-name="ce44" office:value-type="float" office:value="62" calcext:value-type="float">
            <text:p>6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traat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8" calcext:value-type="float">
            <text:p>18</text:p>
          </table:table-cell>
          <table:table-cell table:style-name="ce33"/>
          <table:table-cell table:style-name="ce33" office:value-type="float" office:value="18" calcext:value-type="float">
            <text:p>18</text:p>
          </table:table-cell>
          <table:table-cell table:style-name="ce33"/>
          <table:table-cell table:style-name="ce44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tudenten aan hooge scholen, athenaea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44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tudenten aan academien, clinische scholen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4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tudenten aan seminarien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48" calcext:value-type="float">
            <text:p>48</text:p>
          </table:table-cell>
          <table:table-cell table:style-name="ce33"/>
          <table:table-cell table:style-name="ce33" office:value-type="float" office:value="115" calcext:value-type="float">
            <text:p>115</text:p>
          </table:table-cell>
          <table:table-cell table:style-name="ce33"/>
          <table:table-cell table:style-name="ce33" office:value-type="float" office:value="164" calcext:value-type="float">
            <text:p>164</text:p>
          </table:table-cell>
          <table:table-cell table:style-name="ce33"/>
          <table:table-cell table:style-name="ce44" office:value-type="float" office:value="164" calcext:value-type="float">
            <text:p>16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tukadoors, witters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58" calcext:value-type="float">
            <text:p>58</text:p>
          </table:table-cell>
          <table:table-cell table:style-name="ce33"/>
          <table:table-cell table:style-name="ce33" office:value-type="float" office:value="59" calcext:value-type="float">
            <text:p>59</text:p>
          </table:table-cell>
          <table:table-cell table:style-name="ce33"/>
          <table:table-cell table:style-name="ce44" office:value-type="float" office:value="59" calcext:value-type="float">
            <text:p>5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tijfselfabrijkan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uiker- en pastijbak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4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Suikerraffinadeu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Taalmeesters, translateu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Tabak- en sigarenfabrijkanten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67" calcext:value-type="float">
            <text:p>16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Tabak- en sigarenkervers</text:p>
          </table:table-cell>
          <table:table-cell/>
          <table:table-cell table:style-name="ce26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33" office:value-type="float" office:value="59" calcext:value-type="float">
            <text:p>59</text:p>
          </table:table-cell>
          <table:table-cell table:style-name="ce33"/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171" calcext:value-type="float">
            <text:p>17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Tabak- en sigarenplan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7" calcext:value-type="float">
            <text:p>7</text:p>
          </table:table-cell>
          <table:table-cell table:style-name="ce44" office:value-type="float" office:value="112" calcext:value-type="float">
            <text:p>1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Tabak- en sigarenverkoo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4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Tapijtfabrijkan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Timmerlieden, kistenmakers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66" calcext:value-type="float">
            <text:p>66</text:p>
          </table:table-cell>
          <table:table-cell table:style-name="ce33"/>
          <table:table-cell table:style-name="ce34" office:value-type="float" office:value="1047" calcext:value-type="float">
            <text:p>1,047</text:p>
          </table:table-cell>
          <table:table-cell table:style-name="ce33"/>
          <table:table-cell table:style-name="ce34" office:value-type="float" office:value="1114" calcext:value-type="float">
            <text:p>1,114</text:p>
          </table:table-cell>
          <table:table-cell table:style-name="ce33"/>
          <table:table-cell table:style-name="ce45" office:value-type="float" office:value="1114" calcext:value-type="float">
            <text:p>1,1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Tinnegiet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Tol- en pontgaarders, brug- en sluiswach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36" calcext:value-type="float">
            <text:p>3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Touwslagers, baanwerkers</text:p>
          </table:table-cell>
          <table:table-cell/>
          <table:table-cell table:style-name="ce26"/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70" calcext:value-type="float">
            <text:p>70</text:p>
          </table:table-cell>
          <table:table-cell table:style-name="ce33"/>
          <table:table-cell table:style-name="ce33" office:value-type="float" office:value="83" calcext:value-type="float">
            <text:p>83</text:p>
          </table:table-cell>
          <table:table-cell table:style-name="ce33"/>
          <table:table-cell table:style-name="ce44" office:value-type="float" office:value="83" calcext:value-type="float">
            <text:p>8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Traansto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Turf-, koorn- en kolendrag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" calcext:value-type="float">
            <text:p>4</text:p>
          </table:table-cell>
          <table:table-cell table:style-name="ce44" office:value-type="float" office:value="44" calcext:value-type="float">
            <text:p>4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Uitdragers, uitventers, leur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26" calcext:value-type="float">
            <text:p>26</text:p>
          </table:table-cell>
          <table:table-cell table:style-name="ce44" office:value-type="float" office:value="92" calcext:value-type="float">
            <text:p>9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Uurwerkmak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90" calcext:value-type="float">
            <text:p>9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Veearts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9" calcext:value-type="float">
            <text:p>19</text:p>
          </table:table-cell>
          <table:table-cell table:style-name="ce33"/>
          <table:table-cell table:style-name="ce33" office:value-type="float" office:value="19" calcext:value-type="float">
            <text:p>19</text:p>
          </table:table-cell>
          <table:table-cell table:style-name="ce33"/>
          <table:table-cell table:style-name="ce44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Veenlieden, turfboer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Vendumees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Vergulders, lijsten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Vill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Vischdroogers en rookers</text:p>
          </table:table-cell>
          <table:table-cell/>
          <table:table-cell table:style-name="ce26"/>
          <table:table-cell table:style-name="ce33" table:number-columns-repeated="6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4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Vischverkoo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4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Visschers</text:p>
          </table:table-cell>
          <table:table-cell/>
          <table:table-cell table:style-name="ce26"/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33" office:value-type="float" office:value="243" calcext:value-type="float">
            <text:p>24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262" calcext:value-type="float">
            <text:p>26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Vleeschhouwers, spekslagers, poeli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14" calcext:value-type="float">
            <text:p>31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17" calcext:value-type="float">
            <text:p>317</text:p>
          </table:table-cell>
          <table:table-cell table:style-name="ce33" office:value-type="float" office:value="5" calcext:value-type="float">
            <text:p>5</text:p>
          </table:table-cell>
          <table:table-cell table:style-name="ce44" office:value-type="float" office:value="322" calcext:value-type="float">
            <text:p>32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Voddenrap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Voerlieden, koetsiers, loopers, postknechten en sleep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33" office:value-type="float" office:value="551" calcext:value-type="float">
            <text:p>55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62" calcext:value-type="float">
            <text:p>562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564" calcext:value-type="float">
            <text:p>56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Vogelverkoopers, kooiboer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4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Wafel- en poffertjesbak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Watermolenaa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Wek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Werktuigkundigen en makers, balans- en brandspuitmak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2" calcext:value-type="float">
            <text:p>22</text:p>
          </table:table-cell>
          <table:table-cell table:style-name="ce33"/>
          <table:table-cell table:style-name="ce33" office:value-type="float" office:value="23" calcext:value-type="float">
            <text:p>23</text:p>
          </table:table-cell>
          <table:table-cell table:style-name="ce33"/>
          <table:table-cell table:style-name="ce44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Wijnhandelaa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68" calcext:value-type="float">
            <text:p>6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IJkmees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IJzer- en koperdraaij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IJzergiet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Zaadverkoop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Zaakwaarnemers, commissionnai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77" calcext:value-type="float">
            <text:p>7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Zakkenmakers en verhuurd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Zandverkoo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Zeepzie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Zeevaartscholen onderwijz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Zeevaartscholen leerling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Ziekenoppass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Zoutzie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Zwaardveg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Zwavelstokkenmakers en verkoo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Zijdeteelt (personen behoorende tot de)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Verschillende beroepen</text:p>
          </table:table-cell>
          <table:table-cell/>
          <table:table-cell table:style-name="ce26"/>
          <table:table-cell table:style-name="ce33" table:number-columns-repeated="5"/>
          <table:table-cell table:number-columns-repeated="4" table:style-name="ce33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Zonder beroep</text:p>
          </table:table-cell>
          <table:table-cell/>
          <table:table-cell table:style-name="ce27" office:value-type="float" office:value="8366" calcext:value-type="float">
            <text:p>8,366</text:p>
          </table:table-cell>
          <table:table-cell table:style-name="ce34" office:value-type="float" office:value="8706" calcext:value-type="float">
            <text:p>8,706</text:p>
          </table:table-cell>
          <table:table-cell table:style-name="ce33" office:value-type="float" office:value="979" calcext:value-type="float">
            <text:p>979</text:p>
          </table:table-cell>
          <table:table-cell table:style-name="ce34" office:value-type="float" office:value="1197" calcext:value-type="float">
            <text:p>1,197</text:p>
          </table:table-cell>
          <table:table-cell table:style-name="ce34" office:value-type="float" office:value="1821" calcext:value-type="float">
            <text:p>1,821</text:p>
          </table:table-cell>
          <table:table-cell table:style-name="ce34" office:value-type="float" office:value="2585" calcext:value-type="float">
            <text:p>2,585</text:p>
          </table:table-cell>
          <table:table-cell table:style-name="ce34" office:value-type="float" office:value="3472" calcext:value-type="float">
            <text:p>3,472</text:p>
          </table:table-cell>
          <table:table-cell table:style-name="ce34" office:value-type="float" office:value="23985" calcext:value-type="float">
            <text:p>23,985</text:p>
          </table:table-cell>
          <table:table-cell table:style-name="ce33" office:value-type="string" calcext:value-type="string">
            <text:p>14.641/1</text:p>
          </table:table-cell>
          <table:table-cell table:style-name="ce33" office:value-type="string" calcext:value-type="string">
            <text:p>36.505/2</text:p>
          </table:table-cell>
          <table:table-cell table:style-name="ce45" office:value-type="float" office:value="51146" calcext:value-type="float">
            <text:p>51,14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Beroep onbekend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VIJFTIEN STEDEN.</text:p>
          </table:table-cell>
          <table:table-cell table:style-name="ce16" office:value-type="string" calcext:value-type="string">
            <text:p>TOTAAL</text:p>
          </table:table-cell>
          <table:table-cell/>
          <table:table-cell table:style-name="ce27" office:value-type="float" office:value="10993" calcext:value-type="float">
            <text:p>10,993</text:p>
          </table:table-cell>
          <table:table-cell table:style-name="ce34" office:value-type="float" office:value="10924" calcext:value-type="float">
            <text:p>10,924</text:p>
          </table:table-cell>
          <table:table-cell table:style-name="ce34" office:value-type="float" office:value="2105" calcext:value-type="float">
            <text:p>2,105</text:p>
          </table:table-cell>
          <table:table-cell table:style-name="ce34" office:value-type="float" office:value="2167" calcext:value-type="float">
            <text:p>2,167</text:p>
          </table:table-cell>
          <table:table-cell table:style-name="ce34" office:value-type="float" office:value="4182" calcext:value-type="float">
            <text:p>4,182</text:p>
          </table:table-cell>
          <table:table-cell table:style-name="ce34" office:value-type="float" office:value="3921" calcext:value-type="float">
            <text:p>3,921</text:p>
          </table:table-cell>
          <table:table-cell table:style-name="ce34" office:value-type="float" office:value="30396" calcext:value-type="float">
            <text:p>30,396</text:p>
          </table:table-cell>
          <table:table-cell table:style-name="ce34" office:value-type="float" office:value="34916" calcext:value-type="float">
            <text:p>34,916</text:p>
          </table:table-cell>
          <table:table-cell table:style-name="ce34" office:value-type="float" office:value="47679" calcext:value-type="float">
            <text:p>47,679</text:p>
          </table:table-cell>
          <table:table-cell table:style-name="ce34" office:value-type="float" office:value="51960" calcext:value-type="float">
            <text:p>51,960</text:p>
          </table:table-cell>
          <table:table-cell table:style-name="ce45" office:value-type="float" office:value="99639" calcext:value-type="float">
            <text:p>99,63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Aannem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9" calcext:value-type="float">
            <text:p>19</text:p>
          </table:table-cell>
          <table:table-cell table:style-name="ce33"/>
          <table:table-cell table:style-name="ce33" office:value-type="float" office:value="19" calcext:value-type="float">
            <text:p>19</text:p>
          </table:table-cell>
          <table:table-cell table:style-name="ce33"/>
          <table:table-cell table:style-name="ce44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Aardappelenmeelfabrijkan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Aardewerk- en porceleinfabrijkan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Aardewerk- en porceleinkooplied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Advoka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4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Afbraakverkoop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Aluinfabrijkant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Ambtenaren Staats-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26" calcext:value-type="float">
            <text:p>426</text:p>
          </table:table-cell>
          <table:table-cell table:style-name="ce33"/>
          <table:table-cell table:style-name="ce33" office:value-type="float" office:value="426" calcext:value-type="float">
            <text:p>426</text:p>
          </table:table-cell>
          <table:table-cell table:style-name="ce33"/>
          <table:table-cell table:style-name="ce44" office:value-type="float" office:value="426" calcext:value-type="float">
            <text:p>42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Ambtenaren Provinciale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44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Ambtenaren Gemeente-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95" calcext:value-type="float">
            <text:p>195</text:p>
          </table:table-cell>
          <table:table-cell table:style-name="ce33"/>
          <table:table-cell table:style-name="ce33" office:value-type="float" office:value="195" calcext:value-type="float">
            <text:p>195</text:p>
          </table:table-cell>
          <table:table-cell table:style-name="ce33"/>
          <table:table-cell table:style-name="ce44" office:value-type="float" office:value="195" calcext:value-type="float">
            <text:p>19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Ambtenaren Niet genoemde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Apothekers, drogisten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44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Arbeiders, daglooners</text:p>
          </table:table-cell>
          <table:table-cell/>
          <table:table-cell table:style-name="ce26" office:value-type="float" office:value="16" calcext:value-type="float">
            <text:p>1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920" calcext:value-type="float">
            <text:p>920</text:p>
          </table:table-cell>
          <table:table-cell table:style-name="ce33" office:value-type="float" office:value="386" calcext:value-type="float">
            <text:p>386</text:p>
          </table:table-cell>
          <table:table-cell table:style-name="ce34" office:value-type="float" office:value="25609" calcext:value-type="float">
            <text:p>25,609</text:p>
          </table:table-cell>
          <table:table-cell table:style-name="ce34" office:value-type="float" office:value="8062" calcext:value-type="float">
            <text:p>8,062</text:p>
          </table:table-cell>
          <table:table-cell table:style-name="ce34" office:value-type="float" office:value="26621" calcext:value-type="float">
            <text:p>26,621</text:p>
          </table:table-cell>
          <table:table-cell table:style-name="ce33" office:value-type="string" calcext:value-type="string">
            <text:p>8.496/1</text:p>
          </table:table-cell>
          <table:table-cell table:style-name="ce45" office:value-type="float" office:value="35117" calcext:value-type="float">
            <text:p>35,1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Asch-, bagger-, vuilnislied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Azijnstokers, kunstazijn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aardscheerders, kappers, paruiken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33" calcext:value-type="float">
            <text:p>3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adstoofhoud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ankiers, effektenhandelaars, geldwisselaars, kassi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ed- en matrassenmakers en verhuurders, behangers, stoffeer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4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eeldhouwers, lofwerksnij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eleenbankhouders, inbrengers enz.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esteders</text:p>
          </table:table-cell>
          <table:table-cell/>
          <table:table-cell table:style-name="ce26"/>
          <table:table-cell table:style-name="ce33" table:number-columns-repeated="6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estellers, expediteurs, factoors, voetboden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210" calcext:value-type="float">
            <text:p>210</text:p>
          </table:table-cell>
          <table:table-cell table:style-name="ce44" office:value-type="float" office:value="275" calcext:value-type="float">
            <text:p>27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ezembinders, rietboeren, rijswerk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6" calcext:value-type="float">
            <text:p>6</text:p>
          </table:table-cell>
          <table:table-cell table:style-name="ce44" office:value-type="float" office:value="208" calcext:value-type="float">
            <text:p>20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ierbrouwers, bierste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54" calcext:value-type="float">
            <text:p>54</text:p>
          </table:table-cell>
          <table:table-cell table:style-name="ce33"/>
          <table:table-cell table:style-name="ce33" office:value-type="float" office:value="54" calcext:value-type="float">
            <text:p>54</text:p>
          </table:table-cell>
          <table:table-cell table:style-name="ce33"/>
          <table:table-cell table:style-name="ce44" office:value-type="float" office:value="54" calcext:value-type="float">
            <text:p>5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illard-, kaatsballen-ma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leek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19" calcext:value-type="float">
            <text:p>19</text:p>
          </table:table-cell>
          <table:table-cell table:style-name="ce44" office:value-type="float" office:value="72" calcext:value-type="float">
            <text:p>7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lik- en pleetwerkers, lampenma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loemisten, boomkweekers, tuiniers, warmoezeniers</text:p>
          </table:table-cell>
          <table:table-cell/>
          <table:table-cell table:style-name="ce26"/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55" calcext:value-type="float">
            <text:p>455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462" calcext:value-type="float">
            <text:p>462</text:p>
          </table:table-cell>
          <table:table-cell table:style-name="ce33" office:value-type="float" office:value="27" calcext:value-type="float">
            <text:p>27</text:p>
          </table:table-cell>
          <table:table-cell table:style-name="ce44" office:value-type="float" office:value="489" calcext:value-type="float">
            <text:p>48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oekbinders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4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oek- en dagbladdrukkers en verkoopers mees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4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oek- en dagbladdrukkers en verkoopers knechts, letterzett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ontwer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ordpapier (werkers in) doozen-, kaartenma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orduurwerkers, kantwer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orstel-, kaarden-, kammen-, rijven-, zeeften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49" calcext:value-type="float">
            <text:p>4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ouwmees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4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randers en stokers van stroop, likeuren, sterke drank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4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reuk- en draagbanden-, keurslijvenma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rillenslijpers en verkoop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rood-, kleingoed-, koek- en banketbakkers en slijters</text:p>
          </table:table-cell>
          <table:table-cell/>
          <table:table-cell table:style-name="ce26"/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42" calcext:value-type="float">
            <text:p>42</text:p>
          </table:table-cell>
          <table:table-cell table:style-name="ce33"/>
          <table:table-cell table:style-name="ce33" office:value-type="float" office:value="887" calcext:value-type="float">
            <text:p>887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931" calcext:value-type="float">
            <text:p>931</text:p>
          </table:table-cell>
          <table:table-cell table:style-name="ce33" office:value-type="float" office:value="26" calcext:value-type="float">
            <text:p>26</text:p>
          </table:table-cell>
          <table:table-cell table:style-name="ce44" office:value-type="float" office:value="957" calcext:value-type="float">
            <text:p>95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ijenteelt (personen behoorende tot de)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44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Chicoreifabrijkan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Chocoladefabrijkant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Dagbladschrijvers, letterkundig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Debiteurs en gedelegeerden in de loterij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Dekkers (lei-, pannen-, riet-)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30" calcext:value-type="float">
            <text:p>430</text:p>
          </table:table-cell>
          <table:table-cell table:style-name="ce33"/>
          <table:table-cell table:style-name="ce33" office:value-type="float" office:value="434" calcext:value-type="float">
            <text:p>434</text:p>
          </table:table-cell>
          <table:table-cell table:style-name="ce33"/>
          <table:table-cell table:style-name="ce44" office:value-type="float" office:value="434" calcext:value-type="float">
            <text:p>43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Deurwaar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2" calcext:value-type="float">
            <text:p>32</text:p>
          </table:table-cell>
          <table:table-cell table:style-name="ce33"/>
          <table:table-cell table:style-name="ce33" office:value-type="float" office:value="32" calcext:value-type="float">
            <text:p>32</text:p>
          </table:table-cell>
          <table:table-cell table:style-name="ce33"/>
          <table:table-cell table:style-name="ce44" office:value-type="float" office:value="32" calcext:value-type="float">
            <text:p>3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Dienstboden, bakers, huisbewaarders, minnen, oppassers, portiers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750" calcext:value-type="float">
            <text:p>750</text:p>
          </table:table-cell>
          <table:table-cell table:style-name="ce34" office:value-type="float" office:value="3810" calcext:value-type="float">
            <text:p>3,810</text:p>
          </table:table-cell>
          <table:table-cell table:style-name="ce34" office:value-type="float" office:value="8593" calcext:value-type="float">
            <text:p>8,593</text:p>
          </table:table-cell>
          <table:table-cell table:style-name="ce33" office:value-type="string" calcext:value-type="string">
            <text:p>4.119/2</text:p>
          </table:table-cell>
          <table:table-cell table:style-name="ce33" office:value-type="string" calcext:value-type="string">
            <text:p>9.392/3</text:p>
          </table:table-cell>
          <table:table-cell table:style-name="ce45" office:value-type="float" office:value="13511" calcext:value-type="float">
            <text:p>13,5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Doodgravers, bedienaars van begrafenissen, verhuurders van rouwkleeder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4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Fabrijkanten van verschillenden aard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21" calcext:value-type="float">
            <text:p>21</text:p>
          </table:table-cell>
          <table:table-cell table:style-name="ce44" office:value-type="float" office:value="86" calcext:value-type="float">
            <text:p>8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Fineerzag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aarkeukenhou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alanteriewarenhandelaa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aren- en bandwinkeli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asfabrijkant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eneesheeren, heelmeesters, officieren van gezondheid, oog- en tandmeesters, vroedmeesters, vroedvrouwen enz.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62" calcext:value-type="float">
            <text:p>62</text:p>
          </table:table-cell>
          <table:table-cell table:style-name="ce44" office:value-type="float" office:value="213" calcext:value-type="float">
            <text:p>2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epensioneerden (burgerlijke en militaire)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653" calcext:value-type="float">
            <text:p>653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653" calcext:value-type="float">
            <text:p>653</text:p>
          </table:table-cell>
          <table:table-cell table:style-name="ce33" office:value-type="float" office:value="37" calcext:value-type="float">
            <text:p>37</text:p>
          </table:table-cell>
          <table:table-cell table:style-name="ce44" office:value-type="float" office:value="690" calcext:value-type="float">
            <text:p>69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eschutgieters, geweer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ezantschappen en consulaten (personen behoorende tot de)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lasblaz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4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odsdienstleeraren en aan de dienst verbonden personen. Protestanten, predikan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71" calcext:value-type="float">
            <text:p>171</text:p>
          </table:table-cell>
          <table:table-cell table:style-name="ce33"/>
          <table:table-cell table:style-name="ce33" office:value-type="float" office:value="171" calcext:value-type="float">
            <text:p>171</text:p>
          </table:table-cell>
          <table:table-cell table:style-name="ce33"/>
          <table:table-cell table:style-name="ce44" office:value-type="float" office:value="171" calcext:value-type="float">
            <text:p>17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odsdienstleeraren en aan de dienst verbonden personen. Protestanten, dienstdoende person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odsdienstleeraren en aan de dienst verbonden personen. Roomsch-Catholijken, pastoors, kapellaan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46" calcext:value-type="float">
            <text:p>146</text:p>
          </table:table-cell>
          <table:table-cell table:style-name="ce33"/>
          <table:table-cell table:style-name="ce33" office:value-type="float" office:value="146" calcext:value-type="float">
            <text:p>146</text:p>
          </table:table-cell>
          <table:table-cell table:style-name="ce33"/>
          <table:table-cell table:style-name="ce44" office:value-type="float" office:value="146" calcext:value-type="float">
            <text:p>14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odsdienstleeraren en aan de dienst verbonden personen. Roomsch-Catholijken, dienstdoende person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9" calcext:value-type="float">
            <text:p>9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odsdienstleeraren en aan de dienst verbonden personen. Roomsch-Catholijken, kloosterlingen, geestelijke zusters</text:p>
          </table:table-cell>
          <table:table-cell/>
          <table:table-cell table:style-name="ce26"/>
          <table:table-cell table:style-name="ce33" table:number-columns-repeated="6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4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odsdienstleeraren en aan de dienst verbonden personen. Israeliten, rabbijn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odsdienstleeraren en aan de dienst verbonden personen. Israeliten, dienstdoende person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ouddraadtrekkers, passementwerkers, galonwer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raanhandelaars, gistverkoo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raveurs op hout, metaal en steen, stempelsnijd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riendbaz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roenten-, fruitverkoo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44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rondeigenar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62" calcext:value-type="float">
            <text:p>62</text:p>
          </table:table-cell>
          <table:table-cell table:style-name="ce44" office:value-type="float" office:value="148" calcext:value-type="float">
            <text:p>14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rossiers, slij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44" calcext:value-type="float">
            <text:p>4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Grutters, kruideni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44" calcext:value-type="float">
            <text:p>4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Haarwer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Handelsleerling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Handelsreizig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Handschoenen- en dassen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Haven- en bakenmees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0" calcext:value-type="float">
            <text:p>20</text:p>
          </table:table-cell>
          <table:table-cell table:style-name="ce33"/>
          <table:table-cell table:style-name="ce33" office:value-type="float" office:value="20" calcext:value-type="float">
            <text:p>20</text:p>
          </table:table-cell>
          <table:table-cell table:style-name="ce33"/>
          <table:table-cell table:style-name="ce44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Heemraden en verdere ambtenaren van de waterschapp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37" calcext:value-type="float">
            <text:p>3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Heetmaaij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4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Hennep- en vlasbereiders en teel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Herbergiers, kasteleins, koffijhuishou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58" calcext:value-type="float">
            <text:p>58</text:p>
          </table:table-cell>
          <table:table-cell table:style-name="ce44" office:value-type="float" office:value="317" calcext:value-type="float">
            <text:p>3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Herders en veehoeders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468" calcext:value-type="float">
            <text:p>46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27" calcext:value-type="float">
            <text:p>627</text:p>
          </table:table-cell>
          <table:table-cell table:style-name="ce33" office:value-type="float" office:value="30" calcext:value-type="float">
            <text:p>30</text:p>
          </table:table-cell>
          <table:table-cell table:style-name="ce44" office:value-type="float" office:value="657" calcext:value-type="float">
            <text:p>65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Hoeden-, petten- en stroohoedenmak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27" calcext:value-type="float">
            <text:p>2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Hoogleeraren en leeraren aan hooge scholen, athenaea, seminarien, clinische scholen en akademi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Houthakk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6" calcext:value-type="float">
            <text:p>16</text:p>
          </table:table-cell>
          <table:table-cell table:style-name="ce33"/>
          <table:table-cell table:style-name="ce33" office:value-type="float" office:value="18" calcext:value-type="float">
            <text:p>18</text:p>
          </table:table-cell>
          <table:table-cell table:style-name="ce33"/>
          <table:table-cell table:style-name="ce44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Houtzaagmolenaars, houtzagers, houtkoo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0" calcext:value-type="float">
            <text:p>40</text:p>
          </table:table-cell>
          <table:table-cell table:style-name="ce33"/>
          <table:table-cell table:style-name="ce33" office:value-type="float" office:value="40" calcext:value-type="float">
            <text:p>40</text:p>
          </table:table-cell>
          <table:table-cell table:style-name="ce33"/>
          <table:table-cell table:style-name="ce44" office:value-type="float" office:value="40" calcext:value-type="float">
            <text:p>4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Huisleerlingen</text:p>
          </table:table-cell>
          <table:table-cell/>
          <table:table-cell table:style-name="ce26" office:value-type="float" office:value="217" calcext:value-type="float">
            <text:p>217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84" calcext:value-type="float">
            <text:p>384</text:p>
          </table:table-cell>
          <table:table-cell table:style-name="ce33" office:value-type="float" office:value="356" calcext:value-type="float">
            <text:p>356</text:p>
          </table:table-cell>
          <table:table-cell table:style-name="ce44" office:value-type="float" office:value="740" calcext:value-type="float">
            <text:p>74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Ingenieurs en verdere ambtenaren van den waterstaat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4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Inleggers van levensbehoeft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Jag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5" calcext:value-type="float">
            <text:p>25</text:p>
          </table:table-cell>
          <table:table-cell table:style-name="ce33"/>
          <table:table-cell table:style-name="ce33" office:value-type="float" office:value="25" calcext:value-type="float">
            <text:p>25</text:p>
          </table:table-cell>
          <table:table-cell table:style-name="ce33"/>
          <table:table-cell table:style-name="ce44" office:value-type="float" office:value="25" calcext:value-type="float">
            <text:p>2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Jagt (personen behoorende tot de)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4" calcext:value-type="float">
            <text:p>44</text:p>
          </table:table-cell>
          <table:table-cell table:style-name="ce33"/>
          <table:table-cell table:style-name="ce33" office:value-type="float" office:value="44" calcext:value-type="float">
            <text:p>44</text:p>
          </table:table-cell>
          <table:table-cell table:style-name="ce33"/>
          <table:table-cell table:style-name="ce44" office:value-type="float" office:value="44" calcext:value-type="float">
            <text:p>4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Juweliers, goud- en zilversmeden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4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aarders, wolkamm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4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aarsenmakers (smeer- en was-)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abinet- en schrijnwerkers, kunstdraaij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75" calcext:value-type="float">
            <text:p>75</text:p>
          </table:table-cell>
          <table:table-cell table:style-name="ce33"/>
          <table:table-cell table:style-name="ce33" office:value-type="float" office:value="80" calcext:value-type="float">
            <text:p>80</text:p>
          </table:table-cell>
          <table:table-cell table:style-name="ce33"/>
          <table:table-cell table:style-name="ce44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adetten van de landmagt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adetten van de zeemagt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alkbranders, cement- en tras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antoor- en winkelbedienden, pakhuisknecht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13" calcext:value-type="float">
            <text:p>13</text:p>
          </table:table-cell>
          <table:table-cell table:style-name="ce44" office:value-type="float" office:value="98" calcext:value-type="float">
            <text:p>9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leedermakers</text:p>
          </table:table-cell>
          <table:table-cell/>
          <table:table-cell table:style-name="ce26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33" office:value-type="float" office:value="78" calcext:value-type="float">
            <text:p>78</text:p>
          </table:table-cell>
          <table:table-cell table:style-name="ce33"/>
          <table:table-cell table:style-name="ce34" office:value-type="float" office:value="1599" calcext:value-type="float">
            <text:p>1,599</text:p>
          </table:table-cell>
          <table:table-cell table:style-name="ce33" office:value-type="float" office:value="2" calcext:value-type="float">
            <text:p>2</text:p>
          </table:table-cell>
          <table:table-cell table:style-name="ce34" office:value-type="float" office:value="1685" calcext:value-type="float">
            <text:p>1,685</text:p>
          </table:table-cell>
          <table:table-cell table:style-name="ce33" office:value-type="float" office:value="3" calcext:value-type="float">
            <text:p>3</text:p>
          </table:table-cell>
          <table:table-cell table:style-name="ce45" office:value-type="float" office:value="1688" calcext:value-type="float">
            <text:p>1,68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leederen- en gemaaktgoedverkoop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leinhandelaars, winkeli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92" calcext:value-type="float">
            <text:p>492</text:p>
          </table:table-cell>
          <table:table-cell table:style-name="ce33" office:value-type="float" office:value="354" calcext:value-type="float">
            <text:p>354</text:p>
          </table:table-cell>
          <table:table-cell table:style-name="ce33" office:value-type="float" office:value="492" calcext:value-type="float">
            <text:p>492</text:p>
          </table:table-cell>
          <table:table-cell table:style-name="ce33" office:value-type="float" office:value="354" calcext:value-type="float">
            <text:p>354</text:p>
          </table:table-cell>
          <table:table-cell table:style-name="ce44" office:value-type="float" office:value="846" calcext:value-type="float">
            <text:p>84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lerken en schrijvers bij notarissen, ontvangers, prokureurs, deurwaarders enz.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86" calcext:value-type="float">
            <text:p>86</text:p>
          </table:table-cell>
          <table:table-cell table:style-name="ce33"/>
          <table:table-cell table:style-name="ce33" office:value-type="float" office:value="90" calcext:value-type="float">
            <text:p>90</text:p>
          </table:table-cell>
          <table:table-cell table:style-name="ce33"/>
          <table:table-cell table:style-name="ce44" office:value-type="float" office:value="90" calcext:value-type="float">
            <text:p>9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lompenmakers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0" calcext:value-type="float">
            <text:p>20</text:p>
          </table:table-cell>
          <table:table-cell table:style-name="ce33"/>
          <table:table-cell table:style-name="ce34" office:value-type="float" office:value="1084" calcext:value-type="float">
            <text:p>1,084</text:p>
          </table:table-cell>
          <table:table-cell table:style-name="ce33" office:value-type="float" office:value="1" calcext:value-type="float">
            <text:p>1</text:p>
          </table:table-cell>
          <table:table-cell table:style-name="ce34" office:value-type="float" office:value="1105" calcext:value-type="float">
            <text:p>1,105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1106" calcext:value-type="float">
            <text:p>1,10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noopenmakers</text:p>
          </table:table-cell>
          <table:table-cell/>
          <table:table-cell table:style-name="ce26"/>
          <table:table-cell table:style-name="ce33" table:number-columns-repeated="6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olenbran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4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oninklijk Huis (personen, verbonden aan het)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ooplieden van verschillenden aard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34" calcext:value-type="float">
            <text:p>634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string" calcext:value-type="string">
            <text:p>646/1</text:p>
          </table:table-cell>
          <table:table-cell table:style-name="ce33" office:value-type="float" office:value="45" calcext:value-type="float">
            <text:p>45</text:p>
          </table:table-cell>
          <table:table-cell table:style-name="ce44" office:value-type="float" office:value="691" calcext:value-type="float">
            <text:p>69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oornmolenaa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33" office:value-type="float" office:value="378" calcext:value-type="float">
            <text:p>37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86" calcext:value-type="float">
            <text:p>386</text:p>
          </table:table-cell>
          <table:table-cell table:style-name="ce33" office:value-type="float" office:value="7" calcext:value-type="float">
            <text:p>7</text:p>
          </table:table-cell>
          <table:table-cell table:style-name="ce44" office:value-type="float" office:value="393" calcext:value-type="float">
            <text:p>39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oornverschiet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oper- en blikslagers, draadvlechters, ketellappers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126" calcext:value-type="float">
            <text:p>126</text:p>
          </table:table-cell>
          <table:table-cell table:style-name="ce33"/>
          <table:table-cell table:style-name="ce33" office:value-type="float" office:value="134" calcext:value-type="float">
            <text:p>134</text:p>
          </table:table-cell>
          <table:table-cell table:style-name="ce33"/>
          <table:table-cell table:style-name="ce44" office:value-type="float" office:value="134" calcext:value-type="float">
            <text:p>13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oper-, klok- en geelgie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4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ostschoolhouders en onderwijz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5" calcext:value-type="float">
            <text:p>5</text:p>
          </table:table-cell>
          <table:table-cell table:style-name="ce44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ostschoolleerlingen</text:p>
          </table:table-cell>
          <table:table-cell/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15" calcext:value-type="float">
            <text:p>15</text:p>
          </table:table-cell>
          <table:table-cell table:style-name="ce44" office:value-type="float" office:value="195" calcext:value-type="float">
            <text:p>19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raankinder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ram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44" calcext:value-type="float">
            <text:p>44</text:p>
          </table:table-cell>
          <table:table-cell table:style-name="ce44" office:value-type="float" office:value="181" calcext:value-type="float">
            <text:p>18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ramm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rib- en dijkwerkers, heilbazen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60" calcext:value-type="float">
            <text:p>60</text:p>
          </table:table-cell>
          <table:table-cell table:style-name="ce33"/>
          <table:table-cell table:style-name="ce33" office:value-type="float" office:value="64" calcext:value-type="float">
            <text:p>64</text:p>
          </table:table-cell>
          <table:table-cell table:style-name="ce33"/>
          <table:table-cell table:style-name="ce44" office:value-type="float" office:value="64" calcext:value-type="float">
            <text:p>6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roeghouders, tappers enz.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67" calcext:value-type="float">
            <text:p>367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367" calcext:value-type="float">
            <text:p>367</text:p>
          </table:table-cell>
          <table:table-cell table:style-name="ce33" office:value-type="float" office:value="125" calcext:value-type="float">
            <text:p>125</text:p>
          </table:table-cell>
          <table:table-cell table:style-name="ce44" office:value-type="float" office:value="492" calcext:value-type="float">
            <text:p>49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ruidfabrijkanten en vuurwerkma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ruijers, sjouwers, schoenpoets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4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rijgslieden van en boven den rang van 2den luitenant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7" calcext:value-type="float">
            <text:p>17</text:p>
          </table:table-cell>
          <table:table-cell table:style-name="ce33"/>
          <table:table-cell table:style-name="ce33" office:value-type="float" office:value="17" calcext:value-type="float">
            <text:p>17</text:p>
          </table:table-cell>
          <table:table-cell table:style-name="ce33"/>
          <table:table-cell table:style-name="ce44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rijgslieden beneden den rang van 2den luitenant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94" calcext:value-type="float">
            <text:p>94</text:p>
          </table:table-cell>
          <table:table-cell table:style-name="ce33"/>
          <table:table-cell table:style-name="ce33" office:value-type="float" office:value="94" calcext:value-type="float">
            <text:p>94</text:p>
          </table:table-cell>
          <table:table-cell table:style-name="ce33"/>
          <table:table-cell table:style-name="ce44" office:value-type="float" office:value="94" calcext:value-type="float">
            <text:p>9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uipers, hoepelmak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289" calcext:value-type="float">
            <text:p>289</text:p>
          </table:table-cell>
          <table:table-cell table:style-name="ce33"/>
          <table:table-cell table:style-name="ce33" office:value-type="float" office:value="296" calcext:value-type="float">
            <text:p>296</text:p>
          </table:table-cell>
          <table:table-cell table:style-name="ce33"/>
          <table:table-cell table:style-name="ce44" office:value-type="float" office:value="296" calcext:value-type="float">
            <text:p>29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unstenaars, goochelaars enz.</text:p>
          </table:table-cell>
          <table:table-cell/>
          <table:table-cell table:style-name="ce26"/>
          <table:table-cell table:style-name="ce33" table:number-columns-repeated="5"/>
          <table:table-cell table:number-columns-repeated="4" table:style-name="ce33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unstkoopers, muzijk- en teekenhandelar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unstlak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unstoefenaren muzijkanten, muzijkmeesters, organisten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44" calcext:value-type="float">
            <text:p>4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unstoefenaren schil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4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unstoefenaren teekenaars, teekenmeesters, daguerreotypeurs, decorateu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unstoefenaren tooneelspelers, dansmeesters, zang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unstwer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Kurkensnijd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Landbouwers</text:p>
          </table:table-cell>
          <table:table-cell/>
          <table:table-cell table:style-name="ce26" office:value-type="float" office:value="47" calcext:value-type="float">
            <text:p>47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872" calcext:value-type="float">
            <text:p>872</text:p>
          </table:table-cell>
          <table:table-cell table:style-name="ce33" office:value-type="float" office:value="496" calcext:value-type="float">
            <text:p>496</text:p>
          </table:table-cell>
          <table:table-cell table:style-name="ce34" office:value-type="float" office:value="24126" calcext:value-type="float">
            <text:p>24,126</text:p>
          </table:table-cell>
          <table:table-cell table:style-name="ce34" office:value-type="float" office:value="6677" calcext:value-type="float">
            <text:p>6,677</text:p>
          </table:table-cell>
          <table:table-cell table:style-name="ce34" office:value-type="float" office:value="25129" calcext:value-type="float">
            <text:p>25,129</text:p>
          </table:table-cell>
          <table:table-cell table:style-name="ce34" office:value-type="float" office:value="7249" calcext:value-type="float">
            <text:p>7,249</text:p>
          </table:table-cell>
          <table:table-cell table:style-name="ce45" office:value-type="float" office:value="32378" calcext:value-type="float">
            <text:p>32,37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Landhuishoudkundige scholen onderwijz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Landhuishoudkundige scholen leerlingen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4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Landmeters en teekenaars bij het kadaster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4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Lantaarnopste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Latijnsche scholen onderwijz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Latijnsche scholen leerling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Leerbereiders en looij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56" calcext:value-type="float">
            <text:p>5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Lettergiet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Liefdadige gestichten hoofd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Liefdadige gestichten dienstdoend personeel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Linieerd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Loodgieters en pompen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Loodswezen en strandvonderij (personen behoorende tot)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Loodwitma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Lijmzied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Magazijn- en pakhuismeest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Makelaars en kargadoo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Mandenmak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Manufakturen/* fabrijkan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41" calcext:value-type="float">
            <text:p>4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Manufakturen/* kooplieden</text:p>
          </table:table-cell>
          <table:table-cell/>
          <table:table-cell table:style-name="ce26"/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Manufakturen/* werklieden</text:p>
          </table:table-cell>
          <table:table-cell/>
          <table:table-cell table:style-name="ce26"/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4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Mariniers en zeelieden van en boven den rang van 2den luitenant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Mariniers en zeelieden beneden den rang van 2den luitenant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31" calcext:value-type="float">
            <text:p>31</text:p>
          </table:table-cell>
          <table:table-cell table:style-name="ce33"/>
          <table:table-cell table:style-name="ce33" office:value-type="float" office:value="32" calcext:value-type="float">
            <text:p>32</text:p>
          </table:table-cell>
          <table:table-cell table:style-name="ce33"/>
          <table:table-cell table:style-name="ce44" office:value-type="float" office:value="32" calcext:value-type="float">
            <text:p>3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Matten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Meekrapbereiders en fabrijkant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Meesters (keur-, markt-, waag-), afslag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Melk-, boter-, kaasverkoo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Messenmakers en slij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Meters (kolen-, koorn-, hooi-, hout-, scheeps- enz.), wijnste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Metselaars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33" office:value-type="float" office:value="888" calcext:value-type="float">
            <text:p>888</text:p>
          </table:table-cell>
          <table:table-cell table:style-name="ce33"/>
          <table:table-cell table:style-name="ce33" office:value-type="float" office:value="904" calcext:value-type="float">
            <text:p>904</text:p>
          </table:table-cell>
          <table:table-cell table:style-name="ce33"/>
          <table:table-cell table:style-name="ce44" office:value-type="float" office:value="904" calcext:value-type="float">
            <text:p>90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Modemaaksters</text:p>
          </table:table-cell>
          <table:table-cell/>
          <table:table-cell table:style-name="ce26"/>
          <table:table-cell table:style-name="ce33" table:number-columns-repeated="6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Molen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2" calcext:value-type="float">
            <text:p>32</text:p>
          </table:table-cell>
          <table:table-cell table:style-name="ce33"/>
          <table:table-cell table:style-name="ce33" office:value-type="float" office:value="32" calcext:value-type="float">
            <text:p>32</text:p>
          </table:table-cell>
          <table:table-cell table:style-name="ce33"/>
          <table:table-cell table:style-name="ce44" office:value-type="float" office:value="32" calcext:value-type="float">
            <text:p>3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Moutmolenaa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Muzijkinstrument-, orgel-, forte pianomakers, stemmers en verkoo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Mijnwer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Naaisters, breisters, mangelhoudsters, plooisters, strijksters, waschvrouwen, werksters, nettenbreijers</text:p>
          </table:table-cell>
          <table:table-cell/>
          <table:table-cell table:style-name="ce26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92" calcext:value-type="float">
            <text:p>92</text:p>
          </table:table-cell>
          <table:table-cell table:style-name="ce33"/>
          <table:table-cell table:style-name="ce33" office:value-type="string" calcext:value-type="string">
            <text:p>1.8</text:p>
          </table:table-cell>
          <table:table-cell table:style-name="ce33"/>
          <table:table-cell table:style-name="ce34" office:value-type="float" office:value="1902" calcext:value-type="float">
            <text:p>1,902</text:p>
          </table:table-cell>
          <table:table-cell table:style-name="ce45" office:value-type="float" office:value="1902" calcext:value-type="float">
            <text:p>1,90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Nachtwer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Notariss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53" calcext:value-type="float">
            <text:p>53</text:p>
          </table:table-cell>
          <table:table-cell table:style-name="ce33"/>
          <table:table-cell table:style-name="ce33" office:value-type="float" office:value="53" calcext:value-type="float">
            <text:p>53</text:p>
          </table:table-cell>
          <table:table-cell table:style-name="ce33"/>
          <table:table-cell table:style-name="ce44" office:value-type="float" office:value="53" calcext:value-type="float">
            <text:p>5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Notarissen (kandidaat)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3" calcext:value-type="float">
            <text:p>23</text:p>
          </table:table-cell>
          <table:table-cell table:style-name="ce33"/>
          <table:table-cell table:style-name="ce33" office:value-type="float" office:value="23" calcext:value-type="float">
            <text:p>23</text:p>
          </table:table-cell>
          <table:table-cell table:style-name="ce33"/>
          <table:table-cell table:style-name="ce44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Olieslagers en molenaa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30" calcext:value-type="float">
            <text:p>3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Omroepers, aanplak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Ondernemers en direkteurs van begrafenis- en ziekenfondsen/?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Ondernemers en direkteurs van naamlooze en verdere handel-maatschappij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Ondernemers en direkteurs van verzekering- en brandwaarborgmaatschappijen/?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Ondernemers en direkteurs van publieke wagens en verdere middelen van vervoer te water en te lande, postmees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Ondernemers en direkteurs van openbare werk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Onderwijzers, onderwijzeressen, ondermeesters, kweekelingen, gouverneurs, gouvernanten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19" calcext:value-type="float">
            <text:p>419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23" calcext:value-type="float">
            <text:p>423</text:p>
          </table:table-cell>
          <table:table-cell table:style-name="ce33" office:value-type="float" office:value="44" calcext:value-type="float">
            <text:p>44</text:p>
          </table:table-cell>
          <table:table-cell table:style-name="ce44" office:value-type="float" office:value="467" calcext:value-type="float">
            <text:p>46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Opzigters, conducteurs enz.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51" calcext:value-type="float">
            <text:p>51</text:p>
          </table:table-cell>
          <table:table-cell table:style-name="ce33"/>
          <table:table-cell table:style-name="ce33" office:value-type="float" office:value="51" calcext:value-type="float">
            <text:p>51</text:p>
          </table:table-cell>
          <table:table-cell table:style-name="ce33"/>
          <table:table-cell table:style-name="ce44" office:value-type="float" office:value="51" calcext:value-type="float">
            <text:p>5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Orgeldraaijers, straatmuzijkan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Oudijzer-, oude kleederen-, beenenverkoo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Paarden- en veehouders en verkoopers, koemel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4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Paarden- en beestensnijd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Pannen-, potten-, pijpen-, steen- en tegelbakkers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67" calcext:value-type="float">
            <text:p>367</text:p>
          </table:table-cell>
          <table:table-cell table:style-name="ce33" office:value-type="float" office:value="50" calcext:value-type="float">
            <text:p>50</text:p>
          </table:table-cell>
          <table:table-cell table:style-name="ce44" office:value-type="float" office:value="417" calcext:value-type="float">
            <text:p>4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Papier- en gekleurd papierfabrijkan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1" calcext:value-type="float">
            <text:p>11</text:p>
          </table:table-cell>
          <table:table-cell table:style-name="ce44" office:value-type="float" office:value="161" calcext:value-type="float">
            <text:p>16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Papier- en gekleurd papierhandelaars</text:p>
          </table:table-cell>
          <table:table-cell/>
          <table:table-cell table:style-name="ce26"/>
          <table:table-cell table:style-name="ce33" table:number-columns-repeated="5"/>
          <table:table-cell table:number-columns-repeated="4" table:style-name="ce33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Papier- en gekleurd papierwerklieden</text:p>
          </table:table-cell>
          <table:table-cell/>
          <table:table-cell table:style-name="ce26"/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377" calcext:value-type="float">
            <text:p>377</text:p>
          </table:table-cell>
          <table:table-cell table:style-name="ce33" office:value-type="float" office:value="85" calcext:value-type="float">
            <text:p>85</text:p>
          </table:table-cell>
          <table:table-cell table:style-name="ce44" office:value-type="float" office:value="462" calcext:value-type="float">
            <text:p>46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Parapluiema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Pennenbereid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Pikeu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Pik- en teersto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Plaat- en steendrukkers, plaatsnijd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Pleistergieters, boetseerd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89" calcext:value-type="float">
            <text:p>289</text:p>
          </table:table-cell>
          <table:table-cell table:style-name="ce33"/>
          <table:table-cell table:style-name="ce33" office:value-type="float" office:value="289" calcext:value-type="float">
            <text:p>289</text:p>
          </table:table-cell>
          <table:table-cell table:style-name="ce33"/>
          <table:table-cell table:style-name="ce44" office:value-type="float" office:value="289" calcext:value-type="float">
            <text:p>28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Prokureu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Publieke vrouwen, publiekhuishoud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Pijpenma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Reed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Regterlijke magt (ambtenaren der)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1" calcext:value-type="float">
            <text:p>21</text:p>
          </table:table-cell>
          <table:table-cell table:style-name="ce33"/>
          <table:table-cell table:style-name="ce33" office:value-type="float" office:value="21" calcext:value-type="float">
            <text:p>21</text:p>
          </table:table-cell>
          <table:table-cell table:style-name="ce33"/>
          <table:table-cell table:style-name="ce44" office:value-type="float" office:value="21" calcext:value-type="float">
            <text:p>2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Renteniers, partikulier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48" calcext:value-type="float">
            <text:p>248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48" calcext:value-type="float">
            <text:p>248</text:p>
          </table:table-cell>
          <table:table-cell table:style-name="ce33" office:value-type="float" office:value="203" calcext:value-type="float">
            <text:p>203</text:p>
          </table:table-cell>
          <table:table-cell table:style-name="ce44" office:value-type="float" office:value="451" calcext:value-type="float">
            <text:p>45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Rentmees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Rijtuig-, wagen-, koffer-, zadelmakers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57" calcext:value-type="float">
            <text:p>357</text:p>
          </table:table-cell>
          <table:table-cell table:style-name="ce33" office:value-type="float" office:value="6" calcext:value-type="float">
            <text:p>6</text:p>
          </table:table-cell>
          <table:table-cell table:style-name="ce44" office:value-type="float" office:value="363" calcext:value-type="float">
            <text:p>36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Rijtuigschil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chaarslij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chat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9" calcext:value-type="float">
            <text:p>29</text:p>
          </table:table-cell>
          <table:table-cell table:style-name="ce33"/>
          <table:table-cell table:style-name="ce33" office:value-type="float" office:value="29" calcext:value-type="float">
            <text:p>29</text:p>
          </table:table-cell>
          <table:table-cell table:style-name="ce33"/>
          <table:table-cell table:style-name="ce44" office:value-type="float" office:value="29" calcext:value-type="float">
            <text:p>2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cheep-, blok-, mast- en zeilmakers, rafactiemeesters, scheepsloopers, takelaa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9" calcext:value-type="float">
            <text:p>19</text:p>
          </table:table-cell>
          <table:table-cell table:style-name="ce33"/>
          <table:table-cell table:style-name="ce33" office:value-type="float" office:value="20" calcext:value-type="float">
            <text:p>20</text:p>
          </table:table-cell>
          <table:table-cell table:style-name="ce33"/>
          <table:table-cell table:style-name="ce44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cheepswa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cheikundige voorwerpen en verfwaren (fabrijkanten en werklieden in)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chelpvisschers, schulp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chermmeest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childers (huis-), glazenmakers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4" calcext:value-type="float">
            <text:p>24</text:p>
          </table:table-cell>
          <table:table-cell table:style-name="ce33"/>
          <table:table-cell table:style-name="ce33" office:value-type="float" office:value="424" calcext:value-type="float">
            <text:p>42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49" calcext:value-type="float">
            <text:p>449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450" calcext:value-type="float">
            <text:p>45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ce26"/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33" office:value-type="float" office:value="767" calcext:value-type="float">
            <text:p>76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83" calcext:value-type="float">
            <text:p>783</text:p>
          </table:table-cell>
          <table:table-cell table:style-name="ce33" office:value-type="float" office:value="4" calcext:value-type="float">
            <text:p>4</text:p>
          </table:table-cell>
          <table:table-cell table:style-name="ce44" office:value-type="float" office:value="787" calcext:value-type="float">
            <text:p>78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choenmakers en lappers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7" calcext:value-type="float">
            <text:p>47</text:p>
          </table:table-cell>
          <table:table-cell table:style-name="ce33"/>
          <table:table-cell table:style-name="ce34" office:value-type="float" office:value="1404" calcext:value-type="float">
            <text:p>1,404</text:p>
          </table:table-cell>
          <table:table-cell table:style-name="ce33" office:value-type="float" office:value="7" calcext:value-type="float">
            <text:p>7</text:p>
          </table:table-cell>
          <table:table-cell table:style-name="ce34" office:value-type="float" office:value="1457" calcext:value-type="float">
            <text:p>1,457</text:p>
          </table:table-cell>
          <table:table-cell table:style-name="ce33" office:value-type="float" office:value="7" calcext:value-type="float">
            <text:p>7</text:p>
          </table:table-cell>
          <table:table-cell table:style-name="ce45" office:value-type="float" office:value="1464" calcext:value-type="float">
            <text:p>1,46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choolleerlingen</text:p>
          </table:table-cell>
          <table:table-cell/>
          <table:table-cell table:style-name="ce27" office:value-type="float" office:value="8404" calcext:value-type="float">
            <text:p>8,404</text:p>
          </table:table-cell>
          <table:table-cell table:style-name="ce34" office:value-type="float" office:value="7444" calcext:value-type="float">
            <text:p>7,444</text:p>
          </table:table-cell>
          <table:table-cell table:style-name="ce34" office:value-type="float" office:value="3728" calcext:value-type="float">
            <text:p>3,728</text:p>
          </table:table-cell>
          <table:table-cell table:style-name="ce34" office:value-type="float" office:value="3163" calcext:value-type="float">
            <text:p>3,163</text:p>
          </table:table-cell>
          <table:table-cell table:style-name="ce34" office:value-type="float" office:value="3852" calcext:value-type="float">
            <text:p>3,852</text:p>
          </table:table-cell>
          <table:table-cell table:style-name="ce34" office:value-type="float" office:value="2672" calcext:value-type="float">
            <text:p>2,672</text:p>
          </table:table-cell>
          <table:table-cell table:style-name="ce33" office:value-type="float" office:value="278" calcext:value-type="float">
            <text:p>278</text:p>
          </table:table-cell>
          <table:table-cell table:style-name="ce33" office:value-type="float" office:value="130" calcext:value-type="float">
            <text:p>130</text:p>
          </table:table-cell>
          <table:table-cell table:style-name="ce34" office:value-type="float" office:value="16262" calcext:value-type="float">
            <text:p>16,262</text:p>
          </table:table-cell>
          <table:table-cell table:style-name="ce34" office:value-type="float" office:value="13409" calcext:value-type="float">
            <text:p>13,409</text:p>
          </table:table-cell>
          <table:table-cell table:style-name="ce45" office:value-type="float" office:value="29671" calcext:value-type="float">
            <text:p>29,67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choorsteenveg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4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lijpers (diamant-, glas-, marmer-, metaal- enz.)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meden grof-</text:p>
          </table:table-cell>
          <table:table-cell/>
          <table:table-cell table:style-name="ce26"/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442" calcext:value-type="float">
            <text:p>44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451" calcext:value-type="float">
            <text:p>451</text:p>
          </table:table-cell>
          <table:table-cell table:style-name="ce33" office:value-type="float" office:value="9" calcext:value-type="float">
            <text:p>9</text:p>
          </table:table-cell>
          <table:table-cell table:style-name="ce44" office:value-type="float" office:value="460" calcext:value-type="float">
            <text:p>46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meden hoef-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40" calcext:value-type="float">
            <text:p>14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meden kagchel- en andere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31" calcext:value-type="float">
            <text:p>31</text:p>
          </table:table-cell>
          <table:table-cell table:style-name="ce33"/>
          <table:table-cell table:style-name="ce33" office:value-type="float" office:value="415" calcext:value-type="float">
            <text:p>41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47" calcext:value-type="float">
            <text:p>447</text:p>
          </table:table-cell>
          <table:table-cell table:style-name="ce33" office:value-type="float" office:value="8" calcext:value-type="float">
            <text:p>8</text:p>
          </table:table-cell>
          <table:table-cell table:style-name="ce44" office:value-type="float" office:value="455" calcext:value-type="float">
            <text:p>45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olliciteu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peldenfabrijkanten en werklied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piegelmakers en verkoopers</text:p>
          </table:table-cell>
          <table:table-cell/>
          <table:table-cell table:style-name="ce26"/>
          <table:table-cell table:style-name="ce33" table:number-columns-repeated="5"/>
          <table:table-cell table:number-columns-repeated="4" table:style-name="ce33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pinners, spoelders, wevers</text:p>
          </table:table-cell>
          <table:table-cell/>
          <table:table-cell table:style-name="ce26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47" calcext:value-type="float">
            <text:p>47</text:p>
          </table:table-cell>
          <table:table-cell table:style-name="ce34" office:value-type="float" office:value="2306" calcext:value-type="float">
            <text:p>2,306</text:p>
          </table:table-cell>
          <table:table-cell table:style-name="ce33" office:value-type="float" office:value="440" calcext:value-type="float">
            <text:p>440</text:p>
          </table:table-cell>
          <table:table-cell table:style-name="ce34" office:value-type="float" office:value="2498" calcext:value-type="float">
            <text:p>2,498</text:p>
          </table:table-cell>
          <table:table-cell table:style-name="ce33" office:value-type="float" office:value="491" calcext:value-type="float">
            <text:p>491</text:p>
          </table:table-cell>
          <table:table-cell table:style-name="ce45" office:value-type="float" office:value="2989" calcext:value-type="float">
            <text:p>2,98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poorweg- en stoombootbeamb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7" calcext:value-type="float">
            <text:p>27</text:p>
          </table:table-cell>
          <table:table-cell table:style-name="ce33"/>
          <table:table-cell table:style-name="ce33" office:value-type="float" office:value="27" calcext:value-type="float">
            <text:p>27</text:p>
          </table:table-cell>
          <table:table-cell table:style-name="ce33"/>
          <table:table-cell table:style-name="ce44" office:value-type="float" office:value="27" calcext:value-type="float">
            <text:p>2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pijkerma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talhouders, rijtuigverhuur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4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teenhouw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teenkolen-, hout- en turfverkoo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4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telzied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toelen-bekleeders, draaijers, matters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68" calcext:value-type="float">
            <text:p>6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toffenverwers, glanz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48" calcext:value-type="float">
            <text:p>4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traat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62" calcext:value-type="float">
            <text:p>62</text:p>
          </table:table-cell>
          <table:table-cell table:style-name="ce33"/>
          <table:table-cell table:style-name="ce33" office:value-type="float" office:value="62" calcext:value-type="float">
            <text:p>62</text:p>
          </table:table-cell>
          <table:table-cell table:style-name="ce33"/>
          <table:table-cell table:style-name="ce44" office:value-type="float" office:value="62" calcext:value-type="float">
            <text:p>6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tudenten aan hooge scholen, athenaea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4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tudenten aan academien, clinische schol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tudenten aan seminarien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tukadoors, wit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4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tijfselfabrijkan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uiker- en pastijbak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Suikerraffinadeu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Taalmeesters, translateu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Tabak- en sigarenfabrijkan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Tabak- en sigarenkerv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4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Tabak- en sigarenplant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" calcext:value-type="float">
            <text:p>3</text:p>
          </table:table-cell>
          <table:table-cell table:style-name="ce34" office:value-type="float" office:value="1213" calcext:value-type="float">
            <text:p>1,213</text:p>
          </table:table-cell>
          <table:table-cell table:style-name="ce33" office:value-type="float" office:value="178" calcext:value-type="float">
            <text:p>178</text:p>
          </table:table-cell>
          <table:table-cell table:style-name="ce34" office:value-type="float" office:value="1230" calcext:value-type="float">
            <text:p>1,230</text:p>
          </table:table-cell>
          <table:table-cell table:style-name="ce33" office:value-type="float" office:value="181" calcext:value-type="float">
            <text:p>181</text:p>
          </table:table-cell>
          <table:table-cell table:style-name="ce45" office:value-type="float" office:value="1411" calcext:value-type="float">
            <text:p>1,4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Tabak- en sigarenverkoo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Tapijtfabrijkant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Timmerlieden, kistenmakers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56" calcext:value-type="float">
            <text:p>56</text:p>
          </table:table-cell>
          <table:table-cell table:style-name="ce33"/>
          <table:table-cell table:style-name="ce34" office:value-type="float" office:value="2447" calcext:value-type="float">
            <text:p>2,447</text:p>
          </table:table-cell>
          <table:table-cell table:style-name="ce33" office:value-type="float" office:value="3" calcext:value-type="float">
            <text:p>3</text:p>
          </table:table-cell>
          <table:table-cell table:style-name="ce34" office:value-type="float" office:value="2504" calcext:value-type="float">
            <text:p>2,504</text:p>
          </table:table-cell>
          <table:table-cell table:style-name="ce33" office:value-type="float" office:value="3" calcext:value-type="float">
            <text:p>3</text:p>
          </table:table-cell>
          <table:table-cell table:style-name="ce45" office:value-type="float" office:value="2507" calcext:value-type="float">
            <text:p>2,50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Tinnegie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Tol- en pontgaarders, brug- en sluiswach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5" calcext:value-type="float">
            <text:p>5</text:p>
          </table:table-cell>
          <table:table-cell table:style-name="ce44" office:value-type="float" office:value="133" calcext:value-type="float">
            <text:p>13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Touwslagers, baanwerk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44" calcext:value-type="float">
            <text:p>4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Traansto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Turf-, koorn- en kolendrag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Uitdragers, uitventers, leurd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" calcext:value-type="float">
            <text:p>4</text:p>
          </table:table-cell>
          <table:table-cell table:style-name="ce44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Uurwerkmak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04" calcext:value-type="float">
            <text:p>104</text:p>
          </table:table-cell>
          <table:table-cell table:style-name="ce33"/>
          <table:table-cell table:style-name="ce33" office:value-type="float" office:value="105" calcext:value-type="float">
            <text:p>105</text:p>
          </table:table-cell>
          <table:table-cell table:style-name="ce33"/>
          <table:table-cell table:style-name="ce44" office:value-type="float" office:value="105" calcext:value-type="float">
            <text:p>10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Veearts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7" calcext:value-type="float">
            <text:p>47</text:p>
          </table:table-cell>
          <table:table-cell table:style-name="ce33"/>
          <table:table-cell table:style-name="ce33" office:value-type="float" office:value="47" calcext:value-type="float">
            <text:p>47</text:p>
          </table:table-cell>
          <table:table-cell table:style-name="ce33"/>
          <table:table-cell table:style-name="ce44" office:value-type="float" office:value="47" calcext:value-type="float">
            <text:p>4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Veenlieden, turfboer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Vendumeest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Vergulders, lijstenma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Vill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Vischdroogers en roo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Vischverkoopers</text:p>
          </table:table-cell>
          <table:table-cell/>
          <table:table-cell table:style-name="ce26"/>
          <table:table-cell table:style-name="ce33" table:number-columns-repeated="5"/>
          <table:table-cell table:number-columns-repeated="4" table:style-name="ce33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Visschers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243" calcext:value-type="float">
            <text:p>24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251" calcext:value-type="float">
            <text:p>25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Vleeschhouwers, spekslagers, poeli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347" calcext:value-type="float">
            <text:p>34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353" calcext:value-type="float">
            <text:p>35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Voddenra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Voerlieden, koetsiers, loopers, postknechten en sleep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65" calcext:value-type="float">
            <text:p>76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771" calcext:value-type="float">
            <text:p>771</text:p>
          </table:table-cell>
          <table:table-cell table:style-name="ce33" office:value-type="float" office:value="15" calcext:value-type="float">
            <text:p>15</text:p>
          </table:table-cell>
          <table:table-cell table:style-name="ce44" office:value-type="float" office:value="786" calcext:value-type="float">
            <text:p>78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Vogelverkoopers, kooiboer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50" calcext:value-type="float">
            <text:p>50</text:p>
          </table:table-cell>
          <table:table-cell table:style-name="ce33"/>
          <table:table-cell table:style-name="ce33" office:value-type="float" office:value="50" calcext:value-type="float">
            <text:p>50</text:p>
          </table:table-cell>
          <table:table-cell table:style-name="ce33"/>
          <table:table-cell table:style-name="ce44" office:value-type="float" office:value="50" calcext:value-type="float">
            <text:p>5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Wafel- en poffertjesbak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Watermolenaa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61" calcext:value-type="float">
            <text:p>61</text:p>
          </table:table-cell>
          <table:table-cell table:style-name="ce33"/>
          <table:table-cell table:style-name="ce33" office:value-type="float" office:value="61" calcext:value-type="float">
            <text:p>61</text:p>
          </table:table-cell>
          <table:table-cell table:style-name="ce33"/>
          <table:table-cell table:style-name="ce44" office:value-type="float" office:value="61" calcext:value-type="float">
            <text:p>6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Wek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Werktuigkundigen en makers, balans- en brandspuit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Wijnhandelaa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8" calcext:value-type="float">
            <text:p>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IJkmeest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IJzer- en koperdraaij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IJzergie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4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Zaadverkoop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Zaakwaarnemers, commissionnai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55" calcext:value-type="float">
            <text:p>55</text:p>
          </table:table-cell>
          <table:table-cell table:style-name="ce33"/>
          <table:table-cell table:style-name="ce33" office:value-type="float" office:value="55" calcext:value-type="float">
            <text:p>55</text:p>
          </table:table-cell>
          <table:table-cell table:style-name="ce33"/>
          <table:table-cell table:style-name="ce44" office:value-type="float" office:value="55" calcext:value-type="float">
            <text:p>5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Zakkenmakers en verhuur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Zandverkoop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Zeepzied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Zeevaartscholen onderwijz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Zeevaartscholen leerling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Ziekenoppass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Zoutzie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Zwaardveg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Zwavelstokkenmakers en verkoo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Zijdeteelt (personen behoorende tot de)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Verschillende beroep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Zonder beroep</text:p>
          </table:table-cell>
          <table:table-cell/>
          <table:table-cell table:style-name="ce27" office:value-type="float" office:value="22975" calcext:value-type="float">
            <text:p>22,975</text:p>
          </table:table-cell>
          <table:table-cell table:style-name="ce34" office:value-type="float" office:value="23014" calcext:value-type="float">
            <text:p>23,014</text:p>
          </table:table-cell>
          <table:table-cell table:style-name="ce34" office:value-type="float" office:value="2318" calcext:value-type="float">
            <text:p>2,318</text:p>
          </table:table-cell>
          <table:table-cell table:style-name="ce34" office:value-type="float" office:value="2682" calcext:value-type="float">
            <text:p>2,682</text:p>
          </table:table-cell>
          <table:table-cell table:style-name="ce34" office:value-type="float" office:value="5069" calcext:value-type="float">
            <text:p>5,069</text:p>
          </table:table-cell>
          <table:table-cell table:style-name="ce34" office:value-type="float" office:value="6947" calcext:value-type="float">
            <text:p>6,947</text:p>
          </table:table-cell>
          <table:table-cell table:style-name="ce34" office:value-type="float" office:value="8004" calcext:value-type="float">
            <text:p>8,004</text:p>
          </table:table-cell>
          <table:table-cell table:style-name="ce34" office:value-type="float" office:value="56910" calcext:value-type="float">
            <text:p>56,910</text:p>
          </table:table-cell>
          <table:table-cell table:style-name="ce33" office:value-type="string" calcext:value-type="string">
            <text:p>38.367/1</text:p>
          </table:table-cell>
          <table:table-cell table:style-name="ce33" office:value-type="string" calcext:value-type="string">
            <text:p>89.554/2</text:p>
          </table:table-cell>
          <table:table-cell table:style-name="ce45" office:value-type="float" office:value="127921" calcext:value-type="float">
            <text:p>127,92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Beroep onbekend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HONDERD EN DRIE GEMEENTEN TEN PLATTEN LANDE.</text:p>
          </table:table-cell>
          <table:table-cell table:style-name="ce16" office:value-type="string" calcext:value-type="string">
            <text:p>TOTAAL</text:p>
          </table:table-cell>
          <table:table-cell/>
          <table:table-cell table:style-name="ce27" office:value-type="float" office:value="31683" calcext:value-type="float">
            <text:p>31,683</text:p>
          </table:table-cell>
          <table:table-cell table:style-name="ce34" office:value-type="float" office:value="30690" calcext:value-type="float">
            <text:p>30,690</text:p>
          </table:table-cell>
          <table:table-cell table:style-name="ce34" office:value-type="float" office:value="6374" calcext:value-type="float">
            <text:p>6,374</text:p>
          </table:table-cell>
          <table:table-cell table:style-name="ce34" office:value-type="float" office:value="6037" calcext:value-type="float">
            <text:p>6,037</text:p>
          </table:table-cell>
          <table:table-cell table:style-name="ce34" office:value-type="float" office:value="12065" calcext:value-type="float">
            <text:p>12,065</text:p>
          </table:table-cell>
          <table:table-cell table:style-name="ce34" office:value-type="float" office:value="11544" calcext:value-type="float">
            <text:p>11,544</text:p>
          </table:table-cell>
          <table:table-cell table:style-name="ce34" office:value-type="float" office:value="88206" calcext:value-type="float">
            <text:p>88,206</text:p>
          </table:table-cell>
          <table:table-cell table:style-name="ce34" office:value-type="float" office:value="84470" calcext:value-type="float">
            <text:p>84,470</text:p>
          </table:table-cell>
          <table:table-cell table:style-name="ce34" office:value-type="float" office:value="138331" calcext:value-type="float">
            <text:p>138,331</text:p>
          </table:table-cell>
          <table:table-cell table:style-name="ce34" office:value-type="float" office:value="132746" calcext:value-type="float">
            <text:p>132,746</text:p>
          </table:table-cell>
          <table:table-cell table:style-name="ce45" office:value-type="float" office:value="271077" calcext:value-type="float">
            <text:p>271,07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annem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7" calcext:value-type="float">
            <text:p>27</text:p>
          </table:table-cell>
          <table:table-cell table:style-name="ce33"/>
          <table:table-cell table:style-name="ce33" office:value-type="float" office:value="27" calcext:value-type="float">
            <text:p>27</text:p>
          </table:table-cell>
          <table:table-cell table:style-name="ce33"/>
          <table:table-cell table:style-name="ce44" office:value-type="float" office:value="27" calcext:value-type="float">
            <text:p>2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ardappelenmeelfabrijkan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ardewerk- en porceleinfabrijkan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7" calcext:value-type="float">
            <text:p>7</text:p>
          </table:table-cell>
          <table:table-cell table:style-name="ce44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ardewerk- en porceleinkooplieden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dvoka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51" calcext:value-type="float">
            <text:p>51</text:p>
          </table:table-cell>
          <table:table-cell table:style-name="ce33"/>
          <table:table-cell table:style-name="ce33" office:value-type="float" office:value="51" calcext:value-type="float">
            <text:p>51</text:p>
          </table:table-cell>
          <table:table-cell table:style-name="ce33"/>
          <table:table-cell table:style-name="ce44" office:value-type="float" office:value="51" calcext:value-type="float">
            <text:p>5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fbraakverkoop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luinfabrijkant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mbtenaren Staats-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655" calcext:value-type="float">
            <text:p>655</text:p>
          </table:table-cell>
          <table:table-cell table:style-name="ce33"/>
          <table:table-cell table:style-name="ce33" office:value-type="float" office:value="655" calcext:value-type="float">
            <text:p>655</text:p>
          </table:table-cell>
          <table:table-cell table:style-name="ce33"/>
          <table:table-cell table:style-name="ce44" office:value-type="float" office:value="655" calcext:value-type="float">
            <text:p>65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mbtenaren Provinciale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40" calcext:value-type="float">
            <text:p>4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mbtenaren Gemeente-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329" calcext:value-type="float">
            <text:p>32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mbtenaren Niet genoemde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pothekers, drogisten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60" calcext:value-type="float">
            <text:p>16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rbeiders, daglooners</text:p>
          </table:table-cell>
          <table:table-cell/>
          <table:table-cell table:style-name="ce26" office:value-type="float" office:value="24" calcext:value-type="float">
            <text:p>2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46" calcext:value-type="float">
            <text:p>46</text:p>
          </table:table-cell>
          <table:table-cell table:style-name="ce34" office:value-type="float" office:value="1086" calcext:value-type="float">
            <text:p>1,086</text:p>
          </table:table-cell>
          <table:table-cell table:style-name="ce33" office:value-type="float" office:value="415" calcext:value-type="float">
            <text:p>415</text:p>
          </table:table-cell>
          <table:table-cell table:style-name="ce34" office:value-type="float" office:value="30193" calcext:value-type="float">
            <text:p>30,193</text:p>
          </table:table-cell>
          <table:table-cell table:style-name="ce34" office:value-type="float" office:value="9275" calcext:value-type="float">
            <text:p>9,275</text:p>
          </table:table-cell>
          <table:table-cell table:style-name="ce34" office:value-type="float" office:value="31387" calcext:value-type="float">
            <text:p>31,387</text:p>
          </table:table-cell>
          <table:table-cell table:style-name="ce33" office:value-type="string" calcext:value-type="string">
            <text:p>9.747/1</text:p>
          </table:table-cell>
          <table:table-cell table:style-name="ce45" office:value-type="float" office:value="41134" calcext:value-type="float">
            <text:p>41,13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sch-, bagger-, vuilnislied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Azijnstokers, kunstazijn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9" calcext:value-type="float">
            <text:p>9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aardscheerders, kappers, paruikenmakers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8" calcext:value-type="float">
            <text:p>8</text:p>
          </table:table-cell>
          <table:table-cell table:style-name="ce44" office:value-type="float" office:value="179" calcext:value-type="float">
            <text:p>17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adstoofhou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ankiers, effektenhandelaars, geldwisselaars, kassi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d- en matrassenmakers en verhuurders, behangers, stoffeerd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5" calcext:value-type="float">
            <text:p>5</text:p>
          </table:table-cell>
          <table:table-cell table:style-name="ce44" office:value-type="float" office:value="127" calcext:value-type="float">
            <text:p>12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eldhouwers, lofwerksnij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4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leenbankhouders, inbrengers enz.</text:p>
          </table:table-cell>
          <table:table-cell/>
          <table:table-cell table:style-name="ce26"/>
          <table:table-cell table:style-name="ce33" table:number-columns-repeated="5"/>
          <table:table-cell table:number-columns-repeated="4" table:style-name="ce33" office:value-type="float" office:value="7" calcext:value-type="float">
            <text:p>7</text:p>
          </table:table-cell>
          <table:table-cell table:style-name="ce44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steders</text:p>
          </table:table-cell>
          <table:table-cell/>
          <table:table-cell table:style-name="ce26"/>
          <table:table-cell table:style-name="ce33" table:number-columns-repeated="6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stellers, expediteurs, factoors, voetboden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213" calcext:value-type="float">
            <text:p>213</text:p>
          </table:table-cell>
          <table:table-cell table:style-name="ce44" office:value-type="float" office:value="341" calcext:value-type="float">
            <text:p>34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zembinders, rietboeren, rijswerkers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43" calcext:value-type="float">
            <text:p>243</text:p>
          </table:table-cell>
          <table:table-cell table:style-name="ce33" office:value-type="float" office:value="8" calcext:value-type="float">
            <text:p>8</text:p>
          </table:table-cell>
          <table:table-cell table:style-name="ce44" office:value-type="float" office:value="251" calcext:value-type="float">
            <text:p>25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ierbrouwers, bierste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81" calcext:value-type="float">
            <text:p>81</text:p>
          </table:table-cell>
          <table:table-cell table:style-name="ce33"/>
          <table:table-cell table:style-name="ce33" office:value-type="float" office:value="81" calcext:value-type="float">
            <text:p>81</text:p>
          </table:table-cell>
          <table:table-cell table:style-name="ce33"/>
          <table:table-cell table:style-name="ce44" office:value-type="float" office:value="81" calcext:value-type="float">
            <text:p>8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illard-, kaatsballen-ma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leek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32" calcext:value-type="float">
            <text:p>32</text:p>
          </table:table-cell>
          <table:table-cell table:style-name="ce44" office:value-type="float" office:value="132" calcext:value-type="float">
            <text:p>13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lik- en pleetwerkers, lampenma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loemisten, boomkweekers, tuiniers, warmoezeniers</text:p>
          </table:table-cell>
          <table:table-cell/>
          <table:table-cell table:style-name="ce26"/>
          <table:table-cell table:style-name="ce33"/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16" calcext:value-type="float">
            <text:p>716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733" calcext:value-type="float">
            <text:p>733</text:p>
          </table:table-cell>
          <table:table-cell table:style-name="ce33" office:value-type="float" office:value="41" calcext:value-type="float">
            <text:p>41</text:p>
          </table:table-cell>
          <table:table-cell table:style-name="ce44" office:value-type="float" office:value="774" calcext:value-type="float">
            <text:p>77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ekbinders</text:p>
          </table:table-cell>
          <table:table-cell/>
          <table:table-cell table:style-name="ce26"/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19" calcext:value-type="float">
            <text:p>19</text:p>
          </table:table-cell>
          <table:table-cell table:style-name="ce33"/>
          <table:table-cell table:style-name="ce33" office:value-type="float" office:value="82" calcext:value-type="float">
            <text:p>82</text:p>
          </table:table-cell>
          <table:table-cell table:style-name="ce33"/>
          <table:table-cell table:style-name="ce33" office:value-type="float" office:value="106" calcext:value-type="float">
            <text:p>106</text:p>
          </table:table-cell>
          <table:table-cell table:style-name="ce33"/>
          <table:table-cell table:style-name="ce44" office:value-type="float" office:value="106" calcext:value-type="float">
            <text:p>10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ek- en dagbladdrukkers en verkoopers mees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07" calcext:value-type="float">
            <text:p>10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ek- en dagbladdrukkers en verkoopers knechts, letterzetters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1" calcext:value-type="float">
            <text:p>21</text:p>
          </table:table-cell>
          <table:table-cell table:style-name="ce33"/>
          <table:table-cell table:style-name="ce33" office:value-type="float" office:value="80" calcext:value-type="float">
            <text:p>80</text:p>
          </table:table-cell>
          <table:table-cell table:style-name="ce33"/>
          <table:table-cell table:style-name="ce33" office:value-type="float" office:value="102" calcext:value-type="float">
            <text:p>102</text:p>
          </table:table-cell>
          <table:table-cell table:style-name="ce33"/>
          <table:table-cell table:style-name="ce44" office:value-type="float" office:value="102" calcext:value-type="float">
            <text:p>10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ntwer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rdpapier (werkers in) doozen-, kaartenmak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45" calcext:value-type="float">
            <text:p>45</text:p>
          </table:table-cell>
          <table:table-cell table:style-name="ce33"/>
          <table:table-cell table:style-name="ce33" office:value-type="float" office:value="54" calcext:value-type="float">
            <text:p>54</text:p>
          </table:table-cell>
          <table:table-cell table:style-name="ce33"/>
          <table:table-cell table:style-name="ce44" office:value-type="float" office:value="54" calcext:value-type="float">
            <text:p>5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rduurwerkers, kantwerkers</text:p>
          </table:table-cell>
          <table:table-cell/>
          <table:table-cell table:style-name="ce26"/>
          <table:table-cell table:style-name="ce33" table:number-columns-repeated="4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4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rstel-, kaarden-, kammen-, rijven-, zeeftenmakers</text:p>
          </table:table-cell>
          <table:table-cell/>
          <table:table-cell table:style-name="ce26"/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150" calcext:value-type="float">
            <text:p>15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ouwmeest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31" calcext:value-type="float">
            <text:p>31</text:p>
          </table:table-cell>
          <table:table-cell table:style-name="ce33"/>
          <table:table-cell table:style-name="ce33" office:value-type="float" office:value="32" calcext:value-type="float">
            <text:p>32</text:p>
          </table:table-cell>
          <table:table-cell table:style-name="ce33"/>
          <table:table-cell table:style-name="ce44" office:value-type="float" office:value="32" calcext:value-type="float">
            <text:p>3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randers en stokers van stroop, likeuren, sterke drank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9" calcext:value-type="float">
            <text:p>19</text:p>
          </table:table-cell>
          <table:table-cell table:style-name="ce33"/>
          <table:table-cell table:style-name="ce33" office:value-type="float" office:value="19" calcext:value-type="float">
            <text:p>19</text:p>
          </table:table-cell>
          <table:table-cell table:style-name="ce33"/>
          <table:table-cell table:style-name="ce44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reuk- en draagbanden-, keurslijven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rillenslijpers en verkoo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rood-, kleingoed-, koek- en banketbakkers en slijters</text:p>
          </table:table-cell>
          <table:table-cell/>
          <table:table-cell table:style-name="ce26"/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78" calcext:value-type="float">
            <text:p>78</text:p>
          </table:table-cell>
          <table:table-cell table:style-name="ce33"/>
          <table:table-cell table:style-name="ce34" office:value-type="float" office:value="1559" calcext:value-type="float">
            <text:p>1,559</text:p>
          </table:table-cell>
          <table:table-cell table:style-name="ce33" office:value-type="float" office:value="48" calcext:value-type="float">
            <text:p>48</text:p>
          </table:table-cell>
          <table:table-cell table:style-name="ce34" office:value-type="float" office:value="1641" calcext:value-type="float">
            <text:p>1,641</text:p>
          </table:table-cell>
          <table:table-cell table:style-name="ce33" office:value-type="float" office:value="48" calcext:value-type="float">
            <text:p>48</text:p>
          </table:table-cell>
          <table:table-cell table:style-name="ce45" office:value-type="float" office:value="1689" calcext:value-type="float">
            <text:p>1,68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ijenteelt (personen behoorende tot de)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9" calcext:value-type="float">
            <text:p>19</text:p>
          </table:table-cell>
          <table:table-cell table:style-name="ce33"/>
          <table:table-cell table:style-name="ce33" office:value-type="float" office:value="19" calcext:value-type="float">
            <text:p>19</text:p>
          </table:table-cell>
          <table:table-cell table:style-name="ce33"/>
          <table:table-cell table:style-name="ce44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Chicoreifabrijkan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Chocoladefabrijkan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agbladschrijvers, letterkundig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ebiteurs en gedelegeerden in de loterij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44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ekkers (lei-, pannen-, riet-)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18" calcext:value-type="float">
            <text:p>518</text:p>
          </table:table-cell>
          <table:table-cell table:style-name="ce33"/>
          <table:table-cell table:style-name="ce33" office:value-type="float" office:value="523" calcext:value-type="float">
            <text:p>523</text:p>
          </table:table-cell>
          <table:table-cell table:style-name="ce33"/>
          <table:table-cell table:style-name="ce44" office:value-type="float" office:value="523" calcext:value-type="float">
            <text:p>5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eurwaar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72" calcext:value-type="float">
            <text:p>72</text:p>
          </table:table-cell>
          <table:table-cell table:style-name="ce33"/>
          <table:table-cell table:style-name="ce33" office:value-type="float" office:value="72" calcext:value-type="float">
            <text:p>72</text:p>
          </table:table-cell>
          <table:table-cell table:style-name="ce33"/>
          <table:table-cell table:style-name="ce44" office:value-type="float" office:value="72" calcext:value-type="float">
            <text:p>7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ienstboden, bakers, huisbewaarders, minnen, oppassers, portiers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956" calcext:value-type="float">
            <text:p>956</text:p>
          </table:table-cell>
          <table:table-cell table:style-name="ce34" office:value-type="float" office:value="4529" calcext:value-type="float">
            <text:p>4,529</text:p>
          </table:table-cell>
          <table:table-cell table:style-name="ce34" office:value-type="float" office:value="13564" calcext:value-type="float">
            <text:p>13,564</text:p>
          </table:table-cell>
          <table:table-cell table:style-name="ce33" office:value-type="string" calcext:value-type="string">
            <text:p>4.876/2</text:p>
          </table:table-cell>
          <table:table-cell table:style-name="ce33" office:value-type="string" calcext:value-type="string">
            <text:p>14.577/3</text:p>
          </table:table-cell>
          <table:table-cell table:style-name="ce45" office:value-type="float" office:value="19453" calcext:value-type="float">
            <text:p>19,45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Doodgravers, bedienaars van begrafenissen, verhuurders van rouwkleeder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42" calcext:value-type="float">
            <text:p>4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Fabrijkanten van verschillenden aard</text:p>
          </table:table-cell>
          <table:table-cell/>
          <table:table-cell table:style-name="ce26"/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52" calcext:value-type="float">
            <text:p>52</text:p>
          </table:table-cell>
          <table:table-cell table:style-name="ce44" office:value-type="float" office:value="193" calcext:value-type="float">
            <text:p>19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Fineerzag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aarkeukenhouders</text:p>
          </table:table-cell>
          <table:table-cell/>
          <table:table-cell table:style-name="ce26"/>
          <table:table-cell table:style-name="ce33" table:number-columns-repeated="5"/>
          <table:table-cell table:number-columns-repeated="4" table:style-name="ce33" office:value-type="float" office:value="11" calcext:value-type="float">
            <text:p>11</text:p>
          </table:table-cell>
          <table:table-cell table:style-name="ce44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alanteriewarenhandelaa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aren- en bandwinkeli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azfabrijkan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eneesheeren, heelmeesters, officieren van gezondheid, oog- en tandmeesters, vroedmeesters, vroedvrouwen enz.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102" calcext:value-type="float">
            <text:p>102</text:p>
          </table:table-cell>
          <table:table-cell table:style-name="ce44" office:value-type="float" office:value="357" calcext:value-type="float">
            <text:p>35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epensioneerden (burgerlijke en militaire)</text:p>
          </table:table-cell>
          <table:table-cell/>
          <table:table-cell table:style-name="ce26"/>
          <table:table-cell table:style-name="ce33" table:number-columns-repeated="5"/>
          <table:table-cell table:style-name="ce34" office:value-type="float" office:value="1314" calcext:value-type="float">
            <text:p>1,314</text:p>
          </table:table-cell>
          <table:table-cell table:style-name="ce33" office:value-type="float" office:value="114" calcext:value-type="float">
            <text:p>114</text:p>
          </table:table-cell>
          <table:table-cell table:style-name="ce34" office:value-type="float" office:value="1314" calcext:value-type="float">
            <text:p>1,314</text:p>
          </table:table-cell>
          <table:table-cell table:style-name="ce33" office:value-type="float" office:value="114" calcext:value-type="float">
            <text:p>114</text:p>
          </table:table-cell>
          <table:table-cell table:style-name="ce45" office:value-type="float" office:value="1428" calcext:value-type="float">
            <text:p>1,42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eschutgieters, geweermak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4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ezantschappen en consulaten (personen behoorende tot de)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lasblaz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4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Protestanten, predikan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30" calcext:value-type="float">
            <text:p>230</text:p>
          </table:table-cell>
          <table:table-cell table:style-name="ce33"/>
          <table:table-cell table:style-name="ce33" office:value-type="float" office:value="230" calcext:value-type="float">
            <text:p>230</text:p>
          </table:table-cell>
          <table:table-cell table:style-name="ce33"/>
          <table:table-cell table:style-name="ce44" office:value-type="float" office:value="230" calcext:value-type="float">
            <text:p>23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Protestanten, dienstdoende person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5" calcext:value-type="float">
            <text:p>15</text:p>
          </table:table-cell>
          <table:table-cell table:style-name="ce44" office:value-type="float" office:value="54" calcext:value-type="float">
            <text:p>5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Roomsch-Catholijken, pastoors, kapellaan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94" calcext:value-type="float">
            <text:p>194</text:p>
          </table:table-cell>
          <table:table-cell table:style-name="ce33"/>
          <table:table-cell table:style-name="ce33" office:value-type="float" office:value="194" calcext:value-type="float">
            <text:p>194</text:p>
          </table:table-cell>
          <table:table-cell table:style-name="ce33"/>
          <table:table-cell table:style-name="ce44" office:value-type="float" office:value="194" calcext:value-type="float">
            <text:p>19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Roomsch-Catholijken, dienstdoende person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Roomsch-Catholijken, kloosterlingen, geestelijke zusters</text:p>
          </table:table-cell>
          <table:table-cell/>
          <table:table-cell table:style-name="ce26"/>
          <table:table-cell table:style-name="ce33" table:number-columns-repeated="6"/>
          <table:table-cell table:style-name="ce33" office:value-type="float" office:value="27" calcext:value-type="float">
            <text:p>27</text:p>
          </table:table-cell>
          <table:table-cell table:style-name="ce33"/>
          <table:table-cell table:style-name="ce33" office:value-type="float" office:value="27" calcext:value-type="float">
            <text:p>27</text:p>
          </table:table-cell>
          <table:table-cell table:style-name="ce44" office:value-type="float" office:value="27" calcext:value-type="float">
            <text:p>2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Israeliten, rabbijn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dsdienstleeraren en aan de dienst verbonden personen. Israeliten, dienstdoende person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4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ouddraadtrekkers, passementwerkers, galonwerk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21" calcext:value-type="float">
            <text:p>21</text:p>
          </table:table-cell>
          <table:table-cell table:style-name="ce33"/>
          <table:table-cell table:style-name="ce33" office:value-type="float" office:value="24" calcext:value-type="float">
            <text:p>24</text:p>
          </table:table-cell>
          <table:table-cell table:style-name="ce33"/>
          <table:table-cell table:style-name="ce44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aanhandelaars, gistverkoo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44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aveurs op hout, metaal en steen, stempelsnij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iendbaz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oenten-, fruitverkoo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86" calcext:value-type="float">
            <text:p>86</text:p>
          </table:table-cell>
          <table:table-cell table:style-name="ce44" office:value-type="float" office:value="107" calcext:value-type="float">
            <text:p>10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ondeigenar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69" calcext:value-type="float">
            <text:p>69</text:p>
          </table:table-cell>
          <table:table-cell table:style-name="ce44" office:value-type="float" office:value="187" calcext:value-type="float">
            <text:p>18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ossiers, slij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11" calcext:value-type="float">
            <text:p>11</text:p>
          </table:table-cell>
          <table:table-cell table:style-name="ce44" office:value-type="float" office:value="87" calcext:value-type="float">
            <text:p>8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Grutters, kruideni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4" calcext:value-type="float">
            <text:p>14</text:p>
          </table:table-cell>
          <table:table-cell table:style-name="ce44" office:value-type="float" office:value="176" calcext:value-type="float">
            <text:p>17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aarwer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andelsleerling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andelsreizig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3" calcext:value-type="float">
            <text:p>23</text:p>
          </table:table-cell>
          <table:table-cell table:style-name="ce33"/>
          <table:table-cell table:style-name="ce33" office:value-type="float" office:value="23" calcext:value-type="float">
            <text:p>23</text:p>
          </table:table-cell>
          <table:table-cell table:style-name="ce33"/>
          <table:table-cell table:style-name="ce44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andschoenen- en dassen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aven- en bakenmees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9" calcext:value-type="float">
            <text:p>29</text:p>
          </table:table-cell>
          <table:table-cell table:style-name="ce33"/>
          <table:table-cell table:style-name="ce33" office:value-type="float" office:value="29" calcext:value-type="float">
            <text:p>29</text:p>
          </table:table-cell>
          <table:table-cell table:style-name="ce33"/>
          <table:table-cell table:style-name="ce44" office:value-type="float" office:value="29" calcext:value-type="float">
            <text:p>2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eemraden en verdere ambtenaren van de waterschapp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37" calcext:value-type="float">
            <text:p>3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eetmaaij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4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ennep- en vlasbereiders en teel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erbergiers, kasteleins, koffijhuishou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97" calcext:value-type="float">
            <text:p>397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397" calcext:value-type="float">
            <text:p>397</text:p>
          </table:table-cell>
          <table:table-cell table:style-name="ce33" office:value-type="float" office:value="99" calcext:value-type="float">
            <text:p>99</text:p>
          </table:table-cell>
          <table:table-cell table:style-name="ce44" office:value-type="float" office:value="496" calcext:value-type="float">
            <text:p>49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erders en veehoeders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510" calcext:value-type="float">
            <text:p>51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76" calcext:value-type="float">
            <text:p>676</text:p>
          </table:table-cell>
          <table:table-cell table:style-name="ce33" office:value-type="float" office:value="31" calcext:value-type="float">
            <text:p>31</text:p>
          </table:table-cell>
          <table:table-cell table:style-name="ce44" office:value-type="float" office:value="707" calcext:value-type="float">
            <text:p>70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oeden-, petten- en stroohoedenmakers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9" calcext:value-type="float">
            <text:p>9</text:p>
          </table:table-cell>
          <table:table-cell table:style-name="ce44" office:value-type="float" office:value="101" calcext:value-type="float">
            <text:p>10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oogleeraren en leeraren aan hooge scholen, athenaea, seminarien, clinische scholen en akademi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44" office:value-type="float" office:value="14" calcext:value-type="float">
            <text:p>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outhakk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9" calcext:value-type="float">
            <text:p>19</text:p>
          </table:table-cell>
          <table:table-cell table:style-name="ce33"/>
          <table:table-cell table:style-name="ce33" office:value-type="float" office:value="21" calcext:value-type="float">
            <text:p>21</text:p>
          </table:table-cell>
          <table:table-cell table:style-name="ce33"/>
          <table:table-cell table:style-name="ce44" office:value-type="float" office:value="21" calcext:value-type="float">
            <text:p>2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outzaagmolenaars, houtzagers, houtkoo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12" calcext:value-type="float">
            <text:p>1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Huisleerlingen</text:p>
          </table:table-cell>
          <table:table-cell/>
          <table:table-cell table:style-name="ce26" office:value-type="float" office:value="289" calcext:value-type="float">
            <text:p>289</text:p>
          </table:table-cell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589" calcext:value-type="float">
            <text:p>589</text:p>
          </table:table-cell>
          <table:table-cell table:style-name="ce33" office:value-type="float" office:value="579" calcext:value-type="float">
            <text:p>579</text:p>
          </table:table-cell>
          <table:table-cell table:style-name="ce45" office:value-type="float" office:value="1168" calcext:value-type="float">
            <text:p>1,16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Ingenieurs en verdere ambtenaren van den waterstaat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5" calcext:value-type="float">
            <text:p>35</text:p>
          </table:table-cell>
          <table:table-cell table:style-name="ce33"/>
          <table:table-cell table:style-name="ce33" office:value-type="float" office:value="35" calcext:value-type="float">
            <text:p>35</text:p>
          </table:table-cell>
          <table:table-cell table:style-name="ce33"/>
          <table:table-cell table:style-name="ce44" office:value-type="float" office:value="35" calcext:value-type="float">
            <text:p>3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Inleggers van levensbehoeft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Jag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7" calcext:value-type="float">
            <text:p>27</text:p>
          </table:table-cell>
          <table:table-cell table:style-name="ce33"/>
          <table:table-cell table:style-name="ce33" office:value-type="float" office:value="27" calcext:value-type="float">
            <text:p>27</text:p>
          </table:table-cell>
          <table:table-cell table:style-name="ce33"/>
          <table:table-cell table:style-name="ce44" office:value-type="float" office:value="27" calcext:value-type="float">
            <text:p>2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Jagt (personen behoorende tot de)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8" calcext:value-type="float">
            <text:p>48</text:p>
          </table:table-cell>
          <table:table-cell table:style-name="ce33"/>
          <table:table-cell table:style-name="ce33" office:value-type="float" office:value="48" calcext:value-type="float">
            <text:p>48</text:p>
          </table:table-cell>
          <table:table-cell table:style-name="ce33"/>
          <table:table-cell table:style-name="ce44" office:value-type="float" office:value="48" calcext:value-type="float">
            <text:p>4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Juweliers, goud- en zilversmeden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84" calcext:value-type="float">
            <text:p>8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arders, wolkamm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34" calcext:value-type="float">
            <text:p>3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arsenmakers (smeer- en was-)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9" calcext:value-type="float">
            <text:p>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binet- en schrijnwerkers, kunstdraaijers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40" calcext:value-type="float">
            <text:p>40</text:p>
          </table:table-cell>
          <table:table-cell table:style-name="ce33"/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96" calcext:value-type="float">
            <text:p>396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397" calcext:value-type="float">
            <text:p>39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detten van de landmagt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detten van de zeemagt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lkbranders, cement- en tras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antoor- en winkelbedienden, pakhuisknechts</text:p>
          </table:table-cell>
          <table:table-cell/>
          <table:table-cell table:style-name="ce26"/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98" calcext:value-type="float">
            <text:p>398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13" calcext:value-type="float">
            <text:p>413</text:p>
          </table:table-cell>
          <table:table-cell table:style-name="ce33" office:value-type="float" office:value="57" calcext:value-type="float">
            <text:p>57</text:p>
          </table:table-cell>
          <table:table-cell table:style-name="ce44" office:value-type="float" office:value="470" calcext:value-type="float">
            <text:p>47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leedermakers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33" office:value-type="float" office:value="184" calcext:value-type="float">
            <text:p>184</text:p>
          </table:table-cell>
          <table:table-cell table:style-name="ce33"/>
          <table:table-cell table:style-name="ce34" office:value-type="float" office:value="2597" calcext:value-type="float">
            <text:p>2,597</text:p>
          </table:table-cell>
          <table:table-cell table:style-name="ce33" office:value-type="float" office:value="2" calcext:value-type="float">
            <text:p>2</text:p>
          </table:table-cell>
          <table:table-cell table:style-name="ce34" office:value-type="float" office:value="2794" calcext:value-type="float">
            <text:p>2,794</text:p>
          </table:table-cell>
          <table:table-cell table:style-name="ce33" office:value-type="float" office:value="3" calcext:value-type="float">
            <text:p>3</text:p>
          </table:table-cell>
          <table:table-cell table:style-name="ce45" office:value-type="float" office:value="2797" calcext:value-type="float">
            <text:p>2,79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leederen- en gemaaktgoedverkoop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leinhandelaars, winkeli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string" calcext:value-type="string">
            <text:p>1.06</text:p>
          </table:table-cell>
          <table:table-cell table:style-name="ce33" office:value-type="float" office:value="723" calcext:value-type="float">
            <text:p>723</text:p>
          </table:table-cell>
          <table:table-cell table:style-name="ce34" office:value-type="float" office:value="1061" calcext:value-type="float">
            <text:p>1,061</text:p>
          </table:table-cell>
          <table:table-cell table:style-name="ce33" office:value-type="float" office:value="723" calcext:value-type="float">
            <text:p>723</text:p>
          </table:table-cell>
          <table:table-cell table:style-name="ce45" office:value-type="float" office:value="1784" calcext:value-type="float">
            <text:p>1,78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lerken en schrijvers bij notarissen, ontvangers, prokureurs, deurwaarders enz.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152" calcext:value-type="float">
            <text:p>152</text:p>
          </table:table-cell>
          <table:table-cell table:style-name="ce33"/>
          <table:table-cell table:style-name="ce33" office:value-type="float" office:value="156" calcext:value-type="float">
            <text:p>156</text:p>
          </table:table-cell>
          <table:table-cell table:style-name="ce33"/>
          <table:table-cell table:style-name="ce44" office:value-type="float" office:value="156" calcext:value-type="float">
            <text:p>15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lompenmakers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3" calcext:value-type="float">
            <text:p>23</text:p>
          </table:table-cell>
          <table:table-cell table:style-name="ce33"/>
          <table:table-cell table:style-name="ce34" office:value-type="float" office:value="1236" calcext:value-type="float">
            <text:p>1,23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1.26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1261" calcext:value-type="float">
            <text:p>1,26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noopenmakers</text:p>
          </table:table-cell>
          <table:table-cell/>
          <table:table-cell table:style-name="ce26"/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0" calcext:value-type="float">
            <text:p>10</text:p>
          </table:table-cell>
          <table:table-cell table:style-name="ce44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lenbran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4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ninklijk Huis (personen, verbonden aan het)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oplieden van verschillenden aard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" calcext:value-type="float">
            <text:p>3</text:p>
          </table:table-cell>
          <table:table-cell table:style-name="ce34" office:value-type="float" office:value="1379" calcext:value-type="float">
            <text:p>1,379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string" calcext:value-type="string">
            <text:p>1.403/1</text:p>
          </table:table-cell>
          <table:table-cell table:style-name="ce33" office:value-type="float" office:value="205" calcext:value-type="float">
            <text:p>205</text:p>
          </table:table-cell>
          <table:table-cell table:style-name="ce45" office:value-type="float" office:value="1608" calcext:value-type="float">
            <text:p>1,60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ornmolenaa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33" office:value-type="float" office:value="493" calcext:value-type="float">
            <text:p>49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505" calcext:value-type="float">
            <text:p>505</text:p>
          </table:table-cell>
          <table:table-cell table:style-name="ce33" office:value-type="float" office:value="9" calcext:value-type="float">
            <text:p>9</text:p>
          </table:table-cell>
          <table:table-cell table:style-name="ce44" office:value-type="float" office:value="514" calcext:value-type="float">
            <text:p>5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ornverschiet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per- en blikslagers, draadvlechters, ketellappers</text:p>
          </table:table-cell>
          <table:table-cell/>
          <table:table-cell table:style-name="ce26"/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22" calcext:value-type="float">
            <text:p>22</text:p>
          </table:table-cell>
          <table:table-cell table:style-name="ce33"/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330" calcext:value-type="float">
            <text:p>33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per-, klok- en geelgie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44" office:value-type="float" office:value="10" calcext:value-type="float">
            <text:p>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stschoolhouders en onderwijz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3" calcext:value-type="float">
            <text:p>23</text:p>
          </table:table-cell>
          <table:table-cell table:style-name="ce44" office:value-type="float" office:value="66" calcext:value-type="float">
            <text:p>6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ostschoolleerlingen</text:p>
          </table:table-cell>
          <table:table-cell/>
          <table:table-cell table:style-name="ce26" office:value-type="float" office:value="15" calcext:value-type="float">
            <text:p>1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14" calcext:value-type="float">
            <text:p>314</text:p>
          </table:table-cell>
          <table:table-cell table:style-name="ce33" office:value-type="float" office:value="112" calcext:value-type="float">
            <text:p>112</text:p>
          </table:table-cell>
          <table:table-cell table:style-name="ce44" office:value-type="float" office:value="426" calcext:value-type="float">
            <text:p>42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aankinder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amers</text:p>
          </table:table-cell>
          <table:table-cell/>
          <table:table-cell table:style-name="ce26" office:value-type="float" office:value="4" calcext:value-type="float">
            <text:p>4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28" calcext:value-type="float">
            <text:p>228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106" calcext:value-type="float">
            <text:p>106</text:p>
          </table:table-cell>
          <table:table-cell table:style-name="ce44" office:value-type="float" office:value="347" calcext:value-type="float">
            <text:p>34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amm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ib- en dijkwerkers, heibazen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61" calcext:value-type="float">
            <text:p>61</text:p>
          </table:table-cell>
          <table:table-cell table:style-name="ce33"/>
          <table:table-cell table:style-name="ce33" office:value-type="float" office:value="65" calcext:value-type="float">
            <text:p>65</text:p>
          </table:table-cell>
          <table:table-cell table:style-name="ce33"/>
          <table:table-cell table:style-name="ce44" office:value-type="float" office:value="65" calcext:value-type="float">
            <text:p>6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oeghouders, tappers enz.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632" calcext:value-type="float">
            <text:p>632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633" calcext:value-type="float">
            <text:p>633</text:p>
          </table:table-cell>
          <table:table-cell table:style-name="ce33" office:value-type="float" office:value="230" calcext:value-type="float">
            <text:p>230</text:p>
          </table:table-cell>
          <table:table-cell table:style-name="ce44" office:value-type="float" office:value="863" calcext:value-type="float">
            <text:p>86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uidfabrijkanten en vuurwerkma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uijers, sjouwers, schoenpoetsers</text:p>
          </table:table-cell>
          <table:table-cell/>
          <table:table-cell table:style-name="ce26"/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104" calcext:value-type="float">
            <text:p>10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ijgslieden van en boven den rang van 2den luitenant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64" calcext:value-type="float">
            <text:p>164</text:p>
          </table:table-cell>
          <table:table-cell table:style-name="ce33"/>
          <table:table-cell table:style-name="ce33" office:value-type="float" office:value="164" calcext:value-type="float">
            <text:p>164</text:p>
          </table:table-cell>
          <table:table-cell table:style-name="ce33"/>
          <table:table-cell table:style-name="ce44" office:value-type="float" office:value="164" calcext:value-type="float">
            <text:p>16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rijgslieden beneden den rang van 2den luitenant</text:p>
          </table:table-cell>
          <table:table-cell/>
          <table:table-cell table:style-name="ce26"/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29" calcext:value-type="float">
            <text:p>29</text:p>
          </table:table-cell>
          <table:table-cell table:style-name="ce33"/>
          <table:table-cell table:style-name="ce34" office:value-type="float" office:value="1674" calcext:value-type="float">
            <text:p>1,674</text:p>
          </table:table-cell>
          <table:table-cell table:style-name="ce33"/>
          <table:table-cell table:style-name="ce34" office:value-type="float" office:value="1706" calcext:value-type="float">
            <text:p>1,706</text:p>
          </table:table-cell>
          <table:table-cell table:style-name="ce33"/>
          <table:table-cell table:style-name="ce45" office:value-type="float" office:value="1706" calcext:value-type="float">
            <text:p>1,70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ipers, koepelmakers</text:p>
          </table:table-cell>
          <table:table-cell/>
          <table:table-cell table:style-name="ce26"/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0" calcext:value-type="float">
            <text:p>20</text:p>
          </table:table-cell>
          <table:table-cell table:style-name="ce33"/>
          <table:table-cell table:style-name="ce33" office:value-type="float" office:value="431" calcext:value-type="float">
            <text:p>431</text:p>
          </table:table-cell>
          <table:table-cell table:style-name="ce33"/>
          <table:table-cell table:style-name="ce33" office:value-type="float" office:value="453" calcext:value-type="float">
            <text:p>453</text:p>
          </table:table-cell>
          <table:table-cell table:style-name="ce33"/>
          <table:table-cell table:style-name="ce44" office:value-type="float" office:value="453" calcext:value-type="float">
            <text:p>45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enaars, goochelaars enz.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koopers, muzijk- en teekenhandelar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lak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oefenaren muzijkanten, muzijkmeesters, organisten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5" calcext:value-type="float">
            <text:p>5</text:p>
          </table:table-cell>
          <table:table-cell table:style-name="ce44" office:value-type="float" office:value="123" calcext:value-type="float">
            <text:p>1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oefenaren schild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62" calcext:value-type="float">
            <text:p>6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oefenaren teekenaars, teekenmeesters, daguerreotypeurs, decorateu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44" office:value-type="float" office:value="9" calcext:value-type="float">
            <text:p>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oefenaren tooneelspelers, dansmeesters, zang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nstwer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Kurkensnijd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4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ndbouwers</text:p>
          </table:table-cell>
          <table:table-cell/>
          <table:table-cell table:style-name="ce26" office:value-type="float" office:value="47" calcext:value-type="float">
            <text:p>4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925" calcext:value-type="float">
            <text:p>925</text:p>
          </table:table-cell>
          <table:table-cell table:style-name="ce33" office:value-type="float" office:value="500" calcext:value-type="float">
            <text:p>500</text:p>
          </table:table-cell>
          <table:table-cell table:style-name="ce34" office:value-type="float" office:value="26348" calcext:value-type="float">
            <text:p>26,348</text:p>
          </table:table-cell>
          <table:table-cell table:style-name="ce34" office:value-type="float" office:value="6935" calcext:value-type="float">
            <text:p>6,935</text:p>
          </table:table-cell>
          <table:table-cell table:style-name="ce34" office:value-type="float" office:value="27412" calcext:value-type="float">
            <text:p>27,412</text:p>
          </table:table-cell>
          <table:table-cell table:style-name="ce34" office:value-type="float" office:value="7517" calcext:value-type="float">
            <text:p>7,517</text:p>
          </table:table-cell>
          <table:table-cell table:style-name="ce45" office:value-type="float" office:value="34929" calcext:value-type="float">
            <text:p>34,92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ndhuishoudkundige scholen onderwijz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ndhuishoudkundige scholen leerlingen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4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ndmeters en teekenaars bij het kadaster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9" calcext:value-type="float">
            <text:p>19</text:p>
          </table:table-cell>
          <table:table-cell table:style-name="ce33"/>
          <table:table-cell table:style-name="ce33" office:value-type="float" office:value="19" calcext:value-type="float">
            <text:p>19</text:p>
          </table:table-cell>
          <table:table-cell table:style-name="ce33"/>
          <table:table-cell table:style-name="ce44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ntaarnopste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44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tijnsche scholen onderwijz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3" calcext:value-type="float">
            <text:p>23</text:p>
          </table:table-cell>
          <table:table-cell table:style-name="ce33"/>
          <table:table-cell table:style-name="ce33" office:value-type="float" office:value="23" calcext:value-type="float">
            <text:p>23</text:p>
          </table:table-cell>
          <table:table-cell table:style-name="ce33"/>
          <table:table-cell table:style-name="ce44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atijnsche scholen leerlingen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33" office:value-type="float" office:value="24" calcext:value-type="float">
            <text:p>24</text:p>
          </table:table-cell>
          <table:table-cell table:style-name="ce33"/>
          <table:table-cell table:style-name="ce44" office:value-type="float" office:value="24" calcext:value-type="float">
            <text:p>2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eerbereiders en looij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201" calcext:value-type="float">
            <text:p>20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ettergiet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iefdadige gestichten hoofden</text:p>
          </table:table-cell>
          <table:table-cell/>
          <table:table-cell table:style-name="ce26"/>
          <table:table-cell table:style-name="ce33" table:number-columns-repeated="5"/>
          <table:table-cell table:number-columns-repeated="4" table:style-name="ce33" office:value-type="float" office:value="21" calcext:value-type="float">
            <text:p>21</text:p>
          </table:table-cell>
          <table:table-cell table:style-name="ce44" office:value-type="float" office:value="42" calcext:value-type="float">
            <text:p>4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iefdadige gestichten dienstdoend personeel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4" calcext:value-type="float">
            <text:p>34</text:p>
          </table:table-cell>
          <table:table-cell table:style-name="ce44" office:value-type="float" office:value="54" calcext:value-type="float">
            <text:p>5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inieerd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oodgieters en pompen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3" calcext:value-type="float">
            <text:p>43</text:p>
          </table:table-cell>
          <table:table-cell table:style-name="ce33"/>
          <table:table-cell table:style-name="ce33" office:value-type="float" office:value="43" calcext:value-type="float">
            <text:p>43</text:p>
          </table:table-cell>
          <table:table-cell table:style-name="ce33"/>
          <table:table-cell table:style-name="ce44" office:value-type="float" office:value="43" calcext:value-type="float">
            <text:p>4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oodswezen en strandvonderij (personen behoorende tot)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oodwitma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Lijmzied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gazijn- en pakhuismeest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kerlaars en kargadoo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ndenmakers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161" calcext:value-type="float">
            <text:p>16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nufakturen/* fabrijkan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50" calcext:value-type="float">
            <text:p>5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nufakturen/* kooplieden</text:p>
          </table:table-cell>
          <table:table-cell/>
          <table:table-cell table:style-name="ce26"/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nufakturen/* werklieden</text:p>
          </table:table-cell>
          <table:table-cell/>
          <table:table-cell table:style-name="ce26"/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4" calcext:value-type="float">
            <text:p>4</text:p>
          </table:table-cell>
          <table:table-cell table:style-name="ce44" office:value-type="float" office:value="19" calcext:value-type="float">
            <text:p>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riniers en zeelieden van en boven den rang van 2den luitenant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8" calcext:value-type="float">
            <text:p>18</text:p>
          </table:table-cell>
          <table:table-cell table:style-name="ce33"/>
          <table:table-cell table:style-name="ce33" office:value-type="float" office:value="18" calcext:value-type="float">
            <text:p>18</text:p>
          </table:table-cell>
          <table:table-cell table:style-name="ce33"/>
          <table:table-cell table:style-name="ce44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riniers en zeelieden beneden den rang van 2den luitenant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06" calcext:value-type="float">
            <text:p>106</text:p>
          </table:table-cell>
          <table:table-cell table:style-name="ce33"/>
          <table:table-cell table:style-name="ce33" office:value-type="float" office:value="107" calcext:value-type="float">
            <text:p>107</text:p>
          </table:table-cell>
          <table:table-cell table:style-name="ce33"/>
          <table:table-cell table:style-name="ce44" office:value-type="float" office:value="107" calcext:value-type="float">
            <text:p>10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attenmakers</text:p>
          </table:table-cell>
          <table:table-cell/>
          <table:table-cell table:style-name="ce26"/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number-columns-repeated="3" table:style-name="ce33" office:value-type="float" office:value="8" calcext:value-type="float">
            <text:p>8</text:p>
          </table:table-cell>
          <table:table-cell table:style-name="ce33" office:value-type="float" office:value="12" calcext:value-type="float">
            <text:p>12</text:p>
          </table:table-cell>
          <table:table-cell table:style-name="ce44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ekrapbereiders en fabrijkant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esters (keur-, markt-, waag-), afslag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lk-, boter-, kaasverkoo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8" calcext:value-type="float">
            <text:p>8</text:p>
          </table:table-cell>
          <table:table-cell table:style-name="ce44" office:value-type="float" office:value="30" calcext:value-type="float">
            <text:p>3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ssenmakers en slijp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4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ters (kolen-, koorn-, hooi-, hout-, scheeps- enz.), wijnstek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9" calcext:value-type="float">
            <text:p>19</text:p>
          </table:table-cell>
          <table:table-cell table:style-name="ce33"/>
          <table:table-cell table:style-name="ce33" office:value-type="float" office:value="20" calcext:value-type="float">
            <text:p>20</text:p>
          </table:table-cell>
          <table:table-cell table:style-name="ce33"/>
          <table:table-cell table:style-name="ce44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etselaars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18" calcext:value-type="float">
            <text:p>18</text:p>
          </table:table-cell>
          <table:table-cell table:style-name="ce33"/>
          <table:table-cell table:style-name="ce34" office:value-type="float" office:value="1510" calcext:value-type="float">
            <text:p>1,510</text:p>
          </table:table-cell>
          <table:table-cell table:style-name="ce33" office:value-type="float" office:value="1" calcext:value-type="float">
            <text:p>1</text:p>
          </table:table-cell>
          <table:table-cell table:style-name="ce34" office:value-type="float" office:value="1532" calcext:value-type="float">
            <text:p>1,532</text:p>
          </table:table-cell>
          <table:table-cell table:style-name="ce33" office:value-type="float" office:value="1" calcext:value-type="float">
            <text:p>1</text:p>
          </table:table-cell>
          <table:table-cell table:style-name="ce45" office:value-type="float" office:value="1533" calcext:value-type="float">
            <text:p>1,53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odemaaksters</text:p>
          </table:table-cell>
          <table:table-cell/>
          <table:table-cell table:style-name="ce26"/>
          <table:table-cell table:style-name="ce33" table:number-columns-repeated="6"/>
          <table:table-cell table:style-name="ce33" office:value-type="float" office:value="69" calcext:value-type="float">
            <text:p>69</text:p>
          </table:table-cell>
          <table:table-cell table:style-name="ce33"/>
          <table:table-cell table:style-name="ce33" office:value-type="float" office:value="69" calcext:value-type="float">
            <text:p>69</text:p>
          </table:table-cell>
          <table:table-cell table:style-name="ce44" office:value-type="float" office:value="69" calcext:value-type="float">
            <text:p>6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olenmak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40" calcext:value-type="float">
            <text:p>40</text:p>
          </table:table-cell>
          <table:table-cell table:style-name="ce33"/>
          <table:table-cell table:style-name="ce33" office:value-type="float" office:value="43" calcext:value-type="float">
            <text:p>43</text:p>
          </table:table-cell>
          <table:table-cell table:style-name="ce33"/>
          <table:table-cell table:style-name="ce44" office:value-type="float" office:value="43" calcext:value-type="float">
            <text:p>4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outmolenaa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uzijkinstrument-, orgel-, forte pianomakers, stemmers en verkoop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44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Mijnwer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Naaisters, breisters, mangelhoudsters, plooisters, strijksters, waschvrouwen, werksters, nettenbreijers</text:p>
          </table:table-cell>
          <table:table-cell/>
          <table:table-cell table:style-name="ce26"/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16" calcext:value-type="float">
            <text:p>16</text:p>
          </table:table-cell>
          <table:table-cell table:style-name="ce33"/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3" calcext:value-type="float">
            <text:p>3</text:p>
          </table:table-cell>
          <table:table-cell table:style-name="ce34" office:value-type="float" office:value="4065" calcext:value-type="float">
            <text:p>4,065</text:p>
          </table:table-cell>
          <table:table-cell table:style-name="ce33" office:value-type="float" office:value="3" calcext:value-type="float">
            <text:p>3</text:p>
          </table:table-cell>
          <table:table-cell table:style-name="ce34" office:value-type="float" office:value="4273" calcext:value-type="float">
            <text:p>4,273</text:p>
          </table:table-cell>
          <table:table-cell table:style-name="ce45" office:value-type="float" office:value="4276" calcext:value-type="float">
            <text:p>4,27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Nachtwer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Notariss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83" calcext:value-type="float">
            <text:p>83</text:p>
          </table:table-cell>
          <table:table-cell table:style-name="ce33"/>
          <table:table-cell table:style-name="ce33" office:value-type="float" office:value="83" calcext:value-type="float">
            <text:p>83</text:p>
          </table:table-cell>
          <table:table-cell table:style-name="ce33"/>
          <table:table-cell table:style-name="ce44" office:value-type="float" office:value="83" calcext:value-type="float">
            <text:p>8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Notarissen (kandidaat)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8" calcext:value-type="float">
            <text:p>38</text:p>
          </table:table-cell>
          <table:table-cell table:style-name="ce33"/>
          <table:table-cell table:style-name="ce33" office:value-type="float" office:value="38" calcext:value-type="float">
            <text:p>38</text:p>
          </table:table-cell>
          <table:table-cell table:style-name="ce33"/>
          <table:table-cell table:style-name="ce44" office:value-type="float" office:value="38" calcext:value-type="float">
            <text:p>3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lieslagers en molenaa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64" calcext:value-type="float">
            <text:p>6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mroepers, aanplak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4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nemers en direkteurs van begrafenis- en ziekenfondsen/?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nemers en direkteurs van naamlooze en verdere handel-maatschappij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nemers en direkteurs van verzekering- en brandwaarborgmaatschappijen/?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nemers en direkteurs van publieke wagens en verdere middelen van vervoer te water en te lande, postmees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4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nemers en direkteurs van openbare werk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nderwijzers, onderwijzeressen, ondermeesters, kweekelingen, gouverneurs, gouvernanten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602" calcext:value-type="float">
            <text:p>602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610" calcext:value-type="float">
            <text:p>610</text:p>
          </table:table-cell>
          <table:table-cell table:style-name="ce33" office:value-type="float" office:value="142" calcext:value-type="float">
            <text:p>142</text:p>
          </table:table-cell>
          <table:table-cell table:style-name="ce44" office:value-type="float" office:value="752" calcext:value-type="float">
            <text:p>75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pzigters, conducteurs enz.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98" calcext:value-type="float">
            <text:p>98</text:p>
          </table:table-cell>
          <table:table-cell table:style-name="ce33"/>
          <table:table-cell table:style-name="ce33" office:value-type="float" office:value="98" calcext:value-type="float">
            <text:p>98</text:p>
          </table:table-cell>
          <table:table-cell table:style-name="ce33"/>
          <table:table-cell table:style-name="ce44" office:value-type="float" office:value="98" calcext:value-type="float">
            <text:p>9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rgeldraaijers, straatmuzijkan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8" calcext:value-type="float">
            <text:p>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Oudijzer-, oude kleederen-, beenenverkoo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27" calcext:value-type="float">
            <text:p>2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arden- en veehouders en verkoopers, koemel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7" calcext:value-type="float">
            <text:p>7</text:p>
          </table:table-cell>
          <table:table-cell table:style-name="ce44" office:value-type="float" office:value="58" calcext:value-type="float">
            <text:p>5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arden- en beestensnijd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nnen-, potten-, pijpen-, steen- en tegelbakkers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57" calcext:value-type="float">
            <text:p>457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500" calcext:value-type="float">
            <text:p>500</text:p>
          </table:table-cell>
          <table:table-cell table:style-name="ce33" office:value-type="float" office:value="51" calcext:value-type="float">
            <text:p>51</text:p>
          </table:table-cell>
          <table:table-cell table:style-name="ce44" office:value-type="float" office:value="551" calcext:value-type="float">
            <text:p>55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pier- en gekleurd papierfabrijkan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1" calcext:value-type="float">
            <text:p>11</text:p>
          </table:table-cell>
          <table:table-cell table:style-name="ce44" office:value-type="float" office:value="162" calcext:value-type="float">
            <text:p>16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pier- en gekleurd papierhandelaa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pier- en gekleurd papierwerklieden</text:p>
          </table:table-cell>
          <table:table-cell/>
          <table:table-cell table:style-name="ce26"/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389" calcext:value-type="float">
            <text:p>389</text:p>
          </table:table-cell>
          <table:table-cell table:style-name="ce33" office:value-type="float" office:value="85" calcext:value-type="float">
            <text:p>85</text:p>
          </table:table-cell>
          <table:table-cell table:style-name="ce44" office:value-type="float" office:value="474" calcext:value-type="float">
            <text:p>47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arapluie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2" calcext:value-type="float">
            <text:p>1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ennenberei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ikeu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ik- en teersto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laat- en steendrukkers, plaatsnij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4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leistergieters, boetseerd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19" calcext:value-type="float">
            <text:p>419</text:p>
          </table:table-cell>
          <table:table-cell table:style-name="ce33"/>
          <table:table-cell table:style-name="ce33" office:value-type="float" office:value="419" calcext:value-type="float">
            <text:p>419</text:p>
          </table:table-cell>
          <table:table-cell table:style-name="ce33"/>
          <table:table-cell table:style-name="ce44" office:value-type="float" office:value="419" calcext:value-type="float">
            <text:p>41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rokureu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8" calcext:value-type="float">
            <text:p>18</text:p>
          </table:table-cell>
          <table:table-cell table:style-name="ce33"/>
          <table:table-cell table:style-name="ce33" office:value-type="float" office:value="18" calcext:value-type="float">
            <text:p>18</text:p>
          </table:table-cell>
          <table:table-cell table:style-name="ce33"/>
          <table:table-cell table:style-name="ce44" office:value-type="float" office:value="18" calcext:value-type="float">
            <text:p>1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ublieke vrouwen, publiekhuishou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9" calcext:value-type="float">
            <text:p>19</text:p>
          </table:table-cell>
          <table:table-cell table:style-name="ce44" office:value-type="float" office:value="20" calcext:value-type="float">
            <text:p>2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Pijpen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ee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egterlijke magt (ambtenaren der)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98" calcext:value-type="float">
            <text:p>98</text:p>
          </table:table-cell>
          <table:table-cell table:style-name="ce33"/>
          <table:table-cell table:style-name="ce33" office:value-type="float" office:value="98" calcext:value-type="float">
            <text:p>98</text:p>
          </table:table-cell>
          <table:table-cell table:style-name="ce33"/>
          <table:table-cell table:style-name="ce44" office:value-type="float" office:value="98" calcext:value-type="float">
            <text:p>9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enteniers, partikulier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07" calcext:value-type="float">
            <text:p>407</text:p>
          </table:table-cell>
          <table:table-cell table:style-name="ce33" office:value-type="float" office:value="454" calcext:value-type="float">
            <text:p>454</text:p>
          </table:table-cell>
          <table:table-cell table:style-name="ce33" office:value-type="float" office:value="407" calcext:value-type="float">
            <text:p>407</text:p>
          </table:table-cell>
          <table:table-cell table:style-name="ce33" office:value-type="float" office:value="454" calcext:value-type="float">
            <text:p>454</text:p>
          </table:table-cell>
          <table:table-cell table:style-name="ce44" office:value-type="float" office:value="861" calcext:value-type="float">
            <text:p>86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entmees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34" calcext:value-type="float">
            <text:p>3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ijtuig-, wagen-, koffer-, zadelmakers</text:p>
          </table:table-cell>
          <table:table-cell/>
          <table:table-cell table:style-name="ce26"/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5" calcext:value-type="float">
            <text:p>35</text:p>
          </table:table-cell>
          <table:table-cell table:style-name="ce33"/>
          <table:table-cell table:style-name="ce33" office:value-type="float" office:value="566" calcext:value-type="float">
            <text:p>56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04" calcext:value-type="float">
            <text:p>604</text:p>
          </table:table-cell>
          <table:table-cell table:style-name="ce33" office:value-type="float" office:value="10" calcext:value-type="float">
            <text:p>10</text:p>
          </table:table-cell>
          <table:table-cell table:style-name="ce44" office:value-type="float" office:value="614" calcext:value-type="float">
            <text:p>61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Rijtuigschil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aarslijp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44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ut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2" calcext:value-type="float">
            <text:p>42</text:p>
          </table:table-cell>
          <table:table-cell table:style-name="ce33"/>
          <table:table-cell table:style-name="ce33" office:value-type="float" office:value="42" calcext:value-type="float">
            <text:p>42</text:p>
          </table:table-cell>
          <table:table-cell table:style-name="ce33"/>
          <table:table-cell table:style-name="ce44" office:value-type="float" office:value="42" calcext:value-type="float">
            <text:p>4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eep-, blok-, mast- en zeilmakers, rafactiemeesters, scheepsloopers, takelaa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70" calcext:value-type="float">
            <text:p>70</text:p>
          </table:table-cell>
          <table:table-cell table:style-name="ce33"/>
          <table:table-cell table:style-name="ce33" office:value-type="float" office:value="72" calcext:value-type="float">
            <text:p>72</text:p>
          </table:table-cell>
          <table:table-cell table:style-name="ce33"/>
          <table:table-cell table:style-name="ce44" office:value-type="float" office:value="72" calcext:value-type="float">
            <text:p>7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eepswa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eikundige voorwerpen en verfwaren (fabrijkanten en werklieden in)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elpvisschers, schulp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ermmeest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ilder (huis-), glazenmakers</text:p>
          </table:table-cell>
          <table:table-cell/>
          <table:table-cell table:style-name="ce26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56" calcext:value-type="float">
            <text:p>56</text:p>
          </table:table-cell>
          <table:table-cell table:style-name="ce33"/>
          <table:table-cell table:style-name="ce33" office:value-type="float" office:value="925" calcext:value-type="float">
            <text:p>92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85" calcext:value-type="float">
            <text:p>985</text:p>
          </table:table-cell>
          <table:table-cell table:style-name="ce33" office:value-type="float" office:value="5" calcext:value-type="float">
            <text:p>5</text:p>
          </table:table-cell>
          <table:table-cell table:style-name="ce44" office:value-type="float" office:value="990" calcext:value-type="float">
            <text:p>99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28" calcext:value-type="float">
            <text:p>28</text:p>
          </table:table-cell>
          <table:table-cell table:style-name="ce33"/>
          <table:table-cell table:style-name="ce34" office:value-type="float" office:value="1253" calcext:value-type="float">
            <text:p>1,253</text:p>
          </table:table-cell>
          <table:table-cell table:style-name="ce33" office:value-type="float" office:value="4" calcext:value-type="float">
            <text:p>4</text:p>
          </table:table-cell>
          <table:table-cell table:style-name="ce34" office:value-type="float" office:value="1287" calcext:value-type="float">
            <text:p>1,287</text:p>
          </table:table-cell>
          <table:table-cell table:style-name="ce33" office:value-type="float" office:value="4" calcext:value-type="float">
            <text:p>4</text:p>
          </table:table-cell>
          <table:table-cell table:style-name="ce45" office:value-type="float" office:value="1291" calcext:value-type="float">
            <text:p>1,29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oenmakers en lappers</text:p>
          </table:table-cell>
          <table:table-cell/>
          <table:table-cell table:style-name="ce26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33" office:value-type="float" office:value="148" calcext:value-type="float">
            <text:p>148</text:p>
          </table:table-cell>
          <table:table-cell table:style-name="ce33"/>
          <table:table-cell table:style-name="ce34" office:value-type="float" office:value="2444" calcext:value-type="float">
            <text:p>2,444</text:p>
          </table:table-cell>
          <table:table-cell table:style-name="ce33" office:value-type="float" office:value="12" calcext:value-type="float">
            <text:p>12</text:p>
          </table:table-cell>
          <table:table-cell table:style-name="ce34" office:value-type="float" office:value="2610" calcext:value-type="float">
            <text:p>2,610</text:p>
          </table:table-cell>
          <table:table-cell table:style-name="ce33" office:value-type="float" office:value="12" calcext:value-type="float">
            <text:p>12</text:p>
          </table:table-cell>
          <table:table-cell table:style-name="ce45" office:value-type="float" office:value="2622" calcext:value-type="float">
            <text:p>2,62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oolleerlingen</text:p>
          </table:table-cell>
          <table:table-cell/>
          <table:table-cell table:style-name="ce27" office:value-type="float" office:value="10931" calcext:value-type="float">
            <text:p>10,931</text:p>
          </table:table-cell>
          <table:table-cell table:style-name="ce34" office:value-type="float" office:value="9574" calcext:value-type="float">
            <text:p>9,574</text:p>
          </table:table-cell>
          <table:table-cell table:style-name="ce34" office:value-type="float" office:value="4718" calcext:value-type="float">
            <text:p>4,718</text:p>
          </table:table-cell>
          <table:table-cell table:style-name="ce34" office:value-type="float" office:value="4057" calcext:value-type="float">
            <text:p>4,057</text:p>
          </table:table-cell>
          <table:table-cell table:style-name="ce34" office:value-type="float" office:value="4880" calcext:value-type="float">
            <text:p>4,880</text:p>
          </table:table-cell>
          <table:table-cell table:style-name="ce34" office:value-type="float" office:value="3536" calcext:value-type="float">
            <text:p>3,536</text:p>
          </table:table-cell>
          <table:table-cell table:style-name="ce33" office:value-type="float" office:value="409" calcext:value-type="float">
            <text:p>409</text:p>
          </table:table-cell>
          <table:table-cell table:style-name="ce33" office:value-type="float" office:value="272" calcext:value-type="float">
            <text:p>272</text:p>
          </table:table-cell>
          <table:table-cell table:style-name="ce34" office:value-type="float" office:value="20938" calcext:value-type="float">
            <text:p>20,938</text:p>
          </table:table-cell>
          <table:table-cell table:style-name="ce34" office:value-type="float" office:value="17439" calcext:value-type="float">
            <text:p>17,439</text:p>
          </table:table-cell>
          <table:table-cell table:style-name="ce45" office:value-type="float" office:value="38377" calcext:value-type="float">
            <text:p>38,37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choorsteenveg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9" calcext:value-type="float">
            <text:p>29</text:p>
          </table:table-cell>
          <table:table-cell table:style-name="ce33"/>
          <table:table-cell table:style-name="ce33" office:value-type="float" office:value="30" calcext:value-type="float">
            <text:p>30</text:p>
          </table:table-cell>
          <table:table-cell table:style-name="ce33"/>
          <table:table-cell table:style-name="ce44" office:value-type="float" office:value="30" calcext:value-type="float">
            <text:p>3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lijpers (diamant-, glas-, marmer-, metaal- enz.)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meden grof-</text:p>
          </table:table-cell>
          <table:table-cell/>
          <table:table-cell table:style-name="ce26"/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21" calcext:value-type="float">
            <text:p>21</text:p>
          </table:table-cell>
          <table:table-cell table:style-name="ce33"/>
          <table:table-cell table:style-name="ce33" office:value-type="float" office:value="643" calcext:value-type="float">
            <text:p>64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67" calcext:value-type="float">
            <text:p>667</text:p>
          </table:table-cell>
          <table:table-cell table:style-name="ce33" office:value-type="float" office:value="9" calcext:value-type="float">
            <text:p>9</text:p>
          </table:table-cell>
          <table:table-cell table:style-name="ce44" office:value-type="float" office:value="676" calcext:value-type="float">
            <text:p>67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meden hoef-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181" calcext:value-type="float">
            <text:p>18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meden kagchel- en andere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64" calcext:value-type="float">
            <text:p>64</text:p>
          </table:table-cell>
          <table:table-cell table:style-name="ce33"/>
          <table:table-cell table:style-name="ce33" office:value-type="float" office:value="694" calcext:value-type="float">
            <text:p>69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762" calcext:value-type="float">
            <text:p>762</text:p>
          </table:table-cell>
          <table:table-cell table:style-name="ce33" office:value-type="float" office:value="14" calcext:value-type="float">
            <text:p>14</text:p>
          </table:table-cell>
          <table:table-cell table:style-name="ce44" office:value-type="float" office:value="776" calcext:value-type="float">
            <text:p>77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olliciteu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peldenfabrijkanten en werklied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piegelmakers en verkoo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pinners, spoelders, wevers</text:p>
          </table:table-cell>
          <table:table-cell/>
          <table:table-cell table:style-name="ce26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55" calcext:value-type="float">
            <text:p>55</text:p>
          </table:table-cell>
          <table:table-cell table:style-name="ce34" office:value-type="float" office:value="2595" calcext:value-type="float">
            <text:p>2,595</text:p>
          </table:table-cell>
          <table:table-cell table:style-name="ce33" office:value-type="float" office:value="562" calcext:value-type="float">
            <text:p>562</text:p>
          </table:table-cell>
          <table:table-cell table:style-name="ce34" office:value-type="float" office:value="2815" calcext:value-type="float">
            <text:p>2,815</text:p>
          </table:table-cell>
          <table:table-cell table:style-name="ce33" office:value-type="float" office:value="621" calcext:value-type="float">
            <text:p>621</text:p>
          </table:table-cell>
          <table:table-cell table:style-name="ce45" office:value-type="float" office:value="3436" calcext:value-type="float">
            <text:p>3,43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poorweg- en stoombootbeamb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66" calcext:value-type="float">
            <text:p>6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pijkermak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24" calcext:value-type="float">
            <text:p>24</text:p>
          </table:table-cell>
          <table:table-cell table:style-name="ce33"/>
          <table:table-cell table:style-name="ce33" office:value-type="float" office:value="27" calcext:value-type="float">
            <text:p>27</text:p>
          </table:table-cell>
          <table:table-cell table:style-name="ce33"/>
          <table:table-cell table:style-name="ce44" office:value-type="float" office:value="27" calcext:value-type="float">
            <text:p>2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alhouders, rijtuigverhuur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8" calcext:value-type="float">
            <text:p>8</text:p>
          </table:table-cell>
          <table:table-cell table:style-name="ce44" office:value-type="float" office:value="34" calcext:value-type="float">
            <text:p>3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eenhouwers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59" calcext:value-type="float">
            <text:p>5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eenkolen-, hout- en turfverkoo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8" calcext:value-type="float">
            <text:p>18</text:p>
          </table:table-cell>
          <table:table-cell table:style-name="ce44" office:value-type="float" office:value="44" calcext:value-type="float">
            <text:p>4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elzie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oelen-bekleeders, draaijers, matters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78" calcext:value-type="float">
            <text:p>27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95" calcext:value-type="float">
            <text:p>295</text:p>
          </table:table-cell>
          <table:table-cell table:style-name="ce33" office:value-type="float" office:value="21" calcext:value-type="float">
            <text:p>21</text:p>
          </table:table-cell>
          <table:table-cell table:style-name="ce44" office:value-type="float" office:value="316" calcext:value-type="float">
            <text:p>31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offenverwers, glanz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6" calcext:value-type="float">
            <text:p>6</text:p>
          </table:table-cell>
          <table:table-cell table:style-name="ce44" office:value-type="float" office:value="110" calcext:value-type="float">
            <text:p>11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raat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80" calcext:value-type="float">
            <text:p>80</text:p>
          </table:table-cell>
          <table:table-cell table:style-name="ce33"/>
          <table:table-cell table:style-name="ce33" office:value-type="float" office:value="80" calcext:value-type="float">
            <text:p>80</text:p>
          </table:table-cell>
          <table:table-cell table:style-name="ce33"/>
          <table:table-cell table:style-name="ce44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udenten aan hooge scholen, athenaea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5" calcext:value-type="float">
            <text:p>25</text:p>
          </table:table-cell>
          <table:table-cell table:style-name="ce33"/>
          <table:table-cell table:style-name="ce33" office:value-type="float" office:value="26" calcext:value-type="float">
            <text:p>26</text:p>
          </table:table-cell>
          <table:table-cell table:style-name="ce33"/>
          <table:table-cell table:style-name="ce44" office:value-type="float" office:value="26" calcext:value-type="float">
            <text:p>2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udenten aan academien, clinische scholen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44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udenten aan seminarien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49" calcext:value-type="float">
            <text:p>49</text:p>
          </table:table-cell>
          <table:table-cell table:style-name="ce33"/>
          <table:table-cell table:style-name="ce33" office:value-type="float" office:value="119" calcext:value-type="float">
            <text:p>119</text:p>
          </table:table-cell>
          <table:table-cell table:style-name="ce33"/>
          <table:table-cell table:style-name="ce33" office:value-type="float" office:value="169" calcext:value-type="float">
            <text:p>169</text:p>
          </table:table-cell>
          <table:table-cell table:style-name="ce33"/>
          <table:table-cell table:style-name="ce44" office:value-type="float" office:value="169" calcext:value-type="float">
            <text:p>16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ukadoors, witters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64" calcext:value-type="float">
            <text:p>64</text:p>
          </table:table-cell>
          <table:table-cell table:style-name="ce33"/>
          <table:table-cell table:style-name="ce33" office:value-type="float" office:value="65" calcext:value-type="float">
            <text:p>65</text:p>
          </table:table-cell>
          <table:table-cell table:style-name="ce33"/>
          <table:table-cell table:style-name="ce44" office:value-type="float" office:value="65" calcext:value-type="float">
            <text:p>6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tijfselfabrijkan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uiker- en pastijbak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44" office:value-type="float" office:value="7" calcext:value-type="float">
            <text:p>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Suikerraffinadeu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almeesters, translateu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bak- en sigarenfabrijkanten</text:p>
          </table:table-cell>
          <table:table-cell/>
          <table:table-cell table:style-name="ce26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71" calcext:value-type="float">
            <text:p>17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bak- en sigarenkervers</text:p>
          </table:table-cell>
          <table:table-cell/>
          <table:table-cell table:style-name="ce26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/>
          <table:table-cell table:style-name="ce33" office:value-type="float" office:value="59" calcext:value-type="float">
            <text:p>59</text:p>
          </table:table-cell>
          <table:table-cell table:style-name="ce33"/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177" calcext:value-type="float">
            <text:p>17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bak- en sigarenplant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" calcext:value-type="float">
            <text:p>3</text:p>
          </table:table-cell>
          <table:table-cell table:style-name="ce34" office:value-type="float" office:value="1318" calcext:value-type="float">
            <text:p>1,318</text:p>
          </table:table-cell>
          <table:table-cell table:style-name="ce33" office:value-type="float" office:value="185" calcext:value-type="float">
            <text:p>185</text:p>
          </table:table-cell>
          <table:table-cell table:style-name="ce34" office:value-type="float" office:value="1335" calcext:value-type="float">
            <text:p>1,335</text:p>
          </table:table-cell>
          <table:table-cell table:style-name="ce33" office:value-type="float" office:value="188" calcext:value-type="float">
            <text:p>188</text:p>
          </table:table-cell>
          <table:table-cell table:style-name="ce45" office:value-type="float" office:value="1523" calcext:value-type="float">
            <text:p>1,5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bak- en sigarenverkoo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/>
          <table:table-cell table:style-name="ce44" office:value-type="float" office:value="11" calcext:value-type="float">
            <text:p>1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apijtfabrijkant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immerlieden, kistenmakers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3" table:number-columns-repeated="3"/>
          <table:table-cell table:style-name="ce33" office:value-type="float" office:value="122" calcext:value-type="float">
            <text:p>122</text:p>
          </table:table-cell>
          <table:table-cell table:style-name="ce33"/>
          <table:table-cell table:style-name="ce34" office:value-type="float" office:value="3494" calcext:value-type="float">
            <text:p>3,494</text:p>
          </table:table-cell>
          <table:table-cell table:style-name="ce33" office:value-type="float" office:value="3" calcext:value-type="float">
            <text:p>3</text:p>
          </table:table-cell>
          <table:table-cell table:style-name="ce34" office:value-type="float" office:value="3618" calcext:value-type="float">
            <text:p>3,618</text:p>
          </table:table-cell>
          <table:table-cell table:style-name="ce33" office:value-type="float" office:value="3" calcext:value-type="float">
            <text:p>3</text:p>
          </table:table-cell>
          <table:table-cell table:style-name="ce45" office:value-type="float" office:value="3621" calcext:value-type="float">
            <text:p>3,62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innegiet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ol- en pontgaarders, brug- en sluiswach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6" calcext:value-type="float">
            <text:p>6</text:p>
          </table:table-cell>
          <table:table-cell table:style-name="ce44" office:value-type="float" office:value="169" calcext:value-type="float">
            <text:p>169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ouwslagers, baanwerkers</text:p>
          </table:table-cell>
          <table:table-cell/>
          <table:table-cell table:style-name="ce26"/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27" calcext:value-type="float">
            <text:p>12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raansto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Turf-, koorn- en kolendrag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" calcext:value-type="float">
            <text:p>4</text:p>
          </table:table-cell>
          <table:table-cell table:style-name="ce44" office:value-type="float" office:value="44" calcext:value-type="float">
            <text:p>4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Uitdragers, uitventers, leurd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30" calcext:value-type="float">
            <text:p>30</text:p>
          </table:table-cell>
          <table:table-cell table:style-name="ce44" office:value-type="float" office:value="115" calcext:value-type="float">
            <text:p>11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Uurwerkmak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1" calcext:value-type="float">
            <text:p>1</text:p>
          </table:table-cell>
          <table:table-cell table:style-name="ce44" office:value-type="float" office:value="195" calcext:value-type="float">
            <text:p>19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eearts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66" calcext:value-type="float">
            <text:p>66</text:p>
          </table:table-cell>
          <table:table-cell table:style-name="ce33"/>
          <table:table-cell table:style-name="ce33" office:value-type="float" office:value="66" calcext:value-type="float">
            <text:p>66</text:p>
          </table:table-cell>
          <table:table-cell table:style-name="ce33"/>
          <table:table-cell table:style-name="ce44" office:value-type="float" office:value="66" calcext:value-type="float">
            <text:p>6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eenlieden, turfboer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endumees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ergulders, lijstenma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ill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ischdroogers en rookers</text:p>
          </table:table-cell>
          <table:table-cell/>
          <table:table-cell table:style-name="ce26"/>
          <table:table-cell table:style-name="ce33" table:number-columns-repeated="6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4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ischverkoo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44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isschers</text:p>
          </table:table-cell>
          <table:table-cell/>
          <table:table-cell table:style-name="ce26"/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20" calcext:value-type="float">
            <text:p>20</text:p>
          </table:table-cell>
          <table:table-cell table:style-name="ce33"/>
          <table:table-cell table:style-name="ce33" office:value-type="float" office:value="486" calcext:value-type="float">
            <text:p>48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11" calcext:value-type="float">
            <text:p>511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513" calcext:value-type="float">
            <text:p>5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leeschhouwers, spekslagers, poeli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68" calcext:value-type="float">
            <text:p>668</text:p>
          </table:table-cell>
          <table:table-cell table:style-name="ce33" office:value-type="float" office:value="7" calcext:value-type="float">
            <text:p>7</text:p>
          </table:table-cell>
          <table:table-cell table:style-name="ce44" office:value-type="float" office:value="675" calcext:value-type="float">
            <text:p>67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oddenra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44" office:value-type="float" office:value="5" calcext:value-type="float">
            <text:p>5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oerlieden, koetsiers, loopers, postknechten en sleep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" calcext:value-type="float">
            <text:p>2</text:p>
          </table:table-cell>
          <table:table-cell table:style-name="ce34" office:value-type="float" office:value="1316" calcext:value-type="float">
            <text:p>1,316</text:p>
          </table:table-cell>
          <table:table-cell table:style-name="ce33" office:value-type="float" office:value="15" calcext:value-type="float">
            <text:p>15</text:p>
          </table:table-cell>
          <table:table-cell table:style-name="ce34" office:value-type="float" office:value="1333" calcext:value-type="float">
            <text:p>1,333</text:p>
          </table:table-cell>
          <table:table-cell table:style-name="ce33" office:value-type="float" office:value="17" calcext:value-type="float">
            <text:p>17</text:p>
          </table:table-cell>
          <table:table-cell table:style-name="ce45" office:value-type="float" office:value="1350" calcext:value-type="float">
            <text:p>1,350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ogelverkoopers, kooiboer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57" calcext:value-type="float">
            <text:p>57</text:p>
          </table:table-cell>
          <table:table-cell table:style-name="ce33"/>
          <table:table-cell table:style-name="ce33" office:value-type="float" office:value="57" calcext:value-type="float">
            <text:p>57</text:p>
          </table:table-cell>
          <table:table-cell table:style-name="ce33"/>
          <table:table-cell table:style-name="ce44" office:value-type="float" office:value="57" calcext:value-type="float">
            <text:p>5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Wafel- en poffertjesbakk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Watermolenaa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64" calcext:value-type="float">
            <text:p>64</text:p>
          </table:table-cell>
          <table:table-cell table:style-name="ce33"/>
          <table:table-cell table:style-name="ce33" office:value-type="float" office:value="64" calcext:value-type="float">
            <text:p>64</text:p>
          </table:table-cell>
          <table:table-cell table:style-name="ce33"/>
          <table:table-cell table:style-name="ce44" office:value-type="float" office:value="64" calcext:value-type="float">
            <text:p>6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Wekk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Werktuigkundigen en makers, balans- en brandspuitmakers</text:p>
          </table:table-cell>
          <table:table-cell/>
          <table:table-cell table:style-name="ce26"/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5" calcext:value-type="float">
            <text:p>25</text:p>
          </table:table-cell>
          <table:table-cell table:style-name="ce33"/>
          <table:table-cell table:style-name="ce33" office:value-type="float" office:value="26" calcext:value-type="float">
            <text:p>26</text:p>
          </table:table-cell>
          <table:table-cell table:style-name="ce33"/>
          <table:table-cell table:style-name="ce44" office:value-type="float" office:value="26" calcext:value-type="float">
            <text:p>2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Wijnhandelaa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4" calcext:value-type="float">
            <text:p>4</text:p>
          </table:table-cell>
          <table:table-cell table:style-name="ce44" office:value-type="float" office:value="78" calcext:value-type="float">
            <text:p>7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IJkmees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IJzer- en koperdraaij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IJzergiet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3"/>
          <table:table-cell table:style-name="ce44" office:value-type="float" office:value="13" calcext:value-type="float">
            <text:p>1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aadverkoop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aakwaarnemers, commissionnai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132" calcext:value-type="float">
            <text:p>13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akkenmakers en verhuur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44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andverkoo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44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eepzie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eevaartscholen onderwijz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eevaartscholen leerlingen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iekenoppassers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outzied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" calcext:value-type="float">
            <text:p>3</text:p>
          </table:table-cell>
          <table:table-cell table:style-name="ce44" office:value-type="float" office:value="23" calcext:value-type="float">
            <text:p>2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waardveg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wavelstokkenmakers en verkoopers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ijdeteelt (personen behoorende tot de)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Verschillende beroepen</text:p>
          </table:table-cell>
          <table:table-cell/>
          <table:table-cell table:style-name="ce26"/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Zonder beroep</text:p>
          </table:table-cell>
          <table:table-cell/>
          <table:table-cell table:style-name="ce27" office:value-type="float" office:value="31341" calcext:value-type="float">
            <text:p>31,341</text:p>
          </table:table-cell>
          <table:table-cell table:style-name="ce34" office:value-type="float" office:value="31720" calcext:value-type="float">
            <text:p>31,720</text:p>
          </table:table-cell>
          <table:table-cell table:style-name="ce34" office:value-type="float" office:value="3297" calcext:value-type="float">
            <text:p>3,297</text:p>
          </table:table-cell>
          <table:table-cell table:style-name="ce34" office:value-type="float" office:value="3879" calcext:value-type="float">
            <text:p>3,879</text:p>
          </table:table-cell>
          <table:table-cell table:style-name="ce34" office:value-type="float" office:value="6890" calcext:value-type="float">
            <text:p>6,890</text:p>
          </table:table-cell>
          <table:table-cell table:style-name="ce34" office:value-type="float" office:value="9532" calcext:value-type="float">
            <text:p>9,532</text:p>
          </table:table-cell>
          <table:table-cell table:style-name="ce34" office:value-type="float" office:value="11476" calcext:value-type="float">
            <text:p>11,476</text:p>
          </table:table-cell>
          <table:table-cell table:style-name="ce34" office:value-type="float" office:value="80895" calcext:value-type="float">
            <text:p>80,895</text:p>
          </table:table-cell>
          <table:table-cell table:style-name="ce33" office:value-type="string" calcext:value-type="string">
            <text:p>53.008/1</text:p>
          </table:table-cell>
          <table:table-cell table:style-name="ce33" office:value-type="string" calcext:value-type="string">
            <text:p>126.059/2</text:p>
          </table:table-cell>
          <table:table-cell table:style-name="ce45" office:value-type="float" office:value="179067" calcext:value-type="float">
            <text:p>179,067</text:p>
          </table:table-cell>
          <table:table-cell table:number-columns-repeated="1010"/>
        </table:table-row>
        <table:table-row table:style-name="ro4">
          <table:table-cell table:style-name="ce7" office:value-type="string" calcext:value-type="string">
            <text:p>DE STEDEN EN HET PLATTE LAND VEREENIGD.</text:p>
          </table:table-cell>
          <table:table-cell table:style-name="ce16" office:value-type="string" calcext:value-type="string">
            <text:p>Beroep onbekend</text:p>
          </table:table-cell>
          <table:table-cell/>
          <table:table-cell table:style-name="ce26"/>
          <table:table-cell table:style-name="ce33" table:number-columns-repeated="9"/>
          <table:table-cell table:style-name="ce44"/>
          <table:table-cell table:number-columns-repeated="1010"/>
        </table:table-row>
        <table:table-row table:style-name="ro1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string" calcext:value-type="string">
            <text:p>TOTAAL</text:p>
          </table:table-cell>
          <table:table-cell/>
          <table:table-cell table:style-name="ce28" office:value-type="float" office:value="42676" calcext:value-type="float">
            <text:p>42,676</text:p>
          </table:table-cell>
          <table:table-cell table:style-name="ce35" office:value-type="float" office:value="41614" calcext:value-type="float">
            <text:p>41,614</text:p>
          </table:table-cell>
          <table:table-cell table:style-name="ce35" office:value-type="float" office:value="8479" calcext:value-type="float">
            <text:p>8,479</text:p>
          </table:table-cell>
          <table:table-cell table:style-name="ce35" office:value-type="float" office:value="8204" calcext:value-type="float">
            <text:p>8,204</text:p>
          </table:table-cell>
          <table:table-cell table:style-name="ce35" office:value-type="float" office:value="16247" calcext:value-type="float">
            <text:p>16,247</text:p>
          </table:table-cell>
          <table:table-cell table:style-name="ce35" office:value-type="float" office:value="15465" calcext:value-type="float">
            <text:p>15,465</text:p>
          </table:table-cell>
          <table:table-cell table:style-name="ce35" office:value-type="float" office:value="118602" calcext:value-type="float">
            <text:p>118,602</text:p>
          </table:table-cell>
          <table:table-cell table:style-name="ce35" office:value-type="float" office:value="119386" calcext:value-type="float">
            <text:p>119,386</text:p>
          </table:table-cell>
          <table:table-cell table:style-name="ce39" office:value-type="string" calcext:value-type="string">
            <text:p>186.01</text:p>
          </table:table-cell>
          <table:table-cell table:style-name="ce35" office:value-type="float" office:value="184706" calcext:value-type="float">
            <text:p>184,706</text:p>
          </table:table-cell>
          <table:table-cell table:style-name="ce46" office:value-type="float" office:value="370716" calcext:value-type="float">
            <text:p>370,7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1. De knechts en leerlingen zijn onder de beroepen begrepen.</text:p>
          </table:table-cell>
          <table:table-cell table:style-name="ce10" table:number-columns-repeated="12"/>
          <table:table-cell table:style-name="ce47"/>
          <table:table-cell table:number-columns-repeated="1010"/>
        </table:table-row>
        <table:table-row table:style-name="ro4" table:number-rows-repeated="104708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pmerkingen" table:style-name="ta2">
        <table:table-column table:style-name="co10" table:number-columns-repeated="2" table:default-cell-style-name="Default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3" table:default-cell-style-name="ce2"/>
        <table:table-column table:style-name="co10" table:number-columns-repeated="1016" table:default-cell-style-name="Default"/>
        <table:table-row table:style-name="ro4">
          <table:table-cell table:style-name="ce60"/>
          <table:table-cell/>
          <table:table-cell table:style-name="ce61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61" table:number-columns-repeated="3"/>
          <table:table-cell table:number-columns-repeated="1021"/>
        </table:table-row>
        <table:table-row table:style-name="ro4">
          <table:table-cell table:style-name="ce61" office:value-type="string" calcext:value-type="string">
            <text:p>Editregel</text:p>
          </table:table-cell>
          <table:table-cell table:style-name="ce61" office:value-type="string" calcext:value-type="string">
            <text:p>Deel telling</text:p>
          </table:table-cell>
          <table:table-cell table:style-name="ce61" office:value-type="string" calcext:value-type="string">
            <text:p>Rolnummer</text:p>
          </table:table-cell>
          <table:table-cell table:style-name="ce61" office:value-type="string" calcext:value-type="string">
            <text:p>Noten in de bron</text:p>
          </table:table-cell>
          <table:table-cell table:number-columns-repeated="1020"/>
        </table:table-row>
        <table:table-row table:style-name="ro4">
          <table:table-cell table:style-name="ce62" table:number-columns-repeated="5"/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63" office:value-type="float" office:value="22449" calcext:value-type="float">
            <text:p>2244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01" calcext:value-type="float">
            <text:p>3804680056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50" calcext:value-type="float">
            <text:p>2245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02" calcext:value-type="float">
            <text:p>3804680056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51" calcext:value-type="float">
            <text:p>2245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03" calcext:value-type="float">
            <text:p>3804680056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52" calcext:value-type="float">
            <text:p>2245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04" calcext:value-type="float">
            <text:p>3804680056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53" calcext:value-type="float">
            <text:p>2245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05" calcext:value-type="float">
            <text:p>3804680056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54" calcext:value-type="float">
            <text:p>2245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06" calcext:value-type="float">
            <text:p>3804680056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55" calcext:value-type="float">
            <text:p>2245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07" calcext:value-type="float">
            <text:p>3804680056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56" calcext:value-type="float">
            <text:p>2245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08" calcext:value-type="float">
            <text:p>3804680056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57" calcext:value-type="float">
            <text:p>2245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09" calcext:value-type="float">
            <text:p>3804680056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58" calcext:value-type="float">
            <text:p>2245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10" calcext:value-type="float">
            <text:p>3804680056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59" calcext:value-type="float">
            <text:p>2245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11" calcext:value-type="float">
            <text:p>3804680056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60" calcext:value-type="float">
            <text:p>2246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12" calcext:value-type="float">
            <text:p>3804680056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61" calcext:value-type="float">
            <text:p>2246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13" calcext:value-type="float">
            <text:p>3804680056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62" calcext:value-type="float">
            <text:p>2246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14" calcext:value-type="float">
            <text:p>3804680056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63" calcext:value-type="float">
            <text:p>2246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15" calcext:value-type="float">
            <text:p>3804680056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64" calcext:value-type="float">
            <text:p>2246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16" calcext:value-type="float">
            <text:p>3804680056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65" calcext:value-type="float">
            <text:p>2246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17" calcext:value-type="float">
            <text:p>3804680056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66" calcext:value-type="float">
            <text:p>2246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18" calcext:value-type="float">
            <text:p>3804680056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67" calcext:value-type="float">
            <text:p>2246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19" calcext:value-type="float">
            <text:p>3804680056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68" calcext:value-type="float">
            <text:p>2246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20" calcext:value-type="float">
            <text:p>3804680056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69" calcext:value-type="float">
            <text:p>2246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21" calcext:value-type="float">
            <text:p>3804680056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70" calcext:value-type="float">
            <text:p>2247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22" calcext:value-type="float">
            <text:p>3804680056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71" calcext:value-type="float">
            <text:p>2247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23" calcext:value-type="float">
            <text:p>3804680056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72" calcext:value-type="float">
            <text:p>2247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24" calcext:value-type="float">
            <text:p>3804680056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73" calcext:value-type="float">
            <text:p>2247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25" calcext:value-type="float">
            <text:p>3804680056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74" calcext:value-type="float">
            <text:p>2247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26" calcext:value-type="float">
            <text:p>3804680056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75" calcext:value-type="float">
            <text:p>2247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27" calcext:value-type="float">
            <text:p>3804680056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76" calcext:value-type="float">
            <text:p>2247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28" calcext:value-type="float">
            <text:p>3804680056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77" calcext:value-type="float">
            <text:p>2247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29" calcext:value-type="float">
            <text:p>3804680056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78" calcext:value-type="float">
            <text:p>2247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30" calcext:value-type="float">
            <text:p>3804680056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79" calcext:value-type="float">
            <text:p>2247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31" calcext:value-type="float">
            <text:p>3804680056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80" calcext:value-type="float">
            <text:p>2248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32" calcext:value-type="float">
            <text:p>3804680056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81" calcext:value-type="float">
            <text:p>2248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33" calcext:value-type="float">
            <text:p>3804680056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82" calcext:value-type="float">
            <text:p>2248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34" calcext:value-type="float">
            <text:p>3804680056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83" calcext:value-type="float">
            <text:p>2248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35" calcext:value-type="float">
            <text:p>3804680056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84" calcext:value-type="float">
            <text:p>2248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36" calcext:value-type="float">
            <text:p>3804680056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85" calcext:value-type="float">
            <text:p>2248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37" calcext:value-type="float">
            <text:p>3804680056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86" calcext:value-type="float">
            <text:p>2248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38" calcext:value-type="float">
            <text:p>3804680056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87" calcext:value-type="float">
            <text:p>2248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39" calcext:value-type="float">
            <text:p>3804680056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88" calcext:value-type="float">
            <text:p>2248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40" calcext:value-type="float">
            <text:p>3804680056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89" calcext:value-type="float">
            <text:p>2248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41" calcext:value-type="float">
            <text:p>3804680056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90" calcext:value-type="float">
            <text:p>2249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42" calcext:value-type="float">
            <text:p>3804680056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91" calcext:value-type="float">
            <text:p>2249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43" calcext:value-type="float">
            <text:p>3804680056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92" calcext:value-type="float">
            <text:p>2249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44" calcext:value-type="float">
            <text:p>3804680056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93" calcext:value-type="float">
            <text:p>2249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45" calcext:value-type="float">
            <text:p>3804680056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94" calcext:value-type="float">
            <text:p>2249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46" calcext:value-type="float">
            <text:p>3804680056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95" calcext:value-type="float">
            <text:p>2249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47" calcext:value-type="float">
            <text:p>3804680056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96" calcext:value-type="float">
            <text:p>2249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48" calcext:value-type="float">
            <text:p>3804680056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97" calcext:value-type="float">
            <text:p>2249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49" calcext:value-type="float">
            <text:p>3804680056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98" calcext:value-type="float">
            <text:p>2249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50" calcext:value-type="float">
            <text:p>3804680056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499" calcext:value-type="float">
            <text:p>2249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51" calcext:value-type="float">
            <text:p>38046800560105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00" calcext:value-type="float">
            <text:p>2250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52" calcext:value-type="float">
            <text:p>38046800560105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01" calcext:value-type="float">
            <text:p>2250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601053" calcext:value-type="float">
            <text:p>38046800560105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02" calcext:value-type="float">
            <text:p>2250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01" calcext:value-type="float">
            <text:p>3804680057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03" calcext:value-type="float">
            <text:p>2250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02" calcext:value-type="float">
            <text:p>3804680057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04" calcext:value-type="float">
            <text:p>2250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03" calcext:value-type="float">
            <text:p>3804680057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05" calcext:value-type="float">
            <text:p>2250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04" calcext:value-type="float">
            <text:p>3804680057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06" calcext:value-type="float">
            <text:p>2250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05" calcext:value-type="float">
            <text:p>3804680057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07" calcext:value-type="float">
            <text:p>2250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06" calcext:value-type="float">
            <text:p>3804680057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08" calcext:value-type="float">
            <text:p>2250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07" calcext:value-type="float">
            <text:p>3804680057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09" calcext:value-type="float">
            <text:p>2250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08" calcext:value-type="float">
            <text:p>3804680057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10" calcext:value-type="float">
            <text:p>2251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09" calcext:value-type="float">
            <text:p>3804680057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11" calcext:value-type="float">
            <text:p>2251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10" calcext:value-type="float">
            <text:p>3804680057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12" calcext:value-type="float">
            <text:p>2251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11" calcext:value-type="float">
            <text:p>3804680057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13" calcext:value-type="float">
            <text:p>2251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12" calcext:value-type="float">
            <text:p>3804680057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14" calcext:value-type="float">
            <text:p>2251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13" calcext:value-type="float">
            <text:p>3804680057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15" calcext:value-type="float">
            <text:p>2251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14" calcext:value-type="float">
            <text:p>3804680057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16" calcext:value-type="float">
            <text:p>2251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15" calcext:value-type="float">
            <text:p>3804680057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17" calcext:value-type="float">
            <text:p>2251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16" calcext:value-type="float">
            <text:p>3804680057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18" calcext:value-type="float">
            <text:p>2251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17" calcext:value-type="float">
            <text:p>3804680057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19" calcext:value-type="float">
            <text:p>2251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18" calcext:value-type="float">
            <text:p>3804680057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20" calcext:value-type="float">
            <text:p>2252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19" calcext:value-type="float">
            <text:p>3804680057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21" calcext:value-type="float">
            <text:p>2252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20" calcext:value-type="float">
            <text:p>3804680057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22" calcext:value-type="float">
            <text:p>2252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21" calcext:value-type="float">
            <text:p>3804680057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23" calcext:value-type="float">
            <text:p>2252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22" calcext:value-type="float">
            <text:p>3804680057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24" calcext:value-type="float">
            <text:p>2252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23" calcext:value-type="float">
            <text:p>3804680057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25" calcext:value-type="float">
            <text:p>2252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24" calcext:value-type="float">
            <text:p>3804680057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26" calcext:value-type="float">
            <text:p>2252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25" calcext:value-type="float">
            <text:p>3804680057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27" calcext:value-type="float">
            <text:p>2252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26" calcext:value-type="float">
            <text:p>3804680057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28" calcext:value-type="float">
            <text:p>2252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27" calcext:value-type="float">
            <text:p>3804680057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29" calcext:value-type="float">
            <text:p>2252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28" calcext:value-type="float">
            <text:p>3804680057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30" calcext:value-type="float">
            <text:p>2253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29" calcext:value-type="float">
            <text:p>3804680057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31" calcext:value-type="float">
            <text:p>2253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30" calcext:value-type="float">
            <text:p>3804680057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32" calcext:value-type="float">
            <text:p>2253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31" calcext:value-type="float">
            <text:p>3804680057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33" calcext:value-type="float">
            <text:p>2253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32" calcext:value-type="float">
            <text:p>3804680057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34" calcext:value-type="float">
            <text:p>2253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33" calcext:value-type="float">
            <text:p>3804680057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35" calcext:value-type="float">
            <text:p>2253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34" calcext:value-type="float">
            <text:p>3804680057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36" calcext:value-type="float">
            <text:p>2253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35" calcext:value-type="float">
            <text:p>3804680057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37" calcext:value-type="float">
            <text:p>2253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36" calcext:value-type="float">
            <text:p>3804680057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38" calcext:value-type="float">
            <text:p>2253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37" calcext:value-type="float">
            <text:p>3804680057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39" calcext:value-type="float">
            <text:p>2253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38" calcext:value-type="float">
            <text:p>3804680057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40" calcext:value-type="float">
            <text:p>2254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39" calcext:value-type="float">
            <text:p>3804680057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41" calcext:value-type="float">
            <text:p>2254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40" calcext:value-type="float">
            <text:p>3804680057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42" calcext:value-type="float">
            <text:p>2254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41" calcext:value-type="float">
            <text:p>3804680057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43" calcext:value-type="float">
            <text:p>2254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42" calcext:value-type="float">
            <text:p>3804680057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44" calcext:value-type="float">
            <text:p>2254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43" calcext:value-type="float">
            <text:p>3804680057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45" calcext:value-type="float">
            <text:p>2254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44" calcext:value-type="float">
            <text:p>3804680057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46" calcext:value-type="float">
            <text:p>2254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45" calcext:value-type="float">
            <text:p>3804680057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47" calcext:value-type="float">
            <text:p>2254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46" calcext:value-type="float">
            <text:p>3804680057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48" calcext:value-type="float">
            <text:p>2254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47" calcext:value-type="float">
            <text:p>3804680057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49" calcext:value-type="float">
            <text:p>2254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48" calcext:value-type="float">
            <text:p>3804680057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50" calcext:value-type="float">
            <text:p>2255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49" calcext:value-type="float">
            <text:p>3804680057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51" calcext:value-type="float">
            <text:p>2255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50" calcext:value-type="float">
            <text:p>3804680057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52" calcext:value-type="float">
            <text:p>2255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8005701051" calcext:value-type="float">
            <text:p>38046800570105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53" calcext:value-type="float">
            <text:p>2255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01" calcext:value-type="float">
            <text:p>3804690058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54" calcext:value-type="float">
            <text:p>2255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02" calcext:value-type="float">
            <text:p>3804690058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55" calcext:value-type="float">
            <text:p>2255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03" calcext:value-type="float">
            <text:p>3804690058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56" calcext:value-type="float">
            <text:p>2255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04" calcext:value-type="float">
            <text:p>3804690058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57" calcext:value-type="float">
            <text:p>2255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05" calcext:value-type="float">
            <text:p>3804690058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58" calcext:value-type="float">
            <text:p>2255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06" calcext:value-type="float">
            <text:p>3804690058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59" calcext:value-type="float">
            <text:p>2255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07" calcext:value-type="float">
            <text:p>3804690058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60" calcext:value-type="float">
            <text:p>2256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08" calcext:value-type="float">
            <text:p>3804690058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61" calcext:value-type="float">
            <text:p>2256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09" calcext:value-type="float">
            <text:p>3804690058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62" calcext:value-type="float">
            <text:p>2256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10" calcext:value-type="float">
            <text:p>3804690058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63" calcext:value-type="float">
            <text:p>2256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11" calcext:value-type="float">
            <text:p>3804690058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64" calcext:value-type="float">
            <text:p>2256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12" calcext:value-type="float">
            <text:p>3804690058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65" calcext:value-type="float">
            <text:p>2256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13" calcext:value-type="float">
            <text:p>3804690058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66" calcext:value-type="float">
            <text:p>2256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14" calcext:value-type="float">
            <text:p>3804690058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67" calcext:value-type="float">
            <text:p>2256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15" calcext:value-type="float">
            <text:p>3804690058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68" calcext:value-type="float">
            <text:p>2256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16" calcext:value-type="float">
            <text:p>3804690058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69" calcext:value-type="float">
            <text:p>2256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17" calcext:value-type="float">
            <text:p>3804690058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70" calcext:value-type="float">
            <text:p>2257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18" calcext:value-type="float">
            <text:p>3804690058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71" calcext:value-type="float">
            <text:p>2257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19" calcext:value-type="float">
            <text:p>3804690058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72" calcext:value-type="float">
            <text:p>2257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20" calcext:value-type="float">
            <text:p>3804690058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73" calcext:value-type="float">
            <text:p>2257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21" calcext:value-type="float">
            <text:p>3804690058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74" calcext:value-type="float">
            <text:p>2257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22" calcext:value-type="float">
            <text:p>3804690058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75" calcext:value-type="float">
            <text:p>2257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23" calcext:value-type="float">
            <text:p>3804690058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76" calcext:value-type="float">
            <text:p>2257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24" calcext:value-type="float">
            <text:p>3804690058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77" calcext:value-type="float">
            <text:p>2257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25" calcext:value-type="float">
            <text:p>3804690058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78" calcext:value-type="float">
            <text:p>2257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26" calcext:value-type="float">
            <text:p>3804690058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79" calcext:value-type="float">
            <text:p>2257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27" calcext:value-type="float">
            <text:p>3804690058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80" calcext:value-type="float">
            <text:p>2258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28" calcext:value-type="float">
            <text:p>3804690058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81" calcext:value-type="float">
            <text:p>2258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29" calcext:value-type="float">
            <text:p>3804690058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82" calcext:value-type="float">
            <text:p>2258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30" calcext:value-type="float">
            <text:p>3804690058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83" calcext:value-type="float">
            <text:p>2258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31" calcext:value-type="float">
            <text:p>3804690058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84" calcext:value-type="float">
            <text:p>2258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32" calcext:value-type="float">
            <text:p>3804690058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85" calcext:value-type="float">
            <text:p>2258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33" calcext:value-type="float">
            <text:p>3804690058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86" calcext:value-type="float">
            <text:p>2258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34" calcext:value-type="float">
            <text:p>3804690058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87" calcext:value-type="float">
            <text:p>2258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35" calcext:value-type="float">
            <text:p>3804690058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88" calcext:value-type="float">
            <text:p>2258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36" calcext:value-type="float">
            <text:p>3804690058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89" calcext:value-type="float">
            <text:p>2258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37" calcext:value-type="float">
            <text:p>3804690058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90" calcext:value-type="float">
            <text:p>2259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38" calcext:value-type="float">
            <text:p>3804690058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91" calcext:value-type="float">
            <text:p>2259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39" calcext:value-type="float">
            <text:p>3804690058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92" calcext:value-type="float">
            <text:p>2259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40" calcext:value-type="float">
            <text:p>3804690058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93" calcext:value-type="float">
            <text:p>2259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41" calcext:value-type="float">
            <text:p>3804690058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94" calcext:value-type="float">
            <text:p>2259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42" calcext:value-type="float">
            <text:p>3804690058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95" calcext:value-type="float">
            <text:p>2259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43" calcext:value-type="float">
            <text:p>3804690058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96" calcext:value-type="float">
            <text:p>2259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44" calcext:value-type="float">
            <text:p>3804690058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97" calcext:value-type="float">
            <text:p>2259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45" calcext:value-type="float">
            <text:p>3804690058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98" calcext:value-type="float">
            <text:p>2259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46" calcext:value-type="float">
            <text:p>3804690058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599" calcext:value-type="float">
            <text:p>2259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47" calcext:value-type="float">
            <text:p>3804690058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00" calcext:value-type="float">
            <text:p>2260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48" calcext:value-type="float">
            <text:p>3804690058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01" calcext:value-type="float">
            <text:p>2260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49" calcext:value-type="float">
            <text:p>3804690058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02" calcext:value-type="float">
            <text:p>2260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50" calcext:value-type="float">
            <text:p>3804690058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03" calcext:value-type="float">
            <text:p>2260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51" calcext:value-type="float">
            <text:p>38046900580105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04" calcext:value-type="float">
            <text:p>2260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801052" calcext:value-type="float">
            <text:p>38046900580105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05" calcext:value-type="float">
            <text:p>2260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01" calcext:value-type="float">
            <text:p>380469005901001</text:p>
          </table:table-cell>
          <table:table-cell office:value-type="string" calcext:value-type="string">
            <text:p>380469005901001* <text:s/>Hieronder begrepen de fabrijkanten van katoen, hennep, vlas, wol en zijde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06" calcext:value-type="float">
            <text:p>2260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02" calcext:value-type="float">
            <text:p>3804690059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07" calcext:value-type="float">
            <text:p>2260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03" calcext:value-type="float">
            <text:p>3804690059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08" calcext:value-type="float">
            <text:p>2260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04" calcext:value-type="float">
            <text:p>3804690059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09" calcext:value-type="float">
            <text:p>2260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05" calcext:value-type="float">
            <text:p>3804690059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10" calcext:value-type="float">
            <text:p>2261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06" calcext:value-type="float">
            <text:p>3804690059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11" calcext:value-type="float">
            <text:p>2261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07" calcext:value-type="float">
            <text:p>3804690059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12" calcext:value-type="float">
            <text:p>2261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08" calcext:value-type="float">
            <text:p>3804690059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13" calcext:value-type="float">
            <text:p>2261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09" calcext:value-type="float">
            <text:p>3804690059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14" calcext:value-type="float">
            <text:p>2261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10" calcext:value-type="float">
            <text:p>3804690059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15" calcext:value-type="float">
            <text:p>2261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11" calcext:value-type="float">
            <text:p>3804690059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16" calcext:value-type="float">
            <text:p>2261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12" calcext:value-type="float">
            <text:p>3804690059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17" calcext:value-type="float">
            <text:p>2261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13" calcext:value-type="float">
            <text:p>3804690059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18" calcext:value-type="float">
            <text:p>2261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14" calcext:value-type="float">
            <text:p>3804690059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19" calcext:value-type="float">
            <text:p>2261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15" calcext:value-type="float">
            <text:p>3804690059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20" calcext:value-type="float">
            <text:p>2262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16" calcext:value-type="float">
            <text:p>3804690059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21" calcext:value-type="float">
            <text:p>2262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17" calcext:value-type="float">
            <text:p>3804690059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22" calcext:value-type="float">
            <text:p>2262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18" calcext:value-type="float">
            <text:p>3804690059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23" calcext:value-type="float">
            <text:p>2262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19" calcext:value-type="float">
            <text:p>3804690059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24" calcext:value-type="float">
            <text:p>2262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20" calcext:value-type="float">
            <text:p>3804690059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25" calcext:value-type="float">
            <text:p>2262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21" calcext:value-type="float">
            <text:p>3804690059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26" calcext:value-type="float">
            <text:p>2262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22" calcext:value-type="float">
            <text:p>3804690059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27" calcext:value-type="float">
            <text:p>2262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23" calcext:value-type="float">
            <text:p>3804690059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28" calcext:value-type="float">
            <text:p>2262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25" calcext:value-type="float">
            <text:p>3804690059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29" calcext:value-type="float">
            <text:p>2262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26" calcext:value-type="float">
            <text:p>380469005901026</text:p>
          </table:table-cell>
          <table:table-cell office:value-type="string" calcext:value-type="string">
            <text:p>380469005901024? <text:s/>De boden hieronder begrepen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30" calcext:value-type="float">
            <text:p>2263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27" calcext:value-type="float">
            <text:p>3804690059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31" calcext:value-type="float">
            <text:p>2263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28" calcext:value-type="float">
            <text:p>3804690059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32" calcext:value-type="float">
            <text:p>2263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29" calcext:value-type="float">
            <text:p>3804690059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33" calcext:value-type="float">
            <text:p>2263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30" calcext:value-type="float">
            <text:p>3804690059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34" calcext:value-type="float">
            <text:p>2263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31" calcext:value-type="float">
            <text:p>3804690059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35" calcext:value-type="float">
            <text:p>2263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32" calcext:value-type="float">
            <text:p>3804690059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36" calcext:value-type="float">
            <text:p>2263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33" calcext:value-type="float">
            <text:p>3804690059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37" calcext:value-type="float">
            <text:p>2263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34" calcext:value-type="float">
            <text:p>3804690059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38" calcext:value-type="float">
            <text:p>2263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35" calcext:value-type="float">
            <text:p>3804690059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39" calcext:value-type="float">
            <text:p>2263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36" calcext:value-type="float">
            <text:p>3804690059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40" calcext:value-type="float">
            <text:p>2264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37" calcext:value-type="float">
            <text:p>3804690059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41" calcext:value-type="float">
            <text:p>2264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38" calcext:value-type="float">
            <text:p>3804690059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42" calcext:value-type="float">
            <text:p>2264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39" calcext:value-type="float">
            <text:p>3804690059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43" calcext:value-type="float">
            <text:p>2264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40" calcext:value-type="float">
            <text:p>3804690059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44" calcext:value-type="float">
            <text:p>2264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41" calcext:value-type="float">
            <text:p>3804690059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45" calcext:value-type="float">
            <text:p>2264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42" calcext:value-type="float">
            <text:p>3804690059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46" calcext:value-type="float">
            <text:p>2264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43" calcext:value-type="float">
            <text:p>3804690059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47" calcext:value-type="float">
            <text:p>2264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44" calcext:value-type="float">
            <text:p>3804690059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48" calcext:value-type="float">
            <text:p>2264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45" calcext:value-type="float">
            <text:p>3804690059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49" calcext:value-type="float">
            <text:p>2264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46" calcext:value-type="float">
            <text:p>3804690059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50" calcext:value-type="float">
            <text:p>2265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47" calcext:value-type="float">
            <text:p>3804690059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51" calcext:value-type="float">
            <text:p>2265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48" calcext:value-type="float">
            <text:p>3804690059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52" calcext:value-type="float">
            <text:p>2265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49" calcext:value-type="float">
            <text:p>3804690059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53" calcext:value-type="float">
            <text:p>2265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69005901050" calcext:value-type="float">
            <text:p>3804690059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54" calcext:value-type="float">
            <text:p>2265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01" calcext:value-type="float">
            <text:p>3804700060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55" calcext:value-type="float">
            <text:p>2265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02" calcext:value-type="float">
            <text:p>3804700060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56" calcext:value-type="float">
            <text:p>2265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03" calcext:value-type="float">
            <text:p>3804700060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57" calcext:value-type="float">
            <text:p>2265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04" calcext:value-type="float">
            <text:p>3804700060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58" calcext:value-type="float">
            <text:p>2265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05" calcext:value-type="float">
            <text:p>3804700060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59" calcext:value-type="float">
            <text:p>2265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06" calcext:value-type="float">
            <text:p>3804700060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60" calcext:value-type="float">
            <text:p>2266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07" calcext:value-type="float">
            <text:p>3804700060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61" calcext:value-type="float">
            <text:p>2266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08" calcext:value-type="float">
            <text:p>3804700060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62" calcext:value-type="float">
            <text:p>2266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09" calcext:value-type="float">
            <text:p>3804700060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63" calcext:value-type="float">
            <text:p>2266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10" calcext:value-type="float">
            <text:p>3804700060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64" calcext:value-type="float">
            <text:p>2266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11" calcext:value-type="float">
            <text:p>3804700060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65" calcext:value-type="float">
            <text:p>2266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12" calcext:value-type="float">
            <text:p>3804700060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66" calcext:value-type="float">
            <text:p>2266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13" calcext:value-type="float">
            <text:p>3804700060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67" calcext:value-type="float">
            <text:p>2266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14" calcext:value-type="float">
            <text:p>3804700060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68" calcext:value-type="float">
            <text:p>2266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15" calcext:value-type="float">
            <text:p>3804700060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69" calcext:value-type="float">
            <text:p>2266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16" calcext:value-type="float">
            <text:p>3804700060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70" calcext:value-type="float">
            <text:p>2267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17" calcext:value-type="float">
            <text:p>3804700060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71" calcext:value-type="float">
            <text:p>2267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18" calcext:value-type="float">
            <text:p>3804700060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72" calcext:value-type="float">
            <text:p>2267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19" calcext:value-type="float">
            <text:p>3804700060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73" calcext:value-type="float">
            <text:p>2267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20" calcext:value-type="float">
            <text:p>3804700060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74" calcext:value-type="float">
            <text:p>2267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21" calcext:value-type="float">
            <text:p>3804700060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75" calcext:value-type="float">
            <text:p>2267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22" calcext:value-type="float">
            <text:p>3804700060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76" calcext:value-type="float">
            <text:p>2267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23" calcext:value-type="float">
            <text:p>3804700060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77" calcext:value-type="float">
            <text:p>2267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24" calcext:value-type="float">
            <text:p>3804700060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78" calcext:value-type="float">
            <text:p>2267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25" calcext:value-type="float">
            <text:p>3804700060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79" calcext:value-type="float">
            <text:p>2267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26" calcext:value-type="float">
            <text:p>3804700060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80" calcext:value-type="float">
            <text:p>2268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27" calcext:value-type="float">
            <text:p>3804700060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81" calcext:value-type="float">
            <text:p>2268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28" calcext:value-type="float">
            <text:p>3804700060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82" calcext:value-type="float">
            <text:p>2268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29" calcext:value-type="float">
            <text:p>3804700060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83" calcext:value-type="float">
            <text:p>2268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30" calcext:value-type="float">
            <text:p>3804700060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84" calcext:value-type="float">
            <text:p>2268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31" calcext:value-type="float">
            <text:p>3804700060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85" calcext:value-type="float">
            <text:p>2268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32" calcext:value-type="float">
            <text:p>3804700060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86" calcext:value-type="float">
            <text:p>2268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33" calcext:value-type="float">
            <text:p>3804700060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87" calcext:value-type="float">
            <text:p>2268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34" calcext:value-type="float">
            <text:p>3804700060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88" calcext:value-type="float">
            <text:p>2268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35" calcext:value-type="float">
            <text:p>3804700060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89" calcext:value-type="float">
            <text:p>2268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36" calcext:value-type="float">
            <text:p>3804700060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90" calcext:value-type="float">
            <text:p>2269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37" calcext:value-type="float">
            <text:p>3804700060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91" calcext:value-type="float">
            <text:p>2269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38" calcext:value-type="float">
            <text:p>3804700060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92" calcext:value-type="float">
            <text:p>2269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39" calcext:value-type="float">
            <text:p>3804700060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93" calcext:value-type="float">
            <text:p>2269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40" calcext:value-type="float">
            <text:p>3804700060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94" calcext:value-type="float">
            <text:p>2269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41" calcext:value-type="float">
            <text:p>3804700060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95" calcext:value-type="float">
            <text:p>2269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42" calcext:value-type="float">
            <text:p>3804700060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96" calcext:value-type="float">
            <text:p>2269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43" calcext:value-type="float">
            <text:p>3804700060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97" calcext:value-type="float">
            <text:p>2269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44" calcext:value-type="float">
            <text:p>3804700060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98" calcext:value-type="float">
            <text:p>2269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45" calcext:value-type="float">
            <text:p>3804700060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699" calcext:value-type="float">
            <text:p>2269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46" calcext:value-type="float">
            <text:p>3804700060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00" calcext:value-type="float">
            <text:p>2270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47" calcext:value-type="float">
            <text:p>3804700060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01" calcext:value-type="float">
            <text:p>2270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48" calcext:value-type="float">
            <text:p>3804700060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02" calcext:value-type="float">
            <text:p>2270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49" calcext:value-type="float">
            <text:p>3804700060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03" calcext:value-type="float">
            <text:p>2270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50" calcext:value-type="float">
            <text:p>3804700060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04" calcext:value-type="float">
            <text:p>2270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51" calcext:value-type="float">
            <text:p>38047000600105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05" calcext:value-type="float">
            <text:p>2270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001052" calcext:value-type="float">
            <text:p>38047000600105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06" calcext:value-type="float">
            <text:p>2270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101001" calcext:value-type="float">
            <text:p>3804700061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07" calcext:value-type="float">
            <text:p>2270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101002" calcext:value-type="float">
            <text:p>3804700061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08" calcext:value-type="float">
            <text:p>2270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101003" calcext:value-type="float">
            <text:p>3804700061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09" calcext:value-type="float">
            <text:p>2270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101004" calcext:value-type="float">
            <text:p>3804700061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10" calcext:value-type="float">
            <text:p>2271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101005" calcext:value-type="float">
            <text:p>3804700061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11" calcext:value-type="float">
            <text:p>2271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101006" calcext:value-type="float">
            <text:p>3804700061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12" calcext:value-type="float">
            <text:p>2271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101007" calcext:value-type="float">
            <text:p>3804700061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13" calcext:value-type="float">
            <text:p>2271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101008" calcext:value-type="float">
            <text:p>3804700061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14" calcext:value-type="float">
            <text:p>2271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101009" calcext:value-type="float">
            <text:p>3804700061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15" calcext:value-type="float">
            <text:p>2271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101010" calcext:value-type="float">
            <text:p>3804700061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16" calcext:value-type="float">
            <text:p>2271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101011" calcext:value-type="float">
            <text:p>3804700061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17" calcext:value-type="float">
            <text:p>2271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101012" calcext:value-type="float">
            <text:p>3804700061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18" calcext:value-type="float">
            <text:p>2271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101013" calcext:value-type="float">
            <text:p>3804700061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19" calcext:value-type="float">
            <text:p>2271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101014" calcext:value-type="float">
            <text:p>3804700061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20" calcext:value-type="float">
            <text:p>2272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101015" calcext:value-type="float">
            <text:p>3804700061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21" calcext:value-type="float">
            <text:p>2272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101016" calcext:value-type="float">
            <text:p>3804700061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22" calcext:value-type="float">
            <text:p>2272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101017" calcext:value-type="float">
            <text:p>3804700061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23" calcext:value-type="float">
            <text:p>2272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101018" calcext:value-type="float">
            <text:p>3804700061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24" calcext:value-type="float">
            <text:p>2272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101019" calcext:value-type="float">
            <text:p>3804700061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25" calcext:value-type="float">
            <text:p>2272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101020" calcext:value-type="float">
            <text:p>3804700061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26" calcext:value-type="float">
            <text:p>2272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101021" calcext:value-type="float">
            <text:p>3804700061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27" calcext:value-type="float">
            <text:p>2272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101022" calcext:value-type="float">
            <text:p>3804700061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28" calcext:value-type="float">
            <text:p>2272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101023" calcext:value-type="float">
            <text:p>3804700061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29" calcext:value-type="float">
            <text:p>2272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101024" calcext:value-type="float">
            <text:p>3804700061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30" calcext:value-type="float">
            <text:p>2273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101025" calcext:value-type="float">
            <text:p>3804700061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31" calcext:value-type="float">
            <text:p>2273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101026" calcext:value-type="float">
            <text:p>3804700061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32" calcext:value-type="float">
            <text:p>2273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101027" calcext:value-type="float">
            <text:p>3804700061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33" calcext:value-type="float">
            <text:p>2273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101028" calcext:value-type="float">
            <text:p>3804700061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34" calcext:value-type="float">
            <text:p>2273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101029" calcext:value-type="float">
            <text:p>3804700061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35" calcext:value-type="float">
            <text:p>2273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101030" calcext:value-type="float">
            <text:p>3804700061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36" calcext:value-type="float">
            <text:p>2273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101031" calcext:value-type="float">
            <text:p>3804700061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37" calcext:value-type="float">
            <text:p>2273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101032" calcext:value-type="float">
            <text:p>3804700061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38" calcext:value-type="float">
            <text:p>2273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101033" calcext:value-type="float">
            <text:p>3804700061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39" calcext:value-type="float">
            <text:p>2273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101034" calcext:value-type="float">
            <text:p>3804700061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40" calcext:value-type="float">
            <text:p>2274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101035" calcext:value-type="float">
            <text:p>3804700061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41" calcext:value-type="float">
            <text:p>2274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101036" calcext:value-type="float">
            <text:p>3804700061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42" calcext:value-type="float">
            <text:p>2274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101037" calcext:value-type="float">
            <text:p>3804700061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43" calcext:value-type="float">
            <text:p>2274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0006101038" calcext:value-type="float">
            <text:p>3804700061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44" calcext:value-type="float">
            <text:p>2274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01" calcext:value-type="float">
            <text:p>3804710062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45" calcext:value-type="float">
            <text:p>2274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02" calcext:value-type="float">
            <text:p>3804710062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46" calcext:value-type="float">
            <text:p>2274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03" calcext:value-type="float">
            <text:p>3804710062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47" calcext:value-type="float">
            <text:p>2274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04" calcext:value-type="float">
            <text:p>3804710062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48" calcext:value-type="float">
            <text:p>2274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05" calcext:value-type="float">
            <text:p>3804710062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49" calcext:value-type="float">
            <text:p>2274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06" calcext:value-type="float">
            <text:p>3804710062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50" calcext:value-type="float">
            <text:p>2275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07" calcext:value-type="float">
            <text:p>3804710062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51" calcext:value-type="float">
            <text:p>2275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08" calcext:value-type="float">
            <text:p>3804710062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52" calcext:value-type="float">
            <text:p>2275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09" calcext:value-type="float">
            <text:p>3804710062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53" calcext:value-type="float">
            <text:p>2275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10" calcext:value-type="float">
            <text:p>3804710062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54" calcext:value-type="float">
            <text:p>2275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11" calcext:value-type="float">
            <text:p>3804710062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55" calcext:value-type="float">
            <text:p>2275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12" calcext:value-type="float">
            <text:p>3804710062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56" calcext:value-type="float">
            <text:p>2275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13" calcext:value-type="float">
            <text:p>3804710062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57" calcext:value-type="float">
            <text:p>2275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14" calcext:value-type="float">
            <text:p>3804710062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58" calcext:value-type="float">
            <text:p>2275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15" calcext:value-type="float">
            <text:p>3804710062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59" calcext:value-type="float">
            <text:p>2275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16" calcext:value-type="float">
            <text:p>3804710062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60" calcext:value-type="float">
            <text:p>2276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17" calcext:value-type="float">
            <text:p>3804710062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61" calcext:value-type="float">
            <text:p>2276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18" calcext:value-type="float">
            <text:p>3804710062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62" calcext:value-type="float">
            <text:p>2276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19" calcext:value-type="float">
            <text:p>3804710062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63" calcext:value-type="float">
            <text:p>2276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20" calcext:value-type="float">
            <text:p>3804710062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64" calcext:value-type="float">
            <text:p>2276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21" calcext:value-type="float">
            <text:p>3804710062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65" calcext:value-type="float">
            <text:p>2276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22" calcext:value-type="float">
            <text:p>3804710062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66" calcext:value-type="float">
            <text:p>2276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23" calcext:value-type="float">
            <text:p>3804710062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67" calcext:value-type="float">
            <text:p>2276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24" calcext:value-type="float">
            <text:p>3804710062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68" calcext:value-type="float">
            <text:p>2276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25" calcext:value-type="float">
            <text:p>3804710062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69" calcext:value-type="float">
            <text:p>2276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26" calcext:value-type="float">
            <text:p>3804710062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70" calcext:value-type="float">
            <text:p>2277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27" calcext:value-type="float">
            <text:p>3804710062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71" calcext:value-type="float">
            <text:p>2277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28" calcext:value-type="float">
            <text:p>3804710062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72" calcext:value-type="float">
            <text:p>2277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29" calcext:value-type="float">
            <text:p>3804710062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73" calcext:value-type="float">
            <text:p>2277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30" calcext:value-type="float">
            <text:p>3804710062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74" calcext:value-type="float">
            <text:p>2277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31" calcext:value-type="float">
            <text:p>3804710062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75" calcext:value-type="float">
            <text:p>2277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32" calcext:value-type="float">
            <text:p>3804710062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76" calcext:value-type="float">
            <text:p>2277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33" calcext:value-type="float">
            <text:p>3804710062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77" calcext:value-type="float">
            <text:p>2277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34" calcext:value-type="float">
            <text:p>3804710062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78" calcext:value-type="float">
            <text:p>2277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35" calcext:value-type="float">
            <text:p>3804710062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79" calcext:value-type="float">
            <text:p>2277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36" calcext:value-type="float">
            <text:p>3804710062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80" calcext:value-type="float">
            <text:p>2278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37" calcext:value-type="float">
            <text:p>3804710062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81" calcext:value-type="float">
            <text:p>2278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38" calcext:value-type="float">
            <text:p>3804710062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82" calcext:value-type="float">
            <text:p>2278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39" calcext:value-type="float">
            <text:p>3804710062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83" calcext:value-type="float">
            <text:p>2278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40" calcext:value-type="float">
            <text:p>3804710062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84" calcext:value-type="float">
            <text:p>2278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41" calcext:value-type="float">
            <text:p>3804710062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85" calcext:value-type="float">
            <text:p>2278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42" calcext:value-type="float">
            <text:p>3804710062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86" calcext:value-type="float">
            <text:p>2278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43" calcext:value-type="float">
            <text:p>3804710062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87" calcext:value-type="float">
            <text:p>2278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44" calcext:value-type="float">
            <text:p>3804710062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88" calcext:value-type="float">
            <text:p>2278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45" calcext:value-type="float">
            <text:p>3804710062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89" calcext:value-type="float">
            <text:p>2278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46" calcext:value-type="float">
            <text:p>3804710062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90" calcext:value-type="float">
            <text:p>2279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47" calcext:value-type="float">
            <text:p>3804710062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91" calcext:value-type="float">
            <text:p>2279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48" calcext:value-type="float">
            <text:p>3804710062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92" calcext:value-type="float">
            <text:p>2279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49" calcext:value-type="float">
            <text:p>3804710062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93" calcext:value-type="float">
            <text:p>2279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50" calcext:value-type="float">
            <text:p>3804710062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94" calcext:value-type="float">
            <text:p>2279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51" calcext:value-type="float">
            <text:p>38047100620105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95" calcext:value-type="float">
            <text:p>2279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52" calcext:value-type="float">
            <text:p>38047100620105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96" calcext:value-type="float">
            <text:p>2279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201053" calcext:value-type="float">
            <text:p>38047100620105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97" calcext:value-type="float">
            <text:p>2279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01" calcext:value-type="float">
            <text:p>3804710063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98" calcext:value-type="float">
            <text:p>2279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02" calcext:value-type="float">
            <text:p>3804710063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799" calcext:value-type="float">
            <text:p>2279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03" calcext:value-type="float">
            <text:p>3804710063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00" calcext:value-type="float">
            <text:p>2280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04" calcext:value-type="float">
            <text:p>3804710063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01" calcext:value-type="float">
            <text:p>2280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05" calcext:value-type="float">
            <text:p>3804710063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02" calcext:value-type="float">
            <text:p>2280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06" calcext:value-type="float">
            <text:p>3804710063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03" calcext:value-type="float">
            <text:p>2280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07" calcext:value-type="float">
            <text:p>3804710063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04" calcext:value-type="float">
            <text:p>2280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08" calcext:value-type="float">
            <text:p>3804710063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05" calcext:value-type="float">
            <text:p>2280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09" calcext:value-type="float">
            <text:p>3804710063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06" calcext:value-type="float">
            <text:p>2280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10" calcext:value-type="float">
            <text:p>3804710063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07" calcext:value-type="float">
            <text:p>2280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11" calcext:value-type="float">
            <text:p>3804710063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08" calcext:value-type="float">
            <text:p>2280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12" calcext:value-type="float">
            <text:p>3804710063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09" calcext:value-type="float">
            <text:p>2280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13" calcext:value-type="float">
            <text:p>3804710063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10" calcext:value-type="float">
            <text:p>2281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14" calcext:value-type="float">
            <text:p>3804710063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11" calcext:value-type="float">
            <text:p>2281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15" calcext:value-type="float">
            <text:p>3804710063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12" calcext:value-type="float">
            <text:p>2281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16" calcext:value-type="float">
            <text:p>3804710063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13" calcext:value-type="float">
            <text:p>2281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17" calcext:value-type="float">
            <text:p>3804710063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14" calcext:value-type="float">
            <text:p>2281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18" calcext:value-type="float">
            <text:p>3804710063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15" calcext:value-type="float">
            <text:p>2281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19" calcext:value-type="float">
            <text:p>3804710063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16" calcext:value-type="float">
            <text:p>2281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20" calcext:value-type="float">
            <text:p>3804710063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17" calcext:value-type="float">
            <text:p>2281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21" calcext:value-type="float">
            <text:p>3804710063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18" calcext:value-type="float">
            <text:p>2281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22" calcext:value-type="float">
            <text:p>3804710063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19" calcext:value-type="float">
            <text:p>2281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23" calcext:value-type="float">
            <text:p>3804710063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20" calcext:value-type="float">
            <text:p>2282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24" calcext:value-type="float">
            <text:p>3804710063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21" calcext:value-type="float">
            <text:p>2282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25" calcext:value-type="float">
            <text:p>3804710063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22" calcext:value-type="float">
            <text:p>2282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26" calcext:value-type="float">
            <text:p>3804710063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23" calcext:value-type="float">
            <text:p>2282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27" calcext:value-type="float">
            <text:p>3804710063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24" calcext:value-type="float">
            <text:p>2282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28" calcext:value-type="float">
            <text:p>3804710063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25" calcext:value-type="float">
            <text:p>2282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29" calcext:value-type="float">
            <text:p>3804710063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26" calcext:value-type="float">
            <text:p>2282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30" calcext:value-type="float">
            <text:p>3804710063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27" calcext:value-type="float">
            <text:p>2282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31" calcext:value-type="float">
            <text:p>3804710063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28" calcext:value-type="float">
            <text:p>2282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32" calcext:value-type="float">
            <text:p>3804710063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29" calcext:value-type="float">
            <text:p>2282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33" calcext:value-type="float">
            <text:p>3804710063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30" calcext:value-type="float">
            <text:p>2283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34" calcext:value-type="float">
            <text:p>3804710063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31" calcext:value-type="float">
            <text:p>2283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35" calcext:value-type="float">
            <text:p>3804710063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32" calcext:value-type="float">
            <text:p>2283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36" calcext:value-type="float">
            <text:p>3804710063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33" calcext:value-type="float">
            <text:p>2283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37" calcext:value-type="float">
            <text:p>3804710063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34" calcext:value-type="float">
            <text:p>2283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38" calcext:value-type="float">
            <text:p>3804710063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35" calcext:value-type="float">
            <text:p>2283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39" calcext:value-type="float">
            <text:p>3804710063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36" calcext:value-type="float">
            <text:p>2283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40" calcext:value-type="float">
            <text:p>3804710063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37" calcext:value-type="float">
            <text:p>2283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41" calcext:value-type="float">
            <text:p>3804710063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38" calcext:value-type="float">
            <text:p>2283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42" calcext:value-type="float">
            <text:p>3804710063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39" calcext:value-type="float">
            <text:p>2283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43" calcext:value-type="float">
            <text:p>3804710063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40" calcext:value-type="float">
            <text:p>2284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44" calcext:value-type="float">
            <text:p>3804710063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41" calcext:value-type="float">
            <text:p>2284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45" calcext:value-type="float">
            <text:p>3804710063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42" calcext:value-type="float">
            <text:p>2284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46" calcext:value-type="float">
            <text:p>3804710063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43" calcext:value-type="float">
            <text:p>2284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47" calcext:value-type="float">
            <text:p>3804710063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44" calcext:value-type="float">
            <text:p>2284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48" calcext:value-type="float">
            <text:p>3804710063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45" calcext:value-type="float">
            <text:p>2284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49" calcext:value-type="float">
            <text:p>3804710063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46" calcext:value-type="float">
            <text:p>2284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50" calcext:value-type="float">
            <text:p>3804710063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47" calcext:value-type="float">
            <text:p>2284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1006301051" calcext:value-type="float">
            <text:p>38047100630105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48" calcext:value-type="float">
            <text:p>2284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01" calcext:value-type="float">
            <text:p>3804720064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49" calcext:value-type="float">
            <text:p>2284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02" calcext:value-type="float">
            <text:p>3804720064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50" calcext:value-type="float">
            <text:p>2285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03" calcext:value-type="float">
            <text:p>3804720064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51" calcext:value-type="float">
            <text:p>2285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04" calcext:value-type="float">
            <text:p>3804720064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52" calcext:value-type="float">
            <text:p>2285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05" calcext:value-type="float">
            <text:p>3804720064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53" calcext:value-type="float">
            <text:p>2285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06" calcext:value-type="float">
            <text:p>3804720064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54" calcext:value-type="float">
            <text:p>2285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07" calcext:value-type="float">
            <text:p>3804720064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55" calcext:value-type="float">
            <text:p>2285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08" calcext:value-type="float">
            <text:p>3804720064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56" calcext:value-type="float">
            <text:p>2285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09" calcext:value-type="float">
            <text:p>3804720064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57" calcext:value-type="float">
            <text:p>2285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10" calcext:value-type="float">
            <text:p>3804720064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58" calcext:value-type="float">
            <text:p>2285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11" calcext:value-type="float">
            <text:p>3804720064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59" calcext:value-type="float">
            <text:p>2285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12" calcext:value-type="float">
            <text:p>3804720064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60" calcext:value-type="float">
            <text:p>2286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13" calcext:value-type="float">
            <text:p>3804720064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61" calcext:value-type="float">
            <text:p>2286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14" calcext:value-type="float">
            <text:p>3804720064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62" calcext:value-type="float">
            <text:p>2286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15" calcext:value-type="float">
            <text:p>3804720064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63" calcext:value-type="float">
            <text:p>2286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16" calcext:value-type="float">
            <text:p>3804720064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64" calcext:value-type="float">
            <text:p>2286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17" calcext:value-type="float">
            <text:p>3804720064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65" calcext:value-type="float">
            <text:p>2286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18" calcext:value-type="float">
            <text:p>3804720064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66" calcext:value-type="float">
            <text:p>2286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19" calcext:value-type="float">
            <text:p>3804720064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67" calcext:value-type="float">
            <text:p>2286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20" calcext:value-type="float">
            <text:p>3804720064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68" calcext:value-type="float">
            <text:p>2286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21" calcext:value-type="float">
            <text:p>3804720064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69" calcext:value-type="float">
            <text:p>2286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22" calcext:value-type="float">
            <text:p>3804720064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70" calcext:value-type="float">
            <text:p>2287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23" calcext:value-type="float">
            <text:p>3804720064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71" calcext:value-type="float">
            <text:p>2287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24" calcext:value-type="float">
            <text:p>3804720064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72" calcext:value-type="float">
            <text:p>2287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25" calcext:value-type="float">
            <text:p>3804720064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73" calcext:value-type="float">
            <text:p>2287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26" calcext:value-type="float">
            <text:p>3804720064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74" calcext:value-type="float">
            <text:p>2287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27" calcext:value-type="float">
            <text:p>3804720064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75" calcext:value-type="float">
            <text:p>2287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28" calcext:value-type="float">
            <text:p>3804720064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76" calcext:value-type="float">
            <text:p>2287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29" calcext:value-type="float">
            <text:p>3804720064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77" calcext:value-type="float">
            <text:p>2287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30" calcext:value-type="float">
            <text:p>3804720064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78" calcext:value-type="float">
            <text:p>2287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31" calcext:value-type="float">
            <text:p>3804720064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79" calcext:value-type="float">
            <text:p>2287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32" calcext:value-type="float">
            <text:p>3804720064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80" calcext:value-type="float">
            <text:p>2288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33" calcext:value-type="float">
            <text:p>3804720064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81" calcext:value-type="float">
            <text:p>2288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34" calcext:value-type="float">
            <text:p>3804720064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82" calcext:value-type="float">
            <text:p>2288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35" calcext:value-type="float">
            <text:p>3804720064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83" calcext:value-type="float">
            <text:p>2288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36" calcext:value-type="float">
            <text:p>3804720064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84" calcext:value-type="float">
            <text:p>2288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37" calcext:value-type="float">
            <text:p>3804720064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85" calcext:value-type="float">
            <text:p>2288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38" calcext:value-type="float">
            <text:p>3804720064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86" calcext:value-type="float">
            <text:p>2288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39" calcext:value-type="float">
            <text:p>3804720064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87" calcext:value-type="float">
            <text:p>2288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40" calcext:value-type="float">
            <text:p>3804720064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88" calcext:value-type="float">
            <text:p>2288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41" calcext:value-type="float">
            <text:p>3804720064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89" calcext:value-type="float">
            <text:p>2288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42" calcext:value-type="float">
            <text:p>3804720064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90" calcext:value-type="float">
            <text:p>2289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43" calcext:value-type="float">
            <text:p>3804720064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91" calcext:value-type="float">
            <text:p>2289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44" calcext:value-type="float">
            <text:p>3804720064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92" calcext:value-type="float">
            <text:p>2289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45" calcext:value-type="float">
            <text:p>3804720064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93" calcext:value-type="float">
            <text:p>2289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46" calcext:value-type="float">
            <text:p>3804720064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94" calcext:value-type="float">
            <text:p>2289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47" calcext:value-type="float">
            <text:p>3804720064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95" calcext:value-type="float">
            <text:p>2289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48" calcext:value-type="float">
            <text:p>3804720064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96" calcext:value-type="float">
            <text:p>2289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49" calcext:value-type="float">
            <text:p>3804720064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97" calcext:value-type="float">
            <text:p>2289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50" calcext:value-type="float">
            <text:p>3804720064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98" calcext:value-type="float">
            <text:p>2289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51" calcext:value-type="float">
            <text:p>38047200640105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899" calcext:value-type="float">
            <text:p>2289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401052" calcext:value-type="float">
            <text:p>38047200640105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00" calcext:value-type="float">
            <text:p>2290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01" calcext:value-type="float">
            <text:p>380472006501001</text:p>
          </table:table-cell>
          <table:table-cell office:value-type="string" calcext:value-type="string">
            <text:p>380472006501001* <text:s/>Hieronder begrepen de fabrijkanten van katoen, hennep, vlas, wol en zijde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01" calcext:value-type="float">
            <text:p>2290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02" calcext:value-type="float">
            <text:p>3804720065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02" calcext:value-type="float">
            <text:p>2290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03" calcext:value-type="float">
            <text:p>3804720065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03" calcext:value-type="float">
            <text:p>2290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04" calcext:value-type="float">
            <text:p>3804720065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04" calcext:value-type="float">
            <text:p>2290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05" calcext:value-type="float">
            <text:p>3804720065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05" calcext:value-type="float">
            <text:p>2290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06" calcext:value-type="float">
            <text:p>3804720065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06" calcext:value-type="float">
            <text:p>2290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07" calcext:value-type="float">
            <text:p>3804720065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07" calcext:value-type="float">
            <text:p>2290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08" calcext:value-type="float">
            <text:p>3804720065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08" calcext:value-type="float">
            <text:p>2290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09" calcext:value-type="float">
            <text:p>3804720065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09" calcext:value-type="float">
            <text:p>2290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10" calcext:value-type="float">
            <text:p>3804720065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10" calcext:value-type="float">
            <text:p>2291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11" calcext:value-type="float">
            <text:p>3804720065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11" calcext:value-type="float">
            <text:p>2291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12" calcext:value-type="float">
            <text:p>3804720065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12" calcext:value-type="float">
            <text:p>2291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13" calcext:value-type="float">
            <text:p>3804720065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13" calcext:value-type="float">
            <text:p>2291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14" calcext:value-type="float">
            <text:p>3804720065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14" calcext:value-type="float">
            <text:p>2291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15" calcext:value-type="float">
            <text:p>3804720065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15" calcext:value-type="float">
            <text:p>2291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16" calcext:value-type="float">
            <text:p>3804720065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16" calcext:value-type="float">
            <text:p>2291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17" calcext:value-type="float">
            <text:p>3804720065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17" calcext:value-type="float">
            <text:p>2291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18" calcext:value-type="float">
            <text:p>3804720065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18" calcext:value-type="float">
            <text:p>2291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19" calcext:value-type="float">
            <text:p>3804720065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19" calcext:value-type="float">
            <text:p>2291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20" calcext:value-type="float">
            <text:p>3804720065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20" calcext:value-type="float">
            <text:p>2292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21" calcext:value-type="float">
            <text:p>3804720065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21" calcext:value-type="float">
            <text:p>2292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22" calcext:value-type="float">
            <text:p>3804720065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22" calcext:value-type="float">
            <text:p>2292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23" calcext:value-type="float">
            <text:p>380472006501023</text:p>
          </table:table-cell>
          <table:table-cell office:value-type="string" calcext:value-type="string">
            <text:p>380472006501024? <text:s/>De boden hieronder begrepen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23" calcext:value-type="float">
            <text:p>2292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24" calcext:value-type="float">
            <text:p>3804720065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24" calcext:value-type="float">
            <text:p>2292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25" calcext:value-type="float">
            <text:p>380472006501025</text:p>
          </table:table-cell>
          <table:table-cell office:value-type="string" calcext:value-type="string">
            <text:p>380472006501024? <text:s/>De boden hieronder begrepen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25" calcext:value-type="float">
            <text:p>2292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26" calcext:value-type="float">
            <text:p>3804720065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26" calcext:value-type="float">
            <text:p>2292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27" calcext:value-type="float">
            <text:p>3804720065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27" calcext:value-type="float">
            <text:p>2292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28" calcext:value-type="float">
            <text:p>3804720065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28" calcext:value-type="float">
            <text:p>2292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29" calcext:value-type="float">
            <text:p>3804720065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29" calcext:value-type="float">
            <text:p>2292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30" calcext:value-type="float">
            <text:p>3804720065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30" calcext:value-type="float">
            <text:p>2293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31" calcext:value-type="float">
            <text:p>3804720065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31" calcext:value-type="float">
            <text:p>2293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32" calcext:value-type="float">
            <text:p>3804720065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32" calcext:value-type="float">
            <text:p>2293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33" calcext:value-type="float">
            <text:p>3804720065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33" calcext:value-type="float">
            <text:p>2293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34" calcext:value-type="float">
            <text:p>3804720065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34" calcext:value-type="float">
            <text:p>2293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35" calcext:value-type="float">
            <text:p>3804720065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35" calcext:value-type="float">
            <text:p>2293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36" calcext:value-type="float">
            <text:p>3804720065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36" calcext:value-type="float">
            <text:p>2293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37" calcext:value-type="float">
            <text:p>3804720065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37" calcext:value-type="float">
            <text:p>2293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38" calcext:value-type="float">
            <text:p>3804720065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38" calcext:value-type="float">
            <text:p>2293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39" calcext:value-type="float">
            <text:p>3804720065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39" calcext:value-type="float">
            <text:p>2293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40" calcext:value-type="float">
            <text:p>3804720065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40" calcext:value-type="float">
            <text:p>2294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41" calcext:value-type="float">
            <text:p>3804720065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41" calcext:value-type="float">
            <text:p>2294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42" calcext:value-type="float">
            <text:p>3804720065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42" calcext:value-type="float">
            <text:p>2294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43" calcext:value-type="float">
            <text:p>3804720065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43" calcext:value-type="float">
            <text:p>2294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44" calcext:value-type="float">
            <text:p>3804720065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44" calcext:value-type="float">
            <text:p>2294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45" calcext:value-type="float">
            <text:p>3804720065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45" calcext:value-type="float">
            <text:p>2294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46" calcext:value-type="float">
            <text:p>3804720065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46" calcext:value-type="float">
            <text:p>2294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47" calcext:value-type="float">
            <text:p>3804720065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47" calcext:value-type="float">
            <text:p>2294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48" calcext:value-type="float">
            <text:p>3804720065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48" calcext:value-type="float">
            <text:p>2294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49" calcext:value-type="float">
            <text:p>3804720065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49" calcext:value-type="float">
            <text:p>2294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2006501050" calcext:value-type="float">
            <text:p>3804720065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50" calcext:value-type="float">
            <text:p>2295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01" calcext:value-type="float">
            <text:p>3804730066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51" calcext:value-type="float">
            <text:p>2295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02" calcext:value-type="float">
            <text:p>3804730066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52" calcext:value-type="float">
            <text:p>2295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03" calcext:value-type="float">
            <text:p>3804730066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53" calcext:value-type="float">
            <text:p>2295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04" calcext:value-type="float">
            <text:p>3804730066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54" calcext:value-type="float">
            <text:p>2295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05" calcext:value-type="float">
            <text:p>3804730066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55" calcext:value-type="float">
            <text:p>2295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06" calcext:value-type="float">
            <text:p>3804730066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56" calcext:value-type="float">
            <text:p>2295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07" calcext:value-type="float">
            <text:p>3804730066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57" calcext:value-type="float">
            <text:p>2295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08" calcext:value-type="float">
            <text:p>3804730066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58" calcext:value-type="float">
            <text:p>2295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09" calcext:value-type="float">
            <text:p>3804730066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59" calcext:value-type="float">
            <text:p>2295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10" calcext:value-type="float">
            <text:p>3804730066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60" calcext:value-type="float">
            <text:p>2296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11" calcext:value-type="float">
            <text:p>3804730066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61" calcext:value-type="float">
            <text:p>2296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12" calcext:value-type="float">
            <text:p>3804730066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62" calcext:value-type="float">
            <text:p>2296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13" calcext:value-type="float">
            <text:p>3804730066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63" calcext:value-type="float">
            <text:p>2296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14" calcext:value-type="float">
            <text:p>3804730066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64" calcext:value-type="float">
            <text:p>2296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15" calcext:value-type="float">
            <text:p>3804730066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65" calcext:value-type="float">
            <text:p>2296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16" calcext:value-type="float">
            <text:p>3804730066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66" calcext:value-type="float">
            <text:p>2296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17" calcext:value-type="float">
            <text:p>3804730066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67" calcext:value-type="float">
            <text:p>2296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18" calcext:value-type="float">
            <text:p>3804730066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68" calcext:value-type="float">
            <text:p>2296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19" calcext:value-type="float">
            <text:p>3804730066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69" calcext:value-type="float">
            <text:p>2296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20" calcext:value-type="float">
            <text:p>3804730066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70" calcext:value-type="float">
            <text:p>2297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21" calcext:value-type="float">
            <text:p>3804730066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71" calcext:value-type="float">
            <text:p>2297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22" calcext:value-type="float">
            <text:p>3804730066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72" calcext:value-type="float">
            <text:p>2297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23" calcext:value-type="float">
            <text:p>3804730066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73" calcext:value-type="float">
            <text:p>2297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24" calcext:value-type="float">
            <text:p>3804730066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74" calcext:value-type="float">
            <text:p>2297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25" calcext:value-type="float">
            <text:p>3804730066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75" calcext:value-type="float">
            <text:p>2297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26" calcext:value-type="float">
            <text:p>3804730066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76" calcext:value-type="float">
            <text:p>2297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27" calcext:value-type="float">
            <text:p>3804730066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77" calcext:value-type="float">
            <text:p>2297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28" calcext:value-type="float">
            <text:p>3804730066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78" calcext:value-type="float">
            <text:p>2297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29" calcext:value-type="float">
            <text:p>3804730066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79" calcext:value-type="float">
            <text:p>2297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30" calcext:value-type="float">
            <text:p>3804730066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80" calcext:value-type="float">
            <text:p>2298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31" calcext:value-type="float">
            <text:p>3804730066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81" calcext:value-type="float">
            <text:p>2298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32" calcext:value-type="float">
            <text:p>3804730066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82" calcext:value-type="float">
            <text:p>2298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33" calcext:value-type="float">
            <text:p>3804730066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83" calcext:value-type="float">
            <text:p>2298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34" calcext:value-type="float">
            <text:p>3804730066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84" calcext:value-type="float">
            <text:p>2298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35" calcext:value-type="float">
            <text:p>3804730066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85" calcext:value-type="float">
            <text:p>2298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36" calcext:value-type="float">
            <text:p>3804730066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86" calcext:value-type="float">
            <text:p>2298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37" calcext:value-type="float">
            <text:p>3804730066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87" calcext:value-type="float">
            <text:p>2298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38" calcext:value-type="float">
            <text:p>3804730066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88" calcext:value-type="float">
            <text:p>2298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39" calcext:value-type="float">
            <text:p>3804730066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89" calcext:value-type="float">
            <text:p>2298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40" calcext:value-type="float">
            <text:p>3804730066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90" calcext:value-type="float">
            <text:p>2299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41" calcext:value-type="float">
            <text:p>3804730066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91" calcext:value-type="float">
            <text:p>2299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42" calcext:value-type="float">
            <text:p>3804730066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92" calcext:value-type="float">
            <text:p>2299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43" calcext:value-type="float">
            <text:p>3804730066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93" calcext:value-type="float">
            <text:p>2299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44" calcext:value-type="float">
            <text:p>3804730066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94" calcext:value-type="float">
            <text:p>2299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45" calcext:value-type="float">
            <text:p>3804730066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95" calcext:value-type="float">
            <text:p>2299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46" calcext:value-type="float">
            <text:p>3804730066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96" calcext:value-type="float">
            <text:p>2299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47" calcext:value-type="float">
            <text:p>3804730066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97" calcext:value-type="float">
            <text:p>2299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48" calcext:value-type="float">
            <text:p>3804730066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98" calcext:value-type="float">
            <text:p>2299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49" calcext:value-type="float">
            <text:p>3804730066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2999" calcext:value-type="float">
            <text:p>2299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50" calcext:value-type="float">
            <text:p>3804730066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00" calcext:value-type="float">
            <text:p>2300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51" calcext:value-type="float">
            <text:p>38047300660105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01" calcext:value-type="float">
            <text:p>2300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601052" calcext:value-type="float">
            <text:p>38047300660105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02" calcext:value-type="float">
            <text:p>2300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701001" calcext:value-type="float">
            <text:p>3804730067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03" calcext:value-type="float">
            <text:p>2300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701002" calcext:value-type="float">
            <text:p>3804730067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04" calcext:value-type="float">
            <text:p>2300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701003" calcext:value-type="float">
            <text:p>3804730067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05" calcext:value-type="float">
            <text:p>2300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701004" calcext:value-type="float">
            <text:p>3804730067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06" calcext:value-type="float">
            <text:p>2300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701005" calcext:value-type="float">
            <text:p>3804730067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07" calcext:value-type="float">
            <text:p>2300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701006" calcext:value-type="float">
            <text:p>3804730067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08" calcext:value-type="float">
            <text:p>2300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701007" calcext:value-type="float">
            <text:p>3804730067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09" calcext:value-type="float">
            <text:p>2300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701008" calcext:value-type="float">
            <text:p>3804730067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10" calcext:value-type="float">
            <text:p>2301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701009" calcext:value-type="float">
            <text:p>3804730067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11" calcext:value-type="float">
            <text:p>2301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701010" calcext:value-type="float">
            <text:p>3804730067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12" calcext:value-type="float">
            <text:p>2301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701011" calcext:value-type="float">
            <text:p>3804730067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13" calcext:value-type="float">
            <text:p>2301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701012" calcext:value-type="float">
            <text:p>3804730067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14" calcext:value-type="float">
            <text:p>2301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701013" calcext:value-type="float">
            <text:p>3804730067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15" calcext:value-type="float">
            <text:p>2301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701014" calcext:value-type="float">
            <text:p>3804730067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16" calcext:value-type="float">
            <text:p>2301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701015" calcext:value-type="float">
            <text:p>3804730067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17" calcext:value-type="float">
            <text:p>2301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701016" calcext:value-type="float">
            <text:p>3804730067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18" calcext:value-type="float">
            <text:p>2301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701017" calcext:value-type="float">
            <text:p>3804730067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19" calcext:value-type="float">
            <text:p>2301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701018" calcext:value-type="float">
            <text:p>3804730067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20" calcext:value-type="float">
            <text:p>2302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701019" calcext:value-type="float">
            <text:p>3804730067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21" calcext:value-type="float">
            <text:p>2302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701020" calcext:value-type="float">
            <text:p>3804730067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22" calcext:value-type="float">
            <text:p>2302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701021" calcext:value-type="float">
            <text:p>3804730067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23" calcext:value-type="float">
            <text:p>2302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701022" calcext:value-type="float">
            <text:p>3804730067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24" calcext:value-type="float">
            <text:p>2302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701023" calcext:value-type="float">
            <text:p>3804730067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25" calcext:value-type="float">
            <text:p>2302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701024" calcext:value-type="float">
            <text:p>3804730067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26" calcext:value-type="float">
            <text:p>2302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701025" calcext:value-type="float">
            <text:p>3804730067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27" calcext:value-type="float">
            <text:p>2302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701026" calcext:value-type="float">
            <text:p>3804730067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28" calcext:value-type="float">
            <text:p>2302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701027" calcext:value-type="float">
            <text:p>3804730067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29" calcext:value-type="float">
            <text:p>2302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701028" calcext:value-type="float">
            <text:p>3804730067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30" calcext:value-type="float">
            <text:p>2303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701029" calcext:value-type="float">
            <text:p>3804730067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31" calcext:value-type="float">
            <text:p>2303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701030" calcext:value-type="float">
            <text:p>3804730067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32" calcext:value-type="float">
            <text:p>2303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701031" calcext:value-type="float">
            <text:p>3804730067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33" calcext:value-type="float">
            <text:p>2303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701032" calcext:value-type="float">
            <text:p>3804730067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34" calcext:value-type="float">
            <text:p>2303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701033" calcext:value-type="float">
            <text:p>3804730067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35" calcext:value-type="float">
            <text:p>2303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701034" calcext:value-type="float">
            <text:p>3804730067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36" calcext:value-type="float">
            <text:p>2303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701035" calcext:value-type="float">
            <text:p>3804730067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37" calcext:value-type="float">
            <text:p>2303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701036" calcext:value-type="float">
            <text:p>3804730067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38" calcext:value-type="float">
            <text:p>2303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701037" calcext:value-type="float">
            <text:p>3804730067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39" calcext:value-type="float">
            <text:p>2303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3006701038" calcext:value-type="float">
            <text:p>3804730067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40" calcext:value-type="float">
            <text:p>2304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01" calcext:value-type="float">
            <text:p>3804740068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41" calcext:value-type="float">
            <text:p>2304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02" calcext:value-type="float">
            <text:p>3804740068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42" calcext:value-type="float">
            <text:p>2304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03" calcext:value-type="float">
            <text:p>3804740068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43" calcext:value-type="float">
            <text:p>2304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04" calcext:value-type="float">
            <text:p>3804740068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44" calcext:value-type="float">
            <text:p>2304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05" calcext:value-type="float">
            <text:p>3804740068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45" calcext:value-type="float">
            <text:p>2304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06" calcext:value-type="float">
            <text:p>3804740068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46" calcext:value-type="float">
            <text:p>2304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07" calcext:value-type="float">
            <text:p>3804740068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47" calcext:value-type="float">
            <text:p>2304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08" calcext:value-type="float">
            <text:p>3804740068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48" calcext:value-type="float">
            <text:p>2304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09" calcext:value-type="float">
            <text:p>3804740068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49" calcext:value-type="float">
            <text:p>2304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10" calcext:value-type="float">
            <text:p>3804740068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50" calcext:value-type="float">
            <text:p>2305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11" calcext:value-type="float">
            <text:p>3804740068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51" calcext:value-type="float">
            <text:p>2305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12" calcext:value-type="float">
            <text:p>3804740068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52" calcext:value-type="float">
            <text:p>2305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13" calcext:value-type="float">
            <text:p>3804740068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53" calcext:value-type="float">
            <text:p>2305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14" calcext:value-type="float">
            <text:p>3804740068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54" calcext:value-type="float">
            <text:p>2305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15" calcext:value-type="float">
            <text:p>3804740068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55" calcext:value-type="float">
            <text:p>2305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16" calcext:value-type="float">
            <text:p>3804740068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56" calcext:value-type="float">
            <text:p>2305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17" calcext:value-type="float">
            <text:p>3804740068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57" calcext:value-type="float">
            <text:p>2305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18" calcext:value-type="float">
            <text:p>3804740068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58" calcext:value-type="float">
            <text:p>2305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19" calcext:value-type="float">
            <text:p>3804740068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59" calcext:value-type="float">
            <text:p>2305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20" calcext:value-type="float">
            <text:p>3804740068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60" calcext:value-type="float">
            <text:p>2306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21" calcext:value-type="float">
            <text:p>3804740068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61" calcext:value-type="float">
            <text:p>2306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22" calcext:value-type="float">
            <text:p>3804740068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62" calcext:value-type="float">
            <text:p>2306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23" calcext:value-type="float">
            <text:p>3804740068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63" calcext:value-type="float">
            <text:p>2306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24" calcext:value-type="float">
            <text:p>3804740068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64" calcext:value-type="float">
            <text:p>2306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25" calcext:value-type="float">
            <text:p>3804740068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65" calcext:value-type="float">
            <text:p>2306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26" calcext:value-type="float">
            <text:p>3804740068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66" calcext:value-type="float">
            <text:p>2306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27" calcext:value-type="float">
            <text:p>3804740068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67" calcext:value-type="float">
            <text:p>2306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28" calcext:value-type="float">
            <text:p>3804740068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68" calcext:value-type="float">
            <text:p>2306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29" calcext:value-type="float">
            <text:p>3804740068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69" calcext:value-type="float">
            <text:p>2306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30" calcext:value-type="float">
            <text:p>3804740068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70" calcext:value-type="float">
            <text:p>2307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31" calcext:value-type="float">
            <text:p>3804740068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71" calcext:value-type="float">
            <text:p>2307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32" calcext:value-type="float">
            <text:p>3804740068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72" calcext:value-type="float">
            <text:p>2307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33" calcext:value-type="float">
            <text:p>3804740068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73" calcext:value-type="float">
            <text:p>2307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34" calcext:value-type="float">
            <text:p>3804740068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74" calcext:value-type="float">
            <text:p>2307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35" calcext:value-type="float">
            <text:p>3804740068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75" calcext:value-type="float">
            <text:p>2307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36" calcext:value-type="float">
            <text:p>3804740068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76" calcext:value-type="float">
            <text:p>2307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37" calcext:value-type="float">
            <text:p>3804740068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77" calcext:value-type="float">
            <text:p>2307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38" calcext:value-type="float">
            <text:p>3804740068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78" calcext:value-type="float">
            <text:p>2307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39" calcext:value-type="float">
            <text:p>3804740068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79" calcext:value-type="float">
            <text:p>2307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40" calcext:value-type="float">
            <text:p>3804740068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80" calcext:value-type="float">
            <text:p>2308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41" calcext:value-type="float">
            <text:p>3804740068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81" calcext:value-type="float">
            <text:p>2308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42" calcext:value-type="float">
            <text:p>3804740068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82" calcext:value-type="float">
            <text:p>2308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43" calcext:value-type="float">
            <text:p>3804740068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83" calcext:value-type="float">
            <text:p>2308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44" calcext:value-type="float">
            <text:p>3804740068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84" calcext:value-type="float">
            <text:p>2308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45" calcext:value-type="float">
            <text:p>3804740068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85" calcext:value-type="float">
            <text:p>2308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46" calcext:value-type="float">
            <text:p>3804740068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86" calcext:value-type="float">
            <text:p>2308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47" calcext:value-type="float">
            <text:p>3804740068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87" calcext:value-type="float">
            <text:p>2308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48" calcext:value-type="float">
            <text:p>3804740068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88" calcext:value-type="float">
            <text:p>2308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49" calcext:value-type="float">
            <text:p>3804740068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89" calcext:value-type="float">
            <text:p>2308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50" calcext:value-type="float">
            <text:p>3804740068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90" calcext:value-type="float">
            <text:p>2309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51" calcext:value-type="float">
            <text:p>38047400680105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91" calcext:value-type="float">
            <text:p>2309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52" calcext:value-type="float">
            <text:p>38047400680105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92" calcext:value-type="float">
            <text:p>2309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801053" calcext:value-type="float">
            <text:p>38047400680105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93" calcext:value-type="float">
            <text:p>2309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01" calcext:value-type="float">
            <text:p>3804740069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94" calcext:value-type="float">
            <text:p>2309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02" calcext:value-type="float">
            <text:p>3804740069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95" calcext:value-type="float">
            <text:p>2309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03" calcext:value-type="float">
            <text:p>3804740069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96" calcext:value-type="float">
            <text:p>2309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04" calcext:value-type="float">
            <text:p>3804740069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97" calcext:value-type="float">
            <text:p>2309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05" calcext:value-type="float">
            <text:p>3804740069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98" calcext:value-type="float">
            <text:p>2309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06" calcext:value-type="float">
            <text:p>3804740069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099" calcext:value-type="float">
            <text:p>2309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07" calcext:value-type="float">
            <text:p>3804740069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00" calcext:value-type="float">
            <text:p>2310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08" calcext:value-type="float">
            <text:p>3804740069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01" calcext:value-type="float">
            <text:p>2310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09" calcext:value-type="float">
            <text:p>3804740069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02" calcext:value-type="float">
            <text:p>2310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10" calcext:value-type="float">
            <text:p>3804740069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03" calcext:value-type="float">
            <text:p>2310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11" calcext:value-type="float">
            <text:p>3804740069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04" calcext:value-type="float">
            <text:p>2310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12" calcext:value-type="float">
            <text:p>3804740069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05" calcext:value-type="float">
            <text:p>2310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13" calcext:value-type="float">
            <text:p>3804740069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06" calcext:value-type="float">
            <text:p>2310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14" calcext:value-type="float">
            <text:p>3804740069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07" calcext:value-type="float">
            <text:p>2310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15" calcext:value-type="float">
            <text:p>3804740069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08" calcext:value-type="float">
            <text:p>2310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16" calcext:value-type="float">
            <text:p>3804740069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09" calcext:value-type="float">
            <text:p>2310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17" calcext:value-type="float">
            <text:p>3804740069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10" calcext:value-type="float">
            <text:p>2311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18" calcext:value-type="float">
            <text:p>3804740069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11" calcext:value-type="float">
            <text:p>2311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19" calcext:value-type="float">
            <text:p>3804740069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12" calcext:value-type="float">
            <text:p>2311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20" calcext:value-type="float">
            <text:p>3804740069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13" calcext:value-type="float">
            <text:p>2311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21" calcext:value-type="float">
            <text:p>3804740069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14" calcext:value-type="float">
            <text:p>2311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22" calcext:value-type="float">
            <text:p>3804740069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15" calcext:value-type="float">
            <text:p>2311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23" calcext:value-type="float">
            <text:p>3804740069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16" calcext:value-type="float">
            <text:p>2311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24" calcext:value-type="float">
            <text:p>3804740069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17" calcext:value-type="float">
            <text:p>2311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25" calcext:value-type="float">
            <text:p>3804740069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18" calcext:value-type="float">
            <text:p>2311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26" calcext:value-type="float">
            <text:p>3804740069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19" calcext:value-type="float">
            <text:p>2311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27" calcext:value-type="float">
            <text:p>3804740069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20" calcext:value-type="float">
            <text:p>2312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28" calcext:value-type="float">
            <text:p>3804740069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21" calcext:value-type="float">
            <text:p>2312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29" calcext:value-type="float">
            <text:p>3804740069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22" calcext:value-type="float">
            <text:p>2312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30" calcext:value-type="float">
            <text:p>3804740069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23" calcext:value-type="float">
            <text:p>2312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31" calcext:value-type="float">
            <text:p>3804740069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24" calcext:value-type="float">
            <text:p>2312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32" calcext:value-type="float">
            <text:p>3804740069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25" calcext:value-type="float">
            <text:p>2312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33" calcext:value-type="float">
            <text:p>3804740069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26" calcext:value-type="float">
            <text:p>2312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34" calcext:value-type="float">
            <text:p>3804740069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27" calcext:value-type="float">
            <text:p>2312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35" calcext:value-type="float">
            <text:p>3804740069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28" calcext:value-type="float">
            <text:p>2312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36" calcext:value-type="float">
            <text:p>3804740069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29" calcext:value-type="float">
            <text:p>2312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37" calcext:value-type="float">
            <text:p>3804740069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30" calcext:value-type="float">
            <text:p>2313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38" calcext:value-type="float">
            <text:p>3804740069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31" calcext:value-type="float">
            <text:p>2313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39" calcext:value-type="float">
            <text:p>3804740069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32" calcext:value-type="float">
            <text:p>2313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40" calcext:value-type="float">
            <text:p>3804740069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33" calcext:value-type="float">
            <text:p>2313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41" calcext:value-type="float">
            <text:p>3804740069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34" calcext:value-type="float">
            <text:p>2313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42" calcext:value-type="float">
            <text:p>3804740069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35" calcext:value-type="float">
            <text:p>2313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43" calcext:value-type="float">
            <text:p>3804740069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36" calcext:value-type="float">
            <text:p>2313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44" calcext:value-type="float">
            <text:p>3804740069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37" calcext:value-type="float">
            <text:p>2313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45" calcext:value-type="float">
            <text:p>3804740069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38" calcext:value-type="float">
            <text:p>2313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46" calcext:value-type="float">
            <text:p>3804740069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39" calcext:value-type="float">
            <text:p>2313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47" calcext:value-type="float">
            <text:p>3804740069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40" calcext:value-type="float">
            <text:p>2314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48" calcext:value-type="float">
            <text:p>3804740069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41" calcext:value-type="float">
            <text:p>2314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49" calcext:value-type="float">
            <text:p>3804740069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42" calcext:value-type="float">
            <text:p>2314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50" calcext:value-type="float">
            <text:p>3804740069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43" calcext:value-type="float">
            <text:p>2314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4006901051" calcext:value-type="float">
            <text:p>38047400690105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44" calcext:value-type="float">
            <text:p>2314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01" calcext:value-type="float">
            <text:p>3804750070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45" calcext:value-type="float">
            <text:p>2314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02" calcext:value-type="float">
            <text:p>3804750070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46" calcext:value-type="float">
            <text:p>2314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03" calcext:value-type="float">
            <text:p>3804750070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47" calcext:value-type="float">
            <text:p>2314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04" calcext:value-type="float">
            <text:p>3804750070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48" calcext:value-type="float">
            <text:p>2314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05" calcext:value-type="float">
            <text:p>3804750070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49" calcext:value-type="float">
            <text:p>2314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06" calcext:value-type="float">
            <text:p>3804750070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50" calcext:value-type="float">
            <text:p>2315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07" calcext:value-type="float">
            <text:p>3804750070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51" calcext:value-type="float">
            <text:p>2315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08" calcext:value-type="float">
            <text:p>3804750070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52" calcext:value-type="float">
            <text:p>2315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09" calcext:value-type="float">
            <text:p>3804750070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53" calcext:value-type="float">
            <text:p>2315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10" calcext:value-type="float">
            <text:p>3804750070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54" calcext:value-type="float">
            <text:p>2315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11" calcext:value-type="float">
            <text:p>3804750070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55" calcext:value-type="float">
            <text:p>2315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12" calcext:value-type="float">
            <text:p>3804750070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56" calcext:value-type="float">
            <text:p>2315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13" calcext:value-type="float">
            <text:p>3804750070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57" calcext:value-type="float">
            <text:p>2315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14" calcext:value-type="float">
            <text:p>3804750070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58" calcext:value-type="float">
            <text:p>2315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15" calcext:value-type="float">
            <text:p>3804750070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59" calcext:value-type="float">
            <text:p>2315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16" calcext:value-type="float">
            <text:p>3804750070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60" calcext:value-type="float">
            <text:p>2316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17" calcext:value-type="float">
            <text:p>3804750070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61" calcext:value-type="float">
            <text:p>2316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18" calcext:value-type="float">
            <text:p>3804750070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62" calcext:value-type="float">
            <text:p>2316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19" calcext:value-type="float">
            <text:p>3804750070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63" calcext:value-type="float">
            <text:p>2316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20" calcext:value-type="float">
            <text:p>3804750070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64" calcext:value-type="float">
            <text:p>2316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21" calcext:value-type="float">
            <text:p>3804750070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65" calcext:value-type="float">
            <text:p>2316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22" calcext:value-type="float">
            <text:p>3804750070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66" calcext:value-type="float">
            <text:p>2316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23" calcext:value-type="float">
            <text:p>3804750070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67" calcext:value-type="float">
            <text:p>2316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24" calcext:value-type="float">
            <text:p>3804750070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68" calcext:value-type="float">
            <text:p>2316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25" calcext:value-type="float">
            <text:p>3804750070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69" calcext:value-type="float">
            <text:p>2316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26" calcext:value-type="float">
            <text:p>3804750070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70" calcext:value-type="float">
            <text:p>2317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27" calcext:value-type="float">
            <text:p>3804750070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71" calcext:value-type="float">
            <text:p>2317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28" calcext:value-type="float">
            <text:p>3804750070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72" calcext:value-type="float">
            <text:p>2317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29" calcext:value-type="float">
            <text:p>3804750070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73" calcext:value-type="float">
            <text:p>2317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30" calcext:value-type="float">
            <text:p>3804750070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74" calcext:value-type="float">
            <text:p>2317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31" calcext:value-type="float">
            <text:p>3804750070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75" calcext:value-type="float">
            <text:p>2317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32" calcext:value-type="float">
            <text:p>3804750070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76" calcext:value-type="float">
            <text:p>2317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33" calcext:value-type="float">
            <text:p>3804750070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77" calcext:value-type="float">
            <text:p>2317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34" calcext:value-type="float">
            <text:p>3804750070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78" calcext:value-type="float">
            <text:p>2317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35" calcext:value-type="float">
            <text:p>3804750070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79" calcext:value-type="float">
            <text:p>2317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36" calcext:value-type="float">
            <text:p>3804750070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80" calcext:value-type="float">
            <text:p>2318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37" calcext:value-type="float">
            <text:p>3804750070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81" calcext:value-type="float">
            <text:p>2318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38" calcext:value-type="float">
            <text:p>3804750070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82" calcext:value-type="float">
            <text:p>2318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39" calcext:value-type="float">
            <text:p>3804750070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83" calcext:value-type="float">
            <text:p>2318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40" calcext:value-type="float">
            <text:p>3804750070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84" calcext:value-type="float">
            <text:p>2318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41" calcext:value-type="float">
            <text:p>3804750070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85" calcext:value-type="float">
            <text:p>2318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42" calcext:value-type="float">
            <text:p>3804750070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86" calcext:value-type="float">
            <text:p>2318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43" calcext:value-type="float">
            <text:p>3804750070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87" calcext:value-type="float">
            <text:p>2318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44" calcext:value-type="float">
            <text:p>3804750070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88" calcext:value-type="float">
            <text:p>2318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45" calcext:value-type="float">
            <text:p>3804750070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89" calcext:value-type="float">
            <text:p>2318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46" calcext:value-type="float">
            <text:p>3804750070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90" calcext:value-type="float">
            <text:p>2319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47" calcext:value-type="float">
            <text:p>3804750070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91" calcext:value-type="float">
            <text:p>2319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48" calcext:value-type="float">
            <text:p>3804750070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92" calcext:value-type="float">
            <text:p>2319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49" calcext:value-type="float">
            <text:p>3804750070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93" calcext:value-type="float">
            <text:p>2319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50" calcext:value-type="float">
            <text:p>3804750070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94" calcext:value-type="float">
            <text:p>2319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51" calcext:value-type="float">
            <text:p>38047500700105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95" calcext:value-type="float">
            <text:p>2319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001052" calcext:value-type="float">
            <text:p>38047500700105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96" calcext:value-type="float">
            <text:p>2319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01" calcext:value-type="float">
            <text:p>380475007101001</text:p>
          </table:table-cell>
          <table:table-cell office:value-type="string" calcext:value-type="string">
            <text:p>380475007101001* <text:s/>Hieronder begrepen de fabrijkanten van katoen, hennep, vlas, wol en zijde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97" calcext:value-type="float">
            <text:p>2319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02" calcext:value-type="float">
            <text:p>3804750071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98" calcext:value-type="float">
            <text:p>2319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03" calcext:value-type="float">
            <text:p>3804750071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199" calcext:value-type="float">
            <text:p>2319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04" calcext:value-type="float">
            <text:p>3804750071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00" calcext:value-type="float">
            <text:p>2320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05" calcext:value-type="float">
            <text:p>3804750071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01" calcext:value-type="float">
            <text:p>2320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06" calcext:value-type="float">
            <text:p>3804750071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02" calcext:value-type="float">
            <text:p>2320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07" calcext:value-type="float">
            <text:p>3804750071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03" calcext:value-type="float">
            <text:p>2320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08" calcext:value-type="float">
            <text:p>3804750071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04" calcext:value-type="float">
            <text:p>2320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09" calcext:value-type="float">
            <text:p>3804750071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05" calcext:value-type="float">
            <text:p>2320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10" calcext:value-type="float">
            <text:p>3804750071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06" calcext:value-type="float">
            <text:p>2320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11" calcext:value-type="float">
            <text:p>3804750071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07" calcext:value-type="float">
            <text:p>2320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12" calcext:value-type="float">
            <text:p>3804750071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08" calcext:value-type="float">
            <text:p>2320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13" calcext:value-type="float">
            <text:p>3804750071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09" calcext:value-type="float">
            <text:p>2320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14" calcext:value-type="float">
            <text:p>3804750071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10" calcext:value-type="float">
            <text:p>2321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15" calcext:value-type="float">
            <text:p>3804750071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11" calcext:value-type="float">
            <text:p>2321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16" calcext:value-type="float">
            <text:p>3804750071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12" calcext:value-type="float">
            <text:p>2321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17" calcext:value-type="float">
            <text:p>3804750071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13" calcext:value-type="float">
            <text:p>2321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18" calcext:value-type="float">
            <text:p>3804750071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14" calcext:value-type="float">
            <text:p>2321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19" calcext:value-type="float">
            <text:p>3804750071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15" calcext:value-type="float">
            <text:p>2321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20" calcext:value-type="float">
            <text:p>3804750071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16" calcext:value-type="float">
            <text:p>2321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21" calcext:value-type="float">
            <text:p>3804750071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17" calcext:value-type="float">
            <text:p>2321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22" calcext:value-type="float">
            <text:p>3804750071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18" calcext:value-type="float">
            <text:p>2321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23" calcext:value-type="float">
            <text:p>3804750071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19" calcext:value-type="float">
            <text:p>2321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24" calcext:value-type="float">
            <text:p>380475007101024</text:p>
          </table:table-cell>
          <table:table-cell office:value-type="string" calcext:value-type="string">
            <text:p>380475007101024? <text:s/>De boden hieronder begrepen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20" calcext:value-type="float">
            <text:p>2322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25" calcext:value-type="float">
            <text:p>3804750071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21" calcext:value-type="float">
            <text:p>2322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26" calcext:value-type="float">
            <text:p>380475007101026</text:p>
          </table:table-cell>
          <table:table-cell office:value-type="string" calcext:value-type="string">
            <text:p>380475007101024? <text:s/>De boden hieronder begrepen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22" calcext:value-type="float">
            <text:p>2322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27" calcext:value-type="float">
            <text:p>3804750071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23" calcext:value-type="float">
            <text:p>2322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28" calcext:value-type="float">
            <text:p>3804750071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24" calcext:value-type="float">
            <text:p>2322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29" calcext:value-type="float">
            <text:p>3804750071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25" calcext:value-type="float">
            <text:p>2322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30" calcext:value-type="float">
            <text:p>3804750071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26" calcext:value-type="float">
            <text:p>2322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31" calcext:value-type="float">
            <text:p>3804750071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27" calcext:value-type="float">
            <text:p>2322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32" calcext:value-type="float">
            <text:p>3804750071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28" calcext:value-type="float">
            <text:p>2322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33" calcext:value-type="float">
            <text:p>3804750071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29" calcext:value-type="float">
            <text:p>2322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34" calcext:value-type="float">
            <text:p>3804750071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30" calcext:value-type="float">
            <text:p>2323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35" calcext:value-type="float">
            <text:p>3804750071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31" calcext:value-type="float">
            <text:p>2323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36" calcext:value-type="float">
            <text:p>3804750071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32" calcext:value-type="float">
            <text:p>2323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37" calcext:value-type="float">
            <text:p>3804750071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33" calcext:value-type="float">
            <text:p>2323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38" calcext:value-type="float">
            <text:p>3804750071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34" calcext:value-type="float">
            <text:p>2323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39" calcext:value-type="float">
            <text:p>3804750071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35" calcext:value-type="float">
            <text:p>2323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40" calcext:value-type="float">
            <text:p>3804750071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36" calcext:value-type="float">
            <text:p>2323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41" calcext:value-type="float">
            <text:p>3804750071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37" calcext:value-type="float">
            <text:p>2323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42" calcext:value-type="float">
            <text:p>3804750071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38" calcext:value-type="float">
            <text:p>2323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43" calcext:value-type="float">
            <text:p>3804750071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39" calcext:value-type="float">
            <text:p>2323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44" calcext:value-type="float">
            <text:p>3804750071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40" calcext:value-type="float">
            <text:p>2324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45" calcext:value-type="float">
            <text:p>3804750071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41" calcext:value-type="float">
            <text:p>2324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46" calcext:value-type="float">
            <text:p>3804750071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42" calcext:value-type="float">
            <text:p>2324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47" calcext:value-type="float">
            <text:p>3804750071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43" calcext:value-type="float">
            <text:p>2324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48" calcext:value-type="float">
            <text:p>3804750071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44" calcext:value-type="float">
            <text:p>2324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49" calcext:value-type="float">
            <text:p>3804750071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45" calcext:value-type="float">
            <text:p>2324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5007101050" calcext:value-type="float">
            <text:p>3804750071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46" calcext:value-type="float">
            <text:p>2324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01" calcext:value-type="float">
            <text:p>3804760072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47" calcext:value-type="float">
            <text:p>2324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02" calcext:value-type="float">
            <text:p>3804760072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48" calcext:value-type="float">
            <text:p>2324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03" calcext:value-type="float">
            <text:p>3804760072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49" calcext:value-type="float">
            <text:p>2324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04" calcext:value-type="float">
            <text:p>3804760072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50" calcext:value-type="float">
            <text:p>2325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05" calcext:value-type="float">
            <text:p>3804760072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51" calcext:value-type="float">
            <text:p>2325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06" calcext:value-type="float">
            <text:p>3804760072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52" calcext:value-type="float">
            <text:p>2325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07" calcext:value-type="float">
            <text:p>3804760072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53" calcext:value-type="float">
            <text:p>2325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08" calcext:value-type="float">
            <text:p>3804760072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54" calcext:value-type="float">
            <text:p>2325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09" calcext:value-type="float">
            <text:p>3804760072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55" calcext:value-type="float">
            <text:p>2325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10" calcext:value-type="float">
            <text:p>3804760072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56" calcext:value-type="float">
            <text:p>2325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11" calcext:value-type="float">
            <text:p>3804760072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57" calcext:value-type="float">
            <text:p>2325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12" calcext:value-type="float">
            <text:p>3804760072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58" calcext:value-type="float">
            <text:p>2325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13" calcext:value-type="float">
            <text:p>3804760072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59" calcext:value-type="float">
            <text:p>2325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14" calcext:value-type="float">
            <text:p>3804760072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60" calcext:value-type="float">
            <text:p>2326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15" calcext:value-type="float">
            <text:p>3804760072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61" calcext:value-type="float">
            <text:p>2326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16" calcext:value-type="float">
            <text:p>3804760072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62" calcext:value-type="float">
            <text:p>2326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17" calcext:value-type="float">
            <text:p>3804760072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63" calcext:value-type="float">
            <text:p>2326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18" calcext:value-type="float">
            <text:p>3804760072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64" calcext:value-type="float">
            <text:p>2326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19" calcext:value-type="float">
            <text:p>3804760072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65" calcext:value-type="float">
            <text:p>2326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20" calcext:value-type="float">
            <text:p>3804760072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66" calcext:value-type="float">
            <text:p>2326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21" calcext:value-type="float">
            <text:p>3804760072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67" calcext:value-type="float">
            <text:p>2326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22" calcext:value-type="float">
            <text:p>3804760072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68" calcext:value-type="float">
            <text:p>2326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23" calcext:value-type="float">
            <text:p>3804760072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69" calcext:value-type="float">
            <text:p>2326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24" calcext:value-type="float">
            <text:p>3804760072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70" calcext:value-type="float">
            <text:p>2327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25" calcext:value-type="float">
            <text:p>3804760072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71" calcext:value-type="float">
            <text:p>2327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26" calcext:value-type="float">
            <text:p>3804760072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72" calcext:value-type="float">
            <text:p>2327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27" calcext:value-type="float">
            <text:p>3804760072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73" calcext:value-type="float">
            <text:p>2327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28" calcext:value-type="float">
            <text:p>3804760072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74" calcext:value-type="float">
            <text:p>2327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29" calcext:value-type="float">
            <text:p>3804760072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75" calcext:value-type="float">
            <text:p>2327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30" calcext:value-type="float">
            <text:p>3804760072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76" calcext:value-type="float">
            <text:p>2327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31" calcext:value-type="float">
            <text:p>3804760072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77" calcext:value-type="float">
            <text:p>2327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32" calcext:value-type="float">
            <text:p>3804760072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78" calcext:value-type="float">
            <text:p>2327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33" calcext:value-type="float">
            <text:p>3804760072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79" calcext:value-type="float">
            <text:p>2327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34" calcext:value-type="float">
            <text:p>3804760072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80" calcext:value-type="float">
            <text:p>2328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35" calcext:value-type="float">
            <text:p>3804760072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81" calcext:value-type="float">
            <text:p>2328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36" calcext:value-type="float">
            <text:p>3804760072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82" calcext:value-type="float">
            <text:p>2328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37" calcext:value-type="float">
            <text:p>3804760072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83" calcext:value-type="float">
            <text:p>2328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38" calcext:value-type="float">
            <text:p>3804760072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84" calcext:value-type="float">
            <text:p>2328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39" calcext:value-type="float">
            <text:p>3804760072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85" calcext:value-type="float">
            <text:p>2328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40" calcext:value-type="float">
            <text:p>3804760072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86" calcext:value-type="float">
            <text:p>2328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41" calcext:value-type="float">
            <text:p>3804760072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87" calcext:value-type="float">
            <text:p>2328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42" calcext:value-type="float">
            <text:p>3804760072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88" calcext:value-type="float">
            <text:p>2328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43" calcext:value-type="float">
            <text:p>3804760072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89" calcext:value-type="float">
            <text:p>2328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44" calcext:value-type="float">
            <text:p>3804760072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90" calcext:value-type="float">
            <text:p>2329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45" calcext:value-type="float">
            <text:p>3804760072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91" calcext:value-type="float">
            <text:p>2329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46" calcext:value-type="float">
            <text:p>3804760072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92" calcext:value-type="float">
            <text:p>2329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47" calcext:value-type="float">
            <text:p>3804760072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93" calcext:value-type="float">
            <text:p>2329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48" calcext:value-type="float">
            <text:p>3804760072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94" calcext:value-type="float">
            <text:p>2329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49" calcext:value-type="float">
            <text:p>3804760072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95" calcext:value-type="float">
            <text:p>2329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50" calcext:value-type="float">
            <text:p>3804760072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96" calcext:value-type="float">
            <text:p>2329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51" calcext:value-type="float">
            <text:p>38047600720105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97" calcext:value-type="float">
            <text:p>2329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201052" calcext:value-type="float">
            <text:p>38047600720105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98" calcext:value-type="float">
            <text:p>2329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301001" calcext:value-type="float">
            <text:p>3804760073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299" calcext:value-type="float">
            <text:p>2329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301002" calcext:value-type="float">
            <text:p>3804760073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00" calcext:value-type="float">
            <text:p>2330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301003" calcext:value-type="float">
            <text:p>3804760073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01" calcext:value-type="float">
            <text:p>2330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301004" calcext:value-type="float">
            <text:p>3804760073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02" calcext:value-type="float">
            <text:p>2330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301005" calcext:value-type="float">
            <text:p>3804760073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03" calcext:value-type="float">
            <text:p>2330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301006" calcext:value-type="float">
            <text:p>3804760073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04" calcext:value-type="float">
            <text:p>2330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301007" calcext:value-type="float">
            <text:p>3804760073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05" calcext:value-type="float">
            <text:p>2330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301008" calcext:value-type="float">
            <text:p>3804760073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06" calcext:value-type="float">
            <text:p>2330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301009" calcext:value-type="float">
            <text:p>3804760073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07" calcext:value-type="float">
            <text:p>2330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301010" calcext:value-type="float">
            <text:p>3804760073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08" calcext:value-type="float">
            <text:p>2330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301011" calcext:value-type="float">
            <text:p>3804760073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09" calcext:value-type="float">
            <text:p>2330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301012" calcext:value-type="float">
            <text:p>3804760073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10" calcext:value-type="float">
            <text:p>2331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301013" calcext:value-type="float">
            <text:p>3804760073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11" calcext:value-type="float">
            <text:p>2331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301014" calcext:value-type="float">
            <text:p>3804760073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12" calcext:value-type="float">
            <text:p>2331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301015" calcext:value-type="float">
            <text:p>3804760073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13" calcext:value-type="float">
            <text:p>2331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301016" calcext:value-type="float">
            <text:p>3804760073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14" calcext:value-type="float">
            <text:p>2331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301017" calcext:value-type="float">
            <text:p>3804760073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15" calcext:value-type="float">
            <text:p>2331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301018" calcext:value-type="float">
            <text:p>3804760073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16" calcext:value-type="float">
            <text:p>2331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301019" calcext:value-type="float">
            <text:p>3804760073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17" calcext:value-type="float">
            <text:p>2331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301020" calcext:value-type="float">
            <text:p>3804760073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18" calcext:value-type="float">
            <text:p>2331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301021" calcext:value-type="float">
            <text:p>3804760073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19" calcext:value-type="float">
            <text:p>2331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301022" calcext:value-type="float">
            <text:p>3804760073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20" calcext:value-type="float">
            <text:p>2332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301023" calcext:value-type="float">
            <text:p>3804760073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21" calcext:value-type="float">
            <text:p>2332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301024" calcext:value-type="float">
            <text:p>3804760073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22" calcext:value-type="float">
            <text:p>2332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301025" calcext:value-type="float">
            <text:p>3804760073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23" calcext:value-type="float">
            <text:p>2332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301026" calcext:value-type="float">
            <text:p>3804760073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24" calcext:value-type="float">
            <text:p>2332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301027" calcext:value-type="float">
            <text:p>3804760073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25" calcext:value-type="float">
            <text:p>2332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301028" calcext:value-type="float">
            <text:p>3804760073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26" calcext:value-type="float">
            <text:p>2332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301029" calcext:value-type="float">
            <text:p>3804760073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27" calcext:value-type="float">
            <text:p>2332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301030" calcext:value-type="float">
            <text:p>3804760073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28" calcext:value-type="float">
            <text:p>2332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301031" calcext:value-type="float">
            <text:p>3804760073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29" calcext:value-type="float">
            <text:p>2332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301032" calcext:value-type="float">
            <text:p>3804760073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30" calcext:value-type="float">
            <text:p>2333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301033" calcext:value-type="float">
            <text:p>3804760073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31" calcext:value-type="float">
            <text:p>2333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301034" calcext:value-type="float">
            <text:p>3804760073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32" calcext:value-type="float">
            <text:p>2333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301035" calcext:value-type="float">
            <text:p>3804760073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33" calcext:value-type="float">
            <text:p>2333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301036" calcext:value-type="float">
            <text:p>380476007301036</text:p>
          </table:table-cell>
          <table:table-cell office:value-type="string" calcext:value-type="string">
            <text:p>3804760073010361 <text:s/>Hieronder drie van onbekenden ouderdom.</text:p>
          </table:table-cell>
          <table:table-cell office:value-type="string" calcext:value-type="string">
            <text:p>3804760073010362 <text:s/>Hieronder twee en dertig van onbekenden ouderdom.</text:p>
          </table:table-cell>
          <table:table-cell table:number-columns-repeated="1019"/>
        </table:table-row>
        <table:table-row table:style-name="ro4">
          <table:table-cell table:style-name="ce63" office:value-type="float" office:value="23334" calcext:value-type="float">
            <text:p>2333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301037" calcext:value-type="float">
            <text:p>3804760073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35" calcext:value-type="float">
            <text:p>2333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6007301038" calcext:value-type="float">
            <text:p>3804760073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36" calcext:value-type="float">
            <text:p>2333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01" calcext:value-type="float">
            <text:p>3804770074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37" calcext:value-type="float">
            <text:p>2333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02" calcext:value-type="float">
            <text:p>3804770074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38" calcext:value-type="float">
            <text:p>2333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03" calcext:value-type="float">
            <text:p>3804770074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39" calcext:value-type="float">
            <text:p>2333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04" calcext:value-type="float">
            <text:p>3804770074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40" calcext:value-type="float">
            <text:p>2334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05" calcext:value-type="float">
            <text:p>3804770074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41" calcext:value-type="float">
            <text:p>2334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06" calcext:value-type="float">
            <text:p>3804770074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42" calcext:value-type="float">
            <text:p>2334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07" calcext:value-type="float">
            <text:p>3804770074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43" calcext:value-type="float">
            <text:p>2334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08" calcext:value-type="float">
            <text:p>3804770074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44" calcext:value-type="float">
            <text:p>2334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09" calcext:value-type="float">
            <text:p>3804770074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45" calcext:value-type="float">
            <text:p>2334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10" calcext:value-type="float">
            <text:p>3804770074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46" calcext:value-type="float">
            <text:p>2334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11" calcext:value-type="float">
            <text:p>3804770074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47" calcext:value-type="float">
            <text:p>2334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12" calcext:value-type="float">
            <text:p>3804770074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48" calcext:value-type="float">
            <text:p>2334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13" calcext:value-type="float">
            <text:p>380477007401013</text:p>
          </table:table-cell>
          <table:table-cell office:value-type="string" calcext:value-type="string">
            <text:p>3804770074010131 <text:s/>Hieronder twee van onbekenden ouderdom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49" calcext:value-type="float">
            <text:p>2334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14" calcext:value-type="float">
            <text:p>3804770074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50" calcext:value-type="float">
            <text:p>2335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15" calcext:value-type="float">
            <text:p>3804770074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51" calcext:value-type="float">
            <text:p>2335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16" calcext:value-type="float">
            <text:p>3804770074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52" calcext:value-type="float">
            <text:p>2335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17" calcext:value-type="float">
            <text:p>3804770074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53" calcext:value-type="float">
            <text:p>2335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18" calcext:value-type="float">
            <text:p>3804770074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54" calcext:value-type="float">
            <text:p>2335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19" calcext:value-type="float">
            <text:p>3804770074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55" calcext:value-type="float">
            <text:p>2335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20" calcext:value-type="float">
            <text:p>3804770074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56" calcext:value-type="float">
            <text:p>2335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21" calcext:value-type="float">
            <text:p>3804770074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57" calcext:value-type="float">
            <text:p>2335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22" calcext:value-type="float">
            <text:p>3804770074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58" calcext:value-type="float">
            <text:p>2335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23" calcext:value-type="float">
            <text:p>3804770074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59" calcext:value-type="float">
            <text:p>2335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24" calcext:value-type="float">
            <text:p>3804770074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60" calcext:value-type="float">
            <text:p>2336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25" calcext:value-type="float">
            <text:p>3804770074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61" calcext:value-type="float">
            <text:p>2336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26" calcext:value-type="float">
            <text:p>3804770074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62" calcext:value-type="float">
            <text:p>2336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27" calcext:value-type="float">
            <text:p>3804770074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63" calcext:value-type="float">
            <text:p>2336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28" calcext:value-type="float">
            <text:p>3804770074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64" calcext:value-type="float">
            <text:p>2336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29" calcext:value-type="float">
            <text:p>3804770074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65" calcext:value-type="float">
            <text:p>2336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30" calcext:value-type="float">
            <text:p>3804770074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66" calcext:value-type="float">
            <text:p>2336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31" calcext:value-type="float">
            <text:p>3804770074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67" calcext:value-type="float">
            <text:p>2336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32" calcext:value-type="float">
            <text:p>3804770074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68" calcext:value-type="float">
            <text:p>2336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33" calcext:value-type="float">
            <text:p>3804770074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69" calcext:value-type="float">
            <text:p>2336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34" calcext:value-type="float">
            <text:p>3804770074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70" calcext:value-type="float">
            <text:p>2337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35" calcext:value-type="float">
            <text:p>3804770074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71" calcext:value-type="float">
            <text:p>2337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36" calcext:value-type="float">
            <text:p>3804770074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72" calcext:value-type="float">
            <text:p>2337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37" calcext:value-type="float">
            <text:p>3804770074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73" calcext:value-type="float">
            <text:p>2337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38" calcext:value-type="float">
            <text:p>3804770074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74" calcext:value-type="float">
            <text:p>2337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39" calcext:value-type="float">
            <text:p>3804770074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75" calcext:value-type="float">
            <text:p>2337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40" calcext:value-type="float">
            <text:p>3804770074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76" calcext:value-type="float">
            <text:p>2337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41" calcext:value-type="float">
            <text:p>3804770074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77" calcext:value-type="float">
            <text:p>2337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42" calcext:value-type="float">
            <text:p>3804770074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78" calcext:value-type="float">
            <text:p>2337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43" calcext:value-type="float">
            <text:p>3804770074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79" calcext:value-type="float">
            <text:p>2337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44" calcext:value-type="float">
            <text:p>3804770074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80" calcext:value-type="float">
            <text:p>2338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45" calcext:value-type="float">
            <text:p>3804770074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81" calcext:value-type="float">
            <text:p>2338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46" calcext:value-type="float">
            <text:p>3804770074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82" calcext:value-type="float">
            <text:p>2338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47" calcext:value-type="float">
            <text:p>3804770074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83" calcext:value-type="float">
            <text:p>2338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48" calcext:value-type="float">
            <text:p>3804770074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84" calcext:value-type="float">
            <text:p>2338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49" calcext:value-type="float">
            <text:p>380477007401049</text:p>
          </table:table-cell>
          <table:table-cell office:value-type="string" calcext:value-type="string">
            <text:p>3804770074010492 <text:s/>Hieronder een van onbekenden ouderdom.</text:p>
          </table:table-cell>
          <table:table-cell office:value-type="string" calcext:value-type="string">
            <text:p>3804770074010493 <text:s/>Hieronder twee van onbekenden ouderdom.</text:p>
          </table:table-cell>
          <table:table-cell table:number-columns-repeated="1019"/>
        </table:table-row>
        <table:table-row table:style-name="ro4">
          <table:table-cell table:style-name="ce63" office:value-type="float" office:value="23385" calcext:value-type="float">
            <text:p>2338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50" calcext:value-type="float">
            <text:p>3804770074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86" calcext:value-type="float">
            <text:p>2338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51" calcext:value-type="float">
            <text:p>38047700740105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87" calcext:value-type="float">
            <text:p>2338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52" calcext:value-type="float">
            <text:p>38047700740105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88" calcext:value-type="float">
            <text:p>2338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401053" calcext:value-type="float">
            <text:p>38047700740105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89" calcext:value-type="float">
            <text:p>2338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01" calcext:value-type="float">
            <text:p>3804770075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90" calcext:value-type="float">
            <text:p>2339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02" calcext:value-type="float">
            <text:p>3804770075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91" calcext:value-type="float">
            <text:p>2339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03" calcext:value-type="float">
            <text:p>3804770075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92" calcext:value-type="float">
            <text:p>2339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04" calcext:value-type="float">
            <text:p>3804770075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93" calcext:value-type="float">
            <text:p>2339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05" calcext:value-type="float">
            <text:p>3804770075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94" calcext:value-type="float">
            <text:p>2339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06" calcext:value-type="float">
            <text:p>3804770075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95" calcext:value-type="float">
            <text:p>2339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07" calcext:value-type="float">
            <text:p>3804770075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96" calcext:value-type="float">
            <text:p>2339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08" calcext:value-type="float">
            <text:p>3804770075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97" calcext:value-type="float">
            <text:p>2339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09" calcext:value-type="float">
            <text:p>3804770075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98" calcext:value-type="float">
            <text:p>2339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10" calcext:value-type="float">
            <text:p>3804770075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399" calcext:value-type="float">
            <text:p>2339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11" calcext:value-type="float">
            <text:p>3804770075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00" calcext:value-type="float">
            <text:p>2340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12" calcext:value-type="float">
            <text:p>3804770075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01" calcext:value-type="float">
            <text:p>2340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13" calcext:value-type="float">
            <text:p>3804770075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02" calcext:value-type="float">
            <text:p>2340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14" calcext:value-type="float">
            <text:p>3804770075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03" calcext:value-type="float">
            <text:p>2340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15" calcext:value-type="float">
            <text:p>3804770075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04" calcext:value-type="float">
            <text:p>2340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16" calcext:value-type="float">
            <text:p>3804770075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05" calcext:value-type="float">
            <text:p>2340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17" calcext:value-type="float">
            <text:p>3804770075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06" calcext:value-type="float">
            <text:p>2340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18" calcext:value-type="float">
            <text:p>3804770075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07" calcext:value-type="float">
            <text:p>2340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19" calcext:value-type="float">
            <text:p>3804770075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08" calcext:value-type="float">
            <text:p>2340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20" calcext:value-type="float">
            <text:p>3804770075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09" calcext:value-type="float">
            <text:p>2340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21" calcext:value-type="float">
            <text:p>3804770075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10" calcext:value-type="float">
            <text:p>2341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22" calcext:value-type="float">
            <text:p>3804770075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11" calcext:value-type="float">
            <text:p>2341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23" calcext:value-type="float">
            <text:p>3804770075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12" calcext:value-type="float">
            <text:p>2341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24" calcext:value-type="float">
            <text:p>3804770075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13" calcext:value-type="float">
            <text:p>2341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25" calcext:value-type="float">
            <text:p>3804770075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14" calcext:value-type="float">
            <text:p>2341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26" calcext:value-type="float">
            <text:p>3804770075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15" calcext:value-type="float">
            <text:p>2341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27" calcext:value-type="float">
            <text:p>3804770075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16" calcext:value-type="float">
            <text:p>2341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28" calcext:value-type="float">
            <text:p>3804770075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17" calcext:value-type="float">
            <text:p>2341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29" calcext:value-type="float">
            <text:p>3804770075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18" calcext:value-type="float">
            <text:p>2341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30" calcext:value-type="float">
            <text:p>3804770075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19" calcext:value-type="float">
            <text:p>2341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31" calcext:value-type="float">
            <text:p>3804770075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20" calcext:value-type="float">
            <text:p>2342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32" calcext:value-type="float">
            <text:p>3804770075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21" calcext:value-type="float">
            <text:p>2342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33" calcext:value-type="float">
            <text:p>3804770075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22" calcext:value-type="float">
            <text:p>2342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34" calcext:value-type="float">
            <text:p>3804770075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23" calcext:value-type="float">
            <text:p>2342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35" calcext:value-type="float">
            <text:p>3804770075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24" calcext:value-type="float">
            <text:p>2342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36" calcext:value-type="float">
            <text:p>3804770075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25" calcext:value-type="float">
            <text:p>2342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37" calcext:value-type="float">
            <text:p>3804770075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26" calcext:value-type="float">
            <text:p>2342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38" calcext:value-type="float">
            <text:p>3804770075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27" calcext:value-type="float">
            <text:p>2342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39" calcext:value-type="float">
            <text:p>3804770075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28" calcext:value-type="float">
            <text:p>2342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40" calcext:value-type="float">
            <text:p>3804770075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29" calcext:value-type="float">
            <text:p>2342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41" calcext:value-type="float">
            <text:p>3804770075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30" calcext:value-type="float">
            <text:p>2343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42" calcext:value-type="float">
            <text:p>3804770075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31" calcext:value-type="float">
            <text:p>2343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43" calcext:value-type="float">
            <text:p>3804770075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32" calcext:value-type="float">
            <text:p>2343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44" calcext:value-type="float">
            <text:p>3804770075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33" calcext:value-type="float">
            <text:p>2343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45" calcext:value-type="float">
            <text:p>3804770075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34" calcext:value-type="float">
            <text:p>2343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46" calcext:value-type="float">
            <text:p>3804770075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35" calcext:value-type="float">
            <text:p>2343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47" calcext:value-type="float">
            <text:p>3804770075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36" calcext:value-type="float">
            <text:p>2343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48" calcext:value-type="float">
            <text:p>3804770075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37" calcext:value-type="float">
            <text:p>2343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49" calcext:value-type="float">
            <text:p>3804770075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38" calcext:value-type="float">
            <text:p>2343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50" calcext:value-type="float">
            <text:p>3804770075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39" calcext:value-type="float">
            <text:p>2343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7007501051" calcext:value-type="float">
            <text:p>38047700750105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40" calcext:value-type="float">
            <text:p>2344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01" calcext:value-type="float">
            <text:p>3804780076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41" calcext:value-type="float">
            <text:p>2344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02" calcext:value-type="float">
            <text:p>3804780076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42" calcext:value-type="float">
            <text:p>2344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03" calcext:value-type="float">
            <text:p>3804780076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43" calcext:value-type="float">
            <text:p>2344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04" calcext:value-type="float">
            <text:p>3804780076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44" calcext:value-type="float">
            <text:p>2344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05" calcext:value-type="float">
            <text:p>3804780076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45" calcext:value-type="float">
            <text:p>2344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06" calcext:value-type="float">
            <text:p>3804780076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46" calcext:value-type="float">
            <text:p>2344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07" calcext:value-type="float">
            <text:p>3804780076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47" calcext:value-type="float">
            <text:p>2344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08" calcext:value-type="float">
            <text:p>380478007601008</text:p>
          </table:table-cell>
          <table:table-cell office:value-type="string" calcext:value-type="string">
            <text:p>3804780076010081 <text:s/>Hieronder een van onbekenden ouderdom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48" calcext:value-type="float">
            <text:p>2344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09" calcext:value-type="float">
            <text:p>3804780076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49" calcext:value-type="float">
            <text:p>2344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10" calcext:value-type="float">
            <text:p>3804780076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50" calcext:value-type="float">
            <text:p>2345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11" calcext:value-type="float">
            <text:p>3804780076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51" calcext:value-type="float">
            <text:p>2345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12" calcext:value-type="float">
            <text:p>3804780076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52" calcext:value-type="float">
            <text:p>2345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13" calcext:value-type="float">
            <text:p>3804780076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53" calcext:value-type="float">
            <text:p>2345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14" calcext:value-type="float">
            <text:p>3804780076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54" calcext:value-type="float">
            <text:p>2345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15" calcext:value-type="float">
            <text:p>3804780076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55" calcext:value-type="float">
            <text:p>2345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16" calcext:value-type="float">
            <text:p>3804780076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56" calcext:value-type="float">
            <text:p>2345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17" calcext:value-type="float">
            <text:p>3804780076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57" calcext:value-type="float">
            <text:p>2345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18" calcext:value-type="float">
            <text:p>3804780076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58" calcext:value-type="float">
            <text:p>2345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19" calcext:value-type="float">
            <text:p>3804780076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59" calcext:value-type="float">
            <text:p>2345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20" calcext:value-type="float">
            <text:p>3804780076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60" calcext:value-type="float">
            <text:p>2346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21" calcext:value-type="float">
            <text:p>3804780076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61" calcext:value-type="float">
            <text:p>2346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22" calcext:value-type="float">
            <text:p>3804780076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62" calcext:value-type="float">
            <text:p>2346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23" calcext:value-type="float">
            <text:p>3804780076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63" calcext:value-type="float">
            <text:p>2346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24" calcext:value-type="float">
            <text:p>3804780076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64" calcext:value-type="float">
            <text:p>2346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25" calcext:value-type="float">
            <text:p>3804780076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65" calcext:value-type="float">
            <text:p>2346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26" calcext:value-type="float">
            <text:p>3804780076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66" calcext:value-type="float">
            <text:p>2346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27" calcext:value-type="float">
            <text:p>3804780076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67" calcext:value-type="float">
            <text:p>2346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28" calcext:value-type="float">
            <text:p>3804780076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68" calcext:value-type="float">
            <text:p>2346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29" calcext:value-type="float">
            <text:p>3804780076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69" calcext:value-type="float">
            <text:p>2346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30" calcext:value-type="float">
            <text:p>3804780076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70" calcext:value-type="float">
            <text:p>2347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31" calcext:value-type="float">
            <text:p>3804780076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71" calcext:value-type="float">
            <text:p>2347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32" calcext:value-type="float">
            <text:p>3804780076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72" calcext:value-type="float">
            <text:p>2347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33" calcext:value-type="float">
            <text:p>3804780076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73" calcext:value-type="float">
            <text:p>2347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34" calcext:value-type="float">
            <text:p>3804780076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74" calcext:value-type="float">
            <text:p>2347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35" calcext:value-type="float">
            <text:p>3804780076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75" calcext:value-type="float">
            <text:p>2347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36" calcext:value-type="float">
            <text:p>3804780076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76" calcext:value-type="float">
            <text:p>2347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37" calcext:value-type="float">
            <text:p>3804780076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77" calcext:value-type="float">
            <text:p>2347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38" calcext:value-type="float">
            <text:p>3804780076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78" calcext:value-type="float">
            <text:p>2347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39" calcext:value-type="float">
            <text:p>3804780076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79" calcext:value-type="float">
            <text:p>2347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40" calcext:value-type="float">
            <text:p>3804780076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80" calcext:value-type="float">
            <text:p>2348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41" calcext:value-type="float">
            <text:p>3804780076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81" calcext:value-type="float">
            <text:p>2348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42" calcext:value-type="float">
            <text:p>3804780076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82" calcext:value-type="float">
            <text:p>2348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43" calcext:value-type="float">
            <text:p>3804780076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83" calcext:value-type="float">
            <text:p>2348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44" calcext:value-type="float">
            <text:p>3804780076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84" calcext:value-type="float">
            <text:p>2348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45" calcext:value-type="float">
            <text:p>3804780076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85" calcext:value-type="float">
            <text:p>2348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46" calcext:value-type="float">
            <text:p>3804780076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86" calcext:value-type="float">
            <text:p>2348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47" calcext:value-type="float">
            <text:p>3804780076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87" calcext:value-type="float">
            <text:p>2348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48" calcext:value-type="float">
            <text:p>3804780076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88" calcext:value-type="float">
            <text:p>2348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49" calcext:value-type="float">
            <text:p>3804780076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89" calcext:value-type="float">
            <text:p>2348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50" calcext:value-type="float">
            <text:p>3804780076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90" calcext:value-type="float">
            <text:p>2349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51" calcext:value-type="float">
            <text:p>38047800760105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91" calcext:value-type="float">
            <text:p>2349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601052" calcext:value-type="float">
            <text:p>38047800760105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92" calcext:value-type="float">
            <text:p>2349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01" calcext:value-type="float">
            <text:p>380478007701001</text:p>
          </table:table-cell>
          <table:table-cell office:value-type="string" calcext:value-type="string">
            <text:p>380478007701001* <text:s/>Hieronder begrepen de fabrijkanten van katoen, hennep, vlas, wol en zijde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93" calcext:value-type="float">
            <text:p>2349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02" calcext:value-type="float">
            <text:p>3804780077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94" calcext:value-type="float">
            <text:p>2349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03" calcext:value-type="float">
            <text:p>3804780077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95" calcext:value-type="float">
            <text:p>2349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04" calcext:value-type="float">
            <text:p>3804780077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96" calcext:value-type="float">
            <text:p>2349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05" calcext:value-type="float">
            <text:p>3804780077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97" calcext:value-type="float">
            <text:p>2349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06" calcext:value-type="float">
            <text:p>3804780077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98" calcext:value-type="float">
            <text:p>2349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07" calcext:value-type="float">
            <text:p>3804780077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499" calcext:value-type="float">
            <text:p>2349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08" calcext:value-type="float">
            <text:p>3804780077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00" calcext:value-type="float">
            <text:p>2350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09" calcext:value-type="float">
            <text:p>3804780077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01" calcext:value-type="float">
            <text:p>2350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10" calcext:value-type="float">
            <text:p>3804780077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02" calcext:value-type="float">
            <text:p>2350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11" calcext:value-type="float">
            <text:p>3804780077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03" calcext:value-type="float">
            <text:p>2350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12" calcext:value-type="float">
            <text:p>3804780077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04" calcext:value-type="float">
            <text:p>2350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13" calcext:value-type="float">
            <text:p>3804780077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05" calcext:value-type="float">
            <text:p>2350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14" calcext:value-type="float">
            <text:p>3804780077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06" calcext:value-type="float">
            <text:p>2350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15" calcext:value-type="float">
            <text:p>3804780077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07" calcext:value-type="float">
            <text:p>2350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16" calcext:value-type="float">
            <text:p>3804780077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08" calcext:value-type="float">
            <text:p>2350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17" calcext:value-type="float">
            <text:p>3804780077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09" calcext:value-type="float">
            <text:p>2350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18" calcext:value-type="float">
            <text:p>3804780077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10" calcext:value-type="float">
            <text:p>2351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19" calcext:value-type="float">
            <text:p>3804780077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11" calcext:value-type="float">
            <text:p>2351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20" calcext:value-type="float">
            <text:p>3804780077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12" calcext:value-type="float">
            <text:p>2351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21" calcext:value-type="float">
            <text:p>3804780077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13" calcext:value-type="float">
            <text:p>2351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22" calcext:value-type="float">
            <text:p>3804780077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14" calcext:value-type="float">
            <text:p>2351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23" calcext:value-type="float">
            <text:p>3804780077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15" calcext:value-type="float">
            <text:p>2351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24" calcext:value-type="float">
            <text:p>380478007701024</text:p>
          </table:table-cell>
          <table:table-cell office:value-type="string" calcext:value-type="string">
            <text:p>380478007701024? <text:s/>De boden hieronder begrepen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16" calcext:value-type="float">
            <text:p>2351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25" calcext:value-type="float">
            <text:p>3804780077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17" calcext:value-type="float">
            <text:p>2351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26" calcext:value-type="float">
            <text:p>380478007701026</text:p>
          </table:table-cell>
          <table:table-cell office:value-type="string" calcext:value-type="string">
            <text:p>380478007701024? <text:s/>De boden hieronder begrepen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18" calcext:value-type="float">
            <text:p>2351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27" calcext:value-type="float">
            <text:p>3804780077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19" calcext:value-type="float">
            <text:p>2351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28" calcext:value-type="float">
            <text:p>3804780077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20" calcext:value-type="float">
            <text:p>2352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29" calcext:value-type="float">
            <text:p>3804780077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21" calcext:value-type="float">
            <text:p>2352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30" calcext:value-type="float">
            <text:p>3804780077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22" calcext:value-type="float">
            <text:p>2352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31" calcext:value-type="float">
            <text:p>3804780077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23" calcext:value-type="float">
            <text:p>2352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32" calcext:value-type="float">
            <text:p>3804780077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24" calcext:value-type="float">
            <text:p>2352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33" calcext:value-type="float">
            <text:p>3804780077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25" calcext:value-type="float">
            <text:p>2352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34" calcext:value-type="float">
            <text:p>3804780077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26" calcext:value-type="float">
            <text:p>2352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35" calcext:value-type="float">
            <text:p>3804780077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27" calcext:value-type="float">
            <text:p>2352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36" calcext:value-type="float">
            <text:p>3804780077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28" calcext:value-type="float">
            <text:p>2352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37" calcext:value-type="float">
            <text:p>3804780077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29" calcext:value-type="float">
            <text:p>2352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38" calcext:value-type="float">
            <text:p>3804780077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30" calcext:value-type="float">
            <text:p>2353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39" calcext:value-type="float">
            <text:p>3804780077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31" calcext:value-type="float">
            <text:p>2353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40" calcext:value-type="float">
            <text:p>3804780077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32" calcext:value-type="float">
            <text:p>2353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41" calcext:value-type="float">
            <text:p>3804780077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33" calcext:value-type="float">
            <text:p>2353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42" calcext:value-type="float">
            <text:p>3804780077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34" calcext:value-type="float">
            <text:p>2353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43" calcext:value-type="float">
            <text:p>3804780077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35" calcext:value-type="float">
            <text:p>2353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44" calcext:value-type="float">
            <text:p>3804780077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36" calcext:value-type="float">
            <text:p>2353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45" calcext:value-type="float">
            <text:p>3804780077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37" calcext:value-type="float">
            <text:p>2353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46" calcext:value-type="float">
            <text:p>3804780077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38" calcext:value-type="float">
            <text:p>2353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47" calcext:value-type="float">
            <text:p>3804780077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39" calcext:value-type="float">
            <text:p>2353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48" calcext:value-type="float">
            <text:p>3804780077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40" calcext:value-type="float">
            <text:p>2354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49" calcext:value-type="float">
            <text:p>3804780077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41" calcext:value-type="float">
            <text:p>2354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8007701050" calcext:value-type="float">
            <text:p>3804780077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42" calcext:value-type="float">
            <text:p>2354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01" calcext:value-type="float">
            <text:p>3804790078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43" calcext:value-type="float">
            <text:p>2354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02" calcext:value-type="float">
            <text:p>3804790078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44" calcext:value-type="float">
            <text:p>2354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03" calcext:value-type="float">
            <text:p>3804790078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45" calcext:value-type="float">
            <text:p>2354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04" calcext:value-type="float">
            <text:p>3804790078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46" calcext:value-type="float">
            <text:p>2354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05" calcext:value-type="float">
            <text:p>3804790078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47" calcext:value-type="float">
            <text:p>2354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06" calcext:value-type="float">
            <text:p>3804790078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48" calcext:value-type="float">
            <text:p>2354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07" calcext:value-type="float">
            <text:p>3804790078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49" calcext:value-type="float">
            <text:p>2354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08" calcext:value-type="float">
            <text:p>3804790078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50" calcext:value-type="float">
            <text:p>2355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09" calcext:value-type="float">
            <text:p>3804790078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51" calcext:value-type="float">
            <text:p>2355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10" calcext:value-type="float">
            <text:p>3804790078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52" calcext:value-type="float">
            <text:p>2355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11" calcext:value-type="float">
            <text:p>3804790078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53" calcext:value-type="float">
            <text:p>2355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12" calcext:value-type="float">
            <text:p>3804790078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54" calcext:value-type="float">
            <text:p>2355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13" calcext:value-type="float">
            <text:p>3804790078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55" calcext:value-type="float">
            <text:p>2355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14" calcext:value-type="float">
            <text:p>3804790078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56" calcext:value-type="float">
            <text:p>2355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15" calcext:value-type="float">
            <text:p>3804790078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57" calcext:value-type="float">
            <text:p>2355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16" calcext:value-type="float">
            <text:p>3804790078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58" calcext:value-type="float">
            <text:p>2355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17" calcext:value-type="float">
            <text:p>3804790078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59" calcext:value-type="float">
            <text:p>2355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18" calcext:value-type="float">
            <text:p>3804790078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60" calcext:value-type="float">
            <text:p>2356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19" calcext:value-type="float">
            <text:p>3804790078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61" calcext:value-type="float">
            <text:p>2356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20" calcext:value-type="float">
            <text:p>3804790078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62" calcext:value-type="float">
            <text:p>2356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21" calcext:value-type="float">
            <text:p>3804790078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63" calcext:value-type="float">
            <text:p>2356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22" calcext:value-type="float">
            <text:p>3804790078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64" calcext:value-type="float">
            <text:p>2356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23" calcext:value-type="float">
            <text:p>3804790078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65" calcext:value-type="float">
            <text:p>2356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24" calcext:value-type="float">
            <text:p>3804790078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66" calcext:value-type="float">
            <text:p>2356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25" calcext:value-type="float">
            <text:p>3804790078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67" calcext:value-type="float">
            <text:p>2356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26" calcext:value-type="float">
            <text:p>3804790078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68" calcext:value-type="float">
            <text:p>2356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27" calcext:value-type="float">
            <text:p>3804790078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69" calcext:value-type="float">
            <text:p>2356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28" calcext:value-type="float">
            <text:p>3804790078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70" calcext:value-type="float">
            <text:p>2357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29" calcext:value-type="float">
            <text:p>3804790078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71" calcext:value-type="float">
            <text:p>2357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30" calcext:value-type="float">
            <text:p>3804790078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72" calcext:value-type="float">
            <text:p>2357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31" calcext:value-type="float">
            <text:p>3804790078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73" calcext:value-type="float">
            <text:p>2357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32" calcext:value-type="float">
            <text:p>3804790078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74" calcext:value-type="float">
            <text:p>2357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33" calcext:value-type="float">
            <text:p>3804790078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75" calcext:value-type="float">
            <text:p>2357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34" calcext:value-type="float">
            <text:p>3804790078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76" calcext:value-type="float">
            <text:p>2357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35" calcext:value-type="float">
            <text:p>3804790078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77" calcext:value-type="float">
            <text:p>2357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36" calcext:value-type="float">
            <text:p>3804790078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78" calcext:value-type="float">
            <text:p>2357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37" calcext:value-type="float">
            <text:p>3804790078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79" calcext:value-type="float">
            <text:p>2357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38" calcext:value-type="float">
            <text:p>3804790078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80" calcext:value-type="float">
            <text:p>2358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39" calcext:value-type="float">
            <text:p>3804790078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81" calcext:value-type="float">
            <text:p>2358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40" calcext:value-type="float">
            <text:p>3804790078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82" calcext:value-type="float">
            <text:p>2358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41" calcext:value-type="float">
            <text:p>3804790078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83" calcext:value-type="float">
            <text:p>2358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42" calcext:value-type="float">
            <text:p>3804790078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84" calcext:value-type="float">
            <text:p>2358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43" calcext:value-type="float">
            <text:p>3804790078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85" calcext:value-type="float">
            <text:p>2358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44" calcext:value-type="float">
            <text:p>3804790078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86" calcext:value-type="float">
            <text:p>2358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45" calcext:value-type="float">
            <text:p>3804790078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87" calcext:value-type="float">
            <text:p>2358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46" calcext:value-type="float">
            <text:p>3804790078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88" calcext:value-type="float">
            <text:p>2358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47" calcext:value-type="float">
            <text:p>3804790078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89" calcext:value-type="float">
            <text:p>2358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48" calcext:value-type="float">
            <text:p>3804790078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90" calcext:value-type="float">
            <text:p>2359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49" calcext:value-type="float">
            <text:p>3804790078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91" calcext:value-type="float">
            <text:p>2359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50" calcext:value-type="float">
            <text:p>3804790078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92" calcext:value-type="float">
            <text:p>2359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51" calcext:value-type="float">
            <text:p>38047900780105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93" calcext:value-type="float">
            <text:p>2359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801052" calcext:value-type="float">
            <text:p>38047900780105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94" calcext:value-type="float">
            <text:p>2359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901001" calcext:value-type="float">
            <text:p>3804790079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95" calcext:value-type="float">
            <text:p>2359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901002" calcext:value-type="float">
            <text:p>3804790079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96" calcext:value-type="float">
            <text:p>2359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901003" calcext:value-type="float">
            <text:p>3804790079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97" calcext:value-type="float">
            <text:p>2359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901004" calcext:value-type="float">
            <text:p>3804790079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98" calcext:value-type="float">
            <text:p>2359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901005" calcext:value-type="float">
            <text:p>3804790079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599" calcext:value-type="float">
            <text:p>2359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901006" calcext:value-type="float">
            <text:p>3804790079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00" calcext:value-type="float">
            <text:p>2360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901007" calcext:value-type="float">
            <text:p>3804790079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01" calcext:value-type="float">
            <text:p>2360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901008" calcext:value-type="float">
            <text:p>3804790079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02" calcext:value-type="float">
            <text:p>2360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901009" calcext:value-type="float">
            <text:p>3804790079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03" calcext:value-type="float">
            <text:p>2360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901010" calcext:value-type="float">
            <text:p>3804790079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04" calcext:value-type="float">
            <text:p>2360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901011" calcext:value-type="float">
            <text:p>3804790079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05" calcext:value-type="float">
            <text:p>2360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901012" calcext:value-type="float">
            <text:p>3804790079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06" calcext:value-type="float">
            <text:p>2360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901013" calcext:value-type="float">
            <text:p>3804790079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07" calcext:value-type="float">
            <text:p>2360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901014" calcext:value-type="float">
            <text:p>3804790079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08" calcext:value-type="float">
            <text:p>2360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901015" calcext:value-type="float">
            <text:p>3804790079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09" calcext:value-type="float">
            <text:p>2360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901016" calcext:value-type="float">
            <text:p>3804790079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10" calcext:value-type="float">
            <text:p>2361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901017" calcext:value-type="float">
            <text:p>3804790079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11" calcext:value-type="float">
            <text:p>2361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901018" calcext:value-type="float">
            <text:p>3804790079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12" calcext:value-type="float">
            <text:p>2361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901019" calcext:value-type="float">
            <text:p>3804790079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13" calcext:value-type="float">
            <text:p>2361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901020" calcext:value-type="float">
            <text:p>3804790079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14" calcext:value-type="float">
            <text:p>2361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901021" calcext:value-type="float">
            <text:p>3804790079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15" calcext:value-type="float">
            <text:p>2361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901022" calcext:value-type="float">
            <text:p>3804790079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16" calcext:value-type="float">
            <text:p>2361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901023" calcext:value-type="float">
            <text:p>3804790079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17" calcext:value-type="float">
            <text:p>2361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901024" calcext:value-type="float">
            <text:p>3804790079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18" calcext:value-type="float">
            <text:p>2361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901025" calcext:value-type="float">
            <text:p>3804790079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19" calcext:value-type="float">
            <text:p>2361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901026" calcext:value-type="float">
            <text:p>3804790079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20" calcext:value-type="float">
            <text:p>2362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901027" calcext:value-type="float">
            <text:p>3804790079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21" calcext:value-type="float">
            <text:p>2362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901028" calcext:value-type="float">
            <text:p>3804790079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22" calcext:value-type="float">
            <text:p>2362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901029" calcext:value-type="float">
            <text:p>3804790079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23" calcext:value-type="float">
            <text:p>2362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901030" calcext:value-type="float">
            <text:p>3804790079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24" calcext:value-type="float">
            <text:p>2362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901031" calcext:value-type="float">
            <text:p>3804790079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25" calcext:value-type="float">
            <text:p>2362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901032" calcext:value-type="float">
            <text:p>3804790079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26" calcext:value-type="float">
            <text:p>2362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901033" calcext:value-type="float">
            <text:p>3804790079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27" calcext:value-type="float">
            <text:p>2362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901034" calcext:value-type="float">
            <text:p>3804790079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28" calcext:value-type="float">
            <text:p>2362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901035" calcext:value-type="float">
            <text:p>3804790079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29" calcext:value-type="float">
            <text:p>2362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901036" calcext:value-type="float">
            <text:p>380479007901036</text:p>
          </table:table-cell>
          <table:table-cell office:value-type="string" calcext:value-type="string">
            <text:p>3804790079010361 <text:s/>Hieronder een van onbekenden ouderdom.</text:p>
          </table:table-cell>
          <table:table-cell office:value-type="string" calcext:value-type="string">
            <text:p>3804790079010362 <text:s/>Hieronder eene van onbekenden ouderdom.</text:p>
          </table:table-cell>
          <table:table-cell table:number-columns-repeated="1019"/>
        </table:table-row>
        <table:table-row table:style-name="ro4">
          <table:table-cell table:style-name="ce63" office:value-type="float" office:value="23630" calcext:value-type="float">
            <text:p>2363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901037" calcext:value-type="float">
            <text:p>3804790079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31" calcext:value-type="float">
            <text:p>2363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79007901038" calcext:value-type="float">
            <text:p>3804790079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32" calcext:value-type="float">
            <text:p>2363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01" calcext:value-type="float">
            <text:p>3804800080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33" calcext:value-type="float">
            <text:p>2363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02" calcext:value-type="float">
            <text:p>3804800080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34" calcext:value-type="float">
            <text:p>2363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03" calcext:value-type="float">
            <text:p>3804800080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35" calcext:value-type="float">
            <text:p>2363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04" calcext:value-type="float">
            <text:p>3804800080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36" calcext:value-type="float">
            <text:p>2363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05" calcext:value-type="float">
            <text:p>3804800080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37" calcext:value-type="float">
            <text:p>2363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06" calcext:value-type="float">
            <text:p>3804800080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38" calcext:value-type="float">
            <text:p>2363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07" calcext:value-type="float">
            <text:p>3804800080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39" calcext:value-type="float">
            <text:p>2363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08" calcext:value-type="float">
            <text:p>3804800080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40" calcext:value-type="float">
            <text:p>2364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09" calcext:value-type="float">
            <text:p>3804800080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41" calcext:value-type="float">
            <text:p>2364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10" calcext:value-type="float">
            <text:p>3804800080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42" calcext:value-type="float">
            <text:p>2364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11" calcext:value-type="float">
            <text:p>3804800080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43" calcext:value-type="float">
            <text:p>2364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12" calcext:value-type="float">
            <text:p>3804800080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44" calcext:value-type="float">
            <text:p>2364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13" calcext:value-type="float">
            <text:p>380480008001013</text:p>
          </table:table-cell>
          <table:table-cell office:value-type="string" calcext:value-type="string">
            <text:p>3804800080010131 <text:s/>Hieronder twee van onbekenden ouderdom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45" calcext:value-type="float">
            <text:p>2364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14" calcext:value-type="float">
            <text:p>3804800080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46" calcext:value-type="float">
            <text:p>2364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15" calcext:value-type="float">
            <text:p>3804800080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47" calcext:value-type="float">
            <text:p>2364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16" calcext:value-type="float">
            <text:p>3804800080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48" calcext:value-type="float">
            <text:p>2364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17" calcext:value-type="float">
            <text:p>3804800080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49" calcext:value-type="float">
            <text:p>2364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18" calcext:value-type="float">
            <text:p>3804800080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50" calcext:value-type="float">
            <text:p>2365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19" calcext:value-type="float">
            <text:p>3804800080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51" calcext:value-type="float">
            <text:p>2365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20" calcext:value-type="float">
            <text:p>3804800080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52" calcext:value-type="float">
            <text:p>2365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21" calcext:value-type="float">
            <text:p>3804800080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53" calcext:value-type="float">
            <text:p>2365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22" calcext:value-type="float">
            <text:p>3804800080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54" calcext:value-type="float">
            <text:p>2365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23" calcext:value-type="float">
            <text:p>3804800080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55" calcext:value-type="float">
            <text:p>2365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24" calcext:value-type="float">
            <text:p>3804800080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56" calcext:value-type="float">
            <text:p>2365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25" calcext:value-type="float">
            <text:p>3804800080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57" calcext:value-type="float">
            <text:p>2365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26" calcext:value-type="float">
            <text:p>3804800080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58" calcext:value-type="float">
            <text:p>2365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27" calcext:value-type="float">
            <text:p>3804800080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59" calcext:value-type="float">
            <text:p>2365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28" calcext:value-type="float">
            <text:p>3804800080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60" calcext:value-type="float">
            <text:p>2366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29" calcext:value-type="float">
            <text:p>3804800080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61" calcext:value-type="float">
            <text:p>2366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30" calcext:value-type="float">
            <text:p>3804800080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62" calcext:value-type="float">
            <text:p>2366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31" calcext:value-type="float">
            <text:p>3804800080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63" calcext:value-type="float">
            <text:p>2366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32" calcext:value-type="float">
            <text:p>3804800080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64" calcext:value-type="float">
            <text:p>2366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33" calcext:value-type="float">
            <text:p>3804800080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65" calcext:value-type="float">
            <text:p>2366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34" calcext:value-type="float">
            <text:p>3804800080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66" calcext:value-type="float">
            <text:p>2366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35" calcext:value-type="float">
            <text:p>3804800080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67" calcext:value-type="float">
            <text:p>2366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36" calcext:value-type="float">
            <text:p>3804800080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68" calcext:value-type="float">
            <text:p>2366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37" calcext:value-type="float">
            <text:p>3804800080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69" calcext:value-type="float">
            <text:p>2366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38" calcext:value-type="float">
            <text:p>3804800080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70" calcext:value-type="float">
            <text:p>2367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39" calcext:value-type="float">
            <text:p>3804800080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71" calcext:value-type="float">
            <text:p>2367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40" calcext:value-type="float">
            <text:p>3804800080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72" calcext:value-type="float">
            <text:p>2367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41" calcext:value-type="float">
            <text:p>3804800080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73" calcext:value-type="float">
            <text:p>2367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42" calcext:value-type="float">
            <text:p>3804800080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74" calcext:value-type="float">
            <text:p>2367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43" calcext:value-type="float">
            <text:p>3804800080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75" calcext:value-type="float">
            <text:p>2367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44" calcext:value-type="float">
            <text:p>3804800080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76" calcext:value-type="float">
            <text:p>2367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45" calcext:value-type="float">
            <text:p>3804800080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77" calcext:value-type="float">
            <text:p>2367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46" calcext:value-type="float">
            <text:p>3804800080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78" calcext:value-type="float">
            <text:p>2367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47" calcext:value-type="float">
            <text:p>3804800080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79" calcext:value-type="float">
            <text:p>2367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48" calcext:value-type="float">
            <text:p>3804800080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80" calcext:value-type="float">
            <text:p>2368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49" calcext:value-type="float">
            <text:p>380480008001049</text:p>
          </table:table-cell>
          <table:table-cell office:value-type="string" calcext:value-type="string">
            <text:p>3804800080010492 <text:s/>Hieronder een van onbekenden ouderdom.</text:p>
          </table:table-cell>
          <table:table-cell office:value-type="string" calcext:value-type="string">
            <text:p>3804800080010493 <text:s/>Hieronder twee van onbekenden ouderdom.</text:p>
          </table:table-cell>
          <table:table-cell table:number-columns-repeated="1019"/>
        </table:table-row>
        <table:table-row table:style-name="ro4">
          <table:table-cell table:style-name="ce63" office:value-type="float" office:value="23681" calcext:value-type="float">
            <text:p>2368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50" calcext:value-type="float">
            <text:p>3804800080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82" calcext:value-type="float">
            <text:p>2368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51" calcext:value-type="float">
            <text:p>38048000800105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83" calcext:value-type="float">
            <text:p>2368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52" calcext:value-type="float">
            <text:p>38048000800105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84" calcext:value-type="float">
            <text:p>2368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001053" calcext:value-type="float">
            <text:p>38048000800105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85" calcext:value-type="float">
            <text:p>2368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01" calcext:value-type="float">
            <text:p>3804800081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86" calcext:value-type="float">
            <text:p>2368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02" calcext:value-type="float">
            <text:p>3804800081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87" calcext:value-type="float">
            <text:p>2368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03" calcext:value-type="float">
            <text:p>3804800081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88" calcext:value-type="float">
            <text:p>2368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04" calcext:value-type="float">
            <text:p>3804800081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89" calcext:value-type="float">
            <text:p>2368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05" calcext:value-type="float">
            <text:p>3804800081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90" calcext:value-type="float">
            <text:p>2369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06" calcext:value-type="float">
            <text:p>3804800081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91" calcext:value-type="float">
            <text:p>2369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07" calcext:value-type="float">
            <text:p>3804800081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92" calcext:value-type="float">
            <text:p>2369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08" calcext:value-type="float">
            <text:p>3804800081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93" calcext:value-type="float">
            <text:p>2369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09" calcext:value-type="float">
            <text:p>3804800081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94" calcext:value-type="float">
            <text:p>2369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10" calcext:value-type="float">
            <text:p>3804800081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95" calcext:value-type="float">
            <text:p>2369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11" calcext:value-type="float">
            <text:p>3804800081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96" calcext:value-type="float">
            <text:p>2369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12" calcext:value-type="float">
            <text:p>3804800081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97" calcext:value-type="float">
            <text:p>2369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13" calcext:value-type="float">
            <text:p>3804800081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98" calcext:value-type="float">
            <text:p>2369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14" calcext:value-type="float">
            <text:p>3804800081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699" calcext:value-type="float">
            <text:p>2369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15" calcext:value-type="float">
            <text:p>3804800081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00" calcext:value-type="float">
            <text:p>2370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16" calcext:value-type="float">
            <text:p>3804800081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01" calcext:value-type="float">
            <text:p>2370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17" calcext:value-type="float">
            <text:p>3804800081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02" calcext:value-type="float">
            <text:p>2370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18" calcext:value-type="float">
            <text:p>3804800081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03" calcext:value-type="float">
            <text:p>2370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19" calcext:value-type="float">
            <text:p>3804800081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04" calcext:value-type="float">
            <text:p>2370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20" calcext:value-type="float">
            <text:p>3804800081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05" calcext:value-type="float">
            <text:p>2370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21" calcext:value-type="float">
            <text:p>3804800081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06" calcext:value-type="float">
            <text:p>2370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22" calcext:value-type="float">
            <text:p>3804800081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07" calcext:value-type="float">
            <text:p>2370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23" calcext:value-type="float">
            <text:p>3804800081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08" calcext:value-type="float">
            <text:p>2370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24" calcext:value-type="float">
            <text:p>3804800081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09" calcext:value-type="float">
            <text:p>2370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25" calcext:value-type="float">
            <text:p>3804800081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10" calcext:value-type="float">
            <text:p>2371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26" calcext:value-type="float">
            <text:p>3804800081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11" calcext:value-type="float">
            <text:p>2371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27" calcext:value-type="float">
            <text:p>3804800081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12" calcext:value-type="float">
            <text:p>2371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28" calcext:value-type="float">
            <text:p>3804800081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13" calcext:value-type="float">
            <text:p>2371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29" calcext:value-type="float">
            <text:p>3804800081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14" calcext:value-type="float">
            <text:p>2371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30" calcext:value-type="float">
            <text:p>3804800081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15" calcext:value-type="float">
            <text:p>2371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31" calcext:value-type="float">
            <text:p>3804800081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16" calcext:value-type="float">
            <text:p>2371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32" calcext:value-type="float">
            <text:p>3804800081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17" calcext:value-type="float">
            <text:p>2371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33" calcext:value-type="float">
            <text:p>3804800081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18" calcext:value-type="float">
            <text:p>2371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34" calcext:value-type="float">
            <text:p>3804800081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19" calcext:value-type="float">
            <text:p>2371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35" calcext:value-type="float">
            <text:p>3804800081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20" calcext:value-type="float">
            <text:p>2372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36" calcext:value-type="float">
            <text:p>3804800081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21" calcext:value-type="float">
            <text:p>2372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37" calcext:value-type="float">
            <text:p>3804800081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22" calcext:value-type="float">
            <text:p>2372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38" calcext:value-type="float">
            <text:p>3804800081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23" calcext:value-type="float">
            <text:p>2372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39" calcext:value-type="float">
            <text:p>3804800081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24" calcext:value-type="float">
            <text:p>2372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40" calcext:value-type="float">
            <text:p>3804800081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25" calcext:value-type="float">
            <text:p>2372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41" calcext:value-type="float">
            <text:p>3804800081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26" calcext:value-type="float">
            <text:p>2372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42" calcext:value-type="float">
            <text:p>3804800081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27" calcext:value-type="float">
            <text:p>2372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43" calcext:value-type="float">
            <text:p>3804800081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28" calcext:value-type="float">
            <text:p>2372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44" calcext:value-type="float">
            <text:p>3804800081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29" calcext:value-type="float">
            <text:p>2372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45" calcext:value-type="float">
            <text:p>3804800081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30" calcext:value-type="float">
            <text:p>2373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46" calcext:value-type="float">
            <text:p>3804800081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31" calcext:value-type="float">
            <text:p>2373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47" calcext:value-type="float">
            <text:p>3804800081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32" calcext:value-type="float">
            <text:p>2373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48" calcext:value-type="float">
            <text:p>3804800081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33" calcext:value-type="float">
            <text:p>2373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49" calcext:value-type="float">
            <text:p>3804800081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34" calcext:value-type="float">
            <text:p>2373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50" calcext:value-type="float">
            <text:p>3804800081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35" calcext:value-type="float">
            <text:p>2373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0008101051" calcext:value-type="float">
            <text:p>38048000810105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36" calcext:value-type="float">
            <text:p>2373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01" calcext:value-type="float">
            <text:p>3804810082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37" calcext:value-type="float">
            <text:p>2373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02" calcext:value-type="float">
            <text:p>3804810082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38" calcext:value-type="float">
            <text:p>2373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03" calcext:value-type="float">
            <text:p>3804810082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39" calcext:value-type="float">
            <text:p>2373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04" calcext:value-type="float">
            <text:p>3804810082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40" calcext:value-type="float">
            <text:p>2374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05" calcext:value-type="float">
            <text:p>3804810082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41" calcext:value-type="float">
            <text:p>2374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06" calcext:value-type="float">
            <text:p>3804810082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42" calcext:value-type="float">
            <text:p>2374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07" calcext:value-type="float">
            <text:p>3804810082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43" calcext:value-type="float">
            <text:p>2374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08" calcext:value-type="float">
            <text:p>380481008201008</text:p>
          </table:table-cell>
          <table:table-cell office:value-type="string" calcext:value-type="string">
            <text:p>3804810082010081 <text:s/>Hieronder een van onbekenden ouderdom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44" calcext:value-type="float">
            <text:p>2374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09" calcext:value-type="float">
            <text:p>3804810082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45" calcext:value-type="float">
            <text:p>2374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10" calcext:value-type="float">
            <text:p>3804810082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46" calcext:value-type="float">
            <text:p>2374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11" calcext:value-type="float">
            <text:p>3804810082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47" calcext:value-type="float">
            <text:p>2374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12" calcext:value-type="float">
            <text:p>3804810082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48" calcext:value-type="float">
            <text:p>2374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13" calcext:value-type="float">
            <text:p>3804810082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49" calcext:value-type="float">
            <text:p>2374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14" calcext:value-type="float">
            <text:p>3804810082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50" calcext:value-type="float">
            <text:p>2375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15" calcext:value-type="float">
            <text:p>3804810082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51" calcext:value-type="float">
            <text:p>2375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16" calcext:value-type="float">
            <text:p>3804810082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52" calcext:value-type="float">
            <text:p>2375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17" calcext:value-type="float">
            <text:p>3804810082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53" calcext:value-type="float">
            <text:p>2375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18" calcext:value-type="float">
            <text:p>3804810082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54" calcext:value-type="float">
            <text:p>2375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19" calcext:value-type="float">
            <text:p>3804810082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55" calcext:value-type="float">
            <text:p>2375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20" calcext:value-type="float">
            <text:p>3804810082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56" calcext:value-type="float">
            <text:p>2375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21" calcext:value-type="float">
            <text:p>3804810082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57" calcext:value-type="float">
            <text:p>2375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22" calcext:value-type="float">
            <text:p>3804810082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58" calcext:value-type="float">
            <text:p>2375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23" calcext:value-type="float">
            <text:p>3804810082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59" calcext:value-type="float">
            <text:p>2375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24" calcext:value-type="float">
            <text:p>3804810082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60" calcext:value-type="float">
            <text:p>2376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25" calcext:value-type="float">
            <text:p>3804810082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61" calcext:value-type="float">
            <text:p>2376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26" calcext:value-type="float">
            <text:p>3804810082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62" calcext:value-type="float">
            <text:p>2376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27" calcext:value-type="float">
            <text:p>3804810082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63" calcext:value-type="float">
            <text:p>2376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28" calcext:value-type="float">
            <text:p>3804810082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64" calcext:value-type="float">
            <text:p>2376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29" calcext:value-type="float">
            <text:p>3804810082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65" calcext:value-type="float">
            <text:p>2376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30" calcext:value-type="float">
            <text:p>3804810082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66" calcext:value-type="float">
            <text:p>2376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31" calcext:value-type="float">
            <text:p>3804810082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67" calcext:value-type="float">
            <text:p>2376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32" calcext:value-type="float">
            <text:p>3804810082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68" calcext:value-type="float">
            <text:p>2376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33" calcext:value-type="float">
            <text:p>3804810082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69" calcext:value-type="float">
            <text:p>2376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34" calcext:value-type="float">
            <text:p>3804810082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70" calcext:value-type="float">
            <text:p>2377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35" calcext:value-type="float">
            <text:p>3804810082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71" calcext:value-type="float">
            <text:p>2377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36" calcext:value-type="float">
            <text:p>3804810082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72" calcext:value-type="float">
            <text:p>2377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37" calcext:value-type="float">
            <text:p>3804810082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73" calcext:value-type="float">
            <text:p>2377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38" calcext:value-type="float">
            <text:p>3804810082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74" calcext:value-type="float">
            <text:p>2377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39" calcext:value-type="float">
            <text:p>3804810082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75" calcext:value-type="float">
            <text:p>2377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40" calcext:value-type="float">
            <text:p>3804810082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76" calcext:value-type="float">
            <text:p>2377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41" calcext:value-type="float">
            <text:p>3804810082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77" calcext:value-type="float">
            <text:p>2377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42" calcext:value-type="float">
            <text:p>3804810082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78" calcext:value-type="float">
            <text:p>2377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43" calcext:value-type="float">
            <text:p>3804810082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79" calcext:value-type="float">
            <text:p>2377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44" calcext:value-type="float">
            <text:p>3804810082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80" calcext:value-type="float">
            <text:p>2378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45" calcext:value-type="float">
            <text:p>3804810082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81" calcext:value-type="float">
            <text:p>2378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46" calcext:value-type="float">
            <text:p>3804810082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82" calcext:value-type="float">
            <text:p>2378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47" calcext:value-type="float">
            <text:p>3804810082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83" calcext:value-type="float">
            <text:p>2378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48" calcext:value-type="float">
            <text:p>3804810082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84" calcext:value-type="float">
            <text:p>2378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49" calcext:value-type="float">
            <text:p>3804810082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85" calcext:value-type="float">
            <text:p>2378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50" calcext:value-type="float">
            <text:p>3804810082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86" calcext:value-type="float">
            <text:p>2378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51" calcext:value-type="float">
            <text:p>38048100820105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87" calcext:value-type="float">
            <text:p>2378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201052" calcext:value-type="float">
            <text:p>38048100820105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88" calcext:value-type="float">
            <text:p>2378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01" calcext:value-type="float">
            <text:p>380481008301001</text:p>
          </table:table-cell>
          <table:table-cell office:value-type="string" calcext:value-type="string">
            <text:p>380481008301001* <text:s/>Hieronder begrepen de fabrijkanten van katoen, hennep, vlas, wol en zijde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89" calcext:value-type="float">
            <text:p>2378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02" calcext:value-type="float">
            <text:p>3804810083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90" calcext:value-type="float">
            <text:p>2379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03" calcext:value-type="float">
            <text:p>3804810083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91" calcext:value-type="float">
            <text:p>2379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04" calcext:value-type="float">
            <text:p>3804810083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92" calcext:value-type="float">
            <text:p>2379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05" calcext:value-type="float">
            <text:p>3804810083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93" calcext:value-type="float">
            <text:p>2379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06" calcext:value-type="float">
            <text:p>3804810083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94" calcext:value-type="float">
            <text:p>2379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07" calcext:value-type="float">
            <text:p>3804810083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95" calcext:value-type="float">
            <text:p>2379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08" calcext:value-type="float">
            <text:p>3804810083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96" calcext:value-type="float">
            <text:p>2379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09" calcext:value-type="float">
            <text:p>3804810083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97" calcext:value-type="float">
            <text:p>2379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10" calcext:value-type="float">
            <text:p>3804810083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98" calcext:value-type="float">
            <text:p>2379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11" calcext:value-type="float">
            <text:p>3804810083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799" calcext:value-type="float">
            <text:p>2379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12" calcext:value-type="float">
            <text:p>3804810083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00" calcext:value-type="float">
            <text:p>2380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13" calcext:value-type="float">
            <text:p>3804810083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01" calcext:value-type="float">
            <text:p>2380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14" calcext:value-type="float">
            <text:p>3804810083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02" calcext:value-type="float">
            <text:p>2380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15" calcext:value-type="float">
            <text:p>3804810083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03" calcext:value-type="float">
            <text:p>2380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16" calcext:value-type="float">
            <text:p>3804810083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04" calcext:value-type="float">
            <text:p>2380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17" calcext:value-type="float">
            <text:p>3804810083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05" calcext:value-type="float">
            <text:p>2380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18" calcext:value-type="float">
            <text:p>3804810083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06" calcext:value-type="float">
            <text:p>2380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19" calcext:value-type="float">
            <text:p>3804810083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07" calcext:value-type="float">
            <text:p>2380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20" calcext:value-type="float">
            <text:p>3804810083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08" calcext:value-type="float">
            <text:p>2380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21" calcext:value-type="float">
            <text:p>3804810083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09" calcext:value-type="float">
            <text:p>2380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22" calcext:value-type="float">
            <text:p>3804810083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10" calcext:value-type="float">
            <text:p>2381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23" calcext:value-type="float">
            <text:p>3804810083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11" calcext:value-type="float">
            <text:p>2381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24" calcext:value-type="float">
            <text:p>380481008301024</text:p>
          </table:table-cell>
          <table:table-cell office:value-type="string" calcext:value-type="string">
            <text:p>380481008301024? <text:s/>De boden hieronder begrepen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12" calcext:value-type="float">
            <text:p>2381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25" calcext:value-type="float">
            <text:p>3804810083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13" calcext:value-type="float">
            <text:p>2381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26" calcext:value-type="float">
            <text:p>380481008301026</text:p>
          </table:table-cell>
          <table:table-cell office:value-type="string" calcext:value-type="string">
            <text:p>380481008301024? <text:s/>De boden hieronder begrepen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14" calcext:value-type="float">
            <text:p>2381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27" calcext:value-type="float">
            <text:p>3804810083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15" calcext:value-type="float">
            <text:p>2381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28" calcext:value-type="float">
            <text:p>3804810083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16" calcext:value-type="float">
            <text:p>2381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29" calcext:value-type="float">
            <text:p>3804810083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17" calcext:value-type="float">
            <text:p>2381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30" calcext:value-type="float">
            <text:p>3804810083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18" calcext:value-type="float">
            <text:p>2381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31" calcext:value-type="float">
            <text:p>3804810083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19" calcext:value-type="float">
            <text:p>2381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32" calcext:value-type="float">
            <text:p>3804810083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20" calcext:value-type="float">
            <text:p>2382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33" calcext:value-type="float">
            <text:p>3804810083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21" calcext:value-type="float">
            <text:p>2382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34" calcext:value-type="float">
            <text:p>3804810083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22" calcext:value-type="float">
            <text:p>2382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35" calcext:value-type="float">
            <text:p>3804810083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23" calcext:value-type="float">
            <text:p>2382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36" calcext:value-type="float">
            <text:p>3804810083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24" calcext:value-type="float">
            <text:p>2382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37" calcext:value-type="float">
            <text:p>3804810083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25" calcext:value-type="float">
            <text:p>2382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38" calcext:value-type="float">
            <text:p>3804810083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26" calcext:value-type="float">
            <text:p>2382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39" calcext:value-type="float">
            <text:p>3804810083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27" calcext:value-type="float">
            <text:p>2382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40" calcext:value-type="float">
            <text:p>3804810083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28" calcext:value-type="float">
            <text:p>2382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41" calcext:value-type="float">
            <text:p>3804810083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29" calcext:value-type="float">
            <text:p>2382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42" calcext:value-type="float">
            <text:p>3804810083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30" calcext:value-type="float">
            <text:p>2383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43" calcext:value-type="float">
            <text:p>3804810083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31" calcext:value-type="float">
            <text:p>2383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44" calcext:value-type="float">
            <text:p>3804810083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32" calcext:value-type="float">
            <text:p>2383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45" calcext:value-type="float">
            <text:p>3804810083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33" calcext:value-type="float">
            <text:p>2383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46" calcext:value-type="float">
            <text:p>3804810083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34" calcext:value-type="float">
            <text:p>2383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47" calcext:value-type="float">
            <text:p>3804810083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35" calcext:value-type="float">
            <text:p>2383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48" calcext:value-type="float">
            <text:p>3804810083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36" calcext:value-type="float">
            <text:p>2383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49" calcext:value-type="float">
            <text:p>3804810083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37" calcext:value-type="float">
            <text:p>2383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1008301050" calcext:value-type="float">
            <text:p>3804810083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38" calcext:value-type="float">
            <text:p>2383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01" calcext:value-type="float">
            <text:p>3804820084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39" calcext:value-type="float">
            <text:p>2383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02" calcext:value-type="float">
            <text:p>3804820084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40" calcext:value-type="float">
            <text:p>2384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03" calcext:value-type="float">
            <text:p>3804820084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41" calcext:value-type="float">
            <text:p>2384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04" calcext:value-type="float">
            <text:p>3804820084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42" calcext:value-type="float">
            <text:p>2384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05" calcext:value-type="float">
            <text:p>3804820084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43" calcext:value-type="float">
            <text:p>2384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06" calcext:value-type="float">
            <text:p>3804820084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44" calcext:value-type="float">
            <text:p>2384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07" calcext:value-type="float">
            <text:p>3804820084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45" calcext:value-type="float">
            <text:p>2384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08" calcext:value-type="float">
            <text:p>3804820084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46" calcext:value-type="float">
            <text:p>2384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09" calcext:value-type="float">
            <text:p>3804820084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47" calcext:value-type="float">
            <text:p>2384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10" calcext:value-type="float">
            <text:p>3804820084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48" calcext:value-type="float">
            <text:p>2384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11" calcext:value-type="float">
            <text:p>3804820084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49" calcext:value-type="float">
            <text:p>2384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12" calcext:value-type="float">
            <text:p>3804820084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50" calcext:value-type="float">
            <text:p>2385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13" calcext:value-type="float">
            <text:p>3804820084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51" calcext:value-type="float">
            <text:p>2385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14" calcext:value-type="float">
            <text:p>3804820084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52" calcext:value-type="float">
            <text:p>2385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15" calcext:value-type="float">
            <text:p>3804820084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53" calcext:value-type="float">
            <text:p>2385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16" calcext:value-type="float">
            <text:p>3804820084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54" calcext:value-type="float">
            <text:p>2385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17" calcext:value-type="float">
            <text:p>3804820084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55" calcext:value-type="float">
            <text:p>2385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18" calcext:value-type="float">
            <text:p>3804820084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56" calcext:value-type="float">
            <text:p>2385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19" calcext:value-type="float">
            <text:p>3804820084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57" calcext:value-type="float">
            <text:p>2385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20" calcext:value-type="float">
            <text:p>3804820084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58" calcext:value-type="float">
            <text:p>2385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21" calcext:value-type="float">
            <text:p>3804820084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59" calcext:value-type="float">
            <text:p>2385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22" calcext:value-type="float">
            <text:p>3804820084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60" calcext:value-type="float">
            <text:p>2386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23" calcext:value-type="float">
            <text:p>3804820084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61" calcext:value-type="float">
            <text:p>2386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24" calcext:value-type="float">
            <text:p>3804820084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62" calcext:value-type="float">
            <text:p>2386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25" calcext:value-type="float">
            <text:p>3804820084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63" calcext:value-type="float">
            <text:p>2386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26" calcext:value-type="float">
            <text:p>3804820084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64" calcext:value-type="float">
            <text:p>2386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27" calcext:value-type="float">
            <text:p>3804820084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65" calcext:value-type="float">
            <text:p>2386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28" calcext:value-type="float">
            <text:p>3804820084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66" calcext:value-type="float">
            <text:p>2386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29" calcext:value-type="float">
            <text:p>3804820084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67" calcext:value-type="float">
            <text:p>2386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30" calcext:value-type="float">
            <text:p>3804820084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68" calcext:value-type="float">
            <text:p>2386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31" calcext:value-type="float">
            <text:p>3804820084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69" calcext:value-type="float">
            <text:p>2386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32" calcext:value-type="float">
            <text:p>3804820084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70" calcext:value-type="float">
            <text:p>2387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33" calcext:value-type="float">
            <text:p>3804820084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71" calcext:value-type="float">
            <text:p>2387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34" calcext:value-type="float">
            <text:p>3804820084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72" calcext:value-type="float">
            <text:p>2387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35" calcext:value-type="float">
            <text:p>3804820084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73" calcext:value-type="float">
            <text:p>2387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36" calcext:value-type="float">
            <text:p>3804820084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74" calcext:value-type="float">
            <text:p>2387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37" calcext:value-type="float">
            <text:p>3804820084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75" calcext:value-type="float">
            <text:p>2387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38" calcext:value-type="float">
            <text:p>3804820084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76" calcext:value-type="float">
            <text:p>2387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39" calcext:value-type="float">
            <text:p>3804820084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77" calcext:value-type="float">
            <text:p>2387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40" calcext:value-type="float">
            <text:p>3804820084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78" calcext:value-type="float">
            <text:p>2387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41" calcext:value-type="float">
            <text:p>3804820084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79" calcext:value-type="float">
            <text:p>2387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42" calcext:value-type="float">
            <text:p>3804820084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80" calcext:value-type="float">
            <text:p>2388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43" calcext:value-type="float">
            <text:p>3804820084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81" calcext:value-type="float">
            <text:p>2388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44" calcext:value-type="float">
            <text:p>3804820084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82" calcext:value-type="float">
            <text:p>2388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45" calcext:value-type="float">
            <text:p>3804820084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83" calcext:value-type="float">
            <text:p>2388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46" calcext:value-type="float">
            <text:p>3804820084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84" calcext:value-type="float">
            <text:p>2388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47" calcext:value-type="float">
            <text:p>3804820084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85" calcext:value-type="float">
            <text:p>2388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48" calcext:value-type="float">
            <text:p>3804820084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86" calcext:value-type="float">
            <text:p>2388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49" calcext:value-type="float">
            <text:p>3804820084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87" calcext:value-type="float">
            <text:p>2388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50" calcext:value-type="float">
            <text:p>3804820084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88" calcext:value-type="float">
            <text:p>2388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51" calcext:value-type="float">
            <text:p>38048200840105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89" calcext:value-type="float">
            <text:p>2388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401052" calcext:value-type="float">
            <text:p>38048200840105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90" calcext:value-type="float">
            <text:p>2389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501001" calcext:value-type="float">
            <text:p>3804820085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91" calcext:value-type="float">
            <text:p>2389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501002" calcext:value-type="float">
            <text:p>3804820085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92" calcext:value-type="float">
            <text:p>2389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501003" calcext:value-type="float">
            <text:p>3804820085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93" calcext:value-type="float">
            <text:p>2389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501004" calcext:value-type="float">
            <text:p>3804820085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94" calcext:value-type="float">
            <text:p>2389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501005" calcext:value-type="float">
            <text:p>3804820085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95" calcext:value-type="float">
            <text:p>2389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501006" calcext:value-type="float">
            <text:p>3804820085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96" calcext:value-type="float">
            <text:p>2389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501007" calcext:value-type="float">
            <text:p>3804820085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97" calcext:value-type="float">
            <text:p>2389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501008" calcext:value-type="float">
            <text:p>3804820085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98" calcext:value-type="float">
            <text:p>2389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501009" calcext:value-type="float">
            <text:p>3804820085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899" calcext:value-type="float">
            <text:p>2389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501010" calcext:value-type="float">
            <text:p>3804820085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900" calcext:value-type="float">
            <text:p>2390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501011" calcext:value-type="float">
            <text:p>3804820085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901" calcext:value-type="float">
            <text:p>2390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501012" calcext:value-type="float">
            <text:p>3804820085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902" calcext:value-type="float">
            <text:p>2390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501013" calcext:value-type="float">
            <text:p>3804820085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903" calcext:value-type="float">
            <text:p>2390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501014" calcext:value-type="float">
            <text:p>3804820085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904" calcext:value-type="float">
            <text:p>2390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501015" calcext:value-type="float">
            <text:p>3804820085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905" calcext:value-type="float">
            <text:p>2390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501016" calcext:value-type="float">
            <text:p>3804820085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906" calcext:value-type="float">
            <text:p>2390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501017" calcext:value-type="float">
            <text:p>3804820085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907" calcext:value-type="float">
            <text:p>2390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501018" calcext:value-type="float">
            <text:p>3804820085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908" calcext:value-type="float">
            <text:p>2390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501019" calcext:value-type="float">
            <text:p>3804820085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909" calcext:value-type="float">
            <text:p>2390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501020" calcext:value-type="float">
            <text:p>3804820085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910" calcext:value-type="float">
            <text:p>2391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501021" calcext:value-type="float">
            <text:p>3804820085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911" calcext:value-type="float">
            <text:p>2391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501022" calcext:value-type="float">
            <text:p>3804820085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912" calcext:value-type="float">
            <text:p>2391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501023" calcext:value-type="float">
            <text:p>3804820085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913" calcext:value-type="float">
            <text:p>2391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501024" calcext:value-type="float">
            <text:p>3804820085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914" calcext:value-type="float">
            <text:p>2391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501025" calcext:value-type="float">
            <text:p>3804820085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915" calcext:value-type="float">
            <text:p>2391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501026" calcext:value-type="float">
            <text:p>3804820085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916" calcext:value-type="float">
            <text:p>2391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501027" calcext:value-type="float">
            <text:p>3804820085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917" calcext:value-type="float">
            <text:p>2391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501028" calcext:value-type="float">
            <text:p>3804820085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918" calcext:value-type="float">
            <text:p>23918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501029" calcext:value-type="float">
            <text:p>3804820085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919" calcext:value-type="float">
            <text:p>23919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501030" calcext:value-type="float">
            <text:p>3804820085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920" calcext:value-type="float">
            <text:p>23920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501031" calcext:value-type="float">
            <text:p>3804820085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921" calcext:value-type="float">
            <text:p>23921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501032" calcext:value-type="float">
            <text:p>3804820085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922" calcext:value-type="float">
            <text:p>23922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501033" calcext:value-type="float">
            <text:p>3804820085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923" calcext:value-type="float">
            <text:p>23923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501034" calcext:value-type="float">
            <text:p>3804820085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924" calcext:value-type="float">
            <text:p>23924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501035" calcext:value-type="float">
            <text:p>3804820085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925" calcext:value-type="float">
            <text:p>23925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501036" calcext:value-type="float">
            <text:p>380482008501036</text:p>
          </table:table-cell>
          <table:table-cell office:value-type="string" calcext:value-type="string">
            <text:p>3804820085010361 <text:s/>Hieronder vier van onbekenden ouderdom.</text:p>
          </table:table-cell>
          <table:table-cell office:value-type="string" calcext:value-type="string">
            <text:p>3804820085010362 <text:s/>Hieronder drie en dertig van onbekenden ouderdom.</text:p>
          </table:table-cell>
          <table:table-cell table:number-columns-repeated="1019"/>
        </table:table-row>
        <table:table-row table:style-name="ro4">
          <table:table-cell table:style-name="ce63" office:value-type="float" office:value="23926" calcext:value-type="float">
            <text:p>23926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501037" calcext:value-type="float">
            <text:p>3804820085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63" office:value-type="float" office:value="23927" calcext:value-type="float">
            <text:p>23927</text:p>
          </table:table-cell>
          <table:table-cell table:style-name="ce2" office:value-type="string" calcext:value-type="string">
            <text:p>Ge-4edl</text:p>
          </table:table-cell>
          <table:table-cell table:style-name="ce64" office:value-type="float" office:value="380482008501038" calcext:value-type="float">
            <text:p>3804820085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 table:number-rows-repeated="35">
          <table:table-cell table:style-name="ce63"/>
          <table:table-cell/>
          <table:table-cell table:style-name="ce64"/>
          <table:table-cell table:number-columns-repeated="1021"/>
        </table:table-row>
        <table:table-row table:style-name="ro4" table:number-rows-repeated="104705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erde_20_gedeelte" style:display-name="PageStyle_Vier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1:15:45</meta:creation-date>
    <dc:creator>Helpdesk</dc:creator>
    <dc:date>2004-12-20T18:25:42</dc:date>
    <meta:document-statistic meta:table-count="2" meta:cell-count="13592" meta:object-count="0"/>
    <meta:generator>LibreOffice/4.2.7.2$Linux_X86_64 LibreOffice_project/420m0$Build-2</meta:generator>
  </office:meta>
</office:document-meta>
</file>